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agittal" svg:font-family="Sagittal" style:font-charset="x-symbol"/>
    <style:font-face style:name="Sagittal1" svg:font-family="Sagittal" style:font-adornments="Regular" style:font-pitch="variable" style:font-charset="x-symbol"/>
    <style:font-face style:name="Arial1" svg:font-family="Arial"/>
    <style:font-face style:name="Courier New" svg:font-family="'Courier New'"/>
    <style:font-face style:name="Courier New1" svg:font-family="'Courier New'" style:font-family-generic="moder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108cm"/>
    </style:style>
    <style:style style:name="co4" style:family="table-column">
      <style:table-column-properties fo:break-before="auto" style:column-width="4.934cm"/>
    </style:style>
    <style:style style:name="co5" style:family="table-column">
      <style:table-column-properties fo:break-before="auto" style:column-width="0.99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5.35cm"/>
    </style:style>
    <style:style style:name="co8" style:family="table-column">
      <style:table-column-properties fo:break-before="auto" style:column-width="3.769cm"/>
    </style:style>
    <style:style style:name="co9" style:family="table-column">
      <style:table-column-properties fo:break-before="auto" style:column-width="8.398cm"/>
    </style:style>
    <style:style style:name="co10" style:family="table-column">
      <style:table-column-properties fo:break-before="auto" style:column-width="0.471cm"/>
    </style:style>
    <style:style style:name="co11" style:family="table-column">
      <style:table-column-properties fo:break-before="auto" style:column-width="6.375cm"/>
    </style:style>
    <style:style style:name="co12" style:family="table-column">
      <style:table-column-properties fo:break-before="auto" style:column-width="2.383cm"/>
    </style:style>
    <style:style style:name="co13" style:family="table-column">
      <style:table-column-properties fo:break-before="auto" style:column-width="2.189cm"/>
    </style:style>
    <style:style style:name="co14" style:family="table-column">
      <style:table-column-properties fo:break-before="auto" style:column-width="0.388cm"/>
    </style:style>
    <style:style style:name="co15" style:family="table-column">
      <style:table-column-properties fo:break-before="auto" style:column-width="0.665cm"/>
    </style:style>
    <style:style style:name="co16" style:family="table-column">
      <style:table-column-properties fo:break-before="auto" style:column-width="0.443cm"/>
    </style:style>
    <style:style style:name="co17" style:family="table-column">
      <style:table-column-properties fo:break-before="auto" style:column-width="1.773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1.757cm"/>
    </style:style>
    <style:style style:name="ro1" style:family="table-row">
      <style:table-row-properties style:row-height="0.76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847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497cm" fo:break-before="auto" style:use-optimal-row-height="false"/>
    </style:style>
    <style:style style:name="ro7" style:family="table-row">
      <style:table-row-properties style:row-height="1.058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2.117cm" fo:break-before="auto" style:use-optimal-row-height="false"/>
    </style:style>
    <style:style style:name="ro10" style:family="table-row">
      <style:table-row-properties style:row-height="1.005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ro12" style:family="table-row">
      <style:table-row-properties style:row-height="1.693cm" fo:break-before="auto" style:use-optimal-row-height="false"/>
    </style:style>
    <style:style style:name="ro13" style:family="table-row">
      <style:table-row-properties style:row-height="1.409cm" fo:break-before="auto" style:use-optimal-row-height="false"/>
    </style:style>
    <style:style style:name="ro14" style:family="table-row">
      <style:table-row-properties style:row-height="1.905cm" fo:break-before="auto" style:use-optimal-row-height="false"/>
    </style:style>
    <style:style style:name="ro15" style:family="table-row">
      <style:table-row-properties style:row-height="1.046cm" fo:break-before="auto" style:use-optimal-row-height="true"/>
    </style:style>
    <style:style style:name="ro16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gitt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gitt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Sagitt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Sagitt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gittal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gitt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gitt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gittal" fo:font-size="30pt" fo:font-style="normal" fo:text-shadow="none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gittal" fo:font-size="60pt" fo:font-style="normal" fo:text-shadow="none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gittal" fo:font-size="30pt" fo:font-style="normal" fo:text-shadow="none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gittal" fo:font-size="42pt" fo:font-style="normal" fo:text-shadow="none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gittal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gittal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gittal1" fo:font-size="36pt" fo:font-style="normal" fo:text-shadow="none" style:text-underline-style="none" fo:font-weight="normal" style:font-name-asian="Sagittal1" style:font-size-asian="36pt" style:font-style-asian="normal" style:font-weight-asian="normal" style:font-name-complex="Sagittal1" style:font-size-complex="36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gittal1" fo:font-size="24pt" fo:font-style="normal" fo:text-shadow="none" style:text-underline-style="none" fo:font-weight="normal" style:font-name-asian="Sagittal1" style:font-size-asian="24pt" style:font-style-asian="normal" style:font-weight-asian="normal" style:font-name-complex="Sagittal1" style:font-size-complex="24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gittal1" fo:font-size="24pt" fo:font-style="normal" fo:text-shadow="none" style:text-underline-style="none" fo:font-weight="normal" style:font-name-asian="Sagittal1" style:font-size-asian="24pt" style:font-style-asian="normal" style:font-weight-asian="normal" style:font-name-complex="Sagittal1" style:font-size-complex="24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gittal1" fo:font-size="48pt" fo:font-style="normal" fo:text-shadow="none" style:text-underline-style="none" fo:font-weight="normal" style:font-name-asian="Sagittal1" style:font-size-asian="48pt" style:font-style-asian="normal" style:font-weight-asian="normal" style:font-name-complex="Sagittal1" style:font-size-complex="48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gittal1" fo:font-size="18pt" fo:font-style="normal" fo:text-shadow="none" style:text-underline-style="none" fo:font-weight="normal" style:font-name-asian="Sagittal1" style:font-size-asian="18pt" style:font-style-asian="normal" style:font-weight-asian="normal" style:font-name-complex="Sagittal1" style:font-size-complex="18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gittal1" fo:font-size="36pt" fo:font-style="normal" fo:text-shadow="none" style:text-underline-style="none" fo:font-weight="normal" style:font-name-asian="Sagittal1" style:font-size-asian="36pt" style:font-style-asian="normal" style:font-weight-asian="normal" style:font-name-complex="Sagittal1" style:font-size-complex="36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gittal1" fo:font-size="42pt" fo:font-style="normal" fo:text-shadow="none" style:text-underline-style="none" fo:font-weight="normal" style:font-name-asian="Sagittal1" style:font-size-asian="42pt" style:font-style-asian="normal" style:font-weight-asian="normal" style:font-name-complex="Sagittal1" style:font-size-complex="4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gittal1" fo:font-size="30pt" fo:font-style="normal" fo:text-shadow="none" style:text-underline-style="none" fo:font-weight="normal" style:font-name-asian="Sagittal1" style:font-size-asian="30pt" style:font-style-asian="normal" style:font-weight-asian="normal" style:font-name-complex="Sagittal1" style:font-size-complex="3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gittal1" fo:font-size="30pt" fo:font-style="normal" fo:text-shadow="none" style:text-underline-style="none" fo:font-weight="normal" style:font-name-asian="Sagittal1" style:font-size-asian="30pt" style:font-style-asian="normal" style:font-weight-asian="normal" style:font-name-complex="Sagittal1" style:font-size-complex="3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gittal" fo:font-size="54pt" fo:font-style="normal" fo:text-shadow="none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gitt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3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map style:condition="is-true-formula([Sheet1.$L1]=&quot;Y&quot;)" style:apply-style-name="Excel_5f_CondFormat_5f_1_5f_1_5f_1" style:base-cell-address="Sheet1.A1"/>
    </style:style>
    <style:style style:name="ce3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37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3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4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42" style:family="table-cell" style:parent-style-name="Default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4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4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45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4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4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map style:condition="is-true-formula([Sheet1.$L1]=&quot;Y&quot;)" style:apply-style-name="Excel_5f_CondFormat_5f_1_5f_1_5f_1" style:base-cell-address="Sheet1.A1"/>
    </style:style>
    <style:style style:name="ce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map style:condition="is-true-formula([Sheet1.$L1]=&quot;Y&quot;)" style:apply-style-name="Excel_5f_CondFormat_5f_1_5f_1_5f_1" style:base-cell-address="Sheet1.A1"/>
    </style:style>
    <style:style style:name="ce52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5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map style:condition="is-true-formula([Sheet1.$L1]=&quot;Y&quot;)" style:apply-style-name="Excel_5f_CondFormat_5f_1_5f_1_5f_1" style:base-cell-address="Sheet1.A1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5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5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6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27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270" style:rotation-align="none" style:shrink-to-fit="false" style:vertical-align="top"/>
      <style:paragraph-properties fo:text-align="center" fo:margin-left="0cm" style:writing-mode="page"/>
      <style:map style:condition="is-true-formula([Sheet1.$L1]=&quot;Y&quot;)" style:apply-style-name="Excel_5f_CondFormat_5f_1_5f_1_5f_1" style:base-cell-address="Sheet1.A1"/>
    </style:style>
    <style:style style:name="ce6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270" style:rotation-align="none" style:shrink-to-fit="false" fo:border-top="none" style:vertical-align="top"/>
      <style:paragraph-properties fo:text-align="center" fo:margin-left="0cm" style:writing-mode="page"/>
      <style:map style:condition="is-true-formula([Sheet1.$L1]=&quot;Y&quot;)" style:apply-style-name="Excel_5f_CondFormat_5f_1_5f_1_5f_1" style:base-cell-address="Sheet1.A1"/>
    </style:style>
    <style:style style:name="ce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65" style:family="table-cell" style:parent-style-name="Default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none" style:direction="ltr" fo:border-right="none" style:rotation-angle="27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6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style:rotation-angle="270" style:rotation-align="none" style:shrink-to-fit="false" style:vertical-align="top"/>
      <style:paragraph-properties fo:text-align="center" fo:margin-left="0cm" style:writing-mode="page"/>
      <style:map style:condition="is-true-formula([Sheet1.$L1]=&quot;Y&quot;)" style:apply-style-name="Excel_5f_CondFormat_5f_1_5f_1_5f_1" style:base-cell-address="Sheet1.A1"/>
    </style:style>
    <style:style style:name="ce67" style:family="table-cell" style:parent-style-name="Default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none" style:direction="ltr" fo:border-right="none" style:rotation-angle="270" style:rotation-align="none" style:shrink-to-fit="false" fo:border-top="none" style:vertical-align="top"/>
      <style:paragraph-properties fo:text-align="center" fo:margin-left="0cm" style:writing-mode="page"/>
      <style:map style:condition="is-true-formula([Sheet1.$L1]=&quot;Y&quot;)" style:apply-style-name="Excel_5f_CondFormat_5f_1_5f_1_5f_1" style:base-cell-address="Sheet1.A1"/>
    </style:style>
    <style:style style:name="ce6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6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map style:condition="is-true-formula([Sheet1.$L1]=&quot;Y&quot;)" style:apply-style-name="Excel_5f_CondFormat_5f_1_5f_1_5f_1" style:base-cell-address="Sheet1.A1"/>
    </style:style>
    <style:style style:name="ce70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7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map style:condition="is-true-formula([Sheet1.$L1]=&quot;Y&quot;)" style:apply-style-name="Excel_5f_CondFormat_5f_1_5f_1_5f_1" style:base-cell-address="Sheet1.A1"/>
    </style:style>
    <style:style style:name="ce7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75" style:family="table-cell" style:parent-style-name="Default">
      <style:table-cell-properties fo:background-color="transparent"/>
      <style:map style:condition="is-true-formula([Sheet1.$L1]=&quot;Y&quot;)" style:apply-style-name="Excel_5f_CondFormat_5f_1_5f_1_5f_1" style:base-cell-address="Sheet1.A1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7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map style:condition="is-true-formula([Sheet1.$L1]=&quot;Y&quot;)" style:apply-style-name="Excel_5f_CondFormat_5f_1_5f_1_5f_1" style:base-cell-address="Sheet1.A1"/>
    </style:style>
    <style:style style:name="ce7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map style:condition="is-true-formula([Sheet1.$L1]=&quot;Y&quot;)" style:apply-style-name="Excel_5f_CondFormat_5f_1_5f_1_5f_1" style:base-cell-address="Sheet1.A1"/>
    </style:style>
    <style:style style:name="ce79" style:family="table-cell" style:parent-style-name="Default" style:data-style-name="N132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80" style:family="table-cell" style:parent-style-name="Default" style:data-style-name="N13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81" style:family="table-cell" style:parent-style-name="Default" style:data-style-name="N132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82" style:family="table-cell" style:parent-style-name="Default" style:data-style-name="N132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83" style:family="table-cell" style:parent-style-name="Default" style:data-style-name="N132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ourier New1" fo:font-size="10pt" fo:font-style="normal" fo:text-shadow="none" style:text-underline-style="none" fo:font-weight="normal" style:font-size-asian="10pt" style:font-style-asian="normal" style:font-weight-asian="normal" style:font-name-complex="Courier New1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84" style:family="table-cell" style:parent-style-name="Default" style:data-style-name="N132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map style:condition="is-true-formula([Sheet1.$L1]=&quot;Y&quot;)" style:apply-style-name="Excel_5f_CondFormat_5f_1_5f_1_5f_1" style:base-cell-address="Sheet1.A1"/>
    </style:style>
    <style:style style:name="ce8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ourier New1" fo:font-size="10pt" fo:font-style="normal" fo:text-shadow="none" style:text-underline-style="none" fo:font-weight="normal" style:font-size-asian="10pt" style:font-style-asian="normal" style:font-weight-asian="normal" style:font-name-complex="Courier New1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8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8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88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Sagitt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8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Sagitt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gittal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9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gitt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gittal" fo:font-size="30pt" fo:font-style="normal" fo:text-shadow="none" style:text-underline-style="none" fo:font-weight="normal" style:font-size-asian="30pt" style:font-style-asian="normal" style:font-weight-asian="normal" style:font-size-complex="3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9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gitt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9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gittal" fo:font-size="60pt" fo:font-style="normal" fo:text-shadow="none" style:text-underline-style="none" fo:font-weight="normal" style:font-size-asian="60pt" style:font-style-asian="normal" style:font-weight-asian="normal" style:font-size-complex="60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gittal" fo:font-size="42pt" fo:font-style="normal" fo:text-shadow="none" style:text-underline-style="none" fo:font-weight="normal" style:font-size-asian="42pt" style:font-style-asian="normal" style:font-weight-asian="normal" style:font-size-complex="42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9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gittal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9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gittal" fo:font-size="54pt" fo:font-style="normal" fo:text-shadow="none" style:text-underline-style="none" fo:font-weight="normal" style:font-size-asian="54pt" style:font-style-asian="normal" style:font-weight-asian="normal" style:font-size-complex="54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9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gittal" fo:font-size="66pt" fo:font-style="normal" fo:text-shadow="none" style:text-underline-style="none" fo:font-weight="normal" style:font-size-asian="66pt" style:font-style-asian="normal" style:font-weight-asian="normal" style:font-size-complex="66pt" style:font-style-complex="normal" style:font-weight-complex="normal"/>
      <style:map style:condition="is-true-formula([Sheet1.$L1]=&quot;Y&quot;)" style:apply-style-name="Excel_5f_CondFormat_5f_1_5f_1_5f_1" style:base-cell-address="Sheet1.A1"/>
    </style:style>
    <style:style style:name="ce9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Sagitt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  <style:map style:condition="is-true-formula([Sheet1.$L1]=&quot;Y&quot;)" style:apply-style-name="Excel_5f_CondFormat_5f_1_5f_1_5f_1" style:base-cell-address="Sheet1.A1"/>
    </style:style>
  </office:automatic-styles>
  <office:body>
    <office:spreadsheet>
      <table:calculation-settings table:case-sensitive="false" table:use-regular-expressions="false"/>
      <table:table table:name="Sheet1" table:style-name="ta1" table:print-ranges="Sheet1.A1:Sheet1.AB229">
        <office:forms form:automatic-focus="false" form:apply-design-mode="false"/>
        <table:table-header-columns>
          <table:table-column table:style-name="co1" table:default-cell-style-name="ce28"/>
          <table:table-column table:style-name="co2" table:default-cell-style-name="ce29"/>
        </table:table-header-columns>
        <table:table-column table:style-name="co3" table:default-cell-style-name="ce29"/>
        <table:table-column table:style-name="co4" table:default-cell-style-name="ce38"/>
        <table:table-column table:style-name="co5" table:default-cell-style-name="ce29"/>
        <table:table-column table:style-name="co6" table:default-cell-style-name="ce44"/>
        <table:table-column table:style-name="co7" table:default-cell-style-name="ce38"/>
        <table:table-column table:style-name="co8" table:default-cell-style-name="ce38"/>
        <table:table-column table:style-name="co9" table:default-cell-style-name="ce49"/>
        <table:table-column table:style-name="co10" table:number-columns-repeated="4" table:default-cell-style-name="ce29"/>
        <table:table-column table:style-name="co11" table:default-cell-style-name="ce38"/>
        <table:table-column table:style-name="co12" table:number-columns-repeated="2" table:default-cell-style-name="ce70"/>
        <table:table-column table:style-name="co13" table:default-cell-style-name="ce79"/>
        <table:table-column table:style-name="co14" table:default-cell-style-name="ce83"/>
        <table:table-column table:style-name="co15" table:number-columns-repeated="9" table:default-cell-style-name="ce85"/>
        <table:table-column table:style-name="co16" table:default-cell-style-name="ce85"/>
        <table:table-column table:style-name="co1" table:number-columns-repeated="2" table:default-cell-style-name="ce28"/>
        <table:table-column table:style-name="co17" table:number-columns-repeated="226" table:default-cell-style-name="ce85"/>
        <table:table-row table:style-name="ro1">
          <table:table-cell table:style-name="ce1" office:value-type="string">
            <text:p>Sagittal version 2 character map</text:p>
          </table:table-cell>
          <table:table-cell table:number-columns-repeated="5"/>
          <table:table-cell table:style-name="ce44" office:value-type="string">
            <text:p>Dave Keenan and George Secor, 3-Mar-2007</text:p>
          </table:table-cell>
          <table:table-cell/>
          <table:table-cell office:value-type="string">
            <text:p>http://users.bigpond.net.au/d.keenan/sagittal</text:p>
          </table:table-cell>
          <table:table-cell table:number-columns-repeated="19"/>
          <table:table-cell table:style-name="ce1" table:number-columns-repeated="2"/>
          <table:table-cell table:number-columns-repeated="226"/>
        </table:table-row>
        <table:table-header-rows>
          <table:table-row table:style-name="ro2">
            <table:table-cell table:style-name="ce2" office:value-type="string">
              <text:p>Sagittal</text:p>
            </table:table-cell>
            <table:table-cell table:style-name="ce30" office:value-type="string">
              <text:p>Decimal</text:p>
            </table:table-cell>
            <table:table-cell table:style-name="ce30" office:value-type="string">
              <text:p>Hexadecimal</text:p>
            </table:table-cell>
            <table:table-cell table:style-name="ce39" office:value-type="string">
              <text:p>Postscript glyph name</text:p>
            </table:table-cell>
            <table:table-cell table:style-name="ce30" office:value-type="string">
              <text:p>Pure</text:p>
            </table:table-cell>
            <table:table-cell table:style-name="ce30" office:value-type="string">
              <text:p>Mixed</text:p>
            </table:table-cell>
            <table:table-cell table:style-name="ce39" office:value-type="string">
              <text:p>Just Intonation</text:p>
            </table:table-cell>
            <table:table-cell table:style-name="ce39" office:value-type="string">
              <text:p>12-Relative tuning</text:p>
            </table:table-cell>
            <table:table-cell table:style-name="ce39" office:value-type="string">
              <text:p>Common equal divisions of the octave</text:p>
            </table:table-cell>
            <table:table-cell table:style-name="ce60" office:value-type="string">
              <text:p>In subset?</text:p>
            </table:table-cell>
            <table:table-cell table:style-name="ce60" table:number-columns-repeated="3"/>
            <table:table-cell table:style-name="ce39" office:value-type="string">
              <text:p>Heraldic description</text:p>
            </table:table-cell>
            <table:table-cell table:style-name="ce39" office:value-type="string">
              <text:p>Primary comma</text:p>
            </table:table-cell>
            <table:table-cell table:style-name="ce76"/>
            <table:table-cell table:style-name="ce80" office:value-type="string">
              <text:p>Comma size</text:p>
            </table:table-cell>
            <table:table-cell table:style-name="ce80"/>
            <table:table-cell table:style-name="ce39" office:value-type="string">
              <text:p>Prime exponent vector</text:p>
            </table:table-cell>
            <table:table-cell table:style-name="ce39" table:number-columns-repeated="9"/>
            <table:table-cell table:style-name="ce2" table:number-columns-repeated="2"/>
            <table:table-cell table:style-name="ce39" table:number-columns-repeated="226"/>
          </table:table-row>
          <table:table-row table:style-name="ro2">
            <table:table-cell table:style-name="ce3" office:value-type="string">
              <text:p>font</text:p>
            </table:table-cell>
            <table:table-cell table:number-columns-repeated="2" table:style-name="ce31" office:value-type="string">
              <text:p>character</text:p>
            </table:table-cell>
            <table:table-cell table:style-name="ce40"/>
            <table:table-cell table:style-name="ce31" office:value-type="string">
              <text:p>long</text:p>
            </table:table-cell>
            <table:table-cell table:style-name="ce31" office:value-type="string">
              <text:p>short</text:p>
            </table:table-cell>
            <table:table-cell table:style-name="ce40" office:value-type="string">
              <text:p>Primary comma</text:p>
            </table:table-cell>
            <table:table-cell table:style-name="ce40" office:value-type="string">
              <text:p>(Trojan notation)</text:p>
            </table:table-cell>
            <table:table-cell table:style-name="ce52" office:value-type="string" table:number-columns-spanned="1" table:number-rows-spanned="2">
              <text:p>(12,17,19,22,24,26,27,29,31,34,36,38,39,41,43,46,48,50,53,55,62,72,96)</text:p>
            </table:table-cell>
            <table:table-cell table:style-name="ce61" office:value-type="string" table:number-columns-spanned="1" table:number-rows-spanned="3">
              <text:p>72-ET</text:p>
            </table:table-cell>
            <table:table-cell table:style-name="ce61" office:value-type="string" table:number-columns-spanned="1" table:number-rows-spanned="3">
              <text:p>Spartan</text:p>
            </table:table-cell>
            <table:table-cell table:style-name="ce65" office:value-type="string" table:number-columns-spanned="1" table:number-rows-spanned="3">
              <text:p>Athenian</text:p>
            </table:table-cell>
            <table:table-cell table:style-name="ce61" office:value-type="string" table:number-columns-spanned="1" table:number-rows-spanned="3">
              <text:p>Trojan</text:p>
            </table:table-cell>
            <table:table-cell table:style-name="ce40" office:value-type="string">
              <text:p>based on the Sagittal mythology</text:p>
            </table:table-cell>
            <table:table-cell table:style-name="ce31" office:value-type="string">
              <text:p>Numerator</text:p>
            </table:table-cell>
            <table:table-cell table:style-name="ce31" office:value-type="string">
              <text:p>Denominator</text:p>
            </table:table-cell>
            <table:table-cell table:style-name="ce81" office:value-type="string">
              <text:p>(cents)</text:p>
            </table:table-cell>
            <table:table-cell table:style-name="ce81"/>
            <table:table-cell table:style-name="ce40" office:value-type="string">
              <text:p>of primary comma</text:p>
            </table:table-cell>
            <table:table-cell table:style-name="ce40" table:number-columns-repeated="9"/>
            <table:table-cell table:style-name="ce3" table:number-columns-repeated="2"/>
            <table:table-cell table:style-name="ce40" table:number-columns-repeated="226"/>
          </table:table-row>
          <table:table-row table:style-name="ro2">
            <table:table-cell table:style-name="ce3" office:value-type="string">
              <text:p>symbol</text:p>
            </table:table-cell>
            <table:table-cell table:number-columns-repeated="2" table:style-name="ce31" office:value-type="string">
              <text:p>code</text:p>
            </table:table-cell>
            <table:table-cell table:style-name="ce40"/>
            <table:table-cell table:number-columns-repeated="2" table:style-name="ce31" office:value-type="string">
              <text:p>ASCII</text:p>
            </table:table-cell>
            <table:table-cell table:style-name="ce40" office:value-type="string">
              <text:p>systematic name</text:p>
            </table:table-cell>
            <table:table-cell table:style-name="ce40" office:value-type="string">
              <text:p>Common</text:p>
            </table:table-cell>
            <table:covered-table-cell table:style-name="ce53"/>
            <table:covered-table-cell table:number-columns-repeated="2" table:style-name="ce62"/>
            <table:covered-table-cell table:style-name="ce66"/>
            <table:covered-table-cell table:style-name="ce62"/>
            <table:table-cell table:style-name="ce40"/>
            <table:table-cell table:style-name="ce71" table:number-columns-repeated="2"/>
            <table:table-cell table:style-name="ce81" office:value-type="string">
              <text:p>with fifth size</text:p>
            </table:table-cell>
            <table:table-cell table:style-name="ce81"/>
            <table:table-cell table:style-name="ce86" office:value-type="float" office:value="49">
              <text:p>49</text:p>
            </table:table-cell>
            <table:table-cell table:style-name="ce87" table:number-columns-repeated="8"/>
            <table:table-cell table:style-name="ce40"/>
            <table:table-cell table:style-name="ce3" table:number-columns-repeated="2"/>
            <table:table-cell table:style-name="ce40" table:number-columns-repeated="226"/>
          </table:table-row>
          <table:table-row table:style-name="ro2">
            <table:table-cell table:style-name="ce4" office:value-type="string">
              <text:p>(size here indicates importance)</text:p>
            </table:table-cell>
            <table:table-cell table:style-name="ce32" table:number-columns-repeated="2"/>
            <table:table-cell table:style-name="ce41"/>
            <table:table-cell table:number-columns-repeated="2" table:style-name="ce32" office:value-type="string">
              <text:p>representation</text:p>
            </table:table-cell>
            <table:table-cell table:style-name="ce48" office:value-type="string">
              <text:p>S = small, M = medium, L = large</text:p>
            </table:table-cell>
            <table:table-cell table:style-name="ce41" office:value-type="string">
              <text:p>tone fractions</text:p>
            </table:table-cell>
            <table:table-cell table:style-name="ce54" office:value-type="string">
              <text:p>Numbers of degrees</text:p>
            </table:table-cell>
            <table:covered-table-cell table:number-columns-repeated="2" table:style-name="ce63"/>
            <table:covered-table-cell table:style-name="ce67"/>
            <table:covered-table-cell table:style-name="ce63"/>
            <table:table-cell table:style-name="ce41"/>
            <table:table-cell table:style-name="ce72" table:number-columns-repeated="2"/>
            <table:table-cell table:style-name="ce82" office:value-type="float" office:value="701.955000865388">
              <text:p>701,955</text:p>
            </table:table-cell>
            <table:table-cell table:style-name="ce82"/>
            <table:table-cell table:style-name="ce41" office:value-type="float" office:value="2">
              <text:p>2</text:p>
            </table:table-cell>
            <table:table-cell table:style-name="ce41" office:value-type="float" office:value="3">
              <text:p>3</text:p>
            </table:table-cell>
            <table:table-cell table:style-name="ce41" office:value-type="float" office:value="5">
              <text:p>5</text:p>
            </table:table-cell>
            <table:table-cell table:style-name="ce41" office:value-type="float" office:value="7">
              <text:p>7</text:p>
            </table:table-cell>
            <table:table-cell table:style-name="ce41" office:value-type="float" office:value="11">
              <text:p>11</text:p>
            </table:table-cell>
            <table:table-cell table:style-name="ce41" office:value-type="float" office:value="13">
              <text:p>13</text:p>
            </table:table-cell>
            <table:table-cell table:style-name="ce41" office:value-type="float" office:value="17">
              <text:p>17</text:p>
            </table:table-cell>
            <table:table-cell table:style-name="ce41" office:value-type="float" office:value="19">
              <text:p>19</text:p>
            </table:table-cell>
            <table:table-cell table:style-name="ce41" office:value-type="float" office:value="23">
              <text:p>23</text:p>
            </table:table-cell>
            <table:table-cell table:style-name="ce41"/>
            <table:table-cell table:style-name="ce4" table:number-columns-repeated="2"/>
            <table:table-cell table:style-name="ce41" table:number-columns-repeated="226"/>
          </table:table-row>
        </table:table-header-rows>
        <table:table-row table:style-name="ro3">
          <table:table-cell table:style-name="ce5" office:value-type="string">
            <text:p><text:s/></text:p>
          </table:table-cell>
          <table:table-cell table:style-name="ce33" office:value-type="float" office:value="32">
            <text:p>32</text:p>
          </table:table-cell>
          <table:table-cell office:value-type="string">
            <text:p>0x20</text:p>
          </table:table-cell>
          <table:table-cell office:value-type="string">
            <text:p>space</text:p>
          </table:table-cell>
          <table:table-cell table:style-name="ce33"/>
          <table:table-cell table:number-columns-repeated="2"/>
          <table:table-cell table:style-name="ce50"/>
          <table:table-cell table:style-name="ce55" office:value-type="string">
            <text:p>(2,3,4,6) are notated as subsets of (12)</text:p>
          </table:table-cell>
          <table:table-cell table:number-columns-repeated="4"/>
          <table:table-cell table:style-name="ce68" office:value-type="string">
            <text:p>(not sagittal)</text:p>
          </table:table-cell>
          <table:table-cell table:style-name="ce73"/>
          <table:table-cell table:style-name="ce77"/>
          <table:table-cell/>
          <table:table-cell table:style-name="ce84"/>
          <table:table-cell table:style-name="ce78" table:number-columns-repeated="10"/>
          <table:table-cell table:number-columns-repeated="2"/>
          <table:table-cell table:style-name="ce77" table:number-columns-repeated="4"/>
          <table:table-cell table:number-columns-repeated="222"/>
        </table:table-row>
        <table:table-row table:style-name="ro3">
          <table:table-cell table:style-name="ce6" office:value-type="string">
            <text:p>!</text:p>
          </table:table-cell>
          <table:table-cell table:style-name="ce33" office:value-type="float" office:value="33">
            <text:p>33</text:p>
          </table:table-cell>
          <table:table-cell office:value-type="string">
            <text:p>0x21</text:p>
          </table:table-cell>
          <table:table-cell office:value-type="string">
            <text:p>doubleflat</text:p>
          </table:table-cell>
          <table:table-cell table:style-name="ce33"/>
          <table:table-cell office:value-type="string">
            <text:p>bb</text:p>
          </table:table-cell>
          <table:table-cell office:value-type="string">
            <text:p>double flat</text:p>
          </table:table-cell>
          <table:table-cell table:style-name="ce51"/>
          <table:table-cell table:style-name="ce56" office:value-type="string">
            <text:p>(11) is notated as a subset of (22)</text:p>
          </table:table-cell>
          <table:table-cell table:number-columns-repeated="4" office:value-type="string">
            <text:p>Y</text:p>
          </table:table-cell>
          <table:table-cell table:style-name="ce68"/>
          <table:table-cell office:value-type="float" office:value="4194304">
            <text:p>4194304</text:p>
          </table:table-cell>
          <table:table-cell office:value-type="float" office:value="4782969">
            <text:p>4782969</text:p>
          </table:table-cell>
          <table:table-cell office:value-type="float" office:value="-227.370012115424">
            <text:p>-227,370</text:p>
          </table:table-cell>
          <table:table-cell table:style-name="ce84" office:value-type="string">
            <text:p>[</text:p>
          </table:table-cell>
          <table:table-cell table:style-name="ce78" office:value-type="float" office:value="22">
            <text:p>22</text:p>
          </table:table-cell>
          <table:table-cell table:style-name="ce78" office:value-type="float" office:value="-14">
            <text:p>-14</text:p>
          </table:table-cell>
          <table:table-cell table:number-columns-repeated="7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"/>
          <table:table-cell table:style-name="ce77" table:number-columns-repeated="4"/>
          <table:table-cell table:number-columns-repeated="222"/>
        </table:table-row>
        <table:table-row table:style-name="ro3">
          <table:table-cell table:style-name="ce5" office:value-type="string">
            <text:p>"</text:p>
          </table:table-cell>
          <table:table-cell table:style-name="ce33" office:value-type="float" office:value="34">
            <text:p>34</text:p>
          </table:table-cell>
          <table:table-cell office:value-type="string">
            <text:p>0x22</text:p>
          </table:table-cell>
          <table:table-cell office:value-type="string">
            <text:p>coupersesquiflat</text:p>
          </table:table-cell>
          <table:table-cell table:style-name="ce33"/>
          <table:table-cell office:value-type="string">
            <text:p>&lt;b</text:p>
          </table:table-cell>
          <table:table-cell office:value-type="string">
            <text:p>sesquiflat</text:p>
          </table:table-cell>
          <table:table-cell table:style-name="ce51"/>
          <table:table-cell table:style-name="ce56" office:value-type="string">
            <text:p>(8) is notated as a subset of (24)</text:p>
          </table:table-cell>
          <table:table-cell table:style-name="ce64" table:number-columns-repeated="4"/>
          <table:table-cell table:style-name="ce68" office:value-type="string">
            <text:p>(not sagittal)</text:p>
          </table:table-cell>
          <table:table-cell table:style-name="ce73"/>
          <table:table-cell table:style-name="ce77"/>
          <table:table-cell/>
          <table:table-cell table:style-name="ce84"/>
          <table:table-cell table:style-name="ce78" table:number-columns-repeated="10"/>
          <table:table-cell table:number-columns-repeated="2"/>
          <table:table-cell table:style-name="ce77" table:number-columns-repeated="4"/>
          <table:table-cell table:number-columns-repeated="222"/>
        </table:table-row>
        <table:table-row table:style-name="ro3">
          <table:table-cell table:style-name="ce6" office:value-type="string">
            <text:p>#</text:p>
          </table:table-cell>
          <table:table-cell table:style-name="ce33" office:value-type="float" office:value="35">
            <text:p>35</text:p>
          </table:table-cell>
          <table:table-cell office:value-type="string">
            <text:p>0x23</text:p>
          </table:table-cell>
          <table:table-cell office:value-type="string">
            <text:p>flat</text:p>
          </table:table-cell>
          <table:table-cell table:style-name="ce33"/>
          <table:table-cell office:value-type="string">
            <text:p>b</text:p>
          </table:table-cell>
          <table:table-cell office:value-type="string">
            <text:p>flat</text:p>
          </table:table-cell>
          <table:table-cell table:style-name="ce51"/>
          <table:table-cell table:style-name="ce56" office:value-type="string">
            <text:p>(9,18) are notated as subsets of (36)</text:p>
          </table:table-cell>
          <table:table-cell table:number-columns-repeated="4" office:value-type="string">
            <text:p>Y</text:p>
          </table:table-cell>
          <table:table-cell table:style-name="ce68"/>
          <table:table-cell office:value-type="float" office:value="2048">
            <text:p>2048</text:p>
          </table:table-cell>
          <table:table-cell office:value-type="float" office:value="2187">
            <text:p>2187</text:p>
          </table:table-cell>
          <table:table-cell office:value-type="float" office:value="-113.685006057712">
            <text:p>-113,685</text:p>
          </table:table-cell>
          <table:table-cell table:style-name="ce84" office:value-type="string">
            <text:p>[</text:p>
          </table:table-cell>
          <table:table-cell table:style-name="ce78" office:value-type="float" office:value="11">
            <text:p>11</text:p>
          </table:table-cell>
          <table:table-cell table:style-name="ce78" office:value-type="float" office:value="-7">
            <text:p>-7</text:p>
          </table:table-cell>
          <table:table-cell table:number-columns-repeated="7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"/>
          <table:table-cell table:style-name="ce77" table:number-columns-repeated="4"/>
          <table:table-cell table:number-columns-repeated="222"/>
        </table:table-row>
        <table:table-row table:style-name="ro3">
          <table:table-cell table:style-name="ce5" office:value-type="string">
            <text:p>$</text:p>
          </table:table-cell>
          <table:table-cell table:style-name="ce33" office:value-type="float" office:value="36">
            <text:p>36</text:p>
          </table:table-cell>
          <table:table-cell office:value-type="string">
            <text:p>0x24</text:p>
          </table:table-cell>
          <table:table-cell office:value-type="string">
            <text:p>coupersemiflat</text:p>
          </table:table-cell>
          <table:table-cell table:style-name="ce33"/>
          <table:table-cell office:value-type="string">
            <text:p>&lt;</text:p>
          </table:table-cell>
          <table:table-cell office:value-type="string">
            <text:p>semiflat</text:p>
          </table:table-cell>
          <table:table-cell table:style-name="ce51"/>
          <table:table-cell table:style-name="ce56" office:value-type="string">
            <text:p>(13) is notated as a subset of (39)</text:p>
          </table:table-cell>
          <table:table-cell table:number-columns-repeated="4"/>
          <table:table-cell table:style-name="ce68" office:value-type="string">
            <text:p>(not sagittal)</text:p>
          </table:table-cell>
          <table:table-cell table:style-name="ce73"/>
          <table:table-cell table:style-name="ce77"/>
          <table:table-cell/>
          <table:table-cell table:style-name="ce84"/>
          <table:table-cell table:style-name="ce78" table:number-columns-repeated="10"/>
          <table:table-cell table:number-columns-repeated="2"/>
          <table:table-cell table:style-name="ce77" table:number-columns-repeated="4"/>
          <table:table-cell table:number-columns-repeated="222"/>
        </table:table-row>
        <table:table-row table:style-name="ro3">
          <table:table-cell table:style-name="ce5" office:value-type="string">
            <text:p>%</text:p>
          </table:table-cell>
          <table:table-cell table:style-name="ce33" office:value-type="float" office:value="37">
            <text:p>37</text:p>
          </table:table-cell>
          <table:table-cell office:value-type="string">
            <text:p>0x25</text:p>
          </table:table-cell>
          <table:table-cell office:value-type="string">
            <text:p>wilsonminus</text:p>
          </table:table-cell>
          <table:table-cell table:style-name="ce33"/>
          <table:table-cell office:value-type="string">
            <text:p>-</text:p>
          </table:table-cell>
          <table:table-cell office:value-type="string">
            <text:p>5-comma down</text:p>
          </table:table-cell>
          <table:table-cell table:style-name="ce51"/>
          <table:table-cell table:style-name="ce56" office:value-type="string">
            <text:p>(23) is notated as a subset of (46)</text:p>
          </table:table-cell>
          <table:table-cell table:style-name="ce64" table:number-columns-repeated="4"/>
          <table:table-cell table:style-name="ce68" office:value-type="string">
            <text:p>(not sagittal)</text:p>
          </table:table-cell>
          <table:table-cell table:style-name="ce73" office:value-type="float" office:value="80">
            <text:p>80</text:p>
          </table:table-cell>
          <table:table-cell table:style-name="ce78" office:value-type="float" office:value="81">
            <text:p>81</text:p>
          </table:table-cell>
          <table:table-cell office:value-type="float" office:value="-21.5062895967149">
            <text:p>-21,506</text:p>
          </table:table-cell>
          <table:table-cell table:style-name="ce84" office:value-type="string">
            <text:p>[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-4">
            <text:p>-4</text:p>
          </table:table-cell>
          <table:table-cell table:style-name="ce78" office:value-type="float" office:value="1">
            <text:p>1</text:p>
          </table:table-cell>
          <table:table-cell table:number-columns-repeated="6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"/>
          <table:table-cell table:style-name="ce77" table:number-columns-repeated="4"/>
          <table:table-cell table:number-columns-repeated="222"/>
        </table:table-row>
        <table:table-row table:style-name="ro4">
          <table:table-cell table:style-name="ce7" office:value-type="string" table:number-columns-spanned="1" table:number-rows-spanned="3">
            <text:p>&amp;</text:p>
          </table:table-cell>
          <table:table-cell table:style-name="ce34" office:value-type="float" office:value="38" table:number-columns-spanned="1" table:number-rows-spanned="3">
            <text:p>38</text:p>
          </table:table-cell>
          <table:table-cell table:style-name="ce34" office:value-type="string" table:number-columns-spanned="1" table:number-rows-spanned="3">
            <text:p>0x26</text:p>
          </table:table-cell>
          <table:table-cell table:style-name="ce42" office:value-type="string" table:number-columns-spanned="1" table:number-rows-spanned="3">
            <text:p>sagittalgrave</text:p>
          </table:table-cell>
          <table:table-cell table:style-name="ce34" office:value-type="string" table:number-columns-spanned="1" table:number-rows-spanned="3">
            <text:p>.</text:p>
          </table:table-cell>
          <table:table-cell table:style-name="ce45" office:value-type="string" table:number-columns-spanned="1" table:number-rows-spanned="3">
            <text:p>.</text:p>
          </table:table-cell>
          <table:table-cell table:style-name="ce49" office:value-type="string">
            <text:p>5-schisma down</text:p>
          </table:table-cell>
          <table:table-cell/>
          <table:table-cell table:style-name="ce57" office:value-type="string">
            <text:p>(16) is notated as a subset of (48)</text:p>
          </table:table-cell>
          <table:table-cell table:number-columns-repeated="4"/>
          <table:table-cell office:value-type="string">
            <text:p>left grave</text:p>
          </table:table-cell>
          <table:table-cell office:value-type="float" office:value="32768">
            <text:p>32768</text:p>
          </table:table-cell>
          <table:table-cell office:value-type="float" office:value="32805">
            <text:p>32805</text:p>
          </table:table-cell>
          <table:table-cell office:value-type="float" office:value="-1.95372078793423">
            <text:p>-1,954</text:p>
          </table:table-cell>
          <table:table-cell table:style-name="ce84" office:value-type="string">
            <text:p>[</text:p>
          </table:table-cell>
          <table:table-cell table:style-name="ce78" office:value-type="float" office:value="15">
            <text:p>15</text:p>
          </table:table-cell>
          <table:table-cell table:style-name="ce78" office:value-type="float" office:value="-8">
            <text:p>-8</text:p>
          </table:table-cell>
          <table:table-cell table:style-name="ce78" office:value-type="float" office:value="-1">
            <text:p>-1</text:p>
          </table:table-cell>
          <table:table-cell table:number-columns-repeated="6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88" table:number-columns-spanned="1" table:number-rows-spanned="3"/>
          <table:table-cell table:style-name="ce99"/>
          <table:table-cell table:number-columns-repeated="226"/>
        </table:table-row>
        <table:table-row table:style-name="ro4">
          <table:covered-table-cell table:style-name="ce8"/>
          <table:covered-table-cell table:style-name="ce35"/>
          <table:covered-table-cell table:style-name="ce36"/>
          <table:covered-table-cell table:style-name="ce43"/>
          <table:covered-table-cell table:style-name="ce36"/>
          <table:covered-table-cell table:style-name="ce46"/>
          <table:table-cell table:style-name="ce49" office:value-type="string">
            <text:p>65:77-schismina down</text:p>
          </table:table-cell>
          <table:table-cell/>
          <table:table-cell table:style-name="ce57" office:value-type="string">
            <text:p>(25) is notated as a subset of (50)</text:p>
          </table:table-cell>
          <table:table-cell table:number-columns-repeated="4"/>
          <table:table-cell office:value-type="string">
            <text:p>double right grave</text:p>
          </table:table-cell>
          <table:table-cell office:value-type="float" office:value="2079">
            <text:p>2079</text:p>
          </table:table-cell>
          <table:table-cell office:value-type="float" office:value="2080">
            <text:p>2080</text:p>
          </table:table-cell>
          <table:table-cell office:value-type="float" office:value="-0.832524204101517">
            <text:p>-0,833</text:p>
          </table:table-cell>
          <table:table-cell table:style-name="ce84" office:value-type="string">
            <text:p>[</text:p>
          </table:table-cell>
          <table:table-cell table:style-name="ce78" office:value-type="float" office:value="-5">
            <text:p>-5</text:p>
          </table:table-cell>
          <table:table-cell table:style-name="ce78" office:value-type="float" office:value="3">
            <text:p>3</text:p>
          </table:table-cell>
          <table:table-cell table:style-name="ce78" office:value-type="float" office:value="-1">
            <text:p>-1</text:p>
          </table:table-cell>
          <table:table-cell table:number-columns-repeated="2" table:style-name="ce78" office:value-type="float" office:value="1">
            <text:p>1</text:p>
          </table:table-cell>
          <table:table-cell table:style-name="ce78" office:value-type="float" office:value="-1">
            <text:p>-1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covered-table-cell table:style-name="ce89"/>
          <table:table-cell table:style-name="ce99"/>
          <table:table-cell table:number-columns-repeated="226"/>
        </table:table-row>
        <table:table-row table:style-name="ro4">
          <table:covered-table-cell table:style-name="ce8"/>
          <table:covered-table-cell table:style-name="ce35"/>
          <table:covered-table-cell table:style-name="ce36"/>
          <table:covered-table-cell table:style-name="ce43"/>
          <table:covered-table-cell table:style-name="ce36"/>
          <table:covered-table-cell table:style-name="ce46"/>
          <table:table-cell table:style-name="ce49" office:value-type="string">
            <text:p>455-schismina down</text:p>
          </table:table-cell>
          <table:table-cell/>
          <table:table-cell table:style-name="ce58" office:value-type="string">
            <text:p>(32) is notated as a subset of (96)</text:p>
          </table:table-cell>
          <table:table-cell table:number-columns-repeated="4"/>
          <table:table-cell office:value-type="string">
            <text:p>right grave</text:p>
          </table:table-cell>
          <table:table-cell table:style-name="ce74" office:value-type="float" office:value="4095">
            <text:p>4095</text:p>
          </table:table-cell>
          <table:table-cell office:value-type="float" office:value="4096">
            <text:p>4096</text:p>
          </table:table-cell>
          <table:table-cell office:value-type="float" office:value="-0.422716165954826">
            <text:p>-0,423</text:p>
          </table:table-cell>
          <table:table-cell table:style-name="ce84" office:value-type="string">
            <text:p>[</text:p>
          </table:table-cell>
          <table:table-cell table:style-name="ce78" office:value-type="float" office:value="-12">
            <text:p>-12</text:p>
          </table:table-cell>
          <table:table-cell table:style-name="ce78" office:value-type="float" office:value="2">
            <text:p>2</text:p>
          </table:table-cell>
          <table:table-cell table:number-columns-repeated="2"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covered-table-cell table:style-name="ce89"/>
          <table:table-cell table:style-name="ce99"/>
          <table:table-cell table:number-columns-repeated="226"/>
        </table:table-row>
        <table:table-row table:style-name="ro3">
          <table:table-cell table:style-name="ce5" office:value-type="string">
            <text:p>'</text:p>
          </table:table-cell>
          <table:table-cell office:value-type="float" office:value="39">
            <text:p>39</text:p>
          </table:table-cell>
          <table:table-cell office:value-type="string">
            <text:p>0x27</text:p>
          </table:table-cell>
          <table:table-cell office:value-type="string">
            <text:p>shaftdown</text:p>
          </table:table-cell>
          <table:table-cell office:value-type="string">
            <text:p>!</text:p>
          </table:table-cell>
          <table:table-cell table:number-columns-repeated="9"/>
          <table:table-cell table:style-name="ce7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,000</text:p>
          </table:table-cell>
          <table:table-cell table:style-name="ce84" office:value-type="string">
            <text:p>[</text:p>
          </table:table-cell>
          <table:table-cell table:number-columns-repeated="9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5">
          <table:table-cell table:style-name="ce9" office:value-type="string">
            <text:p>(</text:p>
          </table:table-cell>
          <table:table-cell table:style-name="ce33" office:value-type="float" office:value="40">
            <text:p>40</text:p>
          </table:table-cell>
          <table:table-cell office:value-type="string">
            <text:p>0x28</text:p>
          </table:table-cell>
          <table:table-cell office:value-type="string">
            <text:p>doublebarbexdown</text:p>
          </table:table-cell>
          <table:table-cell table:style-name="ce33" office:value-type="string">
            <text:p>\Y/</text:p>
          </table:table-cell>
          <table:table-cell office:value-type="string">
            <text:p>bb</text:p>
          </table:table-cell>
          <table:table-cell office:value-type="string">
            <text:p>double flat</text:p>
          </table:table-cell>
          <table:table-cell office:value-type="string">
            <text:p>1 tone down</text:p>
          </table:table-cell>
          <table:table-cell table:style-name="ce59" office:value-type="string">
            <text:p>2° down (12,19,26); 4° down (17,24,31,38); 6° down (22,29,36,43,50); 8° down (27,34,41,48,55,62); 10° down (39,46,53); 12° down (72); 16° down (96)</text:p>
          </table:table-cell>
          <table:table-cell table:number-columns-repeated="4" office:value-type="string">
            <text:p>Y</text:p>
          </table:table-cell>
          <table:table-cell office:value-type="string">
            <text:p>Zeus' lightning bolt crossed inverted</text:p>
          </table:table-cell>
          <table:table-cell office:value-type="float" office:value="4194304">
            <text:p>4194304</text:p>
          </table:table-cell>
          <table:table-cell office:value-type="float" office:value="4782969">
            <text:p>4782969</text:p>
          </table:table-cell>
          <table:table-cell office:value-type="float" office:value="-227.370012115424">
            <text:p>-227,370</text:p>
          </table:table-cell>
          <table:table-cell table:style-name="ce84" office:value-type="string">
            <text:p>[</text:p>
          </table:table-cell>
          <table:table-cell table:style-name="ce78" office:value-type="float" office:value="22">
            <text:p>22</text:p>
          </table:table-cell>
          <table:table-cell table:style-name="ce78" office:value-type="float" office:value="-14">
            <text:p>-14</text:p>
          </table:table-cell>
          <table:table-cell table:number-columns-repeated="7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0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)</text:p>
          </table:table-cell>
          <table:table-cell table:style-name="ce33" office:value-type="float" office:value="41">
            <text:p>41</text:p>
          </table:table-cell>
          <table:table-cell office:value-type="string">
            <text:p>0x29</text:p>
          </table:table-cell>
          <table:table-cell office:value-type="string">
            <text:p>arcandboathookexdown</text:p>
          </table:table-cell>
          <table:table-cell table:style-name="ce33" office:value-type="string">
            <text:p>(Y~</text:p>
          </table:table-cell>
          <table:table-cell office:value-type="string">
            <text:p>bb"</text:p>
          </table:table-cell>
          <table:table-cell office:value-type="string">
            <text:p>double flat 19-schisma up</text:p>
          </table:table-cell>
          <table:table-cell/>
          <table:table-cell table:style-name="ce59"/>
          <table:table-cell table:number-columns-repeated="5"/>
          <table:table-cell office:value-type="float" office:value="155648">
            <text:p>155648</text:p>
          </table:table-cell>
          <table:table-cell office:value-type="float" office:value="177147">
            <text:p>177147</text:p>
          </table:table-cell>
          <table:table-cell office:value-type="float" office:value="-223.991993386959">
            <text:p>-223,992</text:p>
          </table:table-cell>
          <table:table-cell table:style-name="ce84" office:value-type="string">
            <text:p>[</text:p>
          </table:table-cell>
          <table:table-cell table:style-name="ce78" office:value-type="float" office:value="13">
            <text:p>13</text:p>
          </table:table-cell>
          <table:table-cell table:style-name="ce78" office:value-type="float" office:value="-11">
            <text:p>-1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1" office:value-type="string">
            <text:p>*</text:p>
          </table:table-cell>
          <table:table-cell table:style-name="ce33" office:value-type="float" office:value="42">
            <text:p>42</text:p>
          </table:table-cell>
          <table:table-cell office:value-type="string">
            <text:p>0x2A</text:p>
          </table:table-cell>
          <table:table-cell office:value-type="string">
            <text:p>barbandarcexdown</text:p>
          </table:table-cell>
          <table:table-cell table:style-name="ce33" office:value-type="string">
            <text:p>\Y)</text:p>
          </table:table-cell>
          <table:table-cell office:value-type="string">
            <text:p>bbr</text:p>
          </table:table-cell>
          <table:table-cell office:value-type="string">
            <text:p>double flat 5:7-kleisma up</text:p>
          </table:table-cell>
          <table:table-cell table:number-columns-repeated="3"/>
          <table:table-cell table:number-columns-repeated="2" office:value-type="string">
            <text:p>Y</text:p>
          </table:table-cell>
          <table:table-cell/>
          <table:table-cell office:value-type="string">
            <text:p>Athene's helmet crossed inverted</text:p>
          </table:table-cell>
          <table:table-cell office:value-type="float" office:value="21474836480">
            <text:p>21474836480</text:p>
          </table:table-cell>
          <table:table-cell office:value-type="float" office:value="24407490807">
            <text:p>24407490807</text:p>
          </table:table-cell>
          <table:table-cell office:value-type="float" office:value="-221.612209912039">
            <text:p>-221,612</text:p>
          </table:table-cell>
          <table:table-cell table:style-name="ce84" office:value-type="string">
            <text:p>[</text:p>
          </table:table-cell>
          <table:table-cell table:style-name="ce78" office:value-type="float" office:value="32">
            <text:p>32</text:p>
          </table:table-cell>
          <table:table-cell table:style-name="ce78" office:value-type="float" office:value="-20">
            <text:p>-2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-1">
            <text:p>-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+</text:p>
          </table:table-cell>
          <table:table-cell table:style-name="ce33" office:value-type="float" office:value="43">
            <text:p>43</text:p>
          </table:table-cell>
          <table:table-cell office:value-type="string">
            <text:p>0x2B</text:p>
          </table:table-cell>
          <table:table-cell office:value-type="string">
            <text:p>leftscrolldoubleleftbarbexdown</text:p>
          </table:table-cell>
          <table:table-cell table:style-name="ce33" office:value-type="string">
            <text:p>)\\Y</text:p>
          </table:table-cell>
          <table:table-cell office:value-type="string">
            <text:p>bb$</text:p>
          </table:table-cell>
          <table:table-cell office:value-type="string">
            <text:p>double flat 17-kleisma up</text:p>
          </table:table-cell>
          <table:table-cell table:number-columns-repeated="7"/>
          <table:table-cell office:value-type="float" office:value="32768">
            <text:p>32768</text:p>
          </table:table-cell>
          <table:table-cell office:value-type="float" office:value="37179">
            <text:p>37179</text:p>
          </table:table-cell>
          <table:table-cell office:value-type="float" office:value="-218.640415558119">
            <text:p>-218,640</text:p>
          </table:table-cell>
          <table:table-cell table:style-name="ce84" office:value-type="string">
            <text:p>[</text:p>
          </table:table-cell>
          <table:table-cell table:style-name="ce78" office:value-type="float" office:value="15">
            <text:p>15</text:p>
          </table:table-cell>
          <table:table-cell table:style-name="ce78" office:value-type="float" office:value="-7">
            <text:p>-7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1" office:value-type="string">
            <text:p>,</text:p>
          </table:table-cell>
          <table:table-cell table:style-name="ce33" office:value-type="float" office:value="44">
            <text:p>44</text:p>
          </table:table-cell>
          <table:table-cell office:value-type="string">
            <text:p>0x2C</text:p>
          </table:table-cell>
          <table:table-cell office:value-type="string">
            <text:p>doubleleftbarbexdown</text:p>
          </table:table-cell>
          <table:table-cell table:style-name="ce33" office:value-type="string">
            <text:p>\\Y</text:p>
          </table:table-cell>
          <table:table-cell office:value-type="string">
            <text:p>bb*</text:p>
          </table:table-cell>
          <table:table-cell office:value-type="string">
            <text:p>double flat 7:11-kleisma up</text:p>
          </table:table-cell>
          <table:table-cell/>
          <table:table-cell office:value-type="string">
            <text:p>7° down (55)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string">
            <text:p>Amphitrite's crab-claw hairclip crossed inverted</text:p>
          </table:table-cell>
          <table:table-cell office:value-type="float" office:value="3758096384">
            <text:p>3758096384</text:p>
          </table:table-cell>
          <table:table-cell office:value-type="float" office:value="4261625379">
            <text:p>4261625379</text:p>
          </table:table-cell>
          <table:table-cell office:value-type="float" office:value="-217.682051472605">
            <text:p>-217,682</text:p>
          </table:table-cell>
          <table:table-cell table:style-name="ce84" office:value-type="string">
            <text:p>[</text:p>
          </table:table-cell>
          <table:table-cell table:style-name="ce78" office:value-type="float" office:value="29">
            <text:p>29</text:p>
          </table:table-cell>
          <table:table-cell table:style-name="ce78" office:value-type="float" office:value="-18">
            <text:p>-18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-1">
            <text:p>-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-</text:p>
          </table:table-cell>
          <table:table-cell table:style-name="ce33" office:value-type="float" office:value="45">
            <text:p>45</text:p>
          </table:table-cell>
          <table:table-cell office:value-type="string">
            <text:p>0x2D</text:p>
          </table:table-cell>
          <table:table-cell office:value-type="string">
            <text:p>bathookandbarbexdown</text:p>
          </table:table-cell>
          <table:table-cell table:style-name="ce33" office:value-type="string">
            <text:p>~|/</text:p>
          </table:table-cell>
          <table:table-cell office:value-type="string">
            <text:p>bb¡</text:p>
          </table:table-cell>
          <table:table-cell office:value-type="string">
            <text:p>double flat 143-comma up</text:p>
          </table:table-cell>
          <table:table-cell table:number-columns-repeated="7"/>
          <table:table-cell office:value-type="float" office:value="67108864">
            <text:p>67108864</text:p>
          </table:table-cell>
          <table:table-cell office:value-type="float" office:value="75996063">
            <text:p>75996063</text:p>
          </table:table-cell>
          <table:table-cell office:value-type="float" office:value="-215.305614518716">
            <text:p>-215,306</text:p>
          </table:table-cell>
          <table:table-cell table:style-name="ce84" office:value-type="string">
            <text:p>[</text:p>
          </table:table-cell>
          <table:table-cell table:style-name="ce78" office:value-type="float" office:value="26">
            <text:p>26</text:p>
          </table:table-cell>
          <table:table-cell table:style-name="ce78" office:value-type="float" office:value="-12">
            <text:p>-12</text:p>
          </table:table-cell>
          <table:table-cell table:number-columns-repeated="2" table:style-name="ce78" office:value-type="float" office:value="0">
            <text:p>0</text:p>
          </table:table-cell>
          <table:table-cell table:number-columns-repeated="2" table:style-name="ce78" office:value-type="float" office:value="-1">
            <text:p>-1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1" office:value-type="string">
            <text:p>.</text:p>
          </table:table-cell>
          <table:table-cell table:style-name="ce33" office:value-type="float" office:value="46">
            <text:p>46</text:p>
          </table:table-cell>
          <table:table-cell office:value-type="string">
            <text:p>0x2E</text:p>
          </table:table-cell>
          <table:table-cell office:value-type="string">
            <text:p>arcandscrollexdown</text:p>
          </table:table-cell>
          <table:table-cell table:style-name="ce33" office:value-type="string">
            <text:p>(Y(</text:p>
          </table:table-cell>
          <table:table-cell office:value-type="string">
            <text:p>bbg</text:p>
          </table:table-cell>
          <table:table-cell office:value-type="string">
            <text:p>double flat 17-comma up</text:p>
          </table:table-cell>
          <table:table-cell table:number-columns-repeated="4"/>
          <table:table-cell table:number-columns-repeated="2" office:value-type="string">
            <text:p>Y</text:p>
          </table:table-cell>
          <table:table-cell office:value-type="string">
            <text:p>Aphrodite's perfect curves crossed inverted</text:p>
          </table:table-cell>
          <table:table-cell office:value-type="float" office:value="17408">
            <text:p>17408</text:p>
          </table:table-cell>
          <table:table-cell office:value-type="float" office:value="19683">
            <text:p>19683</text:p>
          </table:table-cell>
          <table:table-cell office:value-type="float" office:value="-212.639598288079">
            <text:p>-212,640</text:p>
          </table:table-cell>
          <table:table-cell table:style-name="ce84" office:value-type="string">
            <text:p>[</text:p>
          </table:table-cell>
          <table:table-cell table:style-name="ce78" office:value-type="float" office:value="10">
            <text:p>10</text:p>
          </table:table-cell>
          <table:table-cell table:style-name="ce78" office:value-type="float" office:value="-9">
            <text:p>-9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/</text:p>
          </table:table-cell>
          <table:table-cell table:style-name="ce33" office:value-type="float" office:value="47">
            <text:p>47</text:p>
          </table:table-cell>
          <table:table-cell office:value-type="string">
            <text:p>0x2F</text:p>
          </table:table-cell>
          <table:table-cell office:value-type="string">
            <text:p>barbandboathookexdown</text:p>
          </table:table-cell>
          <table:table-cell table:style-name="ce33" office:value-type="string">
            <text:p>\Y~</text:p>
          </table:table-cell>
          <table:table-cell office:value-type="string">
            <text:p>bb~</text:p>
          </table:table-cell>
          <table:table-cell office:value-type="string">
            <text:p>double flat 23-comma up</text:p>
          </table:table-cell>
          <table:table-cell office:value-type="string">
            <text:p>7/8 tone down</text:p>
          </table:table-cell>
          <table:table-cell office:value-type="string">
            <text:p>7° down (48); 14° down (96)</text:p>
          </table:table-cell>
          <table:table-cell table:number-columns-repeated="3"/>
          <table:table-cell office:value-type="string">
            <text:p>Y</text:p>
          </table:table-cell>
          <table:table-cell office:value-type="string">
            <text:p>Hermes' winged caduceus crossed inverted</text:p>
          </table:table-cell>
          <table:table-cell office:value-type="float" office:value="3087007744">
            <text:p>3087007744</text:p>
          </table:table-cell>
          <table:table-cell office:value-type="float" office:value="3486784401">
            <text:p>3486784401</text:p>
          </table:table-cell>
          <table:table-cell office:value-type="float" office:value="-210.825670039333">
            <text:p>-210,826</text:p>
          </table:table-cell>
          <table:table-cell table:style-name="ce84" office:value-type="string">
            <text:p>[</text:p>
          </table:table-cell>
          <table:table-cell table:style-name="ce78" office:value-type="float" office:value="27">
            <text:p>27</text:p>
          </table:table-cell>
          <table:table-cell table:style-name="ce78" office:value-type="float" office:value="-20">
            <text:p>-20</text:p>
          </table:table-cell>
          <table:table-cell table:number-columns-repeated="6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0</text:p>
          </table:table-cell>
          <table:table-cell table:style-name="ce33" office:value-type="float" office:value="48">
            <text:p>48</text:p>
          </table:table-cell>
          <table:table-cell office:value-type="string">
            <text:p>0x30</text:p>
          </table:table-cell>
          <table:table-cell office:value-type="string">
            <text:p>boathookandarcexdown</text:p>
          </table:table-cell>
          <table:table-cell table:style-name="ce33" office:value-type="string">
            <text:p>~Y)</text:p>
          </table:table-cell>
          <table:table-cell office:value-type="string">
            <text:p>bb¶</text:p>
          </table:table-cell>
          <table:table-cell office:value-type="string">
            <text:p>double flat 11:49-comma up</text:p>
          </table:table-cell>
          <table:table-cell table:number-columns-repeated="7"/>
          <table:table-cell office:value-type="float" office:value="23068672">
            <text:p>23068672</text:p>
          </table:table-cell>
          <table:table-cell office:value-type="float" office:value="26040609">
            <text:p>26040609</text:p>
          </table:table-cell>
          <table:table-cell office:value-type="float" office:value="-209.793880958142">
            <text:p>-209,794</text:p>
          </table:table-cell>
          <table:table-cell table:style-name="ce84" office:value-type="string">
            <text:p>[</text:p>
          </table:table-cell>
          <table:table-cell table:style-name="ce78" office:value-type="float" office:value="21">
            <text:p>21</text:p>
          </table:table-cell>
          <table:table-cell table:style-name="ce78" office:value-type="float" office:value="-12">
            <text:p>-12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2">
            <text:p>-2</text:p>
          </table:table-cell>
          <table:table-cell table:style-name="ce78" office:value-type="float" office:value="1"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1</text:p>
          </table:table-cell>
          <table:table-cell table:style-name="ce33" office:value-type="float" office:value="49">
            <text:p>49</text:p>
          </table:table-cell>
          <table:table-cell office:value-type="string">
            <text:p>0x31</text:p>
          </table:table-cell>
          <table:table-cell office:value-type="string">
            <text:p>leftarcexdown</text:p>
          </table:table-cell>
          <table:table-cell table:style-name="ce33" office:value-type="string">
            <text:p>(Y</text:p>
          </table:table-cell>
          <table:table-cell office:value-type="string">
            <text:p>bb¯</text:p>
          </table:table-cell>
          <table:table-cell office:value-type="string">
            <text:p>double flat 19-comma up</text:p>
          </table:table-cell>
          <table:table-cell table:number-columns-repeated="7"/>
          <table:table-cell office:value-type="float" office:value="4096">
            <text:p>4096</text:p>
          </table:table-cell>
          <table:table-cell office:value-type="float" office:value="4617">
            <text:p>4617</text:p>
          </table:table-cell>
          <table:table-cell office:value-type="float" office:value="-207.28802045924">
            <text:p>-207,288</text:p>
          </table:table-cell>
          <table:table-cell table:style-name="ce84" office:value-type="string">
            <text:p>[</text:p>
          </table:table-cell>
          <table:table-cell table:style-name="ce78" office:value-type="float" office:value="12">
            <text:p>12</text:p>
          </table:table-cell>
          <table:table-cell table:style-name="ce78" office:value-type="float" office:value="-5">
            <text:p>-5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7">
          <table:table-cell table:style-name="ce12" office:value-type="string">
            <text:p>2</text:p>
          </table:table-cell>
          <table:table-cell table:style-name="ce33" office:value-type="float" office:value="50">
            <text:p>50</text:p>
          </table:table-cell>
          <table:table-cell office:value-type="string">
            <text:p>0x32</text:p>
          </table:table-cell>
          <table:table-cell office:value-type="string">
            <text:p>rightbarbexdown</text:p>
          </table:table-cell>
          <table:table-cell table:style-name="ce33" office:value-type="string">
            <text:p>Y/</text:p>
          </table:table-cell>
          <table:table-cell office:value-type="string">
            <text:p>bb/</text:p>
          </table:table-cell>
          <table:table-cell office:value-type="string">
            <text:p>double flat 5-comma up</text:p>
          </table:table-cell>
          <table:table-cell office:value-type="string">
            <text:p>11/12 or 15/16 tone down</text:p>
          </table:table-cell>
          <table:table-cell office:value-type="string">
            <text:p>5° down (22,29); 7° down (34,41); 9° down (53); 11° down (72); 15° down (96)</text:p>
          </table:table-cell>
          <table:table-cell table:number-columns-repeated="4" office:value-type="string">
            <text:p>Y</text:p>
          </table:table-cell>
          <table:table-cell office:value-type="string">
            <text:p>Artemis' half-arrow crossed inverted</text:p>
          </table:table-cell>
          <table:table-cell office:value-type="float" office:value="262144">
            <text:p>262144</text:p>
          </table:table-cell>
          <table:table-cell office:value-type="float" office:value="295245">
            <text:p>295245</text:p>
          </table:table-cell>
          <table:table-cell office:value-type="float" office:value="-205.863722518709">
            <text:p>-205,864</text:p>
          </table:table-cell>
          <table:table-cell table:style-name="ce84" office:value-type="string">
            <text:p>[</text:p>
          </table:table-cell>
          <table:table-cell table:style-name="ce78" office:value-type="float" office:value="18">
            <text:p>18</text:p>
          </table:table-cell>
          <table:table-cell table:style-name="ce78" office:value-type="float" office:value="-10">
            <text:p>-10</text:p>
          </table:table-cell>
          <table:table-cell table:style-name="ce78" office:value-type="float" office:value="-1">
            <text:p>-1</text:p>
          </table:table-cell>
          <table:table-cell table:number-columns-repeated="6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2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3</text:p>
          </table:table-cell>
          <table:table-cell table:style-name="ce33" office:value-type="float" office:value="51">
            <text:p>51</text:p>
          </table:table-cell>
          <table:table-cell office:value-type="string">
            <text:p>0x33</text:p>
          </table:table-cell>
          <table:table-cell office:value-type="string">
            <text:p>scrollandarcexdown</text:p>
          </table:table-cell>
          <table:table-cell table:style-name="ce33" office:value-type="string">
            <text:p>)Y)</text:p>
          </table:table-cell>
          <table:table-cell office:value-type="string">
            <text:p>bb¬</text:p>
          </table:table-cell>
          <table:table-cell office:value-type="string">
            <text:p>double flat 5:19-comma up</text:p>
          </table:table-cell>
          <table:table-cell office:value-type="string">
            <text:p>17/18 or 19/20 tone down</text:p>
          </table:table-cell>
          <table:table-cell table:number-columns-repeated="4"/>
          <table:table-cell office:value-type="string">
            <text:p>Y</text:p>
          </table:table-cell>
          <table:table-cell office:value-type="string">
            <text:p>Persephone's curves crossed inverted</text:p>
          </table:table-cell>
          <table:table-cell office:value-type="float" office:value="9728">
            <text:p>9728</text:p>
          </table:table-cell>
          <table:table-cell office:value-type="float" office:value="10935">
            <text:p>10935</text:p>
          </table:table-cell>
          <table:table-cell office:value-type="float" office:value="-202.485703790244">
            <text:p>-202,486</text:p>
          </table:table-cell>
          <table:table-cell table:style-name="ce84" office:value-type="string">
            <text:p>[</text:p>
          </table:table-cell>
          <table:table-cell table:style-name="ce78" office:value-type="float" office:value="9">
            <text:p>9</text:p>
          </table:table-cell>
          <table:table-cell table:style-name="ce78" office:value-type="float" office:value="-7">
            <text:p>-7</text:p>
          </table:table-cell>
          <table:table-cell table:style-name="ce78" office:value-type="float" office:value="-1">
            <text:p>-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3">
          <table:table-cell table:style-name="ce6" office:value-type="string">
            <text:p>4</text:p>
          </table:table-cell>
          <table:table-cell table:style-name="ce33" office:value-type="float" office:value="52">
            <text:p>52</text:p>
          </table:table-cell>
          <table:table-cell office:value-type="string">
            <text:p>0x34</text:p>
          </table:table-cell>
          <table:table-cell office:value-type="string">
            <text:p>rightarcexdown</text:p>
          </table:table-cell>
          <table:table-cell table:style-name="ce33" office:value-type="string">
            <text:p>Y)</text:p>
          </table:table-cell>
          <table:table-cell office:value-type="string">
            <text:p>bbf</text:p>
          </table:table-cell>
          <table:table-cell office:value-type="string">
            <text:p>double flat 7-comma up</text:p>
          </table:table-cell>
          <table:table-cell office:value-type="string">
            <text:p>5/6 tone down</text:p>
          </table:table-cell>
          <table:table-cell office:value-type="string">
            <text:p>5° down (36); 10° down (72)</text:p>
          </table:table-cell>
          <table:table-cell table:number-columns-repeated="4" office:value-type="string">
            <text:p>Y</text:p>
          </table:table-cell>
          <table:table-cell office:value-type="string">
            <text:p>Archytas' arc (or rainbow) crossed inverted</text:p>
          </table:table-cell>
          <table:table-cell office:value-type="float" office:value="268435456">
            <text:p>268435456</text:p>
          </table:table-cell>
          <table:table-cell office:value-type="float" office:value="301327047">
            <text:p>301327047</text:p>
          </table:table-cell>
          <table:table-cell office:value-type="float" office:value="-200.105920315324">
            <text:p>-200,106</text:p>
          </table:table-cell>
          <table:table-cell table:style-name="ce84" office:value-type="string">
            <text:p>[</text:p>
          </table:table-cell>
          <table:table-cell table:style-name="ce78" office:value-type="float" office:value="28">
            <text:p>28</text:p>
          </table:table-cell>
          <table:table-cell table:style-name="ce78" office:value-type="float" office:value="-16">
            <text:p>-16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6">
          <table:table-cell table:style-name="ce10" office:value-type="string">
            <text:p>5</text:p>
          </table:table-cell>
          <table:table-cell table:style-name="ce33" office:value-type="float" office:value="53">
            <text:p>53</text:p>
          </table:table-cell>
          <table:table-cell office:value-type="string">
            <text:p>0x35</text:p>
          </table:table-cell>
          <table:table-cell office:value-type="string">
            <text:p>leftscrollandbarbexdown</text:p>
          </table:table-cell>
          <table:table-cell table:style-name="ce33" office:value-type="string">
            <text:p>)\Y</text:p>
          </table:table-cell>
          <table:table-cell office:value-type="string">
            <text:p>bbþ</text:p>
          </table:table-cell>
          <table:table-cell office:value-type="string">
            <text:p>double flat 7:19-comma up</text:p>
          </table:table-cell>
          <table:table-cell table:number-columns-repeated="7"/>
          <table:table-cell office:value-type="float" office:value="9961472">
            <text:p>9961472</text:p>
          </table:table-cell>
          <table:table-cell office:value-type="float" office:value="11160261">
            <text:p>11160261</text:p>
          </table:table-cell>
          <table:table-cell office:value-type="float" office:value="-196.727901586859">
            <text:p>-196,728</text:p>
          </table:table-cell>
          <table:table-cell table:style-name="ce84" office:value-type="string">
            <text:p>[</text:p>
          </table:table-cell>
          <table:table-cell table:style-name="ce78" office:value-type="float" office:value="19">
            <text:p>19</text:p>
          </table:table-cell>
          <table:table-cell table:style-name="ce78" office:value-type="float" office:value="-13">
            <text:p>-13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1" office:value-type="string">
            <text:p>6</text:p>
          </table:table-cell>
          <table:table-cell table:style-name="ce33" office:value-type="float" office:value="54">
            <text:p>54</text:p>
          </table:table-cell>
          <table:table-cell office:value-type="string">
            <text:p>0x36</text:p>
          </table:table-cell>
          <table:table-cell office:value-type="string">
            <text:p>leftbarbexdown</text:p>
          </table:table-cell>
          <table:table-cell table:style-name="ce33" office:value-type="string">
            <text:p>\Y</text:p>
          </table:table-cell>
          <table:table-cell office:value-type="string">
            <text:p>bby</text:p>
          </table:table-cell>
          <table:table-cell office:value-type="string">
            <text:p>double flat 55-comma up</text:p>
          </table:table-cell>
          <table:table-cell office:value-type="string">
            <text:p>4/5 or 13/16 tone down</text:p>
          </table:table-cell>
          <table:table-cell office:value-type="string">
            <text:p>8° down (60); 13° down (96)</text:p>
          </table:table-cell>
          <table:table-cell/>
          <table:table-cell table:number-columns-repeated="3" office:value-type="string">
            <text:p>Y</text:p>
          </table:table-cell>
          <table:table-cell office:value-type="string">
            <text:p>Didymus' dibbler crossed inverted</text:p>
          </table:table-cell>
          <table:table-cell office:value-type="float" office:value="115343360">
            <text:p>115343360</text:p>
          </table:table-cell>
          <table:table-cell office:value-type="float" office:value="129140163">
            <text:p>129140163</text:p>
          </table:table-cell>
          <table:table-cell office:value-type="float" office:value="-195.603358481995">
            <text:p>-195,603</text:p>
          </table:table-cell>
          <table:table-cell table:style-name="ce84" office:value-type="string">
            <text:p>[</text:p>
          </table:table-cell>
          <table:table-cell table:style-name="ce78" office:value-type="float" office:value="21">
            <text:p>21</text:p>
          </table:table-cell>
          <table:table-cell table:style-name="ce78" office:value-type="float" office:value="-17">
            <text:p>-17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1" office:value-type="string">
            <text:p>7</text:p>
          </table:table-cell>
          <table:table-cell table:style-name="ce33" office:value-type="float" office:value="55">
            <text:p>55</text:p>
          </table:table-cell>
          <table:table-cell office:value-type="string">
            <text:p>0x37</text:p>
          </table:table-cell>
          <table:table-cell office:value-type="string">
            <text:p>scrollandboathookexdown</text:p>
          </table:table-cell>
          <table:table-cell table:style-name="ce33" office:value-type="string">
            <text:p>)Y~</text:p>
          </table:table-cell>
          <table:table-cell office:value-type="string">
            <text:p>bb?</text:p>
          </table:table-cell>
          <table:table-cell office:value-type="string">
            <text:p>double flat 7:11-comma up</text:p>
          </table:table-cell>
          <table:table-cell office:value-type="string">
            <text:p>9/10 tone down</text:p>
          </table:table-cell>
          <table:table-cell office:value-type="string">
            <text:p>9° down (60)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office:value-type="string">
            <text:p>Hecate's torch crossed inverted</text:p>
          </table:table-cell>
          <table:table-cell office:value-type="float" office:value="7168">
            <text:p>7168</text:p>
          </table:table-cell>
          <table:table-cell office:value-type="float" office:value="8019">
            <text:p>8019</text:p>
          </table:table-cell>
          <table:table-cell office:value-type="float" office:value="-194.222041087956">
            <text:p>-194,222</text:p>
          </table:table-cell>
          <table:table-cell table:style-name="ce84" office:value-type="string">
            <text:p>[</text:p>
          </table:table-cell>
          <table:table-cell table:style-name="ce78" office:value-type="float" office:value="10">
            <text:p>10</text:p>
          </table:table-cell>
          <table:table-cell table:style-name="ce78" office:value-type="float" office:value="-6">
            <text:p>-6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-1">
            <text:p>-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8</text:p>
          </table:table-cell>
          <table:table-cell table:style-name="ce33" office:value-type="float" office:value="56">
            <text:p>56</text:p>
          </table:table-cell>
          <table:table-cell office:value-type="string">
            <text:p>0x38</text:p>
          </table:table-cell>
          <table:table-cell office:value-type="string">
            <text:p>doubleleftboathookexdown</text:p>
          </table:table-cell>
          <table:table-cell table:style-name="ce33" office:value-type="string">
            <text:p>~~Y</text:p>
          </table:table-cell>
          <table:table-cell office:value-type="string">
            <text:p>bbp</text:p>
          </table:table-cell>
          <table:table-cell office:value-type="string">
            <text:p>double flat 49-S-diesis up</text:p>
          </table:table-cell>
          <table:table-cell table:number-columns-repeated="7"/>
          <table:table-cell office:value-type="float" office:value="12845056">
            <text:p>12845056</text:p>
          </table:table-cell>
          <table:table-cell office:value-type="float" office:value="14348907">
            <text:p>14348907</text:p>
          </table:table-cell>
          <table:table-cell office:value-type="float" office:value="-191.673200042561">
            <text:p>-191,673</text:p>
          </table:table-cell>
          <table:table-cell table:style-name="ce84" office:value-type="string">
            <text:p>[</text:p>
          </table:table-cell>
          <table:table-cell table:style-name="ce78" office:value-type="float" office:value="18">
            <text:p>18</text:p>
          </table:table-cell>
          <table:table-cell table:style-name="ce78" office:value-type="float" office:value="-15">
            <text:p>-1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2">
            <text:p>2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9</text:p>
          </table:table-cell>
          <table:table-cell table:style-name="ce33" office:value-type="float" office:value="57">
            <text:p>57</text:p>
          </table:table-cell>
          <table:table-cell office:value-type="string">
            <text:p>0x39</text:p>
          </table:table-cell>
          <table:table-cell office:value-type="string">
            <text:p>rightboathookexdown</text:p>
          </table:table-cell>
          <table:table-cell table:style-name="ce33" office:value-type="string">
            <text:p>Y~</text:p>
          </table:table-cell>
          <table:table-cell office:value-type="string">
            <text:p>bbø</text:p>
          </table:table-cell>
          <table:table-cell office:value-type="string">
            <text:p>double flat 5:23-S-diesis up</text:p>
          </table:table-cell>
          <table:table-cell office:value-type="string">
            <text:p>19/24 tone down</text:p>
          </table:table-cell>
          <table:table-cell table:number-columns-repeated="4"/>
          <table:table-cell office:value-type="string">
            <text:p>Y</text:p>
          </table:table-cell>
          <table:table-cell office:value-type="string">
            <text:p>Charon's boathook crossed inverted</text:p>
          </table:table-cell>
          <table:table-cell office:value-type="float" office:value="192937984">
            <text:p>192937984</text:p>
          </table:table-cell>
          <table:table-cell office:value-type="float" office:value="215233605">
            <text:p>215233605</text:p>
          </table:table-cell>
          <table:table-cell office:value-type="float" office:value="-189.319380442618">
            <text:p>-189,319</text:p>
          </table:table-cell>
          <table:table-cell table:style-name="ce84" office:value-type="string">
            <text:p>[</text:p>
          </table:table-cell>
          <table:table-cell table:style-name="ce78" office:value-type="float" office:value="23">
            <text:p>23</text:p>
          </table:table-cell>
          <table:table-cell table:style-name="ce78" office:value-type="float" office:value="-16">
            <text:p>-16</text:p>
          </table:table-cell>
          <table:table-cell table:style-name="ce78" office:value-type="float" office:value="-1">
            <text:p>-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1" office:value-type="string">
            <text:p>:</text:p>
          </table:table-cell>
          <table:table-cell table:style-name="ce33" office:value-type="float" office:value="58">
            <text:p>58</text:p>
          </table:table-cell>
          <table:table-cell office:value-type="string">
            <text:p>0x3A</text:p>
          </table:table-cell>
          <table:table-cell office:value-type="string">
            <text:p>boathookandscrollexdown</text:p>
          </table:table-cell>
          <table:table-cell table:style-name="ce33" office:value-type="string">
            <text:p>~Y(</text:p>
          </table:table-cell>
          <table:table-cell office:value-type="string">
            <text:p>bbq</text:p>
          </table:table-cell>
          <table:table-cell office:value-type="string">
            <text:p>double flat 5:11-S-diesis up</text:p>
          </table:table-cell>
          <table:table-cell table:number-columns-repeated="4"/>
          <table:table-cell office:value-type="string">
            <text:p>Y</text:p>
          </table:table-cell>
          <table:table-cell/>
          <table:table-cell office:value-type="string">
            <text:p>Hephaestus' axe crossed inverted</text:p>
          </table:table-cell>
          <table:table-cell office:value-type="float" office:value="5242880">
            <text:p>5242880</text:p>
          </table:table-cell>
          <table:table-cell office:value-type="float" office:value="5845851">
            <text:p>5845851</text:p>
          </table:table-cell>
          <table:table-cell office:value-type="float" office:value="-188.464238884571">
            <text:p>-188,464</text:p>
          </table:table-cell>
          <table:table-cell table:style-name="ce84" office:value-type="string">
            <text:p>[</text:p>
          </table:table-cell>
          <table:table-cell table:style-name="ce78" office:value-type="float" office:value="20">
            <text:p>20</text:p>
          </table:table-cell>
          <table:table-cell table:style-name="ce78" office:value-type="float" office:value="-12">
            <text:p>-12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;</text:p>
          </table:table-cell>
          <table:table-cell table:style-name="ce33" office:value-type="float" office:value="59">
            <text:p>59</text:p>
          </table:table-cell>
          <table:table-cell office:value-type="string">
            <text:p>0x3B</text:p>
          </table:table-cell>
          <table:table-cell office:value-type="string">
            <text:p>leftscrollandboathookexdown</text:p>
          </table:table-cell>
          <table:table-cell table:style-name="ce33" office:value-type="string">
            <text:p>)~Y</text:p>
          </table:table-cell>
          <table:table-cell office:value-type="string">
            <text:p>bbµ</text:p>
          </table:table-cell>
          <table:table-cell office:value-type="string">
            <text:p>double flat 23-S-diesis up</text:p>
          </table:table-cell>
          <table:table-cell table:number-columns-repeated="7"/>
          <table:table-cell office:value-type="float" office:value="1275068416">
            <text:p>1275068416</text:p>
          </table:table-cell>
          <table:table-cell office:value-type="float" office:value="1420541793">
            <text:p>1420541793</text:p>
          </table:table-cell>
          <table:table-cell office:value-type="float" office:value="-187.03994094404">
            <text:p>-187,040</text:p>
          </table:table-cell>
          <table:table-cell table:style-name="ce84" office:value-type="string">
            <text:p>[</text:p>
          </table:table-cell>
          <table:table-cell table:style-name="ce78" office:value-type="float" office:value="26">
            <text:p>26</text:p>
          </table:table-cell>
          <table:table-cell table:style-name="ce78" office:value-type="float" office:value="-17">
            <text:p>-17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8">
          <table:table-cell table:style-name="ce11" office:value-type="string">
            <text:p>&lt;</text:p>
          </table:table-cell>
          <table:table-cell table:style-name="ce33" office:value-type="float" office:value="60">
            <text:p>60</text:p>
          </table:table-cell>
          <table:table-cell office:value-type="string">
            <text:p>0x3C</text:p>
          </table:table-cell>
          <table:table-cell office:value-type="string">
            <text:p>doublescrollexdown</text:p>
          </table:table-cell>
          <table:table-cell table:style-name="ce33" office:value-type="string">
            <text:p>)Y(</text:p>
          </table:table-cell>
          <table:table-cell office:value-type="string">
            <text:p>bb=</text:p>
          </table:table-cell>
          <table:table-cell office:value-type="string">
            <text:p>double flat 25-S-diesis up</text:p>
          </table:table-cell>
          <table:table-cell/>
          <table:table-cell office:value-type="string">
            <text:p>8° down (53)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string">
            <text:p>Poseidon's trident crossed inverted</text:p>
          </table:table-cell>
          <table:table-cell office:value-type="float" office:value="16384">
            <text:p>16384</text:p>
          </table:table-cell>
          <table:table-cell office:value-type="float" office:value="18225">
            <text:p>18225</text:p>
          </table:table-cell>
          <table:table-cell office:value-type="float" office:value="-184.357432921994">
            <text:p>-184,357</text:p>
          </table:table-cell>
          <table:table-cell table:style-name="ce84" office:value-type="string">
            <text:p>[</text:p>
          </table:table-cell>
          <table:table-cell table:style-name="ce78" office:value-type="float" office:value="14">
            <text:p>14</text:p>
          </table:table-cell>
          <table:table-cell table:style-name="ce78" office:value-type="float" office:value="-6">
            <text:p>-6</text:p>
          </table:table-cell>
          <table:table-cell table:style-name="ce78" office:value-type="float" office:value="-2">
            <text:p>-2</text:p>
          </table:table-cell>
          <table:table-cell table:number-columns-repeated="6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3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=</text:p>
          </table:table-cell>
          <table:table-cell table:style-name="ce33" office:value-type="float" office:value="61">
            <text:p>61</text:p>
          </table:table-cell>
          <table:table-cell office:value-type="string">
            <text:p>0x3D</text:p>
          </table:table-cell>
          <table:table-cell office:value-type="string">
            <text:p>leftscrolldblrightbarbtrpldown</text:p>
          </table:table-cell>
          <table:table-cell table:style-name="ce33" office:value-type="string">
            <text:p>)!!!//</text:p>
          </table:table-cell>
          <table:table-cell office:value-type="string">
            <text:p>b©</text:p>
          </table:table-cell>
          <table:table-cell office:value-type="string">
            <text:p>flat 5:13-L-diesis down</text:p>
          </table:table-cell>
          <table:table-cell table:number-columns-repeated="7"/>
          <table:table-cell office:value-type="float" office:value="1744830464">
            <text:p>1744830464</text:p>
          </table:table-cell>
          <table:table-cell office:value-type="float" office:value="1937102445">
            <text:p>1937102445</text:p>
          </table:table-cell>
          <table:table-cell office:value-type="float" office:value="-180.976067672498">
            <text:p>-180,976</text:p>
          </table:table-cell>
          <table:table-cell table:style-name="ce84" office:value-type="string">
            <text:p>[</text:p>
          </table:table-cell>
          <table:table-cell table:style-name="ce78" office:value-type="float" office:value="27">
            <text:p>27</text:p>
          </table:table-cell>
          <table:table-cell table:style-name="ce78" office:value-type="float" office:value="-18">
            <text:p>-18</text:p>
          </table:table-cell>
          <table:table-cell table:style-name="ce78" office:value-type="float" office:value="-1">
            <text:p>-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8">
          <table:table-cell table:style-name="ce11" office:value-type="string">
            <text:p>&gt;</text:p>
          </table:table-cell>
          <table:table-cell table:style-name="ce33" office:value-type="float" office:value="62">
            <text:p>62</text:p>
          </table:table-cell>
          <table:table-cell office:value-type="string">
            <text:p>0x3E</text:p>
          </table:table-cell>
          <table:table-cell office:value-type="string">
            <text:p>arcandbarbtripledown</text:p>
          </table:table-cell>
          <table:table-cell table:style-name="ce33" office:value-type="string">
            <text:p>(!!!/</text:p>
          </table:table-cell>
          <table:table-cell office:value-type="string">
            <text:p>bw</text:p>
          </table:table-cell>
          <table:table-cell office:value-type="string">
            <text:p>flat 35-L-diesis down</text:p>
          </table:table-cell>
          <table:table-cell/>
          <table:table-cell office:value-type="string">
            <text:p>5° down (43,50)</text:p>
          </table:table-cell>
          <table:table-cell/>
          <table:table-cell table:number-columns-repeated="3" office:value-type="string">
            <text:p>Y</text:p>
          </table:table-cell>
          <table:table-cell office:value-type="string">
            <text:p>Ares' large helmet triple inverted</text:p>
          </table:table-cell>
          <table:table-cell office:value-type="float" office:value="16777216">
            <text:p>16777216</text:p>
          </table:table-cell>
          <table:table-cell office:value-type="float" office:value="18600435">
            <text:p>18600435</text:p>
          </table:table-cell>
          <table:table-cell office:value-type="float" office:value="-178.599630718609">
            <text:p>-178,600</text:p>
          </table:table-cell>
          <table:table-cell table:style-name="ce84" office:value-type="string">
            <text:p>[</text:p>
          </table:table-cell>
          <table:table-cell table:style-name="ce78" office:value-type="float" office:value="24">
            <text:p>24</text:p>
          </table:table-cell>
          <table:table-cell table:style-name="ce78" office:value-type="float" office:value="-12">
            <text:p>-12</text:p>
          </table:table-cell>
          <table:table-cell table:number-columns-repeated="2" table:style-name="ce78" office:value-type="float" office:value="-1">
            <text:p>-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3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?</text:p>
          </table:table-cell>
          <table:table-cell table:style-name="ce33" office:value-type="float" office:value="63">
            <text:p>63</text:p>
          </table:table-cell>
          <table:table-cell office:value-type="string">
            <text:p>0x3F</text:p>
          </table:table-cell>
          <table:table-cell office:value-type="string">
            <text:p>doublerightbarbtripledown</text:p>
          </table:table-cell>
          <table:table-cell table:style-name="ce33" office:value-type="string">
            <text:p>!!!//</text:p>
          </table:table-cell>
          <table:table-cell office:value-type="string">
            <text:p>b«</text:p>
          </table:table-cell>
          <table:table-cell office:value-type="string">
            <text:p>flat 11:19-L-diesis down</text:p>
          </table:table-cell>
          <table:table-cell table:number-columns-repeated="7"/>
          <table:table-cell office:value-type="float" office:value="738197504">
            <text:p>738197504</text:p>
          </table:table-cell>
          <table:table-cell office:value-type="float" office:value="817887699">
            <text:p>817887699</text:p>
          </table:table-cell>
          <table:table-cell office:value-type="float" office:value="-177.475087613745">
            <text:p>-177,475</text:p>
          </table:table-cell>
          <table:table-cell table:style-name="ce84" office:value-type="string">
            <text:p>[</text:p>
          </table:table-cell>
          <table:table-cell table:style-name="ce78" office:value-type="float" office:value="26">
            <text:p>26</text:p>
          </table:table-cell>
          <table:table-cell table:style-name="ce78" office:value-type="float" office:value="-16">
            <text:p>-16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8">
          <table:table-cell table:style-name="ce11" office:value-type="string">
            <text:p>@</text:p>
          </table:table-cell>
          <table:table-cell table:style-name="ce33" office:value-type="float" office:value="64">
            <text:p>64</text:p>
          </table:table-cell>
          <table:table-cell office:value-type="string">
            <text:p>0x40</text:p>
          </table:table-cell>
          <table:table-cell office:value-type="string">
            <text:p>doublearctripledown</text:p>
          </table:table-cell>
          <table:table-cell table:style-name="ce33" office:value-type="string">
            <text:p>(!!!)</text:p>
          </table:table-cell>
          <table:table-cell office:value-type="string">
            <text:p>bo</text:p>
          </table:table-cell>
          <table:table-cell office:value-type="string">
            <text:p>flat 11-L-diesis down</text:p>
          </table:table-cell>
          <table:table-cell/>
          <table:table-cell office:value-type="string">
            <text:p>8° down (39,46)</text:p>
          </table:table-cell>
          <table:table-cell/>
          <table:table-cell table:number-columns-repeated="2" office:value-type="string">
            <text:p>Y</text:p>
          </table:table-cell>
          <table:table-cell/>
          <table:table-cell office:value-type="string">
            <text:p>Dionysus' wine cup triple inverted</text:p>
          </table:table-cell>
          <table:table-cell office:value-type="float" office:value="1441792">
            <text:p>1441792</text:p>
          </table:table-cell>
          <table:table-cell office:value-type="float" office:value="1594323">
            <text:p>1594323</text:p>
          </table:table-cell>
          <table:table-cell office:value-type="float" office:value="-174.09706888528">
            <text:p>-174,097</text:p>
          </table:table-cell>
          <table:table-cell table:style-name="ce84" office:value-type="string">
            <text:p>[</text:p>
          </table:table-cell>
          <table:table-cell table:style-name="ce78" office:value-type="float" office:value="17">
            <text:p>17</text:p>
          </table:table-cell>
          <table:table-cell table:style-name="ce78" office:value-type="float" office:value="-13">
            <text:p>-13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3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A</text:p>
          </table:table-cell>
          <table:table-cell table:style-name="ce33" office:value-type="float" office:value="65">
            <text:p>65</text:p>
          </table:table-cell>
          <table:table-cell office:value-type="string">
            <text:p>0x41</text:p>
          </table:table-cell>
          <table:table-cell office:value-type="string">
            <text:p>rightbarbandarctripledown</text:p>
          </table:table-cell>
          <table:table-cell table:style-name="ce33" office:value-type="string">
            <text:p>!!!/)</text:p>
          </table:table-cell>
          <table:table-cell office:value-type="string">
            <text:p>b¤</text:p>
          </table:table-cell>
          <table:table-cell office:value-type="string">
            <text:p>flat 49-L-diesis down</text:p>
          </table:table-cell>
          <table:table-cell table:number-columns-repeated="7"/>
          <table:table-cell office:value-type="float" office:value="17179869184">
            <text:p>17179869184</text:p>
          </table:table-cell>
          <table:table-cell office:value-type="float" office:value="18983603961">
            <text:p>18983603961</text:p>
          </table:table-cell>
          <table:table-cell office:value-type="float" office:value="-172.841828515223">
            <text:p>-172,842</text:p>
          </table:table-cell>
          <table:table-cell table:style-name="ce84" office:value-type="string">
            <text:p>[</text:p>
          </table:table-cell>
          <table:table-cell table:style-name="ce78" office:value-type="float" office:value="34">
            <text:p>34</text:p>
          </table:table-cell>
          <table:table-cell table:style-name="ce78" office:value-type="float" office:value="-18">
            <text:p>-18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2">
            <text:p>-2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B</text:p>
          </table:table-cell>
          <table:table-cell table:style-name="ce33" office:value-type="float" office:value="66">
            <text:p>66</text:p>
          </table:table-cell>
          <table:table-cell office:value-type="string">
            <text:p>0x42</text:p>
          </table:table-cell>
          <table:table-cell office:value-type="string">
            <text:p>leftscrolldoublebarbtripledown</text:p>
          </table:table-cell>
          <table:table-cell table:style-name="ce33" office:value-type="string">
            <text:p>)\!!!/</text:p>
          </table:table-cell>
          <table:table-cell office:value-type="string">
            <text:p>b&amp;</text:p>
          </table:table-cell>
          <table:table-cell office:value-type="string">
            <text:p>flat 5:49-M-diesis down</text:p>
          </table:table-cell>
          <table:table-cell table:number-columns-repeated="7"/>
          <table:table-cell office:value-type="float" office:value="802816">
            <text:p>802816</text:p>
          </table:table-cell>
          <table:table-cell office:value-type="float" office:value="885735">
            <text:p>885735</text:p>
          </table:table-cell>
          <table:table-cell office:value-type="float" office:value="-170.166910445847">
            <text:p>-170,167</text:p>
          </table:table-cell>
          <table:table-cell table:style-name="ce84" office:value-type="string">
            <text:p>[</text:p>
          </table:table-cell>
          <table:table-cell table:style-name="ce78" office:value-type="float" office:value="14">
            <text:p>14</text:p>
          </table:table-cell>
          <table:table-cell table:style-name="ce78" office:value-type="float" office:value="-11">
            <text:p>-11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2">
            <text:p>2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C</text:p>
          </table:table-cell>
          <table:table-cell table:style-name="ce33" office:value-type="float" office:value="67">
            <text:p>67</text:p>
          </table:table-cell>
          <table:table-cell office:value-type="string">
            <text:p>0x43</text:p>
          </table:table-cell>
          <table:table-cell office:value-type="string">
            <text:p>leftarcandbarbtripledown</text:p>
          </table:table-cell>
          <table:table-cell table:style-name="ce33" office:value-type="string">
            <text:p>(\!!!</text:p>
          </table:table-cell>
          <table:table-cell office:value-type="string">
            <text:p>b¿</text:p>
          </table:table-cell>
          <table:table-cell office:value-type="string">
            <text:p>flat 49-M-diesis down</text:p>
          </table:table-cell>
          <table:table-cell table:number-columns-repeated="7"/>
          <table:table-cell office:value-type="float" office:value="49">
            <text:p>49</text:p>
          </table:table-cell>
          <table:table-cell office:value-type="float" office:value="54">
            <text:p>54</text:p>
          </table:table-cell>
          <table:table-cell office:value-type="float" office:value="-168.213189657912">
            <text:p>-168,213</text:p>
          </table:table-cell>
          <table:table-cell table:style-name="ce84" office:value-type="string">
            <text:p>[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-3">
            <text:p>-3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2">
            <text:p>2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3">
          <table:table-cell table:style-name="ce6" office:value-type="string">
            <text:p>D</text:p>
          </table:table-cell>
          <table:table-cell table:style-name="ce33" office:value-type="float" office:value="68">
            <text:p>68</text:p>
          </table:table-cell>
          <table:table-cell office:value-type="string">
            <text:p>0x44</text:p>
          </table:table-cell>
          <table:table-cell office:value-type="string">
            <text:p>doublebarbtripledown</text:p>
          </table:table-cell>
          <table:table-cell table:style-name="ce33" office:value-type="string">
            <text:p>\!!!/</text:p>
          </table:table-cell>
          <table:table-cell office:value-type="string">
            <text:p>bv</text:p>
          </table:table-cell>
          <table:table-cell office:value-type="string">
            <text:p>flat 11-M-diesis down</text:p>
          </table:table-cell>
          <table:table-cell office:value-type="string">
            <text:p>3/4 tone down</text:p>
          </table:table-cell>
          <table:table-cell office:value-type="string">
            <text:p>3° down (17,24,31,38); 6° down (34,41,48,55,62); 9° down (72); 12° down (96)</text:p>
          </table:table-cell>
          <table:table-cell table:number-columns-repeated="4" office:value-type="string">
            <text:p>Y</text:p>
          </table:table-cell>
          <table:table-cell office:value-type="string">
            <text:p>Apollo's arrow triple inverted</text:p>
          </table:table-cell>
          <table:table-cell office:value-type="float" office:value="65536">
            <text:p>65536</text:p>
          </table:table-cell>
          <table:table-cell office:value-type="float" office:value="72171">
            <text:p>72171</text:p>
          </table:table-cell>
          <table:table-cell office:value-type="float" office:value="-166.957949287856">
            <text:p>-166,958</text:p>
          </table:table-cell>
          <table:table-cell table:style-name="ce84" office:value-type="string">
            <text:p>[</text:p>
          </table:table-cell>
          <table:table-cell table:style-name="ce78" office:value-type="float" office:value="16">
            <text:p>16</text:p>
          </table:table-cell>
          <table:table-cell table:style-name="ce78" office:value-type="float" office:value="-8">
            <text:p>-8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6">
          <table:table-cell table:style-name="ce10" office:value-type="string">
            <text:p>E</text:p>
          </table:table-cell>
          <table:table-cell table:style-name="ce33" office:value-type="float" office:value="69">
            <text:p>69</text:p>
          </table:table-cell>
          <table:table-cell office:value-type="string">
            <text:p>0x45</text:p>
          </table:table-cell>
          <table:table-cell office:value-type="string">
            <text:p>arcandboathooktripledown</text:p>
          </table:table-cell>
          <table:table-cell table:style-name="ce33" office:value-type="string">
            <text:p>(!!!~</text:p>
          </table:table-cell>
          <table:table-cell office:value-type="string">
            <text:p>bæ</text:p>
          </table:table-cell>
          <table:table-cell office:value-type="string">
            <text:p>flat 11:19-M-diesis down</text:p>
          </table:table-cell>
          <table:table-cell table:number-columns-repeated="7"/>
          <table:table-cell office:value-type="float" office:value="2432">
            <text:p>2432</text:p>
          </table:table-cell>
          <table:table-cell office:value-type="float" office:value="2673">
            <text:p>2673</text:p>
          </table:table-cell>
          <table:table-cell office:value-type="float" office:value="-163.579930559391">
            <text:p>-163,580</text:p>
          </table:table-cell>
          <table:table-cell table:style-name="ce84" office:value-type="string">
            <text:p>[</text:p>
          </table:table-cell>
          <table:table-cell table:style-name="ce78" office:value-type="float" office:value="7">
            <text:p>7</text:p>
          </table:table-cell>
          <table:table-cell table:style-name="ce78" office:value-type="float" office:value="-5">
            <text:p>-5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3">
          <table:table-cell table:style-name="ce6" office:value-type="string">
            <text:p>F</text:p>
          </table:table-cell>
          <table:table-cell table:style-name="ce33" office:value-type="float" office:value="70">
            <text:p>70</text:p>
          </table:table-cell>
          <table:table-cell office:value-type="string">
            <text:p>0x46</text:p>
          </table:table-cell>
          <table:table-cell office:value-type="string">
            <text:p>barbandarctripledown</text:p>
          </table:table-cell>
          <table:table-cell table:style-name="ce33" office:value-type="string">
            <text:p>\!!!)</text:p>
          </table:table-cell>
          <table:table-cell office:value-type="string">
            <text:p>bu</text:p>
          </table:table-cell>
          <table:table-cell office:value-type="string">
            <text:p>flat 35-M-diesis down</text:p>
          </table:table-cell>
          <table:table-cell/>
          <table:table-cell office:value-type="string">
            <text:p>4° down (43,50); 6° down (27)</text:p>
          </table:table-cell>
          <table:table-cell/>
          <table:table-cell table:number-columns-repeated="3" office:value-type="string">
            <text:p>Y</text:p>
          </table:table-cell>
          <table:table-cell office:value-type="string">
            <text:p>Athene's helmet triple inverted</text:p>
          </table:table-cell>
          <table:table-cell office:value-type="float" office:value="17920">
            <text:p>17920</text:p>
          </table:table-cell>
          <table:table-cell office:value-type="float" office:value="19683">
            <text:p>19683</text:p>
          </table:table-cell>
          <table:table-cell office:value-type="float" office:value="-162.455387454527">
            <text:p>-162,455</text:p>
          </table:table-cell>
          <table:table-cell table:style-name="ce84" office:value-type="string">
            <text:p>[</text:p>
          </table:table-cell>
          <table:table-cell table:style-name="ce78" office:value-type="float" office:value="9">
            <text:p>9</text:p>
          </table:table-cell>
          <table:table-cell table:style-name="ce78" office:value-type="float" office:value="-9">
            <text:p>-9</text:p>
          </table:table-cell>
          <table:table-cell table:number-columns-repeated="2" table:style-name="ce78" office:value-type="float" office:value="1">
            <text:p>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6">
          <table:table-cell table:style-name="ce10" office:value-type="string">
            <text:p>G</text:p>
          </table:table-cell>
          <table:table-cell table:style-name="ce33" office:value-type="float" office:value="71">
            <text:p>71</text:p>
          </table:table-cell>
          <table:table-cell office:value-type="string">
            <text:p>0x47</text:p>
          </table:table-cell>
          <table:table-cell office:value-type="string">
            <text:p>leftscrolldblleftbarbtripledown</text:p>
          </table:table-cell>
          <table:table-cell table:style-name="ce33" office:value-type="string">
            <text:p>)\\!!!</text:p>
          </table:table-cell>
          <table:table-cell office:value-type="string">
            <text:p>b±</text:p>
          </table:table-cell>
          <table:table-cell office:value-type="string">
            <text:p>flat 5:13-M-diesis down</text:p>
          </table:table-cell>
          <table:table-cell table:number-columns-repeated="7"/>
          <table:table-cell office:value-type="float" office:value="320">
            <text:p>320</text:p>
          </table:table-cell>
          <table:table-cell office:value-type="float" office:value="351">
            <text:p>351</text:p>
          </table:table-cell>
          <table:table-cell office:value-type="float" office:value="-160.078950500638">
            <text:p>-160,079</text:p>
          </table:table-cell>
          <table:table-cell table:style-name="ce84" office:value-type="string">
            <text:p>[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-3">
            <text:p>-3</text:p>
          </table:table-cell>
          <table:table-cell table:style-name="ce78" office:value-type="float" office:value="1"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3">
          <table:table-cell table:style-name="ce6" office:value-type="string">
            <text:p>H</text:p>
          </table:table-cell>
          <table:table-cell table:style-name="ce33" office:value-type="float" office:value="72">
            <text:p>72</text:p>
          </table:table-cell>
          <table:table-cell office:value-type="string">
            <text:p>0x48</text:p>
          </table:table-cell>
          <table:table-cell office:value-type="string">
            <text:p>doubleleftbarbtripledown</text:p>
          </table:table-cell>
          <table:table-cell table:style-name="ce33" office:value-type="string">
            <text:p>\\!!!</text:p>
          </table:table-cell>
          <table:table-cell office:value-type="string">
            <text:p>b_</text:p>
          </table:table-cell>
          <table:table-cell office:value-type="string">
            <text:p>flat 25-S-diesis down</text:p>
          </table:table-cell>
          <table:table-cell/>
          <table:table-cell office:value-type="string">
            <text:p>7° down (53)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string">
            <text:p>Amphitrite's crab-claw hairclip triple inverted</text:p>
          </table:table-cell>
          <table:table-cell office:value-type="float" office:value="13107200">
            <text:p>13107200</text:p>
          </table:table-cell>
          <table:table-cell office:value-type="float" office:value="14348907">
            <text:p>14348907</text:p>
          </table:table-cell>
          <table:table-cell office:value-type="float" office:value="-156.697585251142">
            <text:p>-156,698</text:p>
          </table:table-cell>
          <table:table-cell table:style-name="ce84" office:value-type="string">
            <text:p>[</text:p>
          </table:table-cell>
          <table:table-cell table:style-name="ce78" office:value-type="float" office:value="19">
            <text:p>19</text:p>
          </table:table-cell>
          <table:table-cell table:style-name="ce78" office:value-type="float" office:value="-15">
            <text:p>-15</text:p>
          </table:table-cell>
          <table:table-cell table:style-name="ce78" office:value-type="float" office:value="2">
            <text:p>2</text:p>
          </table:table-cell>
          <table:table-cell table:number-columns-repeated="6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6">
          <table:table-cell table:style-name="ce10" office:value-type="string">
            <text:p>I</text:p>
          </table:table-cell>
          <table:table-cell table:style-name="ce33" office:value-type="float" office:value="73">
            <text:p>73</text:p>
          </table:table-cell>
          <table:table-cell office:value-type="string">
            <text:p>0x49</text:p>
          </table:table-cell>
          <table:table-cell office:value-type="string">
            <text:p>boathookandbarbtripledown</text:p>
          </table:table-cell>
          <table:table-cell table:style-name="ce33" office:value-type="string">
            <text:p>~|/</text:p>
          </table:table-cell>
          <table:table-cell office:value-type="string">
            <text:p>b£</text:p>
          </table:table-cell>
          <table:table-cell office:value-type="string">
            <text:p>flat 23-S-diesis down</text:p>
          </table:table-cell>
          <table:table-cell table:number-columns-repeated="7"/>
          <table:table-cell office:value-type="float" office:value="1408">
            <text:p>1408</text:p>
          </table:table-cell>
          <table:table-cell office:value-type="float" office:value="1539">
            <text:p>1539</text:p>
          </table:table-cell>
          <table:table-cell office:value-type="float" office:value="-154.015077229096">
            <text:p>-154,015</text:p>
          </table:table-cell>
          <table:table-cell table:style-name="ce84" office:value-type="string">
            <text:p>[</text:p>
          </table:table-cell>
          <table:table-cell table:style-name="ce78" office:value-type="float" office:value="7">
            <text:p>7</text:p>
          </table:table-cell>
          <table:table-cell table:style-name="ce78" office:value-type="float" office:value="-4">
            <text:p>-4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1" office:value-type="string">
            <text:p>J</text:p>
          </table:table-cell>
          <table:table-cell table:style-name="ce33" office:value-type="float" office:value="74">
            <text:p>74</text:p>
          </table:table-cell>
          <table:table-cell office:value-type="string">
            <text:p>0x4A</text:p>
          </table:table-cell>
          <table:table-cell office:value-type="string">
            <text:p>arcandscrolltripledown</text:p>
          </table:table-cell>
          <table:table-cell table:style-name="ce33" office:value-type="string">
            <text:p>(!!!(</text:p>
          </table:table-cell>
          <table:table-cell office:value-type="string">
            <text:p>bd</text:p>
          </table:table-cell>
          <table:table-cell office:value-type="string">
            <text:p>flat 5:11-S-diesis down</text:p>
          </table:table-cell>
          <table:table-cell table:number-columns-repeated="4"/>
          <table:table-cell office:value-type="string">
            <text:p>Y</text:p>
          </table:table-cell>
          <table:table-cell/>
          <table:table-cell office:value-type="string">
            <text:p>Aphrodite's perfect curves triple inverted</text:p>
          </table:table-cell>
          <table:table-cell office:value-type="float" office:value="90112">
            <text:p>90112</text:p>
          </table:table-cell>
          <table:table-cell office:value-type="float" office:value="98415">
            <text:p>98415</text:p>
          </table:table-cell>
          <table:table-cell office:value-type="float" office:value="-152.590779288565">
            <text:p>-152,591</text:p>
          </table:table-cell>
          <table:table-cell table:style-name="ce84" office:value-type="string">
            <text:p>[</text:p>
          </table:table-cell>
          <table:table-cell table:style-name="ce78" office:value-type="float" office:value="13">
            <text:p>13</text:p>
          </table:table-cell>
          <table:table-cell table:style-name="ce78" office:value-type="float" office:value="-9">
            <text:p>-9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K</text:p>
          </table:table-cell>
          <table:table-cell table:style-name="ce33" office:value-type="float" office:value="75">
            <text:p>75</text:p>
          </table:table-cell>
          <table:table-cell office:value-type="string">
            <text:p>0x4B</text:p>
          </table:table-cell>
          <table:table-cell office:value-type="string">
            <text:p>barbandboathooktripledown</text:p>
          </table:table-cell>
          <table:table-cell table:style-name="ce33" office:value-type="string">
            <text:p>\!!!~</text:p>
          </table:table-cell>
          <table:table-cell office:value-type="string">
            <text:p>bð</text:p>
          </table:table-cell>
          <table:table-cell office:value-type="string">
            <text:p>flat 5:23-S-diesis down</text:p>
          </table:table-cell>
          <table:table-cell office:value-type="string">
            <text:p>17/24 tone down</text:p>
          </table:table-cell>
          <table:table-cell table:number-columns-repeated="4"/>
          <table:table-cell office:value-type="string">
            <text:p>Y</text:p>
          </table:table-cell>
          <table:table-cell office:value-type="string">
            <text:p>Hermes' winged caduceus triple inverted</text:p>
          </table:table-cell>
          <table:table-cell office:value-type="float" office:value="5120">
            <text:p>5120</text:p>
          </table:table-cell>
          <table:table-cell office:value-type="float" office:value="5589">
            <text:p>5589</text:p>
          </table:table-cell>
          <table:table-cell office:value-type="float" office:value="-151.735637730518">
            <text:p>-151,736</text:p>
          </table:table-cell>
          <table:table-cell table:style-name="ce84" office:value-type="string">
            <text:p>[</text:p>
          </table:table-cell>
          <table:table-cell table:style-name="ce78" office:value-type="float" office:value="10">
            <text:p>10</text:p>
          </table:table-cell>
          <table:table-cell table:style-name="ce78" office:value-type="float" office:value="-5">
            <text:p>-5</text:p>
          </table:table-cell>
          <table:table-cell table:style-name="ce78" office:value-type="float" office:value="1">
            <text:p>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L</text:p>
          </table:table-cell>
          <table:table-cell table:style-name="ce33" office:value-type="float" office:value="76">
            <text:p>76</text:p>
          </table:table-cell>
          <table:table-cell office:value-type="string">
            <text:p>0x4C</text:p>
          </table:table-cell>
          <table:table-cell office:value-type="string">
            <text:p>boathookandarctripledown</text:p>
          </table:table-cell>
          <table:table-cell table:style-name="ce33" office:value-type="string">
            <text:p>~!!!)</text:p>
          </table:table-cell>
          <table:table-cell office:value-type="string">
            <text:p>bh</text:p>
          </table:table-cell>
          <table:table-cell office:value-type="string">
            <text:p>flat 49-S-diesis down</text:p>
          </table:table-cell>
          <table:table-cell table:number-columns-repeated="7"/>
          <table:table-cell office:value-type="float" office:value="32768">
            <text:p>32768</text:p>
          </table:table-cell>
          <table:table-cell office:value-type="float" office:value="35721">
            <text:p>35721</text:p>
          </table:table-cell>
          <table:table-cell office:value-type="float" office:value="-149.381818130574">
            <text:p>-149,382</text:p>
          </table:table-cell>
          <table:table-cell table:style-name="ce84" office:value-type="string">
            <text:p>[</text:p>
          </table:table-cell>
          <table:table-cell table:style-name="ce78" office:value-type="float" office:value="15">
            <text:p>15</text:p>
          </table:table-cell>
          <table:table-cell table:style-name="ce78" office:value-type="float" office:value="-6">
            <text:p>-6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2">
            <text:p>-2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1" office:value-type="string">
            <text:p>M</text:p>
          </table:table-cell>
          <table:table-cell table:style-name="ce33" office:value-type="float" office:value="77">
            <text:p>77</text:p>
          </table:table-cell>
          <table:table-cell office:value-type="string">
            <text:p>0x4D</text:p>
          </table:table-cell>
          <table:table-cell office:value-type="string">
            <text:p>leftarctripledown</text:p>
          </table:table-cell>
          <table:table-cell table:style-name="ce33" office:value-type="string">
            <text:p>(!!!</text:p>
          </table:table-cell>
          <table:table-cell office:value-type="string">
            <text:p>bj</text:p>
          </table:table-cell>
          <table:table-cell office:value-type="string">
            <text:p>flat 7:11-comma down</text:p>
          </table:table-cell>
          <table:table-cell office:value-type="string">
            <text:p>3/5 tone down</text:p>
          </table:table-cell>
          <table:table-cell office:value-type="string">
            <text:p>6° down (60)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office:value-type="string">
            <text:p>Demeter's scythe triple inverted</text:p>
          </table:table-cell>
          <table:table-cell office:value-type="float" office:value="92274688">
            <text:p>92274688</text:p>
          </table:table-cell>
          <table:table-cell office:value-type="float" office:value="100442349">
            <text:p>100442349</text:p>
          </table:table-cell>
          <table:table-cell office:value-type="float" office:value="-146.832977085179">
            <text:p>-146,833</text:p>
          </table:table-cell>
          <table:table-cell table:style-name="ce84" office:value-type="string">
            <text:p>[</text:p>
          </table:table-cell>
          <table:table-cell table:style-name="ce78" office:value-type="float" office:value="23">
            <text:p>23</text:p>
          </table:table-cell>
          <table:table-cell table:style-name="ce78" office:value-type="float" office:value="-15">
            <text:p>-1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1"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1" office:value-type="string">
            <text:p>N</text:p>
          </table:table-cell>
          <table:table-cell table:style-name="ce33" office:value-type="float" office:value="78">
            <text:p>78</text:p>
          </table:table-cell>
          <table:table-cell office:value-type="string">
            <text:p>0x4E</text:p>
          </table:table-cell>
          <table:table-cell office:value-type="string">
            <text:p>rightbarbtripledown</text:p>
          </table:table-cell>
          <table:table-cell table:style-name="ce33" office:value-type="string">
            <text:p>!!!/</text:p>
          </table:table-cell>
          <table:table-cell office:value-type="string">
            <text:p>bk</text:p>
          </table:table-cell>
          <table:table-cell office:value-type="string">
            <text:p>flat 55-comma down</text:p>
          </table:table-cell>
          <table:table-cell/>
          <table:table-cell office:value-type="string">
            <text:p>7° down (60); 11° down (96)</text:p>
          </table:table-cell>
          <table:table-cell/>
          <table:table-cell table:number-columns-repeated="3" office:value-type="string">
            <text:p>Y</text:p>
          </table:table-cell>
          <table:table-cell office:value-type="string">
            <text:p>Artemis' half-arrow triple inverted</text:p>
          </table:table-cell>
          <table:table-cell office:value-type="float" office:value="4096">
            <text:p>4096</text:p>
          </table:table-cell>
          <table:table-cell office:value-type="float" office:value="4455">
            <text:p>4455</text:p>
          </table:table-cell>
          <table:table-cell office:value-type="float" office:value="-145.451659691141">
            <text:p>-145,452</text:p>
          </table:table-cell>
          <table:table-cell table:style-name="ce84" office:value-type="string">
            <text:p>[</text:p>
          </table:table-cell>
          <table:table-cell table:style-name="ce78" office:value-type="float" office:value="12">
            <text:p>12</text:p>
          </table:table-cell>
          <table:table-cell table:style-name="ce78" office:value-type="float" office:value="-4">
            <text:p>-4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O</text:p>
          </table:table-cell>
          <table:table-cell table:style-name="ce33" office:value-type="float" office:value="79">
            <text:p>79</text:p>
          </table:table-cell>
          <table:table-cell office:value-type="string">
            <text:p>0x4F</text:p>
          </table:table-cell>
          <table:table-cell office:value-type="string">
            <text:p>scrollandarctripledown</text:p>
          </table:table-cell>
          <table:table-cell table:style-name="ce33" office:value-type="string">
            <text:p>)!!!)</text:p>
          </table:table-cell>
          <table:table-cell office:value-type="string">
            <text:p>bß</text:p>
          </table:table-cell>
          <table:table-cell office:value-type="string">
            <text:p>flat 7:19-comma down</text:p>
          </table:table-cell>
          <table:table-cell table:number-columns-repeated="6"/>
          <table:table-cell office:value-type="string">
            <text:p>Persephone's curves triple inverted</text:p>
          </table:table-cell>
          <table:table-cell office:value-type="float" office:value="114688">
            <text:p>114688</text:p>
          </table:table-cell>
          <table:table-cell office:value-type="float" office:value="124659">
            <text:p>124659</text:p>
          </table:table-cell>
          <table:table-cell office:value-type="float" office:value="-144.327116586277">
            <text:p>-144,327</text:p>
          </table:table-cell>
          <table:table-cell table:style-name="ce84" office:value-type="string">
            <text:p>[</text:p>
          </table:table-cell>
          <table:table-cell table:style-name="ce78" office:value-type="float" office:value="14">
            <text:p>14</text:p>
          </table:table-cell>
          <table:table-cell table:style-name="ce78" office:value-type="float" office:value="-8">
            <text:p>-8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7">
          <table:table-cell table:style-name="ce12" office:value-type="string">
            <text:p>P</text:p>
          </table:table-cell>
          <table:table-cell table:style-name="ce33" office:value-type="float" office:value="80">
            <text:p>80</text:p>
          </table:table-cell>
          <table:table-cell office:value-type="string">
            <text:p>0x50</text:p>
          </table:table-cell>
          <table:table-cell office:value-type="string">
            <text:p>rightarctripledown</text:p>
          </table:table-cell>
          <table:table-cell table:style-name="ce33" office:value-type="string">
            <text:p>!!!)</text:p>
          </table:table-cell>
          <table:table-cell office:value-type="string">
            <text:p>bt</text:p>
          </table:table-cell>
          <table:table-cell office:value-type="string">
            <text:p>flat 7-comma down</text:p>
          </table:table-cell>
          <table:table-cell office:value-type="string">
            <text:p>2/3 tone down</text:p>
          </table:table-cell>
          <table:table-cell office:value-type="string">
            <text:p>4° down (36); 8° down (72)</text:p>
          </table:table-cell>
          <table:table-cell table:number-columns-repeated="4" office:value-type="string">
            <text:p>Y</text:p>
          </table:table-cell>
          <table:table-cell office:value-type="string">
            <text:p>Archytas' arc (or rainbow) triple inverted</text:p>
          </table:table-cell>
          <table:table-cell office:value-type="float" office:value="224">
            <text:p>224</text:p>
          </table:table-cell>
          <table:table-cell office:value-type="float" office:value="243">
            <text:p>243</text:p>
          </table:table-cell>
          <table:table-cell office:value-type="float" office:value="-140.949097857812">
            <text:p>-140,949</text:p>
          </table:table-cell>
          <table:table-cell table:style-name="ce84" office:value-type="string">
            <text:p>[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-5">
            <text:p>-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2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Q</text:p>
          </table:table-cell>
          <table:table-cell table:style-name="ce33" office:value-type="float" office:value="81">
            <text:p>81</text:p>
          </table:table-cell>
          <table:table-cell office:value-type="string">
            <text:p>0x51</text:p>
          </table:table-cell>
          <table:table-cell office:value-type="string">
            <text:p>leftscrollandbarbtripledown</text:p>
          </table:table-cell>
          <table:table-cell table:style-name="ce33" office:value-type="string">
            <text:p>)\!!!</text:p>
          </table:table-cell>
          <table:table-cell office:value-type="string">
            <text:p>b¢</text:p>
          </table:table-cell>
          <table:table-cell office:value-type="string">
            <text:p>flat 5:19-comma down</text:p>
          </table:table-cell>
          <table:table-cell office:value-type="string">
            <text:p>5/9 or 11/20 tone down</text:p>
          </table:table-cell>
          <table:table-cell table:number-columns-repeated="4"/>
          <table:table-cell office:value-type="string">
            <text:p>Y</text:p>
          </table:table-cell>
          <table:table-cell office:value-type="string">
            <text:p>Hades' cornucopia triple inverted</text:p>
          </table:table-cell>
          <table:table-cell office:value-type="float" office:value="83886080">
            <text:p>83886080</text:p>
          </table:table-cell>
          <table:table-cell office:value-type="float" office:value="90876411">
            <text:p>90876411</text:p>
          </table:table-cell>
          <table:table-cell office:value-type="float" office:value="-138.569314382892">
            <text:p>-138,569</text:p>
          </table:table-cell>
          <table:table-cell table:style-name="ce84" office:value-type="string">
            <text:p>[</text:p>
          </table:table-cell>
          <table:table-cell table:style-name="ce78" office:value-type="float" office:value="24">
            <text:p>24</text:p>
          </table:table-cell>
          <table:table-cell table:style-name="ce78" office:value-type="float" office:value="-14">
            <text:p>-14</text:p>
          </table:table-cell>
          <table:table-cell table:style-name="ce78" office:value-type="float" office:value="1"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5">
          <table:table-cell table:style-name="ce9" office:value-type="string">
            <text:p>R</text:p>
          </table:table-cell>
          <table:table-cell table:style-name="ce33" office:value-type="float" office:value="82">
            <text:p>82</text:p>
          </table:table-cell>
          <table:table-cell office:value-type="string">
            <text:p>0x52</text:p>
          </table:table-cell>
          <table:table-cell office:value-type="string">
            <text:p>leftbarbtripledown</text:p>
          </table:table-cell>
          <table:table-cell table:style-name="ce33" office:value-type="string">
            <text:p>\!!!</text:p>
          </table:table-cell>
          <table:table-cell office:value-type="string">
            <text:p>b\</text:p>
          </table:table-cell>
          <table:table-cell office:value-type="string">
            <text:p>flat 5-comma down</text:p>
          </table:table-cell>
          <table:table-cell office:value-type="string">
            <text:p>7/12 or 9/16 tone down</text:p>
          </table:table-cell>
          <table:table-cell office:value-type="string">
            <text:p>4° down (22,29); 5° down (27,34,41); 6° down (39,46,53); 7° down (72); 9° down (96)</text:p>
          </table:table-cell>
          <table:table-cell table:number-columns-repeated="4" office:value-type="string">
            <text:p>Y</text:p>
          </table:table-cell>
          <table:table-cell office:value-type="string">
            <text:p>Didymus' dibbler triple inverted</text:p>
          </table:table-cell>
          <table:table-cell office:value-type="float" office:value="163840">
            <text:p>163840</text:p>
          </table:table-cell>
          <table:table-cell office:value-type="float" office:value="177147">
            <text:p>177147</text:p>
          </table:table-cell>
          <table:table-cell office:value-type="float" office:value="-135.191295654427">
            <text:p>-135,191</text:p>
          </table:table-cell>
          <table:table-cell table:style-name="ce84" office:value-type="string">
            <text:p>[</text:p>
          </table:table-cell>
          <table:table-cell table:style-name="ce78" office:value-type="float" office:value="15">
            <text:p>15</text:p>
          </table:table-cell>
          <table:table-cell table:style-name="ce78" office:value-type="float" office:value="-11">
            <text:p>-11</text:p>
          </table:table-cell>
          <table:table-cell table:style-name="ce78" office:value-type="float" office:value="1">
            <text:p>1</text:p>
          </table:table-cell>
          <table:table-cell table:number-columns-repeated="6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0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S</text:p>
          </table:table-cell>
          <table:table-cell table:style-name="ce33" office:value-type="float" office:value="83">
            <text:p>83</text:p>
          </table:table-cell>
          <table:table-cell office:value-type="string">
            <text:p>0x53</text:p>
          </table:table-cell>
          <table:table-cell office:value-type="string">
            <text:p>scrollandboathooktripledown</text:p>
          </table:table-cell>
          <table:table-cell table:style-name="ce33" office:value-type="string">
            <text:p>)!!!~</text:p>
          </table:table-cell>
          <table:table-cell office:value-type="string">
            <text:p>b÷</text:p>
          </table:table-cell>
          <table:table-cell office:value-type="string">
            <text:p>flat 19-comma down</text:p>
          </table:table-cell>
          <table:table-cell table:number-columns-repeated="7"/>
          <table:table-cell office:value-type="float" office:value="39845888">
            <text:p>39845888</text:p>
          </table:table-cell>
          <table:table-cell office:value-type="float" office:value="43046721">
            <text:p>43046721</text:p>
          </table:table-cell>
          <table:table-cell office:value-type="float" office:value="-133.766997713896">
            <text:p>-133,767</text:p>
          </table:table-cell>
          <table:table-cell table:style-name="ce84" office:value-type="string">
            <text:p>[</text:p>
          </table:table-cell>
          <table:table-cell table:style-name="ce78" office:value-type="float" office:value="21">
            <text:p>21</text:p>
          </table:table-cell>
          <table:table-cell table:style-name="ce78" office:value-type="float" office:value="-16">
            <text:p>-16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T</text:p>
          </table:table-cell>
          <table:table-cell table:style-name="ce33" office:value-type="float" office:value="84">
            <text:p>84</text:p>
          </table:table-cell>
          <table:table-cell office:value-type="string">
            <text:p>0x54</text:p>
          </table:table-cell>
          <table:table-cell office:value-type="string">
            <text:p>doubleleftboathooktripledown</text:p>
          </table:table-cell>
          <table:table-cell table:style-name="ce33" office:value-type="string">
            <text:p>~~!!!</text:p>
          </table:table-cell>
          <table:table-cell office:value-type="string">
            <text:p>b§</text:p>
          </table:table-cell>
          <table:table-cell office:value-type="string">
            <text:p>flat 11:49-comma down</text:p>
          </table:table-cell>
          <table:table-cell table:number-columns-repeated="7"/>
          <table:table-cell office:value-type="float" office:value="200704">
            <text:p>200704</text:p>
          </table:table-cell>
          <table:table-cell office:value-type="float" office:value="216513">
            <text:p>216513</text:p>
          </table:table-cell>
          <table:table-cell office:value-type="float" office:value="-131.261137214994">
            <text:p>-131,261</text:p>
          </table:table-cell>
          <table:table-cell table:style-name="ce84" office:value-type="string">
            <text:p>[</text:p>
          </table:table-cell>
          <table:table-cell table:style-name="ce78" office:value-type="float" office:value="12">
            <text:p>12</text:p>
          </table:table-cell>
          <table:table-cell table:style-name="ce78" office:value-type="float" office:value="-9">
            <text:p>-9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2">
            <text:p>2</text:p>
          </table:table-cell>
          <table:table-cell table:style-name="ce78" office:value-type="float" office:value="-1">
            <text:p>-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U</text:p>
          </table:table-cell>
          <table:table-cell table:style-name="ce33" office:value-type="float" office:value="85">
            <text:p>85</text:p>
          </table:table-cell>
          <table:table-cell office:value-type="string">
            <text:p>0x55</text:p>
          </table:table-cell>
          <table:table-cell office:value-type="string">
            <text:p>rightboathooktripledown</text:p>
          </table:table-cell>
          <table:table-cell table:style-name="ce33" office:value-type="string">
            <text:p>!!!~</text:p>
          </table:table-cell>
          <table:table-cell office:value-type="string">
            <text:p>bz</text:p>
          </table:table-cell>
          <table:table-cell office:value-type="string">
            <text:p>flat 23-comma down</text:p>
          </table:table-cell>
          <table:table-cell office:value-type="string">
            <text:p>5/8 tone down</text:p>
          </table:table-cell>
          <table:table-cell office:value-type="string">
            <text:p>5° down (48); 10° down (96)</text:p>
          </table:table-cell>
          <table:table-cell table:number-columns-repeated="3"/>
          <table:table-cell office:value-type="string">
            <text:p>Y</text:p>
          </table:table-cell>
          <table:table-cell office:value-type="string">
            <text:p>Charon's boathook triple inverted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-130.229348133803">
            <text:p>-130,229</text:p>
          </table:table-cell>
          <table:table-cell table:style-name="ce84" office:value-type="string">
            <text:p>[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-1">
            <text:p>-1</text:p>
          </table:table-cell>
          <table:table-cell table:number-columns-repeated="6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1" office:value-type="string">
            <text:p>V</text:p>
          </table:table-cell>
          <table:table-cell table:style-name="ce33" office:value-type="float" office:value="86">
            <text:p>86</text:p>
          </table:table-cell>
          <table:table-cell office:value-type="string">
            <text:p>0x56</text:p>
          </table:table-cell>
          <table:table-cell office:value-type="string">
            <text:p>boathookandscrolltripledown</text:p>
          </table:table-cell>
          <table:table-cell table:style-name="ce33" office:value-type="string">
            <text:p>~!!!(</text:p>
          </table:table-cell>
          <table:table-cell office:value-type="string">
            <text:p>ba</text:p>
          </table:table-cell>
          <table:table-cell office:value-type="string">
            <text:p>flat 17-comma down</text:p>
          </table:table-cell>
          <table:table-cell table:number-columns-repeated="4"/>
          <table:table-cell table:number-columns-repeated="2" office:value-type="string">
            <text:p>Y</text:p>
          </table:table-cell>
          <table:table-cell office:value-type="string">
            <text:p>Hephaestus' axe triple inverted</text:p>
          </table:table-cell>
          <table:table-cell office:value-type="float" office:value="8388608">
            <text:p>8388608</text:p>
          </table:table-cell>
          <table:table-cell office:value-type="float" office:value="9034497">
            <text:p>9034497</text:p>
          </table:table-cell>
          <table:table-cell office:value-type="float" office:value="-128.415419885056">
            <text:p>-128,415</text:p>
          </table:table-cell>
          <table:table-cell table:style-name="ce84" office:value-type="string">
            <text:p>[</text:p>
          </table:table-cell>
          <table:table-cell table:style-name="ce78" office:value-type="float" office:value="23">
            <text:p>23</text:p>
          </table:table-cell>
          <table:table-cell table:style-name="ce78" office:value-type="float" office:value="-12">
            <text:p>-12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W</text:p>
          </table:table-cell>
          <table:table-cell table:style-name="ce33" office:value-type="float" office:value="87">
            <text:p>87</text:p>
          </table:table-cell>
          <table:table-cell office:value-type="string">
            <text:p>0x57</text:p>
          </table:table-cell>
          <table:table-cell office:value-type="string">
            <text:p>leftscrollandboathooktripledown</text:p>
          </table:table-cell>
          <table:table-cell table:style-name="ce33" office:value-type="string">
            <text:p>)~!!!</text:p>
          </table:table-cell>
          <table:table-cell office:value-type="string">
            <text:p>b¦</text:p>
          </table:table-cell>
          <table:table-cell office:value-type="string">
            <text:p>flat 143-comma down</text:p>
          </table:table-cell>
          <table:table-cell table:number-columns-repeated="7"/>
          <table:table-cell office:value-type="float" office:value="18304">
            <text:p>18304</text:p>
          </table:table-cell>
          <table:table-cell office:value-type="float" office:value="19683">
            <text:p>19683</text:p>
          </table:table-cell>
          <table:table-cell office:value-type="float" office:value="-125.749403654419">
            <text:p>-125,749</text:p>
          </table:table-cell>
          <table:table-cell table:style-name="ce84" office:value-type="string">
            <text:p>[</text:p>
          </table:table-cell>
          <table:table-cell table:style-name="ce78" office:value-type="float" office:value="7">
            <text:p>7</text:p>
          </table:table-cell>
          <table:table-cell table:style-name="ce78" office:value-type="float" office:value="-9">
            <text:p>-9</text:p>
          </table:table-cell>
          <table:table-cell table:number-columns-repeated="2" table:style-name="ce78" office:value-type="float" office:value="0">
            <text:p>0</text:p>
          </table:table-cell>
          <table:table-cell table:number-columns-repeated="2" table:style-name="ce78" office:value-type="float" office:value="1">
            <text:p>1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1" office:value-type="string">
            <text:p>X</text:p>
          </table:table-cell>
          <table:table-cell table:style-name="ce33" office:value-type="float" office:value="88">
            <text:p>88</text:p>
          </table:table-cell>
          <table:table-cell office:value-type="string">
            <text:p>0x58</text:p>
          </table:table-cell>
          <table:table-cell office:value-type="string">
            <text:p>doublescrolltripledown</text:p>
          </table:table-cell>
          <table:table-cell table:style-name="ce33" office:value-type="string">
            <text:p>)!!!(</text:p>
          </table:table-cell>
          <table:table-cell office:value-type="string">
            <text:p>bi</text:p>
          </table:table-cell>
          <table:table-cell office:value-type="string">
            <text:p>flat 7:11-kleisma down</text:p>
          </table:table-cell>
          <table:table-cell/>
          <table:table-cell office:value-type="string">
            <text:p>5° down (55)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string">
            <text:p>Poseidon's trident triple inverted</text:p>
          </table:table-cell>
          <table:table-cell office:value-type="float" office:value="176">
            <text:p>176</text:p>
          </table:table-cell>
          <table:table-cell office:value-type="float" office:value="189">
            <text:p>189</text:p>
          </table:table-cell>
          <table:table-cell office:value-type="float" office:value="-123.372966700531">
            <text:p>-123,373</text:p>
          </table:table-cell>
          <table:table-cell table:style-name="ce84" office:value-type="string">
            <text:p>[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-3">
            <text:p>-3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1"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Y</text:p>
          </table:table-cell>
          <table:table-cell table:style-name="ce33" office:value-type="float" office:value="89">
            <text:p>89</text:p>
          </table:table-cell>
          <table:table-cell office:value-type="string">
            <text:p>0x59</text:p>
          </table:table-cell>
          <table:table-cell office:value-type="string">
            <text:p>leftboathooktripledown</text:p>
          </table:table-cell>
          <table:table-cell table:style-name="ce33" office:value-type="string">
            <text:p>~!!!</text:p>
          </table:table-cell>
          <table:table-cell office:value-type="string">
            <text:p>bs</text:p>
          </table:table-cell>
          <table:table-cell office:value-type="string">
            <text:p>flat 17-kleisma down</text:p>
          </table:table-cell>
          <table:table-cell table:number-columns-repeated="7"/>
          <table:table-cell office:value-type="float" office:value="4456448">
            <text:p>4456448</text:p>
          </table:table-cell>
          <table:table-cell office:value-type="float" office:value="4782969">
            <text:p>4782969</text:p>
          </table:table-cell>
          <table:table-cell office:value-type="float" office:value="-122.414602615017">
            <text:p>-122,415</text:p>
          </table:table-cell>
          <table:table-cell table:style-name="ce84" office:value-type="string">
            <text:p>[</text:p>
          </table:table-cell>
          <table:table-cell table:style-name="ce78" office:value-type="float" office:value="18">
            <text:p>18</text:p>
          </table:table-cell>
          <table:table-cell table:style-name="ce78" office:value-type="float" office:value="-14">
            <text:p>-14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8">
          <table:table-cell table:style-name="ce11" office:value-type="string">
            <text:p>Z</text:p>
          </table:table-cell>
          <table:table-cell table:style-name="ce33" office:value-type="float" office:value="90">
            <text:p>90</text:p>
          </table:table-cell>
          <table:table-cell office:value-type="string">
            <text:p>0x5A</text:p>
          </table:table-cell>
          <table:table-cell office:value-type="string">
            <text:p>rightscrolltripledown</text:p>
          </table:table-cell>
          <table:table-cell table:style-name="ce33" office:value-type="string">
            <text:p>!!!(</text:p>
          </table:table-cell>
          <table:table-cell office:value-type="string">
            <text:p>bc</text:p>
          </table:table-cell>
          <table:table-cell office:value-type="string">
            <text:p>flat 5:7-kleisma down</text:p>
          </table:table-cell>
          <table:table-cell table:number-columns-repeated="3"/>
          <table:table-cell table:number-columns-repeated="2" office:value-type="string">
            <text:p>Y</text:p>
          </table:table-cell>
          <table:table-cell/>
          <table:table-cell office:value-type="string">
            <text:p>Hestia's hearth-fire poker triple inverted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-119.442808261097">
            <text:p>-119,443</text:p>
          </table:table-cell>
          <table:table-cell table:style-name="ce84" office:value-type="string">
            <text:p>[</text:p>
          </table:table-cell>
          <table:table-cell table:style-name="ce78" office:value-type="float" office:value="1">
            <text:p>1</text:p>
          </table:table-cell>
          <table:table-cell table:number-columns-repeated="2" table:style-name="ce78" office:value-type="float" office:value="-1">
            <text:p>-1</text:p>
          </table:table-cell>
          <table:table-cell table:style-name="ce78" office:value-type="float" office:value="1">
            <text:p>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3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[</text:p>
          </table:table-cell>
          <table:table-cell table:style-name="ce33" office:value-type="float" office:value="91">
            <text:p>91</text:p>
          </table:table-cell>
          <table:table-cell office:value-type="string">
            <text:p>0x5B</text:p>
          </table:table-cell>
          <table:table-cell office:value-type="string">
            <text:p>leftscrolltripledown</text:p>
          </table:table-cell>
          <table:table-cell table:style-name="ce33" office:value-type="string">
            <text:p>)!!!</text:p>
          </table:table-cell>
          <table:table-cell office:value-type="string">
            <text:p>b;</text:p>
          </table:table-cell>
          <table:table-cell office:value-type="string">
            <text:p>flat 19-schisma down</text:p>
          </table:table-cell>
          <table:table-cell table:number-columns-repeated="6"/>
          <table:table-cell office:value-type="string">
            <text:p>the key to the underworld triple inverted</text:p>
          </table:table-cell>
          <table:table-cell office:value-type="float" office:value="1048576">
            <text:p>1048576</text:p>
          </table:table-cell>
          <table:table-cell office:value-type="float" office:value="1121931">
            <text:p>1121931</text:p>
          </table:table-cell>
          <table:table-cell office:value-type="float" office:value="-117.063024786177">
            <text:p>-117,063</text:p>
          </table:table-cell>
          <table:table-cell table:style-name="ce84" office:value-type="string">
            <text:p>[</text:p>
          </table:table-cell>
          <table:table-cell table:style-name="ce78" office:value-type="float" office:value="20">
            <text:p>20</text:p>
          </table:table-cell>
          <table:table-cell table:style-name="ce78" office:value-type="float" office:value="-10">
            <text:p>-10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9">
          <table:table-cell table:style-name="ce13" office:value-type="string">
            <text:p>\</text:p>
          </table:table-cell>
          <table:table-cell table:style-name="ce33" office:value-type="float" office:value="92">
            <text:p>92</text:p>
          </table:table-cell>
          <table:table-cell office:value-type="string">
            <text:p>0x5C</text:p>
          </table:table-cell>
          <table:table-cell office:value-type="string">
            <text:p>doublebarbdoubledown</text:p>
          </table:table-cell>
          <table:table-cell table:style-name="ce33" office:value-type="string">
            <text:p>\!!/</text:p>
          </table:table-cell>
          <table:table-cell office:value-type="string">
            <text:p>b</text:p>
          </table:table-cell>
          <table:table-cell office:value-type="string">
            <text:p>flat</text:p>
          </table:table-cell>
          <table:table-cell office:value-type="string">
            <text:p>1/2 tone down</text:p>
          </table:table-cell>
          <table:table-cell office:value-type="string">
            <text:p>1° down (12,19,26); 2° down (17,24,31,38); 3° down (22,29,36,43,50); 4° down (27,34,41,48,55,62); 5° down (39,46,53,60); 6° down (72); 8° down (96)</text:p>
          </table:table-cell>
          <table:table-cell table:number-columns-repeated="4" office:value-type="string">
            <text:p>Y</text:p>
          </table:table-cell>
          <table:table-cell office:value-type="string">
            <text:p>Zeus' lightning bolt inverted</text:p>
          </table:table-cell>
          <table:table-cell office:value-type="float" office:value="2048">
            <text:p>2048</text:p>
          </table:table-cell>
          <table:table-cell office:value-type="float" office:value="2187">
            <text:p>2187</text:p>
          </table:table-cell>
          <table:table-cell office:value-type="float" office:value="-113.685006057712">
            <text:p>-113,685</text:p>
          </table:table-cell>
          <table:table-cell table:style-name="ce84" office:value-type="string">
            <text:p>[</text:p>
          </table:table-cell>
          <table:table-cell table:style-name="ce78" office:value-type="float" office:value="11">
            <text:p>11</text:p>
          </table:table-cell>
          <table:table-cell table:style-name="ce78" office:value-type="float" office:value="-7">
            <text:p>-7</text:p>
          </table:table-cell>
          <table:table-cell table:number-columns-repeated="7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4" table:number-columns-repeated="2"/>
          <table:table-cell table:number-columns-repeated="226"/>
        </table:table-row>
        <table:table-row table:style-name="ro3">
          <table:table-cell table:style-name="ce5" office:value-type="string">
            <text:p>]</text:p>
          </table:table-cell>
          <table:table-cell table:style-name="ce33" office:value-type="float" office:value="93">
            <text:p>93</text:p>
          </table:table-cell>
          <table:table-cell office:value-type="string">
            <text:p>0x5D</text:p>
          </table:table-cell>
          <table:table-cell office:value-type="string">
            <text:p>arcandboathookdoubledown</text:p>
          </table:table-cell>
          <table:table-cell table:style-name="ce33" office:value-type="string">
            <text:p>(!!~</text:p>
          </table:table-cell>
          <table:table-cell office:value-type="string">
            <text:p>b"</text:p>
          </table:table-cell>
          <table:table-cell office:value-type="string">
            <text:p>flat 19-schisma up</text:p>
          </table:table-cell>
          <table:table-cell table:number-columns-repeated="7"/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office:value-type="float" office:value="-110.306987329247">
            <text:p>-110,307</text:p>
          </table:table-cell>
          <table:table-cell table:style-name="ce84" office:value-type="string">
            <text:p>[</text:p>
          </table:table-cell>
          <table:table-cell table:style-name="ce78" office:value-type="float" office:value="2">
            <text:p>2</text:p>
          </table:table-cell>
          <table:table-cell table:style-name="ce78" office:value-type="float" office:value="-4">
            <text:p>-4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5">
          <table:table-cell table:style-name="ce9" office:value-type="string">
            <text:p>^</text:p>
          </table:table-cell>
          <table:table-cell table:style-name="ce33" office:value-type="float" office:value="94">
            <text:p>94</text:p>
          </table:table-cell>
          <table:table-cell office:value-type="string">
            <text:p>0x5E</text:p>
          </table:table-cell>
          <table:table-cell office:value-type="string">
            <text:p>barbandarcdoubledown</text:p>
          </table:table-cell>
          <table:table-cell table:style-name="ce33" office:value-type="string">
            <text:p>\!!)</text:p>
          </table:table-cell>
          <table:table-cell office:value-type="string">
            <text:p>br</text:p>
          </table:table-cell>
          <table:table-cell office:value-type="string">
            <text:p>flat 5:7-kleisma up</text:p>
          </table:table-cell>
          <table:table-cell table:number-columns-repeated="3"/>
          <table:table-cell table:number-columns-repeated="2" office:value-type="string">
            <text:p>Y</text:p>
          </table:table-cell>
          <table:table-cell/>
          <table:table-cell office:value-type="string">
            <text:p>Athene's helmet double inverted</text:p>
          </table:table-cell>
          <table:table-cell office:value-type="float" office:value="10485760">
            <text:p>10485760</text:p>
          </table:table-cell>
          <table:table-cell office:value-type="float" office:value="11160261">
            <text:p>11160261</text:p>
          </table:table-cell>
          <table:table-cell office:value-type="float" office:value="-107.927203854327">
            <text:p>-107,927</text:p>
          </table:table-cell>
          <table:table-cell table:style-name="ce84" office:value-type="string">
            <text:p>[</text:p>
          </table:table-cell>
          <table:table-cell table:style-name="ce78" office:value-type="float" office:value="21">
            <text:p>21</text:p>
          </table:table-cell>
          <table:table-cell table:style-name="ce78" office:value-type="float" office:value="-13">
            <text:p>-13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-1">
            <text:p>-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0" table:number-columns-repeated="2"/>
          <table:table-cell table:number-columns-repeated="226"/>
        </table:table-row>
        <table:table-row table:style-name="ro3">
          <table:table-cell table:style-name="ce5" office:value-type="string">
            <text:p>_</text:p>
          </table:table-cell>
          <table:table-cell table:style-name="ce33" office:value-type="float" office:value="95">
            <text:p>95</text:p>
          </table:table-cell>
          <table:table-cell office:value-type="string">
            <text:p>0x5F</text:p>
          </table:table-cell>
          <table:table-cell office:value-type="string">
            <text:p>leftscrolldblleftbarbdoubledown</text:p>
          </table:table-cell>
          <table:table-cell table:style-name="ce33" office:value-type="string">
            <text:p>)\\!!</text:p>
          </table:table-cell>
          <table:table-cell office:value-type="string">
            <text:p>b$</text:p>
          </table:table-cell>
          <table:table-cell office:value-type="string">
            <text:p>flat 17-kleisma up</text:p>
          </table:table-cell>
          <table:table-cell table:number-columns-repeated="7"/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-104.955409500407">
            <text:p>-104,955</text:p>
          </table:table-cell>
          <table:table-cell table:style-name="ce84" office:value-type="string">
            <text:p>[</text:p>
          </table:table-cell>
          <table:table-cell table:style-name="ce78" office:value-type="float" office:value="4">
            <text:p>4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10">
          <table:table-cell table:style-name="ce12" office:value-type="string">
            <text:p>`</text:p>
          </table:table-cell>
          <table:table-cell table:style-name="ce33" office:value-type="float" office:value="96">
            <text:p>96</text:p>
          </table:table-cell>
          <table:table-cell office:value-type="string">
            <text:p>0x60</text:p>
          </table:table-cell>
          <table:table-cell office:value-type="string">
            <text:p>doubleleftbarbdoubledown</text:p>
          </table:table-cell>
          <table:table-cell table:style-name="ce33" office:value-type="string">
            <text:p>\\!!</text:p>
          </table:table-cell>
          <table:table-cell office:value-type="string">
            <text:p>b*</text:p>
          </table:table-cell>
          <table:table-cell office:value-type="string">
            <text:p>flat 7:11-kleisma up</text:p>
          </table:table-cell>
          <table:table-cell/>
          <table:table-cell office:value-type="string">
            <text:p>3° down (55)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string">
            <text:p>Amphitrite's crab-claw hairclip double inverted</text:p>
          </table:table-cell>
          <table:table-cell office:value-type="float" office:value="1835008">
            <text:p>1835008</text:p>
          </table:table-cell>
          <table:table-cell office:value-type="float" office:value="1948617">
            <text:p>1948617</text:p>
          </table:table-cell>
          <table:table-cell office:value-type="float" office:value="-103.997045414893">
            <text:p>-103,997</text:p>
          </table:table-cell>
          <table:table-cell table:style-name="ce84" office:value-type="string">
            <text:p>[</text:p>
          </table:table-cell>
          <table:table-cell table:style-name="ce78" office:value-type="float" office:value="18">
            <text:p>18</text:p>
          </table:table-cell>
          <table:table-cell table:style-name="ce78" office:value-type="float" office:value="-11">
            <text:p>-1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-1">
            <text:p>-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2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a</text:p>
          </table:table-cell>
          <table:table-cell table:style-name="ce33" office:value-type="float" office:value="97">
            <text:p>97</text:p>
          </table:table-cell>
          <table:table-cell office:value-type="string">
            <text:p>0x61</text:p>
          </table:table-cell>
          <table:table-cell office:value-type="string">
            <text:p>boathookandbarbdoubledown</text:p>
          </table:table-cell>
          <table:table-cell table:style-name="ce33" office:value-type="string">
            <text:p>~|/</text:p>
          </table:table-cell>
          <table:table-cell office:value-type="string">
            <text:p>b¡</text:p>
          </table:table-cell>
          <table:table-cell office:value-type="string">
            <text:p>flat 143-comma up</text:p>
          </table:table-cell>
          <table:table-cell table:number-columns-repeated="7"/>
          <table:table-cell office:value-type="float" office:value="32768">
            <text:p>32768</text:p>
          </table:table-cell>
          <table:table-cell office:value-type="float" office:value="34749">
            <text:p>34749</text:p>
          </table:table-cell>
          <table:table-cell office:value-type="float" office:value="-101.620608461004">
            <text:p>-101,621</text:p>
          </table:table-cell>
          <table:table-cell table:style-name="ce84" office:value-type="string">
            <text:p>[</text:p>
          </table:table-cell>
          <table:table-cell table:style-name="ce78" office:value-type="float" office:value="15">
            <text:p>15</text:p>
          </table:table-cell>
          <table:table-cell table:style-name="ce78" office:value-type="float" office:value="-5">
            <text:p>-5</text:p>
          </table:table-cell>
          <table:table-cell table:number-columns-repeated="2" table:style-name="ce78" office:value-type="float" office:value="0">
            <text:p>0</text:p>
          </table:table-cell>
          <table:table-cell table:number-columns-repeated="2" table:style-name="ce78" office:value-type="float" office:value="-1">
            <text:p>-1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7">
          <table:table-cell table:style-name="ce12" office:value-type="string">
            <text:p>b</text:p>
          </table:table-cell>
          <table:table-cell table:style-name="ce33"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arcandscrolldoubledown</text:p>
          </table:table-cell>
          <table:table-cell table:style-name="ce33" office:value-type="string">
            <text:p>(!!(</text:p>
          </table:table-cell>
          <table:table-cell office:value-type="string">
            <text:p>bg</text:p>
          </table:table-cell>
          <table:table-cell office:value-type="string">
            <text:p>flat 17-comma up</text:p>
          </table:table-cell>
          <table:table-cell table:number-columns-repeated="4"/>
          <table:table-cell table:number-columns-repeated="2" office:value-type="string">
            <text:p>Y</text:p>
          </table:table-cell>
          <table:table-cell office:value-type="string">
            <text:p>Aphrodite's perfect curves double inverted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-98.9545922303676">
            <text:p>-98,955</text:p>
          </table:table-cell>
          <table:table-cell table:style-name="ce84" office:value-type="string">
            <text:p>[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-2">
            <text:p>-2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2" table:number-columns-repeated="2"/>
          <table:table-cell table:number-columns-repeated="226"/>
        </table:table-row>
        <table:table-row table:style-name="ro8">
          <table:table-cell table:style-name="ce10" office:value-type="string">
            <text:p>c</text:p>
          </table:table-cell>
          <table:table-cell table:style-name="ce33" office:value-type="float" office:value="99">
            <text:p>99</text:p>
          </table:table-cell>
          <table:table-cell office:value-type="string">
            <text:p>0x63</text:p>
          </table:table-cell>
          <table:table-cell office:value-type="string">
            <text:p>barbandboathookdoubledown</text:p>
          </table:table-cell>
          <table:table-cell table:style-name="ce33" office:value-type="string">
            <text:p>\!!~</text:p>
          </table:table-cell>
          <table:table-cell office:value-type="string">
            <text:p>b~</text:p>
          </table:table-cell>
          <table:table-cell office:value-type="string">
            <text:p>flat 23-comma up</text:p>
          </table:table-cell>
          <table:table-cell office:value-type="string">
            <text:p>3/8 tone down</text:p>
          </table:table-cell>
          <table:table-cell office:value-type="string">
            <text:p>3° down (48); 6° down (96)</text:p>
          </table:table-cell>
          <table:table-cell table:number-columns-repeated="3"/>
          <table:table-cell office:value-type="string">
            <text:p>Y</text:p>
          </table:table-cell>
          <table:table-cell office:value-type="string">
            <text:p>Hermes' winged caduceus double inverted</text:p>
          </table:table-cell>
          <table:table-cell office:value-type="float" office:value="1507328">
            <text:p>1507328</text:p>
          </table:table-cell>
          <table:table-cell office:value-type="float" office:value="1594323">
            <text:p>1594323</text:p>
          </table:table-cell>
          <table:table-cell office:value-type="float" office:value="-97.140663981621">
            <text:p>-97,141</text:p>
          </table:table-cell>
          <table:table-cell table:style-name="ce84" office:value-type="string">
            <text:p>[</text:p>
          </table:table-cell>
          <table:table-cell table:style-name="ce78" office:value-type="float" office:value="16">
            <text:p>16</text:p>
          </table:table-cell>
          <table:table-cell table:style-name="ce78" office:value-type="float" office:value="-13">
            <text:p>-13</text:p>
          </table:table-cell>
          <table:table-cell table:number-columns-repeated="6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string">
            <text:p>&gt;</text:p>
          </table:table-cell>
          <table:table-cell table:style-name="ce93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d</text:p>
          </table:table-cell>
          <table:table-cell table:style-name="ce33" office:value-type="float" office:value="100">
            <text:p>100</text:p>
          </table:table-cell>
          <table:table-cell office:value-type="string">
            <text:p>0x64</text:p>
          </table:table-cell>
          <table:table-cell office:value-type="string">
            <text:p>boathookandarcdoubledown</text:p>
          </table:table-cell>
          <table:table-cell table:style-name="ce33" office:value-type="string">
            <text:p>~!!)</text:p>
          </table:table-cell>
          <table:table-cell office:value-type="string">
            <text:p>b¶</text:p>
          </table:table-cell>
          <table:table-cell office:value-type="string">
            <text:p>flat 11:49-comma up</text:p>
          </table:table-cell>
          <table:table-cell table:number-columns-repeated="7"/>
          <table:table-cell office:value-type="float" office:value="11264">
            <text:p>11264</text:p>
          </table:table-cell>
          <table:table-cell office:value-type="float" office:value="11907">
            <text:p>11907</text:p>
          </table:table-cell>
          <table:table-cell office:value-type="float" office:value="-96.1088749004302">
            <text:p>-96,109</text:p>
          </table:table-cell>
          <table:table-cell table:style-name="ce84" office:value-type="string">
            <text:p>[</text:p>
          </table:table-cell>
          <table:table-cell table:style-name="ce78" office:value-type="float" office:value="10">
            <text:p>10</text:p>
          </table:table-cell>
          <table:table-cell table:style-name="ce78" office:value-type="float" office:value="-5">
            <text:p>-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2">
            <text:p>-2</text:p>
          </table:table-cell>
          <table:table-cell table:style-name="ce78" office:value-type="float" office:value="1"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8">
          <table:table-cell table:style-name="ce10" office:value-type="string">
            <text:p>e</text:p>
          </table:table-cell>
          <table:table-cell table:style-name="ce33" office:value-type="float" office:value="101">
            <text:p>101</text:p>
          </table:table-cell>
          <table:table-cell office:value-type="string">
            <text:p>0x65</text:p>
          </table:table-cell>
          <table:table-cell office:value-type="string">
            <text:p>leftarcdoubledown</text:p>
          </table:table-cell>
          <table:table-cell table:style-name="ce33" office:value-type="string">
            <text:p>(!!</text:p>
          </table:table-cell>
          <table:table-cell office:value-type="string">
            <text:p>b¯</text:p>
          </table:table-cell>
          <table:table-cell office:value-type="string">
            <text:p>flat 19-comma up</text:p>
          </table:table-cell>
          <table:table-cell table:number-columns-repeated="7"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-93.6030144015279">
            <text:p>-93,603</text:p>
          </table:table-cell>
          <table:table-cell table:style-name="ce84" office:value-type="string">
            <text:p>[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2">
            <text:p>2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3" table:number-columns-repeated="2"/>
          <table:table-cell table:number-columns-repeated="226"/>
        </table:table-row>
        <table:table-row table:style-name="ro10">
          <table:table-cell table:style-name="ce6" office:value-type="string">
            <text:p>f</text:p>
          </table:table-cell>
          <table:table-cell table:style-name="ce33" office:value-type="float" office:value="102">
            <text:p>102</text:p>
          </table:table-cell>
          <table:table-cell office:value-type="string">
            <text:p>0x66</text:p>
          </table:table-cell>
          <table:table-cell office:value-type="string">
            <text:p>rightbarbdoubledown</text:p>
          </table:table-cell>
          <table:table-cell table:style-name="ce33" office:value-type="string">
            <text:p>!!/</text:p>
          </table:table-cell>
          <table:table-cell office:value-type="string">
            <text:p>b/</text:p>
          </table:table-cell>
          <table:table-cell office:value-type="string">
            <text:p>flat 5-comma up</text:p>
          </table:table-cell>
          <table:table-cell office:value-type="string">
            <text:p>5/12 or 7/16 tone down</text:p>
          </table:table-cell>
          <table:table-cell office:value-type="string">
            <text:p>2° down (22,29); 3° down (34,41); 4° down (53); 5° down (72); 7° down (96)</text:p>
          </table:table-cell>
          <table:table-cell table:number-columns-repeated="4" office:value-type="string">
            <text:p>Y</text:p>
          </table:table-cell>
          <table:table-cell office:value-type="string">
            <text:p>Artemis' half-arrow double inverted</text:p>
          </table:table-cell>
          <table:table-cell office:value-type="float" office:value="128">
            <text:p>128</text:p>
          </table:table-cell>
          <table:table-cell office:value-type="float" office:value="135">
            <text:p>135</text:p>
          </table:table-cell>
          <table:table-cell office:value-type="float" office:value="-92.178716460997">
            <text:p>-92,179</text:p>
          </table:table-cell>
          <table:table-cell table:style-name="ce84" office:value-type="string">
            <text:p>[</text:p>
          </table:table-cell>
          <table:table-cell table:style-name="ce78" office:value-type="float" office:value="7">
            <text:p>7</text:p>
          </table:table-cell>
          <table:table-cell table:style-name="ce78" office:value-type="float" office:value="-3">
            <text:p>-3</text:p>
          </table:table-cell>
          <table:table-cell table:style-name="ce78" office:value-type="float" office:value="-1">
            <text:p>-1</text:p>
          </table:table-cell>
          <table:table-cell table:number-columns-repeated="6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8">
          <table:table-cell table:style-name="ce10" office:value-type="string">
            <text:p>g</text:p>
          </table:table-cell>
          <table:table-cell table:style-name="ce33" office:value-type="float" office:value="103">
            <text:p>103</text:p>
          </table:table-cell>
          <table:table-cell office:value-type="string">
            <text:p>0x67</text:p>
          </table:table-cell>
          <table:table-cell office:value-type="string">
            <text:p>scrollandarcdoubledown</text:p>
          </table:table-cell>
          <table:table-cell table:style-name="ce33" office:value-type="string">
            <text:p>)!!)</text:p>
          </table:table-cell>
          <table:table-cell office:value-type="string">
            <text:p>b¬</text:p>
          </table:table-cell>
          <table:table-cell office:value-type="string">
            <text:p>flat 5:19-comma up</text:p>
          </table:table-cell>
          <table:table-cell table:number-columns-repeated="5"/>
          <table:table-cell office:value-type="string">
            <text:p>Y</text:p>
          </table:table-cell>
          <table:table-cell office:value-type="string">
            <text:p>Persephone's curves double inverted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88.8006977325323">
            <text:p>-88,801</text:p>
          </table:table-cell>
          <table:table-cell table:style-name="ce84" office:value-type="string">
            <text:p>[</text:p>
          </table:table-cell>
          <table:table-cell table:style-name="ce78" office:value-type="float" office:value="-2">
            <text:p>-2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3" table:number-columns-repeated="2"/>
          <table:table-cell table:number-columns-repeated="226"/>
        </table:table-row>
        <table:table-row table:style-name="ro10">
          <table:table-cell table:style-name="ce6" office:value-type="string">
            <text:p>h</text:p>
          </table:table-cell>
          <table:table-cell table:style-name="ce33" office:value-type="float" office:value="104">
            <text:p>104</text:p>
          </table:table-cell>
          <table:table-cell office:value-type="string">
            <text:p>0x68</text:p>
          </table:table-cell>
          <table:table-cell office:value-type="string">
            <text:p>rightarcdoubledown</text:p>
          </table:table-cell>
          <table:table-cell table:style-name="ce33" office:value-type="string">
            <text:p>!!)</text:p>
          </table:table-cell>
          <table:table-cell office:value-type="string">
            <text:p>bf</text:p>
          </table:table-cell>
          <table:table-cell office:value-type="string">
            <text:p>flat 7-comma up</text:p>
          </table:table-cell>
          <table:table-cell office:value-type="string">
            <text:p>1/3 tone down</text:p>
          </table:table-cell>
          <table:table-cell office:value-type="string">
            <text:p>2° down (36); 4° down (72)</text:p>
          </table:table-cell>
          <table:table-cell table:number-columns-repeated="4" office:value-type="string">
            <text:p>Y</text:p>
          </table:table-cell>
          <table:table-cell office:value-type="string">
            <text:p>Archytas' arc (or rainbow) double inverted</text:p>
          </table:table-cell>
          <table:table-cell office:value-type="float" office:value="131072">
            <text:p>131072</text:p>
          </table:table-cell>
          <table:table-cell office:value-type="float" office:value="137781">
            <text:p>137781</text:p>
          </table:table-cell>
          <table:table-cell office:value-type="float" office:value="-86.4209142576116">
            <text:p>-86,421</text:p>
          </table:table-cell>
          <table:table-cell table:style-name="ce84" office:value-type="string">
            <text:p>[</text:p>
          </table:table-cell>
          <table:table-cell table:style-name="ce78" office:value-type="float" office:value="17">
            <text:p>17</text:p>
          </table:table-cell>
          <table:table-cell table:style-name="ce78" office:value-type="float" office:value="-9">
            <text:p>-9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8">
          <table:table-cell table:style-name="ce10" office:value-type="string">
            <text:p>i</text:p>
          </table:table-cell>
          <table:table-cell table:style-name="ce33" office:value-type="float" office:value="105">
            <text:p>105</text:p>
          </table:table-cell>
          <table:table-cell office:value-type="string">
            <text:p>0x69</text:p>
          </table:table-cell>
          <table:table-cell office:value-type="string">
            <text:p>leftscrollandbarbdoubledown</text:p>
          </table:table-cell>
          <table:table-cell table:style-name="ce33" office:value-type="string">
            <text:p>)\!!</text:p>
          </table:table-cell>
          <table:table-cell office:value-type="string">
            <text:p>bþ</text:p>
          </table:table-cell>
          <table:table-cell office:value-type="string">
            <text:p>flat 7:19-comma up</text:p>
          </table:table-cell>
          <table:table-cell table:number-columns-repeated="7"/>
          <table:table-cell office:value-type="float" office:value="4864">
            <text:p>4864</text:p>
          </table:table-cell>
          <table:table-cell office:value-type="float" office:value="5103">
            <text:p>5103</text:p>
          </table:table-cell>
          <table:table-cell office:value-type="float" office:value="-83.0428955291468">
            <text:p>-83,043</text:p>
          </table:table-cell>
          <table:table-cell table:style-name="ce84" office:value-type="string">
            <text:p>[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-6">
            <text:p>-6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3" table:number-columns-repeated="2"/>
          <table:table-cell table:number-columns-repeated="226"/>
        </table:table-row>
        <table:table-row table:style-name="ro8">
          <table:table-cell table:style-name="ce11" office:value-type="string">
            <text:p>j</text:p>
          </table:table-cell>
          <table:table-cell table:style-name="ce33" office:value-type="float" office:value="106">
            <text:p>106</text:p>
          </table:table-cell>
          <table:table-cell office:value-type="string">
            <text:p>0x6A</text:p>
          </table:table-cell>
          <table:table-cell office:value-type="string">
            <text:p>leftbarbdoubledown</text:p>
          </table:table-cell>
          <table:table-cell table:style-name="ce33" office:value-type="string">
            <text:p>\!!</text:p>
          </table:table-cell>
          <table:table-cell office:value-type="string">
            <text:p>by</text:p>
          </table:table-cell>
          <table:table-cell office:value-type="string">
            <text:p>flat 55-comma up</text:p>
          </table:table-cell>
          <table:table-cell office:value-type="string">
            <text:p>3/10 or 5/16 tone down</text:p>
          </table:table-cell>
          <table:table-cell office:value-type="string">
            <text:p>3° down (60); 5° down (96)</text:p>
          </table:table-cell>
          <table:table-cell/>
          <table:table-cell table:number-columns-repeated="3" office:value-type="string">
            <text:p>Y</text:p>
          </table:table-cell>
          <table:table-cell office:value-type="string">
            <text:p>Didymus' dibbler double inverted</text:p>
          </table:table-cell>
          <table:table-cell office:value-type="float" office:value="56320">
            <text:p>56320</text:p>
          </table:table-cell>
          <table:table-cell office:value-type="float" office:value="59049">
            <text:p>59049</text:p>
          </table:table-cell>
          <table:table-cell office:value-type="float" office:value="-81.9183524242827">
            <text:p>-81,918</text:p>
          </table:table-cell>
          <table:table-cell table:style-name="ce84" office:value-type="string">
            <text:p>[</text:p>
          </table:table-cell>
          <table:table-cell table:style-name="ce78" office:value-type="float" office:value="10">
            <text:p>10</text:p>
          </table:table-cell>
          <table:table-cell table:style-name="ce78" office:value-type="float" office:value="-10">
            <text:p>-1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3" table:number-columns-repeated="2"/>
          <table:table-cell table:number-columns-repeated="226"/>
        </table:table-row>
        <table:table-row table:style-name="ro3">
          <table:table-cell table:style-name="ce6" office:value-type="string">
            <text:p>k</text:p>
          </table:table-cell>
          <table:table-cell table:style-name="ce33" office:value-type="float" office:value="107">
            <text:p>107</text:p>
          </table:table-cell>
          <table:table-cell office:value-type="string">
            <text:p>0x6B</text:p>
          </table:table-cell>
          <table:table-cell office:value-type="string">
            <text:p>scrollandboathookdoubledown</text:p>
          </table:table-cell>
          <table:table-cell table:style-name="ce33" office:value-type="string">
            <text:p>)!!~</text:p>
          </table:table-cell>
          <table:table-cell office:value-type="string">
            <text:p>b?</text:p>
          </table:table-cell>
          <table:table-cell office:value-type="string">
            <text:p>flat 7:11-comma up</text:p>
          </table:table-cell>
          <table:table-cell office:value-type="string">
            <text:p>2/5 tone down</text:p>
          </table:table-cell>
          <table:table-cell office:value-type="string">
            <text:p>4° down (60)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office:value-type="string">
            <text:p>Hecate's torch double inverted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-80.5370350302443">
            <text:p>-80,537</text:p>
          </table:table-cell>
          <table:table-cell table:style-name="ce84" office:value-type="string">
            <text:p>[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-1">
            <text:p>-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7">
          <table:table-cell table:style-name="ce14" office:value-type="string">
            <text:p>l</text:p>
          </table:table-cell>
          <table:table-cell table:style-name="ce33" office:value-type="float" office:value="108">
            <text:p>108</text:p>
          </table:table-cell>
          <table:table-cell office:value-type="string">
            <text:p>0x6C</text:p>
          </table:table-cell>
          <table:table-cell office:value-type="string">
            <text:p>doubleleftboathookdoubledown</text:p>
          </table:table-cell>
          <table:table-cell table:style-name="ce33" office:value-type="string">
            <text:p>~~!!</text:p>
          </table:table-cell>
          <table:table-cell office:value-type="string">
            <text:p>bp</text:p>
          </table:table-cell>
          <table:table-cell office:value-type="string">
            <text:p>flat 49-S-diesis up</text:p>
          </table:table-cell>
          <table:table-cell table:number-columns-repeated="7"/>
          <table:table-cell office:value-type="float" office:value="6272">
            <text:p>6272</text:p>
          </table:table-cell>
          <table:table-cell office:value-type="float" office:value="6561">
            <text:p>6561</text:p>
          </table:table-cell>
          <table:table-cell office:value-type="float" office:value="-77.9881939848495">
            <text:p>-77,988</text:p>
          </table:table-cell>
          <table:table-cell table:style-name="ce84" office:value-type="string">
            <text:p>[</text:p>
          </table:table-cell>
          <table:table-cell table:style-name="ce78" office:value-type="float" office:value="7">
            <text:p>7</text:p>
          </table:table-cell>
          <table:table-cell table:style-name="ce78" office:value-type="float" office:value="-8">
            <text:p>-8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2">
            <text:p>2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2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m</text:p>
          </table:table-cell>
          <table:table-cell table:style-name="ce33" office:value-type="float" office:value="109">
            <text:p>109</text:p>
          </table:table-cell>
          <table:table-cell office:value-type="string">
            <text:p>0x6D</text:p>
          </table:table-cell>
          <table:table-cell office:value-type="string">
            <text:p>rightboathookdoubledown</text:p>
          </table:table-cell>
          <table:table-cell table:style-name="ce33" office:value-type="string">
            <text:p>!!~</text:p>
          </table:table-cell>
          <table:table-cell office:value-type="string">
            <text:p>bø</text:p>
          </table:table-cell>
          <table:table-cell office:value-type="string">
            <text:p>flat 5:23-S-diesis up</text:p>
          </table:table-cell>
          <table:table-cell office:value-type="string">
            <text:p>7/24 tone down</text:p>
          </table:table-cell>
          <table:table-cell table:number-columns-repeated="4"/>
          <table:table-cell office:value-type="string">
            <text:p>Y</text:p>
          </table:table-cell>
          <table:table-cell office:value-type="string">
            <text:p>Charon's boathook double inverted</text:p>
          </table:table-cell>
          <table:table-cell office:value-type="float" office:value="94208">
            <text:p>94208</text:p>
          </table:table-cell>
          <table:table-cell office:value-type="float" office:value="98415">
            <text:p>98415</text:p>
          </table:table-cell>
          <table:table-cell office:value-type="float" office:value="-75.6343743849061">
            <text:p>-75,634</text:p>
          </table:table-cell>
          <table:table-cell table:style-name="ce84" office:value-type="string">
            <text:p>[</text:p>
          </table:table-cell>
          <table:table-cell table:style-name="ce78" office:value-type="float" office:value="12">
            <text:p>12</text:p>
          </table:table-cell>
          <table:table-cell table:style-name="ce78" office:value-type="float" office:value="-9">
            <text:p>-9</text:p>
          </table:table-cell>
          <table:table-cell table:style-name="ce78" office:value-type="float" office:value="-1">
            <text:p>-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7">
          <table:table-cell table:style-name="ce12" office:value-type="string">
            <text:p>n</text:p>
          </table:table-cell>
          <table:table-cell table:style-name="ce33" office:value-type="float" office:value="110">
            <text:p>110</text:p>
          </table:table-cell>
          <table:table-cell office:value-type="string">
            <text:p>0x6E</text:p>
          </table:table-cell>
          <table:table-cell office:value-type="string">
            <text:p>boathookandscrolldoubledown</text:p>
          </table:table-cell>
          <table:table-cell table:style-name="ce33" office:value-type="string">
            <text:p>~!!(</text:p>
          </table:table-cell>
          <table:table-cell office:value-type="string">
            <text:p>bq</text:p>
          </table:table-cell>
          <table:table-cell office:value-type="string">
            <text:p>flat 5:11-S-diesis up</text:p>
          </table:table-cell>
          <table:table-cell table:number-columns-repeated="4"/>
          <table:table-cell office:value-type="string">
            <text:p>Y</text:p>
          </table:table-cell>
          <table:table-cell/>
          <table:table-cell office:value-type="string">
            <text:p>Hephaestus' axe double inverted</text:p>
          </table:table-cell>
          <table:table-cell office:value-type="float" office:value="2560">
            <text:p>2560</text:p>
          </table:table-cell>
          <table:table-cell office:value-type="float" office:value="2673">
            <text:p>2673</text:p>
          </table:table-cell>
          <table:table-cell office:value-type="float" office:value="-74.779232826859">
            <text:p>-74,779</text:p>
          </table:table-cell>
          <table:table-cell table:style-name="ce84" office:value-type="string">
            <text:p>[</text:p>
          </table:table-cell>
          <table:table-cell table:style-name="ce78" office:value-type="float" office:value="9">
            <text:p>9</text:p>
          </table:table-cell>
          <table:table-cell table:style-name="ce78" office:value-type="float" office:value="-5">
            <text:p>-5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2" table:number-columns-repeated="2"/>
          <table:table-cell table:number-columns-repeated="226"/>
        </table:table-row>
        <table:table-row table:style-name="ro3">
          <table:table-cell table:style-name="ce5" office:value-type="string">
            <text:p>o</text:p>
          </table:table-cell>
          <table:table-cell table:style-name="ce33" office:value-type="float" office:value="111">
            <text:p>111</text:p>
          </table:table-cell>
          <table:table-cell office:value-type="string">
            <text:p>0x6F</text:p>
          </table:table-cell>
          <table:table-cell office:value-type="string">
            <text:p>leftscrollandboathookdoubledown</text:p>
          </table:table-cell>
          <table:table-cell table:style-name="ce33" office:value-type="string">
            <text:p>)~!!</text:p>
          </table:table-cell>
          <table:table-cell office:value-type="string">
            <text:p>bµ</text:p>
          </table:table-cell>
          <table:table-cell office:value-type="string">
            <text:p>flat 23-S-diesis up</text:p>
          </table:table-cell>
          <table:table-cell table:number-columns-repeated="7"/>
          <table:table-cell office:value-type="float" office:value="622592">
            <text:p>622592</text:p>
          </table:table-cell>
          <table:table-cell office:value-type="float" office:value="649539">
            <text:p>649539</text:p>
          </table:table-cell>
          <table:table-cell office:value-type="float" office:value="-73.3549348863282">
            <text:p>-73,355</text:p>
          </table:table-cell>
          <table:table-cell table:style-name="ce84" office:value-type="string">
            <text:p>[</text:p>
          </table:table-cell>
          <table:table-cell table:style-name="ce78" office:value-type="float" office:value="15">
            <text:p>15</text:p>
          </table:table-cell>
          <table:table-cell table:style-name="ce78" office:value-type="float" office:value="-10">
            <text:p>-10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11">
          <table:table-cell table:style-name="ce15" office:value-type="string">
            <text:p>p</text:p>
          </table:table-cell>
          <table:table-cell table:style-name="ce33" office:value-type="float" office:value="112">
            <text:p>112</text:p>
          </table:table-cell>
          <table:table-cell office:value-type="string">
            <text:p>0x70</text:p>
          </table:table-cell>
          <table:table-cell office:value-type="string">
            <text:p>doublescrolldoubledown</text:p>
          </table:table-cell>
          <table:table-cell table:style-name="ce33" office:value-type="string">
            <text:p>)!!(</text:p>
          </table:table-cell>
          <table:table-cell office:value-type="string">
            <text:p>b=</text:p>
          </table:table-cell>
          <table:table-cell office:value-type="string">
            <text:p>flat 25-S-diesis up</text:p>
          </table:table-cell>
          <table:table-cell/>
          <table:table-cell office:value-type="string">
            <text:p>3° down (53)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string">
            <text:p>Poseidon's trident double inverted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-70.6724268642823">
            <text:p>-70,672</text:p>
          </table:table-cell>
          <table:table-cell table:style-name="ce84" office:value-type="string">
            <text:p>[</text:p>
          </table:table-cell>
          <table:table-cell table:style-name="ce78" office:value-type="float" office:value="3">
            <text:p>3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-2">
            <text:p>-2</text:p>
          </table:table-cell>
          <table:table-cell table:number-columns-repeated="6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5" table:number-columns-repeated="2"/>
          <table:table-cell table:number-columns-repeated="226"/>
        </table:table-row>
        <table:table-row table:style-name="ro10">
          <table:table-cell table:style-name="ce10" office:value-type="string">
            <text:p>q</text:p>
          </table:table-cell>
          <table:table-cell table:style-name="ce33" office:value-type="float" office:value="113">
            <text:p>113</text:p>
          </table:table-cell>
          <table:table-cell office:value-type="string">
            <text:p>0x71</text:p>
          </table:table-cell>
          <table:table-cell office:value-type="string">
            <text:p>leftscrolldoublerightbarbdown</text:p>
          </table:table-cell>
          <table:table-cell table:style-name="ce33" office:value-type="string">
            <text:p>)!//</text:p>
          </table:table-cell>
          <table:table-cell office:value-type="string">
            <text:p>©</text:p>
          </table:table-cell>
          <table:table-cell office:value-type="string">
            <text:p>5:13-L-diesis down</text:p>
          </table:table-cell>
          <table:table-cell table:number-columns-repeated="7"/>
          <table:table-cell office:value-type="float" office:value="851968">
            <text:p>851968</text:p>
          </table:table-cell>
          <table:table-cell office:value-type="float" office:value="885735">
            <text:p>885735</text:p>
          </table:table-cell>
          <table:table-cell office:value-type="float" office:value="-67.2910616147857">
            <text:p>-67,291</text:p>
          </table:table-cell>
          <table:table-cell table:style-name="ce84" office:value-type="string">
            <text:p>[</text:p>
          </table:table-cell>
          <table:table-cell table:style-name="ce78" office:value-type="float" office:value="16">
            <text:p>16</text:p>
          </table:table-cell>
          <table:table-cell table:style-name="ce78" office:value-type="float" office:value="-11">
            <text:p>-11</text:p>
          </table:table-cell>
          <table:table-cell table:style-name="ce78" office:value-type="float" office:value="-1">
            <text:p>-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3" table:number-columns-repeated="2"/>
          <table:table-cell table:number-columns-repeated="226"/>
        </table:table-row>
        <table:table-row table:style-name="ro11">
          <table:table-cell table:style-name="ce15" office:value-type="string">
            <text:p>r</text:p>
          </table:table-cell>
          <table:table-cell table:style-name="ce33" office:value-type="float" office:value="114">
            <text:p>114</text:p>
          </table:table-cell>
          <table:table-cell office:value-type="string">
            <text:p>0x72</text:p>
          </table:table-cell>
          <table:table-cell office:value-type="string">
            <text:p>arcandbarbdown</text:p>
          </table:table-cell>
          <table:table-cell table:style-name="ce33" office:value-type="string">
            <text:p>(!/</text:p>
          </table:table-cell>
          <table:table-cell office:value-type="string">
            <text:p>w</text:p>
          </table:table-cell>
          <table:table-cell office:value-type="string">
            <text:p>35-L-diesis down</text:p>
          </table:table-cell>
          <table:table-cell/>
          <table:table-cell office:value-type="string">
            <text:p>2° down (43,50)</text:p>
          </table:table-cell>
          <table:table-cell/>
          <table:table-cell table:number-columns-repeated="3" office:value-type="string">
            <text:p>Y</text:p>
          </table:table-cell>
          <table:table-cell office:value-type="string">
            <text:p>Ares' large helmet inverted</text:p>
          </table:table-cell>
          <table:table-cell office:value-type="float" office:value="8192">
            <text:p>8192</text:p>
          </table:table-cell>
          <table:table-cell office:value-type="float" office:value="8505">
            <text:p>8505</text:p>
          </table:table-cell>
          <table:table-cell office:value-type="float" office:value="-64.9146246608968">
            <text:p>-64,915</text:p>
          </table:table-cell>
          <table:table-cell table:style-name="ce84" office:value-type="string">
            <text:p>[</text:p>
          </table:table-cell>
          <table:table-cell table:style-name="ce78" office:value-type="float" office:value="13">
            <text:p>13</text:p>
          </table:table-cell>
          <table:table-cell table:style-name="ce78" office:value-type="float" office:value="-5">
            <text:p>-5</text:p>
          </table:table-cell>
          <table:table-cell table:number-columns-repeated="2" table:style-name="ce78" office:value-type="float" office:value="-1">
            <text:p>-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5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s</text:p>
          </table:table-cell>
          <table:table-cell table:style-name="ce33" office:value-type="float" office:value="115">
            <text:p>115</text:p>
          </table:table-cell>
          <table:table-cell office:value-type="string">
            <text:p>0x73</text:p>
          </table:table-cell>
          <table:table-cell office:value-type="string">
            <text:p>doublerightbarbdown</text:p>
          </table:table-cell>
          <table:table-cell table:style-name="ce33" office:value-type="string">
            <text:p>!//</text:p>
          </table:table-cell>
          <table:table-cell office:value-type="string">
            <text:p>«</text:p>
          </table:table-cell>
          <table:table-cell office:value-type="string">
            <text:p>11:19-L-diesis down</text:p>
          </table:table-cell>
          <table:table-cell table:number-columns-repeated="7"/>
          <table:table-cell office:value-type="float" office:value="360448">
            <text:p>360448</text:p>
          </table:table-cell>
          <table:table-cell office:value-type="float" office:value="373977">
            <text:p>373977</text:p>
          </table:table-cell>
          <table:table-cell office:value-type="float" office:value="-63.7900815560326">
            <text:p>-63,790</text:p>
          </table:table-cell>
          <table:table-cell table:style-name="ce84" office:value-type="string">
            <text:p>[</text:p>
          </table:table-cell>
          <table:table-cell table:style-name="ce78" office:value-type="float" office:value="15">
            <text:p>15</text:p>
          </table:table-cell>
          <table:table-cell table:style-name="ce78" office:value-type="float" office:value="-9">
            <text:p>-9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11">
          <table:table-cell table:style-name="ce15" office:value-type="string">
            <text:p>t</text:p>
          </table:table-cell>
          <table:table-cell table:style-name="ce33" office:value-type="float" office:value="116">
            <text:p>116</text:p>
          </table:table-cell>
          <table:table-cell office:value-type="string">
            <text:p>0x74</text:p>
          </table:table-cell>
          <table:table-cell office:value-type="string">
            <text:p>doublearcdown</text:p>
          </table:table-cell>
          <table:table-cell table:style-name="ce33" office:value-type="string">
            <text:p>(!)</text:p>
          </table:table-cell>
          <table:table-cell office:value-type="string">
            <text:p>o</text:p>
          </table:table-cell>
          <table:table-cell office:value-type="string">
            <text:p>11-L-diesis down</text:p>
          </table:table-cell>
          <table:table-cell/>
          <table:table-cell office:value-type="string">
            <text:p>3° down (39,46)</text:p>
          </table:table-cell>
          <table:table-cell/>
          <table:table-cell table:number-columns-repeated="2" office:value-type="string">
            <text:p>Y</text:p>
          </table:table-cell>
          <table:table-cell/>
          <table:table-cell office:value-type="string">
            <text:p>Dionysus' wine cup inverted</text:p>
          </table:table-cell>
          <table:table-cell office:value-type="float" office:value="704">
            <text:p>704</text:p>
          </table:table-cell>
          <table:table-cell office:value-type="float" office:value="729">
            <text:p>729</text:p>
          </table:table-cell>
          <table:table-cell office:value-type="float" office:value="-60.4120628275679">
            <text:p>-60,412</text:p>
          </table:table-cell>
          <table:table-cell table:style-name="ce84" office:value-type="string">
            <text:p>[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-6">
            <text:p>-6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5" table:number-columns-repeated="2"/>
          <table:table-cell table:number-columns-repeated="226"/>
        </table:table-row>
        <table:table-row table:style-name="ro3">
          <table:table-cell table:style-name="ce5" office:value-type="string">
            <text:p>u</text:p>
          </table:table-cell>
          <table:table-cell table:style-name="ce33" office:value-type="float" office:value="117">
            <text:p>117</text:p>
          </table:table-cell>
          <table:table-cell office:value-type="string">
            <text:p>0x75</text:p>
          </table:table-cell>
          <table:table-cell office:value-type="string">
            <text:p>rightbarbandarcdown</text:p>
          </table:table-cell>
          <table:table-cell table:style-name="ce33" office:value-type="string">
            <text:p>!/)</text:p>
          </table:table-cell>
          <table:table-cell office:value-type="string">
            <text:p>¤</text:p>
          </table:table-cell>
          <table:table-cell office:value-type="string">
            <text:p>49-L-diesis down</text:p>
          </table:table-cell>
          <table:table-cell table:number-columns-repeated="7"/>
          <table:table-cell office:value-type="float" office:value="8388608">
            <text:p>8388608</text:p>
          </table:table-cell>
          <table:table-cell office:value-type="float" office:value="8680203">
            <text:p>8680203</text:p>
          </table:table-cell>
          <table:table-cell office:value-type="float" office:value="-59.1568224575115">
            <text:p>-59,157</text:p>
          </table:table-cell>
          <table:table-cell table:style-name="ce84" office:value-type="string">
            <text:p>[</text:p>
          </table:table-cell>
          <table:table-cell table:style-name="ce78" office:value-type="float" office:value="23">
            <text:p>23</text:p>
          </table:table-cell>
          <table:table-cell table:style-name="ce78" office:value-type="float" office:value="-11">
            <text:p>-1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2">
            <text:p>-2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5">
          <table:table-cell table:style-name="ce16" office:value-type="string">
            <text:p>v</text:p>
          </table:table-cell>
          <table:table-cell table:style-name="ce33" office:value-type="float" office:value="118">
            <text:p>118</text:p>
          </table:table-cell>
          <table:table-cell office:value-type="string">
            <text:p>0x76</text:p>
          </table:table-cell>
          <table:table-cell office:value-type="string">
            <text:p>leftscrollanddoublebarbdown</text:p>
          </table:table-cell>
          <table:table-cell table:style-name="ce33" office:value-type="string">
            <text:p>)\!/</text:p>
          </table:table-cell>
          <table:table-cell office:value-type="string">
            <text:p>&amp;</text:p>
          </table:table-cell>
          <table:table-cell office:value-type="string">
            <text:p>5:49-M-diesis down</text:p>
          </table:table-cell>
          <table:table-cell table:number-columns-repeated="7"/>
          <table:table-cell office:value-type="float" office:value="392">
            <text:p>392</text:p>
          </table:table-cell>
          <table:table-cell office:value-type="float" office:value="405">
            <text:p>405</text:p>
          </table:table-cell>
          <table:table-cell office:value-type="float" office:value="-56.4819043881346">
            <text:p>-56,482</text:p>
          </table:table-cell>
          <table:table-cell table:style-name="ce84" office:value-type="string">
            <text:p>[</text:p>
          </table:table-cell>
          <table:table-cell table:style-name="ce78" office:value-type="float" office:value="3">
            <text:p>3</text:p>
          </table:table-cell>
          <table:table-cell table:style-name="ce78" office:value-type="float" office:value="-4">
            <text:p>-4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2">
            <text:p>2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0" table:number-columns-repeated="2"/>
          <table:table-cell table:number-columns-repeated="226"/>
        </table:table-row>
        <table:table-row table:style-name="ro7">
          <table:table-cell table:style-name="ce14" office:value-type="string">
            <text:p>w</text:p>
          </table:table-cell>
          <table:table-cell table:style-name="ce33" office:value-type="float" office:value="119">
            <text:p>119</text:p>
          </table:table-cell>
          <table:table-cell office:value-type="string">
            <text:p>0x77</text:p>
          </table:table-cell>
          <table:table-cell office:value-type="string">
            <text:p>leftarcandbarbdown</text:p>
          </table:table-cell>
          <table:table-cell table:style-name="ce33" office:value-type="string">
            <text:p>(\!</text:p>
          </table:table-cell>
          <table:table-cell office:value-type="string">
            <text:p>¿</text:p>
          </table:table-cell>
          <table:table-cell office:value-type="string">
            <text:p>49-M-diesis down</text:p>
          </table:table-cell>
          <table:table-cell table:number-columns-repeated="7"/>
          <table:table-cell office:value-type="float" office:value="3969">
            <text:p>3969</text:p>
          </table:table-cell>
          <table:table-cell office:value-type="float" office:value="4096">
            <text:p>4096</text:p>
          </table:table-cell>
          <table:table-cell office:value-type="float" office:value="-54.5281836002005">
            <text:p>-54,528</text:p>
          </table:table-cell>
          <table:table-cell table:style-name="ce84" office:value-type="string">
            <text:p>[</text:p>
          </table:table-cell>
          <table:table-cell table:style-name="ce78" office:value-type="float" office:value="-12">
            <text:p>-12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2">
            <text:p>2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2" table:number-columns-repeated="2"/>
          <table:table-cell table:number-columns-repeated="226"/>
        </table:table-row>
        <table:table-row table:style-name="ro12">
          <table:table-cell table:style-name="ce17" office:value-type="string">
            <text:p>x</text:p>
          </table:table-cell>
          <table:table-cell table:style-name="ce33" office:value-type="float" office:value="120">
            <text:p>120</text:p>
          </table:table-cell>
          <table:table-cell office:value-type="string">
            <text:p>0x78</text:p>
          </table:table-cell>
          <table:table-cell office:value-type="string">
            <text:p>doublebarbdown</text:p>
          </table:table-cell>
          <table:table-cell table:style-name="ce33" office:value-type="string">
            <text:p>\!/</text:p>
          </table:table-cell>
          <table:table-cell office:value-type="string">
            <text:p>v</text:p>
          </table:table-cell>
          <table:table-cell office:value-type="string">
            <text:p>11-M-diesis down</text:p>
          </table:table-cell>
          <table:table-cell office:value-type="string">
            <text:p>1/4 tone down</text:p>
          </table:table-cell>
          <table:table-cell office:value-type="string">
            <text:p>1° down (17,24,31,38); 2° down (34,41,48,55,62); 3° down (72); 4° down (96)</text:p>
          </table:table-cell>
          <table:table-cell table:number-columns-repeated="4" office:value-type="string">
            <text:p>Y</text:p>
          </table:table-cell>
          <table:table-cell office:value-type="string">
            <text:p>Apollo's arrow inverted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-53.2729432301441">
            <text:p>-53,273</text:p>
          </table:table-cell>
          <table:table-cell table:style-name="ce84" office:value-type="string">
            <text:p>[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-1">
            <text:p>-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6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y</text:p>
          </table:table-cell>
          <table:table-cell table:style-name="ce33" office:value-type="float" office:value="121">
            <text:p>121</text:p>
          </table:table-cell>
          <table:table-cell office:value-type="string">
            <text:p>0x79</text:p>
          </table:table-cell>
          <table:table-cell office:value-type="string">
            <text:p>arcandboathookdown</text:p>
          </table:table-cell>
          <table:table-cell table:style-name="ce33" office:value-type="string">
            <text:p>(!~</text:p>
          </table:table-cell>
          <table:table-cell office:value-type="string">
            <text:p>æ</text:p>
          </table:table-cell>
          <table:table-cell office:value-type="string">
            <text:p>11:19-M-diesis down</text:p>
          </table:table-cell>
          <table:table-cell table:number-columns-repeated="7"/>
          <table:table-cell office:value-type="float" office:value="171">
            <text:p>171</text:p>
          </table:table-cell>
          <table:table-cell office:value-type="float" office:value="176">
            <text:p>176</text:p>
          </table:table-cell>
          <table:table-cell office:value-type="float" office:value="-49.8949245016793">
            <text:p>-49,895</text:p>
          </table:table-cell>
          <table:table-cell table:style-name="ce84" office:value-type="string">
            <text:p>[</text:p>
          </table:table-cell>
          <table:table-cell table:style-name="ce78" office:value-type="float" office:value="-4">
            <text:p>-4</text:p>
          </table:table-cell>
          <table:table-cell table:style-name="ce78" office:value-type="float" office:value="2">
            <text:p>2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12">
          <table:table-cell table:style-name="ce17" office:value-type="string">
            <text:p>z</text:p>
          </table:table-cell>
          <table:table-cell table:style-name="ce33" office:value-type="float" office:value="122">
            <text:p>122</text:p>
          </table:table-cell>
          <table:table-cell office:value-type="string">
            <text:p>0x7A</text:p>
          </table:table-cell>
          <table:table-cell office:value-type="string">
            <text:p>barbandarcdown</text:p>
          </table:table-cell>
          <table:table-cell table:style-name="ce33" office:value-type="string">
            <text:p>\!)</text:p>
          </table:table-cell>
          <table:table-cell office:value-type="string">
            <text:p>u</text:p>
          </table:table-cell>
          <table:table-cell office:value-type="string">
            <text:p>35-M-diesis down</text:p>
          </table:table-cell>
          <table:table-cell/>
          <table:table-cell office:value-type="string">
            <text:p>1° down (43,50); 2° down (27)</text:p>
          </table:table-cell>
          <table:table-cell/>
          <table:table-cell table:number-columns-repeated="3" office:value-type="string">
            <text:p>Y</text:p>
          </table:table-cell>
          <table:table-cell office:value-type="string">
            <text:p>Athene's helmet inverted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48.7703813968151">
            <text:p>-48,770</text:p>
          </table:table-cell>
          <table:table-cell table:style-name="ce84" office:value-type="string">
            <text:p>[</text:p>
          </table:table-cell>
          <table:table-cell table:number-columns-repeated="2" table:style-name="ce78" office:value-type="float" office:value="-2">
            <text:p>-2</text:p>
          </table:table-cell>
          <table:table-cell table:number-columns-repeated="2" table:style-name="ce78" office:value-type="float" office:value="1">
            <text:p>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6" table:number-columns-repeated="2"/>
          <table:table-cell table:number-columns-repeated="226"/>
        </table:table-row>
        <table:table-row table:style-name="ro3">
          <table:table-cell table:style-name="ce5" office:value-type="string">
            <text:p>{</text:p>
          </table:table-cell>
          <table:table-cell table:style-name="ce33" office:value-type="float" office:value="123">
            <text:p>123</text:p>
          </table:table-cell>
          <table:table-cell office:value-type="string">
            <text:p>0x7B</text:p>
          </table:table-cell>
          <table:table-cell office:value-type="string">
            <text:p>leftscrollanddoubleleftbarbdown</text:p>
          </table:table-cell>
          <table:table-cell table:style-name="ce33" office:value-type="string">
            <text:p>)\\!</text:p>
          </table:table-cell>
          <table:table-cell office:value-type="string">
            <text:p>±</text:p>
          </table:table-cell>
          <table:table-cell office:value-type="string">
            <text:p>5:13-M-diesis down</text:p>
          </table:table-cell>
          <table:table-cell table:number-columns-repeated="7"/>
          <table:table-cell office:value-type="float" office:value="405">
            <text:p>405</text:p>
          </table:table-cell>
          <table:table-cell office:value-type="float" office:value="416">
            <text:p>416</text:p>
          </table:table-cell>
          <table:table-cell office:value-type="float" office:value="-46.3939444429261">
            <text:p>-46,394</text:p>
          </table:table-cell>
          <table:table-cell table:style-name="ce84" office:value-type="string">
            <text:p>[</text:p>
          </table:table-cell>
          <table:table-cell table:style-name="ce78" office:value-type="float" office:value="-5">
            <text:p>-5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1"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12">
          <table:table-cell table:style-name="ce17" office:value-type="string">
            <text:p>|</text:p>
          </table:table-cell>
          <table:table-cell table:style-name="ce33" office:value-type="float" office:value="124">
            <text:p>124</text:p>
          </table:table-cell>
          <table:table-cell office:value-type="string">
            <text:p>0x7C</text:p>
          </table:table-cell>
          <table:table-cell office:value-type="string">
            <text:p>doubleleftbarbdown</text:p>
          </table:table-cell>
          <table:table-cell table:style-name="ce33" office:value-type="string">
            <text:p>\\!</text:p>
          </table:table-cell>
          <table:table-cell office:value-type="string">
            <text:p>_</text:p>
          </table:table-cell>
          <table:table-cell office:value-type="string">
            <text:p>25-S-diesis down</text:p>
          </table:table-cell>
          <table:table-cell/>
          <table:table-cell office:value-type="string">
            <text:p>2° down (53)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string">
            <text:p>Amphitrite's crab-claw hairclip inverted</text:p>
          </table:table-cell>
          <table:table-cell office:value-type="float" office:value="6400">
            <text:p>6400</text:p>
          </table:table-cell>
          <table:table-cell office:value-type="float" office:value="6561">
            <text:p>6561</text:p>
          </table:table-cell>
          <table:table-cell office:value-type="float" office:value="-43.0125791934296">
            <text:p>-43,013</text:p>
          </table:table-cell>
          <table:table-cell table:style-name="ce84" office:value-type="string">
            <text:p>[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-8">
            <text:p>-8</text:p>
          </table:table-cell>
          <table:table-cell table:style-name="ce78" office:value-type="float" office:value="2">
            <text:p>2</text:p>
          </table:table-cell>
          <table:table-cell table:number-columns-repeated="6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6" table:number-columns-repeated="2"/>
          <table:table-cell table:number-columns-repeated="226"/>
        </table:table-row>
        <table:table-row table:style-name="ro7">
          <table:table-cell table:style-name="ce14" office:value-type="string">
            <text:p>}</text:p>
          </table:table-cell>
          <table:table-cell table:style-name="ce33" office:value-type="float" office:value="125">
            <text:p>125</text:p>
          </table:table-cell>
          <table:table-cell office:value-type="string">
            <text:p>0x7D</text:p>
          </table:table-cell>
          <table:table-cell office:value-type="string">
            <text:p>boathookandbarbdown</text:p>
          </table:table-cell>
          <table:table-cell table:style-name="ce33" office:value-type="string">
            <text:p>~|/</text:p>
          </table:table-cell>
          <table:table-cell office:value-type="string">
            <text:p>£</text:p>
          </table:table-cell>
          <table:table-cell office:value-type="string">
            <text:p>23-S-diesis down</text:p>
          </table:table-cell>
          <table:table-cell table:number-columns-repeated="7"/>
          <table:table-cell office:value-type="float" office:value="297">
            <text:p>297</text:p>
          </table:table-cell>
          <table:table-cell office:value-type="float" office:value="304">
            <text:p>304</text:p>
          </table:table-cell>
          <table:table-cell office:value-type="float" office:value="-40.3300711713836">
            <text:p>-40,330</text:p>
          </table:table-cell>
          <table:table-cell table:style-name="ce84" office:value-type="string">
            <text:p>[</text:p>
          </table:table-cell>
          <table:table-cell table:style-name="ce78" office:value-type="float" office:value="-4">
            <text:p>-4</text:p>
          </table:table-cell>
          <table:table-cell table:style-name="ce78" office:value-type="float" office:value="3">
            <text:p>3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2" table:number-columns-repeated="2"/>
          <table:table-cell table:number-columns-repeated="226"/>
        </table:table-row>
        <table:table-row table:style-name="ro5">
          <table:table-cell table:style-name="ce9" office:value-type="string">
            <text:p>~</text:p>
          </table:table-cell>
          <table:table-cell table:style-name="ce33" office:value-type="float" office:value="126">
            <text:p>126</text:p>
          </table:table-cell>
          <table:table-cell office:value-type="string">
            <text:p>0x7E</text:p>
          </table:table-cell>
          <table:table-cell office:value-type="string">
            <text:p>arcandscrolldown</text:p>
          </table:table-cell>
          <table:table-cell table:style-name="ce33" office:value-type="string">
            <text:p>(!(</text:p>
          </table:table-cell>
          <table:table-cell office:value-type="string">
            <text:p>d</text:p>
          </table:table-cell>
          <table:table-cell office:value-type="string">
            <text:p>5:11-S-diesis down</text:p>
          </table:table-cell>
          <table:table-cell table:number-columns-repeated="4"/>
          <table:table-cell office:value-type="string">
            <text:p>Y</text:p>
          </table:table-cell>
          <table:table-cell/>
          <table:table-cell office:value-type="string">
            <text:p>Aphrodite's perfect curves inverted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-38.905773230853">
            <text:p>-38,906</text:p>
          </table:table-cell>
          <table:table-cell table:style-name="ce84" office:value-type="string">
            <text:p>[</text:p>
          </table:table-cell>
          <table:table-cell table:style-name="ce78" office:value-type="float" office:value="2">
            <text:p>2</text:p>
          </table:table-cell>
          <table:table-cell table:style-name="ce78" office:value-type="float" office:value="-2">
            <text:p>-2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0" table:number-columns-repeated="2"/>
          <table:table-cell table:number-columns-repeated="226"/>
        </table:table-row>
        <table:table-row table:style-name="ro8">
          <table:table-cell table:style-name="ce10" office:value-type="string">
            <text:p></text:p>
          </table:table-cell>
          <table:table-cell table:style-name="ce33" office:value-type="float" office:value="127">
            <text:p>127</text:p>
          </table:table-cell>
          <table:table-cell office:value-type="string">
            <text:p>0x7F</text:p>
          </table:table-cell>
          <table:table-cell office:value-type="string">
            <text:p>barbandboathookdown</text:p>
          </table:table-cell>
          <table:table-cell table:style-name="ce33" office:value-type="string">
            <text:p>\!~</text:p>
          </table:table-cell>
          <table:table-cell office:value-type="string">
            <text:p>ð</text:p>
          </table:table-cell>
          <table:table-cell office:value-type="string">
            <text:p>5:23-S-diesis down</text:p>
          </table:table-cell>
          <table:table-cell office:value-type="string">
            <text:p>5/24 tone down</text:p>
          </table:table-cell>
          <table:table-cell table:number-columns-repeated="4"/>
          <table:table-cell office:value-type="string">
            <text:p>Y</text:p>
          </table:table-cell>
          <table:table-cell office:value-type="string">
            <text:p>Hermes' winged caduceus inverted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-38.0506316728058">
            <text:p>-38,051</text:p>
          </table:table-cell>
          <table:table-cell table:style-name="ce84" office:value-type="string">
            <text:p>[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2">
            <text:p>2</text:p>
          </table:table-cell>
          <table:table-cell table:style-name="ce78" office:value-type="float" office:value="1">
            <text:p>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string">
            <text:p>&gt;</text:p>
          </table:table-cell>
          <table:table-cell table:style-name="ce93" table:number-columns-repeated="2"/>
          <table:table-cell table:number-columns-repeated="226"/>
        </table:table-row>
        <table:table-row table:style-name="ro5">
          <table:table-cell table:style-name="ce18" office:value-type="string">
            <text:p></text:p>
          </table:table-cell>
          <table:table-cell table:style-name="ce33" office:value-type="float" office:value="128">
            <text:p>128</text:p>
          </table:table-cell>
          <table:table-cell office:value-type="string">
            <text:p>0x80</text:p>
          </table:table-cell>
          <table:table-cell office:value-type="string">
            <text:p>boathookandarcdown</text:p>
          </table:table-cell>
          <table:table-cell table:style-name="ce33" office:value-type="string">
            <text:p>~!)</text:p>
          </table:table-cell>
          <table:table-cell office:value-type="string">
            <text:p>h</text:p>
          </table:table-cell>
          <table:table-cell office:value-type="string">
            <text:p>49-S-diesis down</text:p>
          </table:table-cell>
          <table:table-cell table:number-columns-repeated="7"/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-35.6968120728625">
            <text:p>-35,697</text:p>
          </table:table-cell>
          <table:table-cell table:style-name="ce84" office:value-type="string">
            <text:p>[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2">
            <text:p>-2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0" table:number-columns-repeated="2"/>
          <table:table-cell table:number-columns-repeated="226"/>
        </table:table-row>
        <table:table-row table:style-name="ro7">
          <table:table-cell table:style-name="ce12" office:value-type="string">
            <text:p></text:p>
          </table:table-cell>
          <table:table-cell table:style-name="ce33" office:value-type="float" office:value="129">
            <text:p>129</text:p>
          </table:table-cell>
          <table:table-cell office:value-type="string">
            <text:p>0x81</text:p>
          </table:table-cell>
          <table:table-cell office:value-type="string">
            <text:p>leftarcdown</text:p>
          </table:table-cell>
          <table:table-cell table:style-name="ce33" office:value-type="string">
            <text:p>(!</text:p>
          </table:table-cell>
          <table:table-cell office:value-type="string">
            <text:p>j</text:p>
          </table:table-cell>
          <table:table-cell office:value-type="string">
            <text:p>7:11-comma down</text:p>
          </table:table-cell>
          <table:table-cell office:value-type="string">
            <text:p>1/10 tone down</text:p>
          </table:table-cell>
          <table:table-cell office:value-type="string">
            <text:p>1° down (60)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office:value-type="string">
            <text:p>Demeter's scythe inverted</text:p>
          </table:table-cell>
          <table:table-cell office:value-type="float" office:value="45056">
            <text:p>45056</text:p>
          </table:table-cell>
          <table:table-cell office:value-type="float" office:value="45927">
            <text:p>45927</text:p>
          </table:table-cell>
          <table:table-cell office:value-type="float" office:value="-33.1479710274676">
            <text:p>-33,148</text:p>
          </table:table-cell>
          <table:table-cell table:style-name="ce84" office:value-type="string">
            <text:p>[</text:p>
          </table:table-cell>
          <table:table-cell table:style-name="ce78" office:value-type="float" office:value="12">
            <text:p>12</text:p>
          </table:table-cell>
          <table:table-cell table:style-name="ce78" office:value-type="float" office:value="-8">
            <text:p>-8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1"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2" table:number-columns-repeated="2"/>
          <table:table-cell table:number-columns-repeated="226"/>
        </table:table-row>
        <table:table-row table:style-name="ro3">
          <table:table-cell table:style-name="ce19" office:value-type="string">
            <text:p></text:p>
          </table:table-cell>
          <table:table-cell table:style-name="ce33" office:value-type="float" office:value="130">
            <text:p>130</text:p>
          </table:table-cell>
          <table:table-cell office:value-type="string">
            <text:p>0x82</text:p>
          </table:table-cell>
          <table:table-cell office:value-type="string">
            <text:p>rightbarbdown</text:p>
          </table:table-cell>
          <table:table-cell table:style-name="ce33" office:value-type="string">
            <text:p>!/</text:p>
          </table:table-cell>
          <table:table-cell office:value-type="string">
            <text:p>k</text:p>
          </table:table-cell>
          <table:table-cell office:value-type="string">
            <text:p>55-comma down</text:p>
          </table:table-cell>
          <table:table-cell/>
          <table:table-cell office:value-type="string">
            <text:p>2° down (60); 3° down (96)</text:p>
          </table:table-cell>
          <table:table-cell/>
          <table:table-cell table:number-columns-repeated="3" office:value-type="string">
            <text:p>Y</text:p>
          </table:table-cell>
          <table:table-cell office:value-type="string">
            <text:p>Artemis' half-arrow inverted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-31.7666536334293">
            <text:p>-31,767</text:p>
          </table:table-cell>
          <table:table-cell table:style-name="ce84" office:value-type="string">
            <text:p>[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3">
            <text:p>3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3">
          <table:table-cell table:style-name="ce20" office:value-type="string">
            <text:p></text:p>
          </table:table-cell>
          <table:table-cell table:style-name="ce33" office:value-type="float" office:value="131">
            <text:p>131</text:p>
          </table:table-cell>
          <table:table-cell office:value-type="string">
            <text:p>0x83</text:p>
          </table:table-cell>
          <table:table-cell office:value-type="string">
            <text:p>scrollandarcdown</text:p>
          </table:table-cell>
          <table:table-cell table:style-name="ce33" office:value-type="string">
            <text:p>)!)</text:p>
          </table:table-cell>
          <table:table-cell office:value-type="string">
            <text:p>ß</text:p>
          </table:table-cell>
          <table:table-cell office:value-type="string">
            <text:p>7:19-comma down</text:p>
          </table:table-cell>
          <table:table-cell table:number-columns-repeated="6"/>
          <table:table-cell office:value-type="string">
            <text:p>Persephone's curves inverted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-30.6421105285652">
            <text:p>-30,642</text:p>
          </table:table-cell>
          <table:table-cell table:style-name="ce84" office:value-type="string">
            <text:p>[</text:p>
          </table:table-cell>
          <table:table-cell table:style-name="ce78" office:value-type="float" office:value="3">
            <text:p>3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12">
          <table:table-cell table:style-name="ce21" office:value-type="string">
            <text:p></text:p>
          </table:table-cell>
          <table:table-cell table:style-name="ce33" office:value-type="float" office:value="132">
            <text:p>132</text:p>
          </table:table-cell>
          <table:table-cell office:value-type="string">
            <text:p>0x84</text:p>
          </table:table-cell>
          <table:table-cell office:value-type="string">
            <text:p>rightarcdown</text:p>
          </table:table-cell>
          <table:table-cell table:style-name="ce33" office:value-type="string">
            <text:p>!)</text:p>
          </table:table-cell>
          <table:table-cell office:value-type="string">
            <text:p>t</text:p>
          </table:table-cell>
          <table:table-cell office:value-type="string">
            <text:p>7-comma down</text:p>
          </table:table-cell>
          <table:table-cell office:value-type="string">
            <text:p>1/6 tone down</text:p>
          </table:table-cell>
          <table:table-cell office:value-type="string">
            <text:p>1° down (36); 2° down (72)</text:p>
          </table:table-cell>
          <table:table-cell table:number-columns-repeated="4" office:value-type="string">
            <text:p>Y</text:p>
          </table:table-cell>
          <table:table-cell office:value-type="string">
            <text:p>Archytas' arc (or rainbow) inverted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-27.2640918001002">
            <text:p>-27,264</text:p>
          </table:table-cell>
          <table:table-cell table:style-name="ce84" office:value-type="string">
            <text:p>[</text:p>
          </table:table-cell>
          <table:table-cell table:style-name="ce78" office:value-type="float" office:value="-6">
            <text:p>-6</text:p>
          </table:table-cell>
          <table:table-cell table:style-name="ce78" office:value-type="float" office:value="2">
            <text:p>2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7" table:number-columns-repeated="2"/>
          <table:table-cell table:number-columns-repeated="226"/>
        </table:table-row>
        <table:table-row table:style-name="ro3">
          <table:table-cell table:style-name="ce20" office:value-type="string">
            <text:p></text:p>
          </table:table-cell>
          <table:table-cell table:style-name="ce33" office:value-type="float" office:value="133">
            <text:p>133</text:p>
          </table:table-cell>
          <table:table-cell office:value-type="string">
            <text:p>0x85</text:p>
          </table:table-cell>
          <table:table-cell office:value-type="string">
            <text:p>leftscrollandbarbdown</text:p>
          </table:table-cell>
          <table:table-cell table:style-name="ce33" office:value-type="string">
            <text:p>)\!</text:p>
          </table:table-cell>
          <table:table-cell office:value-type="string">
            <text:p>¢</text:p>
          </table:table-cell>
          <table:table-cell office:value-type="string">
            <text:p>5:19-comma down</text:p>
          </table:table-cell>
          <table:table-cell office:value-type="string">
            <text:p>1/18 or 1/20 tone down</text:p>
          </table:table-cell>
          <table:table-cell table:number-columns-repeated="4"/>
          <table:table-cell office:value-type="string">
            <text:p>Y</text:p>
          </table:table-cell>
          <table:table-cell office:value-type="string">
            <text:p>Hades' cornucopia inverted</text:p>
          </table:table-cell>
          <table:table-cell office:value-type="float" office:value="40960">
            <text:p>40960</text:p>
          </table:table-cell>
          <table:table-cell office:value-type="float" office:value="41553">
            <text:p>41553</text:p>
          </table:table-cell>
          <table:table-cell office:value-type="float" office:value="-24.8843083251798">
            <text:p>-24,884</text:p>
          </table:table-cell>
          <table:table-cell table:style-name="ce84" office:value-type="string">
            <text:p>[</text:p>
          </table:table-cell>
          <table:table-cell table:style-name="ce78" office:value-type="float" office:value="13">
            <text:p>13</text:p>
          </table:table-cell>
          <table:table-cell table:style-name="ce78" office:value-type="float" office:value="-7">
            <text:p>-7</text:p>
          </table:table-cell>
          <table:table-cell table:style-name="ce78" office:value-type="float" office:value="1"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12">
          <table:table-cell table:style-name="ce21" office:value-type="string">
            <text:p></text:p>
          </table:table-cell>
          <table:table-cell table:style-name="ce33" office:value-type="float" office:value="134">
            <text:p>134</text:p>
          </table:table-cell>
          <table:table-cell office:value-type="string">
            <text:p>0x86</text:p>
          </table:table-cell>
          <table:table-cell office:value-type="string">
            <text:p>leftbarbdown</text:p>
          </table:table-cell>
          <table:table-cell table:style-name="ce33" office:value-type="string">
            <text:p>\!</text:p>
          </table:table-cell>
          <table:table-cell office:value-type="string">
            <text:p>\</text:p>
          </table:table-cell>
          <table:table-cell office:value-type="string">
            <text:p>5-comma down</text:p>
          </table:table-cell>
          <table:table-cell office:value-type="string">
            <text:p>1/12 or 1/16 tone down</text:p>
          </table:table-cell>
          <table:table-cell office:value-type="string">
            <text:p>1° down (22,27,29,34,39,41,46,53,72,96)</text:p>
          </table:table-cell>
          <table:table-cell table:number-columns-repeated="4" office:value-type="string">
            <text:p>Y</text:p>
          </table:table-cell>
          <table:table-cell office:value-type="string">
            <text:p>Didymus' dibbler inverted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-21.5062895967149">
            <text:p>-21,506</text:p>
          </table:table-cell>
          <table:table-cell table:style-name="ce84" office:value-type="string">
            <text:p>[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-4">
            <text:p>-4</text:p>
          </table:table-cell>
          <table:table-cell table:style-name="ce78" office:value-type="float" office:value="1">
            <text:p>1</text:p>
          </table:table-cell>
          <table:table-cell table:number-columns-repeated="6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4" table:number-columns-repeated="2"/>
          <table:table-cell table:number-columns-repeated="226"/>
        </table:table-row>
        <table:table-row table:style-name="ro3">
          <table:table-cell table:style-name="ce20" office:value-type="string">
            <text:p></text:p>
          </table:table-cell>
          <table:table-cell table:style-name="ce33" office:value-type="float" office:value="135">
            <text:p>135</text:p>
          </table:table-cell>
          <table:table-cell office:value-type="string">
            <text:p>0x87</text:p>
          </table:table-cell>
          <table:table-cell office:value-type="string">
            <text:p>scrollandboathookdown</text:p>
          </table:table-cell>
          <table:table-cell table:style-name="ce33" office:value-type="string">
            <text:p>)!~</text:p>
          </table:table-cell>
          <table:table-cell office:value-type="string">
            <text:p>÷</text:p>
          </table:table-cell>
          <table:table-cell office:value-type="string">
            <text:p>19-comma down</text:p>
          </table:table-cell>
          <table:table-cell table:number-columns-repeated="7"/>
          <table:table-cell office:value-type="float" office:value="19456">
            <text:p>19456</text:p>
          </table:table-cell>
          <table:table-cell office:value-type="float" office:value="19683">
            <text:p>19683</text:p>
          </table:table-cell>
          <table:table-cell office:value-type="float" office:value="-20.0819916561841">
            <text:p>-20,082</text:p>
          </table:table-cell>
          <table:table-cell table:style-name="ce84" office:value-type="string">
            <text:p>[</text:p>
          </table:table-cell>
          <table:table-cell table:style-name="ce78" office:value-type="float" office:value="10">
            <text:p>10</text:p>
          </table:table-cell>
          <table:table-cell table:style-name="ce78" office:value-type="float" office:value="-9">
            <text:p>-9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8">
          <table:table-cell table:style-name="ce22" office:value-type="string">
            <text:p></text:p>
          </table:table-cell>
          <table:table-cell table:style-name="ce33" office:value-type="float" office:value="136">
            <text:p>136</text:p>
          </table:table-cell>
          <table:table-cell office:value-type="string">
            <text:p>0x88</text:p>
          </table:table-cell>
          <table:table-cell office:value-type="string">
            <text:p>doubleleftboathookdown</text:p>
          </table:table-cell>
          <table:table-cell table:style-name="ce33" office:value-type="string">
            <text:p>~~!</text:p>
          </table:table-cell>
          <table:table-cell office:value-type="string">
            <text:p>§</text:p>
          </table:table-cell>
          <table:table-cell office:value-type="string">
            <text:p>11:49-comma down</text:p>
          </table:table-cell>
          <table:table-cell table:number-columns-repeated="7"/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-17.5761311572816">
            <text:p>-17,576</text:p>
          </table:table-cell>
          <table:table-cell table:style-name="ce84" office:value-type="string">
            <text:p>[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-2">
            <text:p>-2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2">
            <text:p>2</text:p>
          </table:table-cell>
          <table:table-cell table:style-name="ce78" office:value-type="float" office:value="-1">
            <text:p>-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3" table:number-columns-repeated="2"/>
          <table:table-cell table:number-columns-repeated="226"/>
        </table:table-row>
        <table:table-row table:style-name="ro3">
          <table:table-cell table:style-name="ce20" office:value-type="string">
            <text:p></text:p>
          </table:table-cell>
          <table:table-cell table:style-name="ce33" office:value-type="float" office:value="137">
            <text:p>137</text:p>
          </table:table-cell>
          <table:table-cell office:value-type="string">
            <text:p>0x89</text:p>
          </table:table-cell>
          <table:table-cell office:value-type="string">
            <text:p>rightboathookdown</text:p>
          </table:table-cell>
          <table:table-cell table:style-name="ce33" office:value-type="string">
            <text:p>!~</text:p>
          </table:table-cell>
          <table:table-cell office:value-type="string">
            <text:p>z</text:p>
          </table:table-cell>
          <table:table-cell office:value-type="string">
            <text:p>23-comma down</text:p>
          </table:table-cell>
          <table:table-cell office:value-type="string">
            <text:p>1/8 tone down</text:p>
          </table:table-cell>
          <table:table-cell office:value-type="string">
            <text:p>1° down (48); 2° down (96)</text:p>
          </table:table-cell>
          <table:table-cell table:number-columns-repeated="3"/>
          <table:table-cell office:value-type="string">
            <text:p>Y</text:p>
          </table:table-cell>
          <table:table-cell office:value-type="string">
            <text:p>Charon's boathook inverted</text:p>
          </table:table-cell>
          <table:table-cell office:value-type="float" office:value="729">
            <text:p>729</text:p>
          </table:table-cell>
          <table:table-cell office:value-type="float" office:value="736">
            <text:p>736</text:p>
          </table:table-cell>
          <table:table-cell office:value-type="float" office:value="-16.544342076091">
            <text:p>-16,544</text:p>
          </table:table-cell>
          <table:table-cell table:style-name="ce84" office:value-type="string">
            <text:p>[</text:p>
          </table:table-cell>
          <table:table-cell table:style-name="ce78" office:value-type="float" office:value="-5">
            <text:p>-5</text:p>
          </table:table-cell>
          <table:table-cell table:style-name="ce78" office:value-type="float" office:value="6">
            <text:p>6</text:p>
          </table:table-cell>
          <table:table-cell table:number-columns-repeated="6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5">
          <table:table-cell table:style-name="ce23" office:value-type="string">
            <text:p></text:p>
          </table:table-cell>
          <table:table-cell table:style-name="ce33" office:value-type="float" office:value="138">
            <text:p>138</text:p>
          </table:table-cell>
          <table:table-cell office:value-type="string">
            <text:p>0x8A</text:p>
          </table:table-cell>
          <table:table-cell office:value-type="string">
            <text:p>boathookandscrolldown</text:p>
          </table:table-cell>
          <table:table-cell table:style-name="ce33" office:value-type="string">
            <text:p>~!(</text:p>
          </table:table-cell>
          <table:table-cell office:value-type="string">
            <text:p>a</text:p>
          </table:table-cell>
          <table:table-cell office:value-type="string">
            <text:p>17-comma down</text:p>
          </table:table-cell>
          <table:table-cell office:value-type="string">
            <text:p>1/24 tone down</text:p>
          </table:table-cell>
          <table:table-cell table:number-columns-repeated="3"/>
          <table:table-cell table:number-columns-repeated="2" office:value-type="string">
            <text:p>Y</text:p>
          </table:table-cell>
          <table:table-cell office:value-type="string">
            <text:p>Hephaestus' axe inverted</text:p>
          </table:table-cell>
          <table:table-cell office:value-type="float" office:value="4096">
            <text:p>4096</text:p>
          </table:table-cell>
          <table:table-cell office:value-type="float" office:value="4131">
            <text:p>4131</text:p>
          </table:table-cell>
          <table:table-cell office:value-type="float" office:value="-14.7304138273444">
            <text:p>-14,730</text:p>
          </table:table-cell>
          <table:table-cell table:style-name="ce84" office:value-type="string">
            <text:p>[</text:p>
          </table:table-cell>
          <table:table-cell table:style-name="ce78" office:value-type="float" office:value="12">
            <text:p>12</text:p>
          </table:table-cell>
          <table:table-cell table:style-name="ce78" office:value-type="float" office:value="-5">
            <text:p>-5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0" table:number-columns-repeated="2"/>
          <table:table-cell table:number-columns-repeated="226"/>
        </table:table-row>
        <table:table-row table:style-name="ro8">
          <table:table-cell table:style-name="ce22" office:value-type="string">
            <text:p></text:p>
          </table:table-cell>
          <table:table-cell table:style-name="ce33" office:value-type="float" office:value="139">
            <text:p>139</text:p>
          </table:table-cell>
          <table:table-cell office:value-type="string">
            <text:p>0x8B</text:p>
          </table:table-cell>
          <table:table-cell office:value-type="string">
            <text:p>leftscrollandboathookdown</text:p>
          </table:table-cell>
          <table:table-cell table:style-name="ce33" office:value-type="string">
            <text:p>)~!</text:p>
          </table:table-cell>
          <table:table-cell office:value-type="string">
            <text:p>¦</text:p>
          </table:table-cell>
          <table:table-cell office:value-type="string">
            <text:p>143-comma down</text:p>
          </table:table-cell>
          <table:table-cell table:number-columns-repeated="7"/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-12.0643975967075">
            <text:p>-12,064</text:p>
          </table:table-cell>
          <table:table-cell table:style-name="ce84" office:value-type="string">
            <text:p>[</text:p>
          </table:table-cell>
          <table:table-cell table:style-name="ce78" office:value-type="float" office:value="-4">
            <text:p>-4</text:p>
          </table:table-cell>
          <table:table-cell table:style-name="ce78" office:value-type="float" office:value="-2">
            <text:p>-2</text:p>
          </table:table-cell>
          <table:table-cell table:number-columns-repeated="2" table:style-name="ce78" office:value-type="float" office:value="0">
            <text:p>0</text:p>
          </table:table-cell>
          <table:table-cell table:number-columns-repeated="2" table:style-name="ce78" office:value-type="float" office:value="1">
            <text:p>1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3" table:number-columns-repeated="2"/>
          <table:table-cell table:number-columns-repeated="226"/>
        </table:table-row>
        <table:table-row table:style-name="ro5">
          <table:table-cell table:style-name="ce23" office:value-type="string">
            <text:p></text:p>
          </table:table-cell>
          <table:table-cell table:style-name="ce33" office:value-type="float" office:value="140">
            <text:p>140</text:p>
          </table:table-cell>
          <table:table-cell office:value-type="string">
            <text:p>0x8C</text:p>
          </table:table-cell>
          <table:table-cell office:value-type="string">
            <text:p>doublescrolldown</text:p>
          </table:table-cell>
          <table:table-cell table:style-name="ce33" office:value-type="string">
            <text:p>)!(</text:p>
          </table:table-cell>
          <table:table-cell office:value-type="string">
            <text:p>i</text:p>
          </table:table-cell>
          <table:table-cell office:value-type="string">
            <text:p>7:11-kleisma down</text:p>
          </table:table-cell>
          <table:table-cell/>
          <table:table-cell office:value-type="string">
            <text:p>1° down (55)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string">
            <text:p>Poseidon's trident inverted</text:p>
          </table:table-cell>
          <table:table-cell office:value-type="float" office:value="891">
            <text:p>891</text:p>
          </table:table-cell>
          <table:table-cell office:value-type="float" office:value="896">
            <text:p>896</text:p>
          </table:table-cell>
          <table:table-cell office:value-type="float" office:value="-9.68796064281847">
            <text:p>-9,688</text:p>
          </table:table-cell>
          <table:table-cell table:style-name="ce84" office:value-type="string">
            <text:p>[</text:p>
          </table:table-cell>
          <table:table-cell table:style-name="ce78" office:value-type="float" office:value="-7">
            <text:p>-7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1"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0" table:number-columns-repeated="2"/>
          <table:table-cell table:number-columns-repeated="226"/>
        </table:table-row>
        <table:table-row table:style-name="ro7">
          <table:table-cell table:style-name="ce14" office:value-type="string">
            <text:p></text:p>
          </table:table-cell>
          <table:table-cell table:style-name="ce33" office:value-type="float" office:value="141">
            <text:p>141</text:p>
          </table:table-cell>
          <table:table-cell office:value-type="string">
            <text:p>0x8D</text:p>
          </table:table-cell>
          <table:table-cell office:value-type="string">
            <text:p>leftboathookdown</text:p>
          </table:table-cell>
          <table:table-cell table:style-name="ce33" office:value-type="string">
            <text:p>~!</text:p>
          </table:table-cell>
          <table:table-cell office:value-type="string">
            <text:p>s</text:p>
          </table:table-cell>
          <table:table-cell office:value-type="string">
            <text:p>17-kleisma down</text:p>
          </table:table-cell>
          <table:table-cell table:number-columns-repeated="7"/>
          <table:table-cell office:value-type="float" office:value="2176">
            <text:p>2176</text:p>
          </table:table-cell>
          <table:table-cell office:value-type="float" office:value="2187">
            <text:p>2187</text:p>
          </table:table-cell>
          <table:table-cell office:value-type="float" office:value="-8.72959655730468">
            <text:p>-8,730</text:p>
          </table:table-cell>
          <table:table-cell table:style-name="ce84" office:value-type="string">
            <text:p>[</text:p>
          </table:table-cell>
          <table:table-cell table:style-name="ce78" office:value-type="float" office:value="7">
            <text:p>7</text:p>
          </table:table-cell>
          <table:table-cell table:style-name="ce78" office:value-type="float" office:value="-7">
            <text:p>-7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2" table:number-columns-repeated="2"/>
          <table:table-cell table:number-columns-repeated="226"/>
        </table:table-row>
        <table:table-row table:style-name="ro11">
          <table:table-cell table:style-name="ce24" office:value-type="string">
            <text:p></text:p>
          </table:table-cell>
          <table:table-cell table:style-name="ce33" office:value-type="float" office:value="142">
            <text:p>142</text:p>
          </table:table-cell>
          <table:table-cell office:value-type="string">
            <text:p>0x8E</text:p>
          </table:table-cell>
          <table:table-cell office:value-type="string">
            <text:p>rightscrolldown</text:p>
          </table:table-cell>
          <table:table-cell table:style-name="ce33" office:value-type="string">
            <text:p>!(</text:p>
          </table:table-cell>
          <table:table-cell office:value-type="string">
            <text:p>c</text:p>
          </table:table-cell>
          <table:table-cell office:value-type="string">
            <text:p>5:7-kleisma down</text:p>
          </table:table-cell>
          <table:table-cell table:number-columns-repeated="3"/>
          <table:table-cell table:number-columns-repeated="2" office:value-type="string">
            <text:p>Y</text:p>
          </table:table-cell>
          <table:table-cell/>
          <table:table-cell office:value-type="string">
            <text:p>Hestia's hearth-fire poker inverted</text:p>
          </table:table-cell>
          <table:table-cell office:value-type="float" office:value="5103">
            <text:p>5103</text:p>
          </table:table-cell>
          <table:table-cell office:value-type="float" office:value="5120">
            <text:p>5120</text:p>
          </table:table-cell>
          <table:table-cell office:value-type="float" office:value="-5.75780220338534">
            <text:p>-5,758</text:p>
          </table:table-cell>
          <table:table-cell table:style-name="ce84" office:value-type="string">
            <text:p>[</text:p>
          </table:table-cell>
          <table:table-cell table:style-name="ce78" office:value-type="float" office:value="-10">
            <text:p>-10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1">
            <text:p>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5" table:number-columns-repeated="2"/>
          <table:table-cell table:number-columns-repeated="226"/>
        </table:table-row>
        <table:table-row table:style-name="ro7">
          <table:table-cell table:style-name="ce14" office:value-type="string">
            <text:p></text:p>
          </table:table-cell>
          <table:table-cell table:style-name="ce33" office:value-type="float" office:value="143">
            <text:p>143</text:p>
          </table:table-cell>
          <table:table-cell office:value-type="string">
            <text:p>0x8F</text:p>
          </table:table-cell>
          <table:table-cell office:value-type="string">
            <text:p>leftscrolldown</text:p>
          </table:table-cell>
          <table:table-cell table:style-name="ce33" office:value-type="string">
            <text:p>)!</text:p>
          </table:table-cell>
          <table:table-cell office:value-type="string">
            <text:p>;</text:p>
          </table:table-cell>
          <table:table-cell office:value-type="string">
            <text:p>19-schisma down</text:p>
          </table:table-cell>
          <table:table-cell table:number-columns-repeated="6"/>
          <table:table-cell office:value-type="string">
            <text:p>the key to the underworld inverted</text:p>
          </table:table-cell>
          <table:table-cell office:value-type="float" office:value="512">
            <text:p>512</text:p>
          </table:table-cell>
          <table:table-cell office:value-type="float" office:value="513">
            <text:p>513</text:p>
          </table:table-cell>
          <table:table-cell office:value-type="float" office:value="-3.37801872846494">
            <text:p>-3,378</text:p>
          </table:table-cell>
          <table:table-cell table:style-name="ce84" office:value-type="string">
            <text:p>[</text:p>
          </table:table-cell>
          <table:table-cell table:style-name="ce78" office:value-type="float" office:value="9">
            <text:p>9</text:p>
          </table:table-cell>
          <table:table-cell table:style-name="ce78" office:value-type="float" office:value="-3">
            <text:p>-3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2" table:number-columns-repeated="2"/>
          <table:table-cell table:number-columns-repeated="226"/>
        </table:table-row>
        <table:table-row table:style-name="ro12">
          <table:table-cell table:style-name="ce17" office:value-type="string">
            <text:p></text:p>
          </table:table-cell>
          <table:table-cell table:style-name="ce33" office:value-type="float" office:value="144">
            <text:p>144</text:p>
          </table:table-cell>
          <table:table-cell office:value-type="string">
            <text:p>0x90</text:p>
          </table:table-cell>
          <table:table-cell office:value-type="string">
            <text:p>natural</text:p>
          </table:table-cell>
          <table:table-cell table:style-name="ce33" office:value-type="string">
            <text:p>|//|</text:p>
          </table:table-cell>
          <table:table-cell office:value-type="string">
            <text:p>e</text:p>
          </table:table-cell>
          <table:table-cell table:number-columns-repeated="3" office:value-type="string">
            <text:p>natural</text:p>
          </table:table-cell>
          <table:table-cell table:number-columns-repeated="4" office:value-type="string">
            <text:p>Y</text:p>
          </table:table-cell>
          <table:table-cell office:value-type="string">
            <text:p>Hera's thron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,000</text:p>
          </table:table-cell>
          <table:table-cell table:style-name="ce84" office:value-type="string">
            <text:p>[</text:p>
          </table:table-cell>
          <table:table-cell table:number-columns-repeated="9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8" table:number-columns-repeated="2"/>
          <table:table-cell table:number-columns-repeated="226"/>
        </table:table-row>
        <table:table-row table:style-name="ro7">
          <table:table-cell table:style-name="ce25" office:value-type="string">
            <text:p></text:p>
          </table:table-cell>
          <table:table-cell table:style-name="ce33" office:value-type="float" office:value="145">
            <text:p>145</text:p>
          </table:table-cell>
          <table:table-cell office:value-type="string">
            <text:p>0x91</text:p>
          </table:table-cell>
          <table:table-cell office:value-type="string">
            <text:p>leftscrollup</text:p>
          </table:table-cell>
          <table:table-cell table:style-name="ce33" office:value-type="string">
            <text:p>)|</text:p>
          </table:table-cell>
          <table:table-cell office:value-type="string">
            <text:p>"</text:p>
          </table:table-cell>
          <table:table-cell office:value-type="string">
            <text:p>19-schisma up</text:p>
          </table:table-cell>
          <table:table-cell table:number-columns-repeated="6"/>
          <table:table-cell office:value-type="string">
            <text:p>the key to the underworld</text:p>
          </table:table-cell>
          <table:table-cell office:value-type="float" office:value="513">
            <text:p>513</text:p>
          </table:table-cell>
          <table:table-cell office:value-type="float" office:value="512">
            <text:p>512</text:p>
          </table:table-cell>
          <table:table-cell office:value-type="float" office:value="3.37801872846485">
            <text:p>3,378</text:p>
          </table:table-cell>
          <table:table-cell table:style-name="ce84" office:value-type="string">
            <text:p>[</text:p>
          </table:table-cell>
          <table:table-cell table:style-name="ce78" office:value-type="float" office:value="-9">
            <text:p>-9</text:p>
          </table:table-cell>
          <table:table-cell table:style-name="ce78" office:value-type="float" office:value="3">
            <text:p>3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2" table:number-columns-repeated="2"/>
          <table:table-cell table:number-columns-repeated="226"/>
        </table:table-row>
        <table:table-row table:style-name="ro11">
          <table:table-cell table:style-name="ce24" office:value-type="string">
            <text:p></text:p>
          </table:table-cell>
          <table:table-cell table:style-name="ce33" office:value-type="float" office:value="146">
            <text:p>146</text:p>
          </table:table-cell>
          <table:table-cell office:value-type="string">
            <text:p>0x92</text:p>
          </table:table-cell>
          <table:table-cell office:value-type="string">
            <text:p>rightscrollup</text:p>
          </table:table-cell>
          <table:table-cell table:style-name="ce33" office:value-type="string">
            <text:p>|(</text:p>
          </table:table-cell>
          <table:table-cell office:value-type="string">
            <text:p>r</text:p>
          </table:table-cell>
          <table:table-cell office:value-type="string">
            <text:p>5:7-kleisma up</text:p>
          </table:table-cell>
          <table:table-cell table:number-columns-repeated="3"/>
          <table:table-cell table:number-columns-repeated="2" office:value-type="string">
            <text:p>Y</text:p>
          </table:table-cell>
          <table:table-cell/>
          <table:table-cell office:value-type="string">
            <text:p>Hestia's hearth-fire poker</text:p>
          </table:table-cell>
          <table:table-cell office:value-type="float" office:value="5120">
            <text:p>5120</text:p>
          </table:table-cell>
          <table:table-cell office:value-type="float" office:value="5103">
            <text:p>5103</text:p>
          </table:table-cell>
          <table:table-cell office:value-type="float" office:value="5.7578022033852">
            <text:p>5,758</text:p>
          </table:table-cell>
          <table:table-cell table:style-name="ce84" office:value-type="string">
            <text:p>[</text:p>
          </table:table-cell>
          <table:table-cell table:style-name="ce78" office:value-type="float" office:value="10">
            <text:p>10</text:p>
          </table:table-cell>
          <table:table-cell table:style-name="ce78" office:value-type="float" office:value="-6">
            <text:p>-6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-1">
            <text:p>-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5" table:number-columns-repeated="2"/>
          <table:table-cell table:number-columns-repeated="226"/>
        </table:table-row>
        <table:table-row table:style-name="ro7">
          <table:table-cell table:style-name="ce25" office:value-type="string">
            <text:p></text:p>
          </table:table-cell>
          <table:table-cell table:style-name="ce33" office:value-type="float" office:value="147">
            <text:p>147</text:p>
          </table:table-cell>
          <table:table-cell office:value-type="string">
            <text:p>0x93</text:p>
          </table:table-cell>
          <table:table-cell office:value-type="string">
            <text:p>leftboathookup</text:p>
          </table:table-cell>
          <table:table-cell table:style-name="ce33" office:value-type="string">
            <text:p>~|</text:p>
          </table:table-cell>
          <table:table-cell office:value-type="string">
            <text:p>$</text:p>
          </table:table-cell>
          <table:table-cell office:value-type="string">
            <text:p>17-kleisma up</text:p>
          </table:table-cell>
          <table:table-cell table:number-columns-repeated="7"/>
          <table:table-cell office:value-type="float" office:value="2187">
            <text:p>2187</text:p>
          </table:table-cell>
          <table:table-cell office:value-type="float" office:value="2176">
            <text:p>2176</text:p>
          </table:table-cell>
          <table:table-cell office:value-type="float" office:value="8.72959655730475">
            <text:p>8,730</text:p>
          </table:table-cell>
          <table:table-cell table:style-name="ce84" office:value-type="string">
            <text:p>[</text:p>
          </table:table-cell>
          <table:table-cell table:style-name="ce78" office:value-type="float" office:value="-7">
            <text:p>-7</text:p>
          </table:table-cell>
          <table:table-cell table:style-name="ce78" office:value-type="float" office:value="7">
            <text:p>7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2" table:number-columns-repeated="2"/>
          <table:table-cell table:number-columns-repeated="226"/>
        </table:table-row>
        <table:table-row table:style-name="ro5">
          <table:table-cell table:style-name="ce23" office:value-type="string">
            <text:p></text:p>
          </table:table-cell>
          <table:table-cell table:style-name="ce33" office:value-type="float" office:value="148">
            <text:p>148</text:p>
          </table:table-cell>
          <table:table-cell office:value-type="string">
            <text:p>0x94</text:p>
          </table:table-cell>
          <table:table-cell office:value-type="string">
            <text:p>doublescrollup</text:p>
          </table:table-cell>
          <table:table-cell table:style-name="ce33" office:value-type="string">
            <text:p>)|(</text:p>
          </table:table-cell>
          <table:table-cell office:value-type="string">
            <text:p>*</text:p>
          </table:table-cell>
          <table:table-cell office:value-type="string">
            <text:p>7:11-kleisma up</text:p>
          </table:table-cell>
          <table:table-cell/>
          <table:table-cell office:value-type="string">
            <text:p>1° up (55)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string">
            <text:p>Poseidon's trident</text:p>
          </table:table-cell>
          <table:table-cell office:value-type="float" office:value="896">
            <text:p>896</text:p>
          </table:table-cell>
          <table:table-cell office:value-type="float" office:value="891">
            <text:p>891</text:p>
          </table:table-cell>
          <table:table-cell office:value-type="float" office:value="9.6879606428187">
            <text:p>9,688</text:p>
          </table:table-cell>
          <table:table-cell table:style-name="ce84" office:value-type="string">
            <text:p>[</text:p>
          </table:table-cell>
          <table:table-cell table:style-name="ce78" office:value-type="float" office:value="7">
            <text:p>7</text:p>
          </table:table-cell>
          <table:table-cell table:style-name="ce78" office:value-type="float" office:value="-4">
            <text:p>-4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-1">
            <text:p>-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0" table:number-columns-repeated="2"/>
          <table:table-cell table:number-columns-repeated="226"/>
        </table:table-row>
        <table:table-row table:style-name="ro8">
          <table:table-cell table:style-name="ce22" office:value-type="string">
            <text:p></text:p>
          </table:table-cell>
          <table:table-cell table:style-name="ce33" office:value-type="float" office:value="149">
            <text:p>149</text:p>
          </table:table-cell>
          <table:table-cell office:value-type="string">
            <text:p>0x95</text:p>
          </table:table-cell>
          <table:table-cell office:value-type="string">
            <text:p>leftscrollandboathookup</text:p>
          </table:table-cell>
          <table:table-cell table:style-name="ce33" office:value-type="string">
            <text:p>)~|</text:p>
          </table:table-cell>
          <table:table-cell office:value-type="string">
            <text:p>¡</text:p>
          </table:table-cell>
          <table:table-cell office:value-type="string">
            <text:p>143-comma up</text:p>
          </table:table-cell>
          <table:table-cell table:number-columns-repeated="7"/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2.0643975967077">
            <text:p>12,064</text:p>
          </table:table-cell>
          <table:table-cell table:style-name="ce84" office:value-type="string">
            <text:p>[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2">
            <text:p>2</text:p>
          </table:table-cell>
          <table:table-cell table:number-columns-repeated="2" table:style-name="ce78" office:value-type="float" office:value="0">
            <text:p>0</text:p>
          </table:table-cell>
          <table:table-cell table:number-columns-repeated="2" table:style-name="ce78" office:value-type="float" office:value="-1">
            <text:p>-1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3" table:number-columns-repeated="2"/>
          <table:table-cell table:number-columns-repeated="226"/>
        </table:table-row>
        <table:table-row table:style-name="ro5">
          <table:table-cell table:style-name="ce23" office:value-type="string">
            <text:p></text:p>
          </table:table-cell>
          <table:table-cell table:style-name="ce33" office:value-type="float" office:value="150">
            <text:p>150</text:p>
          </table:table-cell>
          <table:table-cell office:value-type="string">
            <text:p>0x96</text:p>
          </table:table-cell>
          <table:table-cell office:value-type="string">
            <text:p>boathookandscrollup</text:p>
          </table:table-cell>
          <table:table-cell table:style-name="ce33" office:value-type="string">
            <text:p>~|(</text:p>
          </table:table-cell>
          <table:table-cell office:value-type="string">
            <text:p>g</text:p>
          </table:table-cell>
          <table:table-cell office:value-type="string">
            <text:p>17-comma up</text:p>
          </table:table-cell>
          <table:table-cell office:value-type="string">
            <text:p>1/24 tone up</text:p>
          </table:table-cell>
          <table:table-cell table:number-columns-repeated="3"/>
          <table:table-cell table:number-columns-repeated="2" office:value-type="string">
            <text:p>Y</text:p>
          </table:table-cell>
          <table:table-cell office:value-type="string">
            <text:p>Hephaestus' axe</text:p>
          </table:table-cell>
          <table:table-cell office:value-type="float" office:value="4131">
            <text:p>4131</text:p>
          </table:table-cell>
          <table:table-cell office:value-type="float" office:value="4096">
            <text:p>4096</text:p>
          </table:table-cell>
          <table:table-cell office:value-type="float" office:value="14.7304138273444">
            <text:p>14,730</text:p>
          </table:table-cell>
          <table:table-cell table:style-name="ce84" office:value-type="string">
            <text:p>[</text:p>
          </table:table-cell>
          <table:table-cell table:style-name="ce78" office:value-type="float" office:value="-12">
            <text:p>-12</text:p>
          </table:table-cell>
          <table:table-cell table:style-name="ce78" office:value-type="float" office:value="5">
            <text:p>5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0" table:number-columns-repeated="2"/>
          <table:table-cell table:number-columns-repeated="226"/>
        </table:table-row>
        <table:table-row table:style-name="ro3">
          <table:table-cell table:style-name="ce20" office:value-type="string">
            <text:p></text:p>
          </table:table-cell>
          <table:table-cell table:style-name="ce33" office:value-type="float" office:value="151">
            <text:p>151</text:p>
          </table:table-cell>
          <table:table-cell office:value-type="string">
            <text:p>0x97</text:p>
          </table:table-cell>
          <table:table-cell office:value-type="string">
            <text:p>rightboathookup</text:p>
          </table:table-cell>
          <table:table-cell table:style-name="ce33" office:value-type="string">
            <text:p>|~</text:p>
          </table:table-cell>
          <table:table-cell office:value-type="string">
            <text:p>~</text:p>
          </table:table-cell>
          <table:table-cell office:value-type="string">
            <text:p>23-comma up</text:p>
          </table:table-cell>
          <table:table-cell office:value-type="string">
            <text:p>1/8 tone up</text:p>
          </table:table-cell>
          <table:table-cell office:value-type="string">
            <text:p>1° up (48); 2° up (96)</text:p>
          </table:table-cell>
          <table:table-cell table:number-columns-repeated="3"/>
          <table:table-cell office:value-type="string">
            <text:p>Y</text:p>
          </table:table-cell>
          <table:table-cell office:value-type="string">
            <text:p>Charon's boathook</text:p>
          </table:table-cell>
          <table:table-cell office:value-type="float" office:value="736">
            <text:p>736</text:p>
          </table:table-cell>
          <table:table-cell office:value-type="float" office:value="729">
            <text:p>729</text:p>
          </table:table-cell>
          <table:table-cell office:value-type="float" office:value="16.5443420760908">
            <text:p>16,544</text:p>
          </table:table-cell>
          <table:table-cell table:style-name="ce84" office:value-type="string">
            <text:p>[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-6">
            <text:p>-6</text:p>
          </table:table-cell>
          <table:table-cell table:number-columns-repeated="6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8">
          <table:table-cell table:style-name="ce22" office:value-type="string">
            <text:p></text:p>
          </table:table-cell>
          <table:table-cell table:style-name="ce33" office:value-type="float" office:value="152">
            <text:p>152</text:p>
          </table:table-cell>
          <table:table-cell office:value-type="string">
            <text:p>0x98</text:p>
          </table:table-cell>
          <table:table-cell office:value-type="string">
            <text:p>doubleleftboathookup</text:p>
          </table:table-cell>
          <table:table-cell table:style-name="ce33" office:value-type="string">
            <text:p>~~|</text:p>
          </table:table-cell>
          <table:table-cell office:value-type="string">
            <text:p>¶</text:p>
          </table:table-cell>
          <table:table-cell office:value-type="string">
            <text:p>11:49-comma up</text:p>
          </table:table-cell>
          <table:table-cell table:number-columns-repeated="7"/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17.5761311572815">
            <text:p>17,576</text:p>
          </table:table-cell>
          <table:table-cell table:style-name="ce84" office:value-type="string">
            <text:p>[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2">
            <text:p>2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2">
            <text:p>-2</text:p>
          </table:table-cell>
          <table:table-cell table:style-name="ce78" office:value-type="float" office:value="1"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3" table:number-columns-repeated="2"/>
          <table:table-cell table:number-columns-repeated="226"/>
        </table:table-row>
        <table:table-row table:style-name="ro3">
          <table:table-cell table:style-name="ce20" office:value-type="string">
            <text:p></text:p>
          </table:table-cell>
          <table:table-cell table:style-name="ce33" office:value-type="float" office:value="153">
            <text:p>153</text:p>
          </table:table-cell>
          <table:table-cell office:value-type="string">
            <text:p>0x99</text:p>
          </table:table-cell>
          <table:table-cell office:value-type="string">
            <text:p>scrollandboathookup</text:p>
          </table:table-cell>
          <table:table-cell table:style-name="ce33" office:value-type="string">
            <text:p>)|~</text:p>
          </table:table-cell>
          <table:table-cell office:value-type="string">
            <text:p>¯</text:p>
          </table:table-cell>
          <table:table-cell office:value-type="string">
            <text:p>19-comma up</text:p>
          </table:table-cell>
          <table:table-cell table:number-columns-repeated="7"/>
          <table:table-cell office:value-type="float" office:value="19683">
            <text:p>19683</text:p>
          </table:table-cell>
          <table:table-cell office:value-type="float" office:value="19456">
            <text:p>19456</text:p>
          </table:table-cell>
          <table:table-cell office:value-type="float" office:value="20.0819916561843">
            <text:p>20,082</text:p>
          </table:table-cell>
          <table:table-cell table:style-name="ce84" office:value-type="string">
            <text:p>[</text:p>
          </table:table-cell>
          <table:table-cell table:style-name="ce78" office:value-type="float" office:value="-10">
            <text:p>-10</text:p>
          </table:table-cell>
          <table:table-cell table:style-name="ce78" office:value-type="float" office:value="9">
            <text:p>9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12">
          <table:table-cell table:style-name="ce21" office:value-type="string">
            <text:p></text:p>
          </table:table-cell>
          <table:table-cell table:style-name="ce33" office:value-type="float" office:value="154">
            <text:p>154</text:p>
          </table:table-cell>
          <table:table-cell office:value-type="string">
            <text:p>0x9A</text:p>
          </table:table-cell>
          <table:table-cell office:value-type="string">
            <text:p>leftbarbup</text:p>
          </table:table-cell>
          <table:table-cell table:style-name="ce33" office:value-type="string">
            <text:p>/|</text:p>
          </table:table-cell>
          <table:table-cell office:value-type="string">
            <text:p>/</text:p>
          </table:table-cell>
          <table:table-cell office:value-type="string">
            <text:p>5-comma up</text:p>
          </table:table-cell>
          <table:table-cell office:value-type="string">
            <text:p>1/12 or 1/16 tone up</text:p>
          </table:table-cell>
          <table:table-cell office:value-type="string">
            <text:p>1° up (22,27,29,34,39,41,46,53,72,96)</text:p>
          </table:table-cell>
          <table:table-cell table:number-columns-repeated="4" office:value-type="string">
            <text:p>Y</text:p>
          </table:table-cell>
          <table:table-cell office:value-type="string">
            <text:p>Didymus' dibbler (Osiris' flail)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21.5062895967148">
            <text:p>21,506</text:p>
          </table:table-cell>
          <table:table-cell table:style-name="ce84" office:value-type="string">
            <text:p>[</text:p>
          </table:table-cell>
          <table:table-cell table:style-name="ce78" office:value-type="float" office:value="-4">
            <text:p>-4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-1">
            <text:p>-1</text:p>
          </table:table-cell>
          <table:table-cell table:number-columns-repeated="6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4" table:number-columns-repeated="2"/>
          <table:table-cell table:number-columns-repeated="226"/>
        </table:table-row>
        <table:table-row table:style-name="ro3">
          <table:table-cell table:style-name="ce20" office:value-type="string">
            <text:p></text:p>
          </table:table-cell>
          <table:table-cell table:style-name="ce33" office:value-type="float" office:value="155">
            <text:p>155</text:p>
          </table:table-cell>
          <table:table-cell office:value-type="string">
            <text:p>0x9B</text:p>
          </table:table-cell>
          <table:table-cell office:value-type="string">
            <text:p>leftscrollandbarbup</text:p>
          </table:table-cell>
          <table:table-cell table:style-name="ce33" office:value-type="string">
            <text:p>)/|</text:p>
          </table:table-cell>
          <table:table-cell table:style-name="ce47" office:value-type="string">
            <text:p>¬</text:p>
          </table:table-cell>
          <table:table-cell office:value-type="string">
            <text:p>5:19-comma up</text:p>
          </table:table-cell>
          <table:table-cell office:value-type="string">
            <text:p>1/18 or 1/20 tone up</text:p>
          </table:table-cell>
          <table:table-cell table:number-columns-repeated="4"/>
          <table:table-cell office:value-type="string">
            <text:p>Y</text:p>
          </table:table-cell>
          <table:table-cell office:value-type="string">
            <text:p>Hades' cornucopia</text:p>
          </table:table-cell>
          <table:table-cell office:value-type="float" office:value="41553">
            <text:p>41553</text:p>
          </table:table-cell>
          <table:table-cell office:value-type="float" office:value="40960">
            <text:p>40960</text:p>
          </table:table-cell>
          <table:table-cell office:value-type="float" office:value="24.8843083251798">
            <text:p>24,884</text:p>
          </table:table-cell>
          <table:table-cell table:style-name="ce84" office:value-type="string">
            <text:p>[</text:p>
          </table:table-cell>
          <table:table-cell table:style-name="ce78" office:value-type="float" office:value="-13">
            <text:p>-13</text:p>
          </table:table-cell>
          <table:table-cell table:style-name="ce78" office:value-type="float" office:value="7">
            <text:p>7</text:p>
          </table:table-cell>
          <table:table-cell table:style-name="ce78" office:value-type="float" office:value="-1">
            <text:p>-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12">
          <table:table-cell table:style-name="ce21" office:value-type="string">
            <text:p></text:p>
          </table:table-cell>
          <table:table-cell table:style-name="ce33" office:value-type="float" office:value="156">
            <text:p>156</text:p>
          </table:table-cell>
          <table:table-cell office:value-type="string">
            <text:p>0x9C</text:p>
          </table:table-cell>
          <table:table-cell office:value-type="string">
            <text:p>rightarcup</text:p>
          </table:table-cell>
          <table:table-cell table:style-name="ce33" office:value-type="string">
            <text:p>|)</text:p>
          </table:table-cell>
          <table:table-cell office:value-type="string">
            <text:p>f</text:p>
          </table:table-cell>
          <table:table-cell office:value-type="string">
            <text:p>7-comma up</text:p>
          </table:table-cell>
          <table:table-cell office:value-type="string">
            <text:p>1/6 tone up</text:p>
          </table:table-cell>
          <table:table-cell office:value-type="string">
            <text:p>1° up (36); 2° up (72)</text:p>
          </table:table-cell>
          <table:table-cell table:number-columns-repeated="4" office:value-type="string">
            <text:p>Y</text:p>
          </table:table-cell>
          <table:table-cell office:value-type="string">
            <text:p>Archytas' arc (Osiris' crook)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27.2640918001001">
            <text:p>27,264</text:p>
          </table:table-cell>
          <table:table-cell table:style-name="ce84" office:value-type="string">
            <text:p>[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-2">
            <text:p>-2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7" table:number-columns-repeated="2"/>
          <table:table-cell table:number-columns-repeated="226"/>
        </table:table-row>
        <table:table-row table:style-name="ro3">
          <table:table-cell table:style-name="ce5" office:value-type="string">
            <text:p></text:p>
          </table:table-cell>
          <table:table-cell table:style-name="ce33" office:value-type="float" office:value="157">
            <text:p>157</text:p>
          </table:table-cell>
          <table:table-cell office:value-type="string">
            <text:p>0x9D</text:p>
          </table:table-cell>
          <table:table-cell office:value-type="string">
            <text:p>scrollandarcup</text:p>
          </table:table-cell>
          <table:table-cell table:style-name="ce33" office:value-type="string">
            <text:p>)|)</text:p>
          </table:table-cell>
          <table:table-cell office:value-type="string">
            <text:p>þ</text:p>
          </table:table-cell>
          <table:table-cell office:value-type="string">
            <text:p>7:19-comma up</text:p>
          </table:table-cell>
          <table:table-cell table:number-columns-repeated="6"/>
          <table:table-cell office:value-type="string">
            <text:p>Persephone's curves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30.642110528565">
            <text:p>30,642</text:p>
          </table:table-cell>
          <table:table-cell table:style-name="ce84" office:value-type="string">
            <text:p>[</text:p>
          </table:table-cell>
          <table:table-cell table:style-name="ce78" office:value-type="float" office:value="-3">
            <text:p>-3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3">
          <table:table-cell table:style-name="ce19" office:value-type="string">
            <text:p></text:p>
          </table:table-cell>
          <table:table-cell table:style-name="ce33" office:value-type="float" office:value="158">
            <text:p>158</text:p>
          </table:table-cell>
          <table:table-cell office:value-type="string">
            <text:p>0x9E</text:p>
          </table:table-cell>
          <table:table-cell office:value-type="string">
            <text:p>rightbarbup</text:p>
          </table:table-cell>
          <table:table-cell table:style-name="ce33" office:value-type="string">
            <text:p>|\</text:p>
          </table:table-cell>
          <table:table-cell office:value-type="string">
            <text:p>y</text:p>
          </table:table-cell>
          <table:table-cell office:value-type="string">
            <text:p>55-comma up</text:p>
          </table:table-cell>
          <table:table-cell/>
          <table:table-cell office:value-type="string">
            <text:p>2° up (60); 3° up (96)</text:p>
          </table:table-cell>
          <table:table-cell/>
          <table:table-cell table:number-columns-repeated="3" office:value-type="string">
            <text:p>Y</text:p>
          </table:table-cell>
          <table:table-cell office:value-type="string">
            <text:p>Artemis' half-arrow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31.7666536334294">
            <text:p>31,767</text:p>
          </table:table-cell>
          <table:table-cell table:style-name="ce84" office:value-type="string">
            <text:p>[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-3">
            <text:p>-3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7">
          <table:table-cell table:style-name="ce26" office:value-type="string">
            <text:p></text:p>
          </table:table-cell>
          <table:table-cell table:style-name="ce33" office:value-type="float" office:value="159">
            <text:p>159</text:p>
          </table:table-cell>
          <table:table-cell office:value-type="string">
            <text:p>0x9F</text:p>
          </table:table-cell>
          <table:table-cell office:value-type="string">
            <text:p>leftarcup</text:p>
          </table:table-cell>
          <table:table-cell table:style-name="ce33" office:value-type="string">
            <text:p>(|</text:p>
          </table:table-cell>
          <table:table-cell office:value-type="string">
            <text:p>?</text:p>
          </table:table-cell>
          <table:table-cell office:value-type="string">
            <text:p>7:11-comma up</text:p>
          </table:table-cell>
          <table:table-cell office:value-type="string">
            <text:p>1/10 tone up</text:p>
          </table:table-cell>
          <table:table-cell office:value-type="string">
            <text:p>1° up (60)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office:value-type="string">
            <text:p>Demeter's scythe</text:p>
          </table:table-cell>
          <table:table-cell office:value-type="float" office:value="45927">
            <text:p>45927</text:p>
          </table:table-cell>
          <table:table-cell office:value-type="float" office:value="45056">
            <text:p>45056</text:p>
          </table:table-cell>
          <table:table-cell office:value-type="float" office:value="33.1479710274675">
            <text:p>33,148</text:p>
          </table:table-cell>
          <table:table-cell table:style-name="ce84" office:value-type="string">
            <text:p>[</text:p>
          </table:table-cell>
          <table:table-cell table:style-name="ce78" office:value-type="float" office:value="-12">
            <text:p>-12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-1">
            <text:p>-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2" table:number-columns-repeated="2"/>
          <table:table-cell table:number-columns-repeated="226"/>
        </table:table-row>
        <table:table-row table:style-name="ro5">
          <table:table-cell table:style-name="ce16" office:value-type="string">
            <text:p> </text:p>
          </table:table-cell>
          <table:table-cell table:style-name="ce33" office:value-type="float" office:value="160">
            <text:p>160</text:p>
          </table:table-cell>
          <table:table-cell office:value-type="string">
            <text:p>0xA0</text:p>
          </table:table-cell>
          <table:table-cell office:value-type="string">
            <text:p>boathookandarcup</text:p>
          </table:table-cell>
          <table:table-cell table:style-name="ce33" office:value-type="string">
            <text:p>~|)</text:p>
          </table:table-cell>
          <table:table-cell office:value-type="string">
            <text:p>p</text:p>
          </table:table-cell>
          <table:table-cell office:value-type="string">
            <text:p>49-S-diesis up</text:p>
          </table:table-cell>
          <table:table-cell table:number-columns-repeated="7"/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35.6968120728623">
            <text:p>35,697</text:p>
          </table:table-cell>
          <table:table-cell table:style-name="ce84" office:value-type="string">
            <text:p>[</text:p>
          </table:table-cell>
          <table:table-cell table:style-name="ce78" office:value-type="float" office:value="-4">
            <text:p>-4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2">
            <text:p>2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0" table:number-columns-repeated="2"/>
          <table:table-cell table:number-columns-repeated="226"/>
        </table:table-row>
        <table:table-row table:style-name="ro8">
          <table:table-cell table:style-name="ce10" office:value-type="string">
            <text:p>¡</text:p>
          </table:table-cell>
          <table:table-cell table:style-name="ce33" office:value-type="float" office:value="161">
            <text:p>161</text:p>
          </table:table-cell>
          <table:table-cell office:value-type="string">
            <text:p>0xA1</text:p>
          </table:table-cell>
          <table:table-cell office:value-type="string">
            <text:p>barbandboathookup</text:p>
          </table:table-cell>
          <table:table-cell table:style-name="ce33" office:value-type="string">
            <text:p>/|~</text:p>
          </table:table-cell>
          <table:table-cell office:value-type="string">
            <text:p>ø</text:p>
          </table:table-cell>
          <table:table-cell office:value-type="string">
            <text:p>5:23-S-diesis up</text:p>
          </table:table-cell>
          <table:table-cell office:value-type="string">
            <text:p>5/24 tone up</text:p>
          </table:table-cell>
          <table:table-cell table:number-columns-repeated="4"/>
          <table:table-cell office:value-type="string">
            <text:p>Y</text:p>
          </table:table-cell>
          <table:table-cell office:value-type="string">
            <text:p>Hermes' winged caduceus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38.0506316728057">
            <text:p>38,051</text:p>
          </table:table-cell>
          <table:table-cell table:style-name="ce84" office:value-type="string">
            <text:p>[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-2">
            <text:p>-2</text:p>
          </table:table-cell>
          <table:table-cell table:style-name="ce78" office:value-type="float" office:value="-1">
            <text:p>-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string">
            <text:p>&gt;</text:p>
          </table:table-cell>
          <table:table-cell table:style-name="ce93" table:number-columns-repeated="2"/>
          <table:table-cell table:number-columns-repeated="226"/>
        </table:table-row>
        <table:table-row table:style-name="ro5">
          <table:table-cell table:style-name="ce9" office:value-type="string">
            <text:p>¢</text:p>
          </table:table-cell>
          <table:table-cell table:style-name="ce33" office:value-type="float" office:value="162">
            <text:p>162</text:p>
          </table:table-cell>
          <table:table-cell office:value-type="string">
            <text:p>0xA2</text:p>
          </table:table-cell>
          <table:table-cell office:value-type="string">
            <text:p>arcandscrollup</text:p>
          </table:table-cell>
          <table:table-cell table:style-name="ce33" office:value-type="string">
            <text:p>(|(</text:p>
          </table:table-cell>
          <table:table-cell office:value-type="string">
            <text:p>q</text:p>
          </table:table-cell>
          <table:table-cell office:value-type="string">
            <text:p>5:11-S-diesis up</text:p>
          </table:table-cell>
          <table:table-cell table:number-columns-repeated="4"/>
          <table:table-cell office:value-type="string">
            <text:p>Y</text:p>
          </table:table-cell>
          <table:table-cell/>
          <table:table-cell office:value-type="string">
            <text:p>Aphrodite's perfect curves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38.9057732308529">
            <text:p>38,906</text:p>
          </table:table-cell>
          <table:table-cell table:style-name="ce84" office:value-type="string">
            <text:p>[</text:p>
          </table:table-cell>
          <table:table-cell table:style-name="ce78" office:value-type="float" office:value="-2">
            <text:p>-2</text:p>
          </table:table-cell>
          <table:table-cell table:style-name="ce78" office:value-type="float" office:value="2">
            <text:p>2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0" table:number-columns-repeated="2"/>
          <table:table-cell table:number-columns-repeated="226"/>
        </table:table-row>
        <table:table-row table:style-name="ro7">
          <table:table-cell table:style-name="ce14" office:value-type="string">
            <text:p>£</text:p>
          </table:table-cell>
          <table:table-cell table:style-name="ce33" office:value-type="float" office:value="163">
            <text:p>163</text:p>
          </table:table-cell>
          <table:table-cell office:value-type="string">
            <text:p>0xA3</text:p>
          </table:table-cell>
          <table:table-cell office:value-type="string">
            <text:p>boathookandbarbup</text:p>
          </table:table-cell>
          <table:table-cell table:style-name="ce33" office:value-type="string">
            <text:p>~|\</text:p>
          </table:table-cell>
          <table:table-cell office:value-type="string">
            <text:p>µ</text:p>
          </table:table-cell>
          <table:table-cell office:value-type="string">
            <text:p>23-S-diesis up</text:p>
          </table:table-cell>
          <table:table-cell table:number-columns-repeated="7"/>
          <table:table-cell office:value-type="float" office:value="304">
            <text:p>304</text:p>
          </table:table-cell>
          <table:table-cell office:value-type="float" office:value="297">
            <text:p>297</text:p>
          </table:table-cell>
          <table:table-cell office:value-type="float" office:value="40.3300711713836">
            <text:p>40,330</text:p>
          </table:table-cell>
          <table:table-cell table:style-name="ce84" office:value-type="string">
            <text:p>[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-3">
            <text:p>-3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2" table:number-columns-repeated="2"/>
          <table:table-cell table:number-columns-repeated="226"/>
        </table:table-row>
        <table:table-row table:style-name="ro12">
          <table:table-cell table:style-name="ce17" office:value-type="string">
            <text:p>¤</text:p>
          </table:table-cell>
          <table:table-cell table:style-name="ce33" office:value-type="float" office:value="164">
            <text:p>164</text:p>
          </table:table-cell>
          <table:table-cell office:value-type="string">
            <text:p>0xA4</text:p>
          </table:table-cell>
          <table:table-cell office:value-type="string">
            <text:p>doubleleftbarbup</text:p>
          </table:table-cell>
          <table:table-cell table:style-name="ce33" office:value-type="string">
            <text:p>//|</text:p>
          </table:table-cell>
          <table:table-cell office:value-type="string">
            <text:p>=</text:p>
          </table:table-cell>
          <table:table-cell office:value-type="string">
            <text:p>25-S-diesis up</text:p>
          </table:table-cell>
          <table:table-cell/>
          <table:table-cell office:value-type="string">
            <text:p>2° up (53)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string">
            <text:p>Amphitrite's crab-claw hairclip</text:p>
          </table:table-cell>
          <table:table-cell office:value-type="float" office:value="6561">
            <text:p>6561</text:p>
          </table:table-cell>
          <table:table-cell office:value-type="float" office:value="6400">
            <text:p>6400</text:p>
          </table:table-cell>
          <table:table-cell office:value-type="float" office:value="43.0125791934297">
            <text:p>43,013</text:p>
          </table:table-cell>
          <table:table-cell table:style-name="ce84" office:value-type="string">
            <text:p>[</text:p>
          </table:table-cell>
          <table:table-cell table:style-name="ce78" office:value-type="float" office:value="-8">
            <text:p>-8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-2">
            <text:p>-2</text:p>
          </table:table-cell>
          <table:table-cell table:number-columns-repeated="6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6" table:number-columns-repeated="2"/>
          <table:table-cell table:number-columns-repeated="226"/>
        </table:table-row>
        <table:table-row table:style-name="ro3">
          <table:table-cell table:style-name="ce5" office:value-type="string">
            <text:p>¥</text:p>
          </table:table-cell>
          <table:table-cell table:style-name="ce33" office:value-type="float" office:value="165">
            <text:p>165</text:p>
          </table:table-cell>
          <table:table-cell office:value-type="string">
            <text:p>0xA5</text:p>
          </table:table-cell>
          <table:table-cell office:value-type="string">
            <text:p>leftscrollanddoubleleftbarbup</text:p>
          </table:table-cell>
          <table:table-cell table:style-name="ce33" office:value-type="string">
            <text:p>)//|</text:p>
          </table:table-cell>
          <table:table-cell office:value-type="string">
            <text:p>¥</text:p>
          </table:table-cell>
          <table:table-cell office:value-type="string">
            <text:p>5:13-M-diesis up</text:p>
          </table:table-cell>
          <table:table-cell table:number-columns-repeated="7"/>
          <table:table-cell office:value-type="float" office:value="416">
            <text:p>416</text:p>
          </table:table-cell>
          <table:table-cell office:value-type="float" office:value="405">
            <text:p>405</text:p>
          </table:table-cell>
          <table:table-cell office:value-type="float" office:value="46.3939444429262">
            <text:p>46,394</text:p>
          </table:table-cell>
          <table:table-cell table:style-name="ce84" office:value-type="string">
            <text:p>[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-4">
            <text:p>-4</text:p>
          </table:table-cell>
          <table:table-cell table:style-name="ce78" office:value-type="float" office:value="-1">
            <text:p>-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12">
          <table:table-cell table:style-name="ce17" office:value-type="string">
            <text:p>¦</text:p>
          </table:table-cell>
          <table:table-cell table:style-name="ce33" office:value-type="float" office:value="166">
            <text:p>166</text:p>
          </table:table-cell>
          <table:table-cell office:value-type="string">
            <text:p>0xA6</text:p>
          </table:table-cell>
          <table:table-cell office:value-type="string">
            <text:p>barbandarcup</text:p>
          </table:table-cell>
          <table:table-cell table:style-name="ce33" office:value-type="string">
            <text:p>/|)</text:p>
          </table:table-cell>
          <table:table-cell office:value-type="string">
            <text:p>n</text:p>
          </table:table-cell>
          <table:table-cell office:value-type="string">
            <text:p>35-M-diesis up</text:p>
          </table:table-cell>
          <table:table-cell/>
          <table:table-cell office:value-type="string">
            <text:p>1° up (43,50); 2° up (27)</text:p>
          </table:table-cell>
          <table:table-cell/>
          <table:table-cell table:number-columns-repeated="3" office:value-type="string">
            <text:p>Y</text:p>
          </table:table-cell>
          <table:table-cell office:value-type="string">
            <text:p>Athene's helmet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48.7703813968149">
            <text:p>48,770</text:p>
          </table:table-cell>
          <table:table-cell table:style-name="ce84" office:value-type="string">
            <text:p>[</text:p>
          </table:table-cell>
          <table:table-cell table:number-columns-repeated="2" table:style-name="ce78" office:value-type="float" office:value="2">
            <text:p>2</text:p>
          </table:table-cell>
          <table:table-cell table:number-columns-repeated="2" table:style-name="ce78" office:value-type="float" office:value="-1">
            <text:p>-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6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§</text:p>
          </table:table-cell>
          <table:table-cell table:style-name="ce33" office:value-type="float" office:value="167">
            <text:p>167</text:p>
          </table:table-cell>
          <table:table-cell office:value-type="string">
            <text:p>0xA7</text:p>
          </table:table-cell>
          <table:table-cell office:value-type="string">
            <text:p>arcandboathookup</text:p>
          </table:table-cell>
          <table:table-cell table:style-name="ce33" office:value-type="string">
            <text:p>(|~</text:p>
          </table:table-cell>
          <table:table-cell office:value-type="string">
            <text:p>ª</text:p>
          </table:table-cell>
          <table:table-cell office:value-type="string">
            <text:p>11:19-M-diesis up</text:p>
          </table:table-cell>
          <table:table-cell table:number-columns-repeated="7"/>
          <table:table-cell office:value-type="float" office:value="176">
            <text:p>176</text:p>
          </table:table-cell>
          <table:table-cell office:value-type="float" office:value="171">
            <text:p>171</text:p>
          </table:table-cell>
          <table:table-cell office:value-type="float" office:value="49.8949245016792">
            <text:p>49,895</text:p>
          </table:table-cell>
          <table:table-cell table:style-name="ce84" office:value-type="string">
            <text:p>[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-2">
            <text:p>-2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12">
          <table:table-cell table:style-name="ce17" office:value-type="string">
            <text:p>¨</text:p>
          </table:table-cell>
          <table:table-cell table:style-name="ce33" office:value-type="float" office:value="168">
            <text:p>168</text:p>
          </table:table-cell>
          <table:table-cell office:value-type="string">
            <text:p>0xA8</text:p>
          </table:table-cell>
          <table:table-cell office:value-type="string">
            <text:p>doublebarbup</text:p>
          </table:table-cell>
          <table:table-cell table:style-name="ce33" office:value-type="string">
            <text:p>/|\</text:p>
          </table:table-cell>
          <table:table-cell office:value-type="string">
            <text:p>^</text:p>
          </table:table-cell>
          <table:table-cell office:value-type="string">
            <text:p>11-M-diesis up</text:p>
          </table:table-cell>
          <table:table-cell office:value-type="string">
            <text:p>1/4 tone up</text:p>
          </table:table-cell>
          <table:table-cell office:value-type="string">
            <text:p>1° up (17,24,31,38); 2° up (34,41,48,55,62); 3° up (72); 4° up (96)</text:p>
          </table:table-cell>
          <table:table-cell table:number-columns-repeated="4" office:value-type="string">
            <text:p>Y</text:p>
          </table:table-cell>
          <table:table-cell office:value-type="string">
            <text:p>Apollo's arrow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53.2729432301441">
            <text:p>53,273</text:p>
          </table:table-cell>
          <table:table-cell table:style-name="ce84" office:value-type="string">
            <text:p>[</text:p>
          </table:table-cell>
          <table:table-cell table:style-name="ce78" office:value-type="float" office:value="-5">
            <text:p>-5</text:p>
          </table:table-cell>
          <table:table-cell table:style-name="ce78" office:value-type="float" office:value="1"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6" table:number-columns-repeated="2"/>
          <table:table-cell table:number-columns-repeated="226"/>
        </table:table-row>
        <table:table-row table:style-name="ro7">
          <table:table-cell table:style-name="ce14" office:value-type="string">
            <text:p>©</text:p>
          </table:table-cell>
          <table:table-cell table:style-name="ce33" office:value-type="float" office:value="169">
            <text:p>169</text:p>
          </table:table-cell>
          <table:table-cell office:value-type="string">
            <text:p>0xA9</text:p>
          </table:table-cell>
          <table:table-cell office:value-type="string">
            <text:p>leftarcandbarbup</text:p>
          </table:table-cell>
          <table:table-cell table:style-name="ce33" office:value-type="string">
            <text:p>(/|</text:p>
          </table:table-cell>
          <table:table-cell office:value-type="string">
            <text:p>ç</text:p>
          </table:table-cell>
          <table:table-cell office:value-type="string">
            <text:p>49-M-diesis up</text:p>
          </table:table-cell>
          <table:table-cell table:number-columns-repeated="7"/>
          <table:table-cell office:value-type="float" office:value="4096">
            <text:p>4096</text:p>
          </table:table-cell>
          <table:table-cell office:value-type="float" office:value="3969">
            <text:p>3969</text:p>
          </table:table-cell>
          <table:table-cell office:value-type="float" office:value="54.5281836002006">
            <text:p>54,528</text:p>
          </table:table-cell>
          <table:table-cell table:style-name="ce84" office:value-type="string">
            <text:p>[</text:p>
          </table:table-cell>
          <table:table-cell table:style-name="ce78" office:value-type="float" office:value="12">
            <text:p>12</text:p>
          </table:table-cell>
          <table:table-cell table:style-name="ce78" office:value-type="float" office:value="-4">
            <text:p>-4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2">
            <text:p>-2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2" table:number-columns-repeated="2"/>
          <table:table-cell table:number-columns-repeated="226"/>
        </table:table-row>
        <table:table-row table:style-name="ro5">
          <table:table-cell table:style-name="ce16" office:value-type="string">
            <text:p>ª</text:p>
          </table:table-cell>
          <table:table-cell table:style-name="ce33" office:value-type="float" office:value="170">
            <text:p>170</text:p>
          </table:table-cell>
          <table:table-cell office:value-type="string">
            <text:p>0xAA</text:p>
          </table:table-cell>
          <table:table-cell office:value-type="string">
            <text:p>leftscrollanddoublebarbup</text:p>
          </table:table-cell>
          <table:table-cell table:style-name="ce33" office:value-type="string">
            <text:p>)/|\</text:p>
          </table:table-cell>
          <table:table-cell office:value-type="string">
            <text:p>%</text:p>
          </table:table-cell>
          <table:table-cell office:value-type="string">
            <text:p>5:49-M-diesis up</text:p>
          </table:table-cell>
          <table:table-cell table:number-columns-repeated="7"/>
          <table:table-cell office:value-type="float" office:value="405">
            <text:p>405</text:p>
          </table:table-cell>
          <table:table-cell office:value-type="float" office:value="392">
            <text:p>392</text:p>
          </table:table-cell>
          <table:table-cell office:value-type="float" office:value="56.4819043881346">
            <text:p>56,482</text:p>
          </table:table-cell>
          <table:table-cell table:style-name="ce84" office:value-type="string">
            <text:p>[</text:p>
          </table:table-cell>
          <table:table-cell table:style-name="ce78" office:value-type="float" office:value="-3">
            <text:p>-3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-2">
            <text:p>-2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0" table:number-columns-repeated="2"/>
          <table:table-cell table:number-columns-repeated="226"/>
        </table:table-row>
        <table:table-row table:style-name="ro3">
          <table:table-cell table:style-name="ce5" office:value-type="string">
            <text:p>«</text:p>
          </table:table-cell>
          <table:table-cell table:style-name="ce33" office:value-type="float" office:value="171">
            <text:p>171</text:p>
          </table:table-cell>
          <table:table-cell office:value-type="string">
            <text:p>0xAB</text:p>
          </table:table-cell>
          <table:table-cell office:value-type="string">
            <text:p>rightbarbandarcup</text:p>
          </table:table-cell>
          <table:table-cell table:style-name="ce33" office:value-type="string">
            <text:p>|\)</text:p>
          </table:table-cell>
          <table:table-cell office:value-type="string">
            <text:p>°</text:p>
          </table:table-cell>
          <table:table-cell office:value-type="string">
            <text:p>49-L-diesis up</text:p>
          </table:table-cell>
          <table:table-cell table:number-columns-repeated="7"/>
          <table:table-cell office:value-type="float" office:value="8680203">
            <text:p>8680203</text:p>
          </table:table-cell>
          <table:table-cell office:value-type="float" office:value="8388608">
            <text:p>8388608</text:p>
          </table:table-cell>
          <table:table-cell office:value-type="float" office:value="59.1568224575114">
            <text:p>59,157</text:p>
          </table:table-cell>
          <table:table-cell table:style-name="ce84" office:value-type="string">
            <text:p>[</text:p>
          </table:table-cell>
          <table:table-cell table:style-name="ce78" office:value-type="float" office:value="-23">
            <text:p>-23</text:p>
          </table:table-cell>
          <table:table-cell table:style-name="ce78" office:value-type="float" office:value="11">
            <text:p>1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2">
            <text:p>2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11">
          <table:table-cell table:style-name="ce15" office:value-type="string">
            <text:p>¬</text:p>
          </table:table-cell>
          <table:table-cell table:style-name="ce33" office:value-type="float" office:value="172">
            <text:p>172</text:p>
          </table:table-cell>
          <table:table-cell office:value-type="string">
            <text:p>0xAC</text:p>
          </table:table-cell>
          <table:table-cell office:value-type="string">
            <text:p>doublearcup</text:p>
          </table:table-cell>
          <table:table-cell table:style-name="ce33" office:value-type="string">
            <text:p>(|)</text:p>
          </table:table-cell>
          <table:table-cell office:value-type="string">
            <text:p>@</text:p>
          </table:table-cell>
          <table:table-cell office:value-type="string">
            <text:p>11-L-diesis up</text:p>
          </table:table-cell>
          <table:table-cell/>
          <table:table-cell office:value-type="string">
            <text:p>3° up (39,46)</text:p>
          </table:table-cell>
          <table:table-cell/>
          <table:table-cell table:number-columns-repeated="2" office:value-type="string">
            <text:p>Y</text:p>
          </table:table-cell>
          <table:table-cell/>
          <table:table-cell office:value-type="string">
            <text:p>Dionysus' wine cup</text:p>
          </table:table-cell>
          <table:table-cell office:value-type="float" office:value="729">
            <text:p>729</text:p>
          </table:table-cell>
          <table:table-cell office:value-type="float" office:value="704">
            <text:p>704</text:p>
          </table:table-cell>
          <table:table-cell office:value-type="float" office:value="60.4120628275676">
            <text:p>60,412</text:p>
          </table:table-cell>
          <table:table-cell table:style-name="ce84" office:value-type="string">
            <text:p>[</text:p>
          </table:table-cell>
          <table:table-cell table:style-name="ce78" office:value-type="float" office:value="-6">
            <text:p>-6</text:p>
          </table:table-cell>
          <table:table-cell table:style-name="ce78" office:value-type="float" office:value="6">
            <text:p>6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6">
          <table:table-cell table:style-name="ce10" office:value-type="string">
            <text:p>­</text:p>
          </table:table-cell>
          <table:table-cell table:style-name="ce33" office:value-type="float" office:value="173">
            <text:p>173</text:p>
          </table:table-cell>
          <table:table-cell office:value-type="string">
            <text:p>0xAD</text:p>
          </table:table-cell>
          <table:table-cell office:value-type="string">
            <text:p>doublerightbarbup</text:p>
          </table:table-cell>
          <table:table-cell table:style-name="ce33" office:value-type="string">
            <text:p>|\\</text:p>
          </table:table-cell>
          <table:table-cell office:value-type="string">
            <text:p>»</text:p>
          </table:table-cell>
          <table:table-cell office:value-type="string">
            <text:p>11:19-L-diesis up</text:p>
          </table:table-cell>
          <table:table-cell table:number-columns-repeated="7"/>
          <table:table-cell office:value-type="float" office:value="373977">
            <text:p>373977</text:p>
          </table:table-cell>
          <table:table-cell office:value-type="float" office:value="360448">
            <text:p>360448</text:p>
          </table:table-cell>
          <table:table-cell office:value-type="float" office:value="63.7900815560325">
            <text:p>63,790</text:p>
          </table:table-cell>
          <table:table-cell table:style-name="ce84" office:value-type="string">
            <text:p>[</text:p>
          </table:table-cell>
          <table:table-cell table:style-name="ce78" office:value-type="float" office:value="-15">
            <text:p>-15</text:p>
          </table:table-cell>
          <table:table-cell table:style-name="ce78" office:value-type="float" office:value="9">
            <text:p>9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11">
          <table:table-cell table:style-name="ce15" office:value-type="string">
            <text:p>®</text:p>
          </table:table-cell>
          <table:table-cell table:style-name="ce33" office:value-type="float" office:value="174">
            <text:p>174</text:p>
          </table:table-cell>
          <table:table-cell office:value-type="string">
            <text:p>0xAE</text:p>
          </table:table-cell>
          <table:table-cell office:value-type="string">
            <text:p>arcandbarbup</text:p>
          </table:table-cell>
          <table:table-cell table:style-name="ce33" office:value-type="string">
            <text:p>(|\</text:p>
          </table:table-cell>
          <table:table-cell office:value-type="string">
            <text:p>m</text:p>
          </table:table-cell>
          <table:table-cell office:value-type="string">
            <text:p>35-L-diesis up</text:p>
          </table:table-cell>
          <table:table-cell/>
          <table:table-cell office:value-type="string">
            <text:p>2° up (43,50)</text:p>
          </table:table-cell>
          <table:table-cell/>
          <table:table-cell table:number-columns-repeated="3" office:value-type="string">
            <text:p>Y</text:p>
          </table:table-cell>
          <table:table-cell office:value-type="string">
            <text:p>Ares' large helmet</text:p>
          </table:table-cell>
          <table:table-cell office:value-type="float" office:value="8505">
            <text:p>8505</text:p>
          </table:table-cell>
          <table:table-cell office:value-type="float" office:value="8192">
            <text:p>8192</text:p>
          </table:table-cell>
          <table:table-cell office:value-type="float" office:value="64.9146246608968">
            <text:p>64,915</text:p>
          </table:table-cell>
          <table:table-cell table:style-name="ce84" office:value-type="string">
            <text:p>[</text:p>
          </table:table-cell>
          <table:table-cell table:style-name="ce78" office:value-type="float" office:value="-13">
            <text:p>-13</text:p>
          </table:table-cell>
          <table:table-cell table:style-name="ce78" office:value-type="float" office:value="5">
            <text:p>5</text:p>
          </table:table-cell>
          <table:table-cell table:number-columns-repeated="2" table:style-name="ce78" office:value-type="float" office:value="1">
            <text:p>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5" table:number-columns-repeated="2"/>
          <table:table-cell table:number-columns-repeated="226"/>
        </table:table-row>
        <table:table-row table:style-name="ro8">
          <table:table-cell table:style-name="ce10" office:value-type="string">
            <text:p>¯</text:p>
          </table:table-cell>
          <table:table-cell table:style-name="ce33" office:value-type="float" office:value="175">
            <text:p>175</text:p>
          </table:table-cell>
          <table:table-cell office:value-type="string">
            <text:p>0xAF</text:p>
          </table:table-cell>
          <table:table-cell office:value-type="string">
            <text:p>leftscrolldoublerightbarbup</text:p>
          </table:table-cell>
          <table:table-cell table:style-name="ce33" office:value-type="string">
            <text:p>)|\\</text:p>
          </table:table-cell>
          <table:table-cell office:value-type="string">
            <text:p>®</text:p>
          </table:table-cell>
          <table:table-cell office:value-type="string">
            <text:p>5:13-L-diesis up</text:p>
          </table:table-cell>
          <table:table-cell table:number-columns-repeated="6"/>
          <table:table-cell table:style-name="ce69"/>
          <table:table-cell table:style-name="ce75" office:value-type="float" office:value="885735">
            <text:p>885735</text:p>
          </table:table-cell>
          <table:table-cell table:style-name="ce75" office:value-type="float" office:value="851968">
            <text:p>851968</text:p>
          </table:table-cell>
          <table:table-cell office:value-type="float" office:value="67.2910616147856">
            <text:p>67,291</text:p>
          </table:table-cell>
          <table:table-cell table:style-name="ce84" office:value-type="string">
            <text:p>[</text:p>
          </table:table-cell>
          <table:table-cell table:style-name="ce78" office:value-type="float" office:value="-16">
            <text:p>-16</text:p>
          </table:table-cell>
          <table:table-cell table:style-name="ce78" office:value-type="float" office:value="11">
            <text:p>11</text:p>
          </table:table-cell>
          <table:table-cell table:style-name="ce78" office:value-type="float" office:value="1"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3" table:number-columns-repeated="2"/>
          <table:table-cell table:number-columns-repeated="226"/>
        </table:table-row>
        <table:table-row table:style-name="ro11">
          <table:table-cell table:style-name="ce15" office:value-type="string">
            <text:p>°</text:p>
          </table:table-cell>
          <table:table-cell table:style-name="ce33" office:value-type="float" office:value="176">
            <text:p>176</text:p>
          </table:table-cell>
          <table:table-cell office:value-type="string">
            <text:p>0xB0</text:p>
          </table:table-cell>
          <table:table-cell office:value-type="string">
            <text:p>doublescrolldoubleup</text:p>
          </table:table-cell>
          <table:table-cell table:style-name="ce33" office:value-type="string">
            <text:p>)||(</text:p>
          </table:table-cell>
          <table:table-cell office:value-type="string">
            <text:p>#_</text:p>
          </table:table-cell>
          <table:table-cell office:value-type="string">
            <text:p>sharp 25-S-diesis down</text:p>
          </table:table-cell>
          <table:table-cell/>
          <table:table-cell office:value-type="string">
            <text:p>3° up (53)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string">
            <text:p>Poseidon's trident double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70.6724268642823">
            <text:p>70,672</text:p>
          </table:table-cell>
          <table:table-cell table:style-name="ce84" office:value-type="string">
            <text:p>[</text:p>
          </table:table-cell>
          <table:table-cell table:style-name="ce78" office:value-type="float" office:value="-3">
            <text:p>-3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2">
            <text:p>2</text:p>
          </table:table-cell>
          <table:table-cell table:number-columns-repeated="6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5" table:number-columns-repeated="2"/>
          <table:table-cell table:number-columns-repeated="226"/>
        </table:table-row>
        <table:table-row table:style-name="ro3">
          <table:table-cell table:style-name="ce5" office:value-type="string">
            <text:p>±</text:p>
          </table:table-cell>
          <table:table-cell table:style-name="ce33" office:value-type="float" office:value="177">
            <text:p>177</text:p>
          </table:table-cell>
          <table:table-cell office:value-type="string">
            <text:p>0xB1</text:p>
          </table:table-cell>
          <table:table-cell office:value-type="string">
            <text:p>leftscrollandboathookdoubleup</text:p>
          </table:table-cell>
          <table:table-cell table:style-name="ce33" office:value-type="string">
            <text:p>)~||</text:p>
          </table:table-cell>
          <table:table-cell office:value-type="string">
            <text:p>#£</text:p>
          </table:table-cell>
          <table:table-cell office:value-type="string">
            <text:p>sharp 23-S-diesis down</text:p>
          </table:table-cell>
          <table:table-cell table:number-columns-repeated="7"/>
          <table:table-cell office:value-type="float" office:value="649539">
            <text:p>649539</text:p>
          </table:table-cell>
          <table:table-cell office:value-type="float" office:value="622592">
            <text:p>622592</text:p>
          </table:table-cell>
          <table:table-cell office:value-type="float" office:value="73.3549348863285">
            <text:p>73,355</text:p>
          </table:table-cell>
          <table:table-cell table:style-name="ce84" office:value-type="string">
            <text:p>[</text:p>
          </table:table-cell>
          <table:table-cell table:style-name="ce78" office:value-type="float" office:value="-15">
            <text:p>-15</text:p>
          </table:table-cell>
          <table:table-cell table:style-name="ce78" office:value-type="float" office:value="10">
            <text:p>10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7">
          <table:table-cell table:style-name="ce12" office:value-type="string">
            <text:p>²</text:p>
          </table:table-cell>
          <table:table-cell table:style-name="ce33" office:value-type="float" office:value="178">
            <text:p>178</text:p>
          </table:table-cell>
          <table:table-cell office:value-type="string">
            <text:p>0xB2</text:p>
          </table:table-cell>
          <table:table-cell office:value-type="string">
            <text:p>boathookandscrolldoubleup</text:p>
          </table:table-cell>
          <table:table-cell table:style-name="ce33" office:value-type="string">
            <text:p>~||(</text:p>
          </table:table-cell>
          <table:table-cell office:value-type="string">
            <text:p>#d</text:p>
          </table:table-cell>
          <table:table-cell office:value-type="string">
            <text:p>sharp 5:11-S-diesis down</text:p>
          </table:table-cell>
          <table:table-cell table:number-columns-repeated="4"/>
          <table:table-cell office:value-type="string">
            <text:p>Y</text:p>
          </table:table-cell>
          <table:table-cell/>
          <table:table-cell office:value-type="string">
            <text:p>Hephaestus' axe double</text:p>
          </table:table-cell>
          <table:table-cell office:value-type="float" office:value="2673">
            <text:p>2673</text:p>
          </table:table-cell>
          <table:table-cell office:value-type="float" office:value="2560">
            <text:p>2560</text:p>
          </table:table-cell>
          <table:table-cell office:value-type="float" office:value="74.7792328268591">
            <text:p>74,779</text:p>
          </table:table-cell>
          <table:table-cell table:style-name="ce84" office:value-type="string">
            <text:p>[</text:p>
          </table:table-cell>
          <table:table-cell table:style-name="ce78" office:value-type="float" office:value="-9">
            <text:p>-9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2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³</text:p>
          </table:table-cell>
          <table:table-cell table:style-name="ce33" office:value-type="float" office:value="179">
            <text:p>179</text:p>
          </table:table-cell>
          <table:table-cell office:value-type="string">
            <text:p>0xB3</text:p>
          </table:table-cell>
          <table:table-cell office:value-type="string">
            <text:p>rightboathookdoubleup</text:p>
          </table:table-cell>
          <table:table-cell table:style-name="ce33" office:value-type="string">
            <text:p>||~</text:p>
          </table:table-cell>
          <table:table-cell office:value-type="string">
            <text:p>#ð</text:p>
          </table:table-cell>
          <table:table-cell office:value-type="string">
            <text:p>sharp 5:23-S-diesis down</text:p>
          </table:table-cell>
          <table:table-cell office:value-type="string">
            <text:p>7/24 tone up</text:p>
          </table:table-cell>
          <table:table-cell table:number-columns-repeated="4"/>
          <table:table-cell office:value-type="string">
            <text:p>Y</text:p>
          </table:table-cell>
          <table:table-cell office:value-type="string">
            <text:p>Charon's boathook double</text:p>
          </table:table-cell>
          <table:table-cell office:value-type="float" office:value="98415">
            <text:p>98415</text:p>
          </table:table-cell>
          <table:table-cell office:value-type="float" office:value="94208">
            <text:p>94208</text:p>
          </table:table-cell>
          <table:table-cell office:value-type="float" office:value="75.6343743849062">
            <text:p>75,634</text:p>
          </table:table-cell>
          <table:table-cell table:style-name="ce84" office:value-type="string">
            <text:p>[</text:p>
          </table:table-cell>
          <table:table-cell table:style-name="ce78" office:value-type="float" office:value="-12">
            <text:p>-12</text:p>
          </table:table-cell>
          <table:table-cell table:style-name="ce78" office:value-type="float" office:value="9">
            <text:p>9</text:p>
          </table:table-cell>
          <table:table-cell table:style-name="ce78" office:value-type="float" office:value="1">
            <text:p>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7">
          <table:table-cell table:style-name="ce14" office:value-type="string">
            <text:p>´</text:p>
          </table:table-cell>
          <table:table-cell table:style-name="ce33" office:value-type="float" office:value="180">
            <text:p>180</text:p>
          </table:table-cell>
          <table:table-cell office:value-type="string">
            <text:p>0xB4</text:p>
          </table:table-cell>
          <table:table-cell office:value-type="string">
            <text:p>doubleleftboathookdoubleup</text:p>
          </table:table-cell>
          <table:table-cell table:style-name="ce33" office:value-type="string">
            <text:p>~~||</text:p>
          </table:table-cell>
          <table:table-cell office:value-type="string">
            <text:p>#h</text:p>
          </table:table-cell>
          <table:table-cell office:value-type="string">
            <text:p>sharp 49-S-diesis down</text:p>
          </table:table-cell>
          <table:table-cell table:number-columns-repeated="7"/>
          <table:table-cell office:value-type="float" office:value="6561">
            <text:p>6561</text:p>
          </table:table-cell>
          <table:table-cell office:value-type="float" office:value="6272">
            <text:p>6272</text:p>
          </table:table-cell>
          <table:table-cell office:value-type="float" office:value="77.9881939848494">
            <text:p>77,988</text:p>
          </table:table-cell>
          <table:table-cell table:style-name="ce84" office:value-type="string">
            <text:p>[</text:p>
          </table:table-cell>
          <table:table-cell table:style-name="ce78" office:value-type="float" office:value="-7">
            <text:p>-7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2">
            <text:p>-2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2" table:number-columns-repeated="2"/>
          <table:table-cell table:number-columns-repeated="226"/>
        </table:table-row>
        <table:table-row table:style-name="ro3">
          <table:table-cell table:style-name="ce6" office:value-type="string">
            <text:p>µ</text:p>
          </table:table-cell>
          <table:table-cell table:style-name="ce33" office:value-type="float" office:value="181">
            <text:p>181</text:p>
          </table:table-cell>
          <table:table-cell office:value-type="string">
            <text:p>0xB5</text:p>
          </table:table-cell>
          <table:table-cell office:value-type="string">
            <text:p>scrollandboathookdoubleup</text:p>
          </table:table-cell>
          <table:table-cell table:style-name="ce33" office:value-type="string">
            <text:p>)||~</text:p>
          </table:table-cell>
          <table:table-cell office:value-type="string">
            <text:p>#j</text:p>
          </table:table-cell>
          <table:table-cell office:value-type="string">
            <text:p>sharp 7:11-comma down</text:p>
          </table:table-cell>
          <table:table-cell office:value-type="string">
            <text:p>2/5 tone up</text:p>
          </table:table-cell>
          <table:table-cell office:value-type="string">
            <text:p>4° up (60)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office:value-type="string">
            <text:p>Hecate's torch double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80.5370350302445">
            <text:p>80,537</text:p>
          </table:table-cell>
          <table:table-cell table:style-name="ce84" office:value-type="string">
            <text:p>[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1"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8">
          <table:table-cell table:style-name="ce11" office:value-type="string">
            <text:p>¶</text:p>
          </table:table-cell>
          <table:table-cell table:style-name="ce33" office:value-type="float" office:value="182">
            <text:p>182</text:p>
          </table:table-cell>
          <table:table-cell office:value-type="string">
            <text:p>0xB6</text:p>
          </table:table-cell>
          <table:table-cell office:value-type="string">
            <text:p>leftbarbdoubleup</text:p>
          </table:table-cell>
          <table:table-cell table:style-name="ce33" office:value-type="string">
            <text:p>/||</text:p>
          </table:table-cell>
          <table:table-cell office:value-type="string">
            <text:p>#k</text:p>
          </table:table-cell>
          <table:table-cell office:value-type="string">
            <text:p>sharp 55-comma down</text:p>
          </table:table-cell>
          <table:table-cell office:value-type="string">
            <text:p>3/10 or 5/16 tone up</text:p>
          </table:table-cell>
          <table:table-cell office:value-type="string">
            <text:p>3° up (60); 5° up (96)</text:p>
          </table:table-cell>
          <table:table-cell/>
          <table:table-cell table:number-columns-repeated="3" office:value-type="string">
            <text:p>Y</text:p>
          </table:table-cell>
          <table:table-cell office:value-type="string">
            <text:p>Didymus' dibbler double</text:p>
          </table:table-cell>
          <table:table-cell office:value-type="float" office:value="59049">
            <text:p>59049</text:p>
          </table:table-cell>
          <table:table-cell office:value-type="float" office:value="56320">
            <text:p>56320</text:p>
          </table:table-cell>
          <table:table-cell office:value-type="float" office:value="81.9183524242825">
            <text:p>81,918</text:p>
          </table:table-cell>
          <table:table-cell table:style-name="ce84" office:value-type="string">
            <text:p>[</text:p>
          </table:table-cell>
          <table:table-cell table:style-name="ce78" office:value-type="float" office:value="-10">
            <text:p>-10</text:p>
          </table:table-cell>
          <table:table-cell table:style-name="ce78" office:value-type="float" office:value="10">
            <text:p>1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3" table:number-columns-repeated="2"/>
          <table:table-cell table:number-columns-repeated="226"/>
        </table:table-row>
        <table:table-row table:style-name="ro8">
          <table:table-cell table:style-name="ce10" office:value-type="string">
            <text:p>·</text:p>
          </table:table-cell>
          <table:table-cell table:style-name="ce33" office:value-type="float" office:value="183">
            <text:p>183</text:p>
          </table:table-cell>
          <table:table-cell office:value-type="string">
            <text:p>0xB7</text:p>
          </table:table-cell>
          <table:table-cell office:value-type="string">
            <text:p>leftscrollandbarbdoubleup</text:p>
          </table:table-cell>
          <table:table-cell table:style-name="ce33" office:value-type="string">
            <text:p>)/||</text:p>
          </table:table-cell>
          <table:table-cell office:value-type="string">
            <text:p>#ß</text:p>
          </table:table-cell>
          <table:table-cell office:value-type="string">
            <text:p>sharp 7:19-comma down</text:p>
          </table:table-cell>
          <table:table-cell table:number-columns-repeated="7"/>
          <table:table-cell office:value-type="float" office:value="5103">
            <text:p>5103</text:p>
          </table:table-cell>
          <table:table-cell office:value-type="float" office:value="4864">
            <text:p>4864</text:p>
          </table:table-cell>
          <table:table-cell office:value-type="float" office:value="83.0428955291468">
            <text:p>83,043</text:p>
          </table:table-cell>
          <table:table-cell table:style-name="ce84" office:value-type="string">
            <text:p>[</text:p>
          </table:table-cell>
          <table:table-cell table:style-name="ce78" office:value-type="float" office:value="-8">
            <text:p>-8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3" table:number-columns-repeated="2"/>
          <table:table-cell table:number-columns-repeated="226"/>
        </table:table-row>
        <table:table-row table:style-name="ro13">
          <table:table-cell table:style-name="ce17" office:value-type="string">
            <text:p>¸</text:p>
          </table:table-cell>
          <table:table-cell table:style-name="ce33" office:value-type="float" office:value="184">
            <text:p>184</text:p>
          </table:table-cell>
          <table:table-cell office:value-type="string">
            <text:p>0xB8</text:p>
          </table:table-cell>
          <table:table-cell office:value-type="string">
            <text:p>rightarcdoubleup</text:p>
          </table:table-cell>
          <table:table-cell table:style-name="ce33" office:value-type="string">
            <text:p>||)</text:p>
          </table:table-cell>
          <table:table-cell office:value-type="string">
            <text:p>#t</text:p>
          </table:table-cell>
          <table:table-cell office:value-type="string">
            <text:p>sharp 7-comma down</text:p>
          </table:table-cell>
          <table:table-cell office:value-type="string">
            <text:p>1/3 tone up</text:p>
          </table:table-cell>
          <table:table-cell office:value-type="string">
            <text:p>2° up (36); 4° up (72)</text:p>
          </table:table-cell>
          <table:table-cell table:number-columns-repeated="4" office:value-type="string">
            <text:p>Y</text:p>
          </table:table-cell>
          <table:table-cell office:value-type="string">
            <text:p>Archytas' arc (or rainbow) double</text:p>
          </table:table-cell>
          <table:table-cell office:value-type="float" office:value="137781">
            <text:p>137781</text:p>
          </table:table-cell>
          <table:table-cell office:value-type="float" office:value="131072">
            <text:p>131072</text:p>
          </table:table-cell>
          <table:table-cell office:value-type="float" office:value="86.4209142576117">
            <text:p>86,421</text:p>
          </table:table-cell>
          <table:table-cell table:style-name="ce84" office:value-type="string">
            <text:p>[</text:p>
          </table:table-cell>
          <table:table-cell table:style-name="ce78" office:value-type="float" office:value="-17">
            <text:p>-17</text:p>
          </table:table-cell>
          <table:table-cell table:style-name="ce78" office:value-type="float" office:value="9">
            <text:p>9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6" table:number-columns-repeated="2"/>
          <table:table-cell table:number-columns-repeated="226"/>
        </table:table-row>
        <table:table-row table:style-name="ro8">
          <table:table-cell table:style-name="ce10" office:value-type="string">
            <text:p>¹</text:p>
          </table:table-cell>
          <table:table-cell table:style-name="ce33" office:value-type="float" office:value="185">
            <text:p>185</text:p>
          </table:table-cell>
          <table:table-cell office:value-type="string">
            <text:p>0xB9</text:p>
          </table:table-cell>
          <table:table-cell office:value-type="string">
            <text:p>scrollandarcdoubleup</text:p>
          </table:table-cell>
          <table:table-cell table:style-name="ce33" office:value-type="string">
            <text:p>)||)</text:p>
          </table:table-cell>
          <table:table-cell office:value-type="string">
            <text:p>#¢</text:p>
          </table:table-cell>
          <table:table-cell office:value-type="string">
            <text:p>sharp 5:19-comma down</text:p>
          </table:table-cell>
          <table:table-cell office:value-type="string">
            <text:p>8/18 or 9/20 tone up</text:p>
          </table:table-cell>
          <table:table-cell table:number-columns-repeated="4"/>
          <table:table-cell office:value-type="string">
            <text:p>Y</text:p>
          </table:table-cell>
          <table:table-cell office:value-type="string">
            <text:p>Persephone's curves double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88.8006977325321">
            <text:p>88,801</text:p>
          </table:table-cell>
          <table:table-cell table:style-name="ce84" office:value-type="string">
            <text:p>[</text:p>
          </table:table-cell>
          <table:table-cell table:style-name="ce78" office:value-type="float" office:value="2">
            <text:p>2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3" table:number-columns-repeated="2"/>
          <table:table-cell table:number-columns-repeated="226"/>
        </table:table-row>
        <table:table-row table:style-name="ro14">
          <table:table-cell table:style-name="ce27" office:value-type="string">
            <text:p>º</text:p>
          </table:table-cell>
          <table:table-cell table:style-name="ce33" office:value-type="float" office:value="186">
            <text:p>186</text:p>
          </table:table-cell>
          <table:table-cell office:value-type="string">
            <text:p>0xBA</text:p>
          </table:table-cell>
          <table:table-cell office:value-type="string">
            <text:p>rightbarbdoubleup</text:p>
          </table:table-cell>
          <table:table-cell table:style-name="ce33" office:value-type="string">
            <text:p>||\</text:p>
          </table:table-cell>
          <table:table-cell office:value-type="string">
            <text:p>#\</text:p>
          </table:table-cell>
          <table:table-cell office:value-type="string">
            <text:p>sharp 5-comma down</text:p>
          </table:table-cell>
          <table:table-cell office:value-type="string">
            <text:p>5/12 or 7/16 tone up</text:p>
          </table:table-cell>
          <table:table-cell office:value-type="string">
            <text:p>2° up (22,29); 3° up (34,41); 4° up (53); 5° up (72); 7° up (96)</text:p>
          </table:table-cell>
          <table:table-cell table:number-columns-repeated="4" office:value-type="string">
            <text:p>Y</text:p>
          </table:table-cell>
          <table:table-cell office:value-type="string">
            <text:p>Artemis' half-arrow double</text:p>
          </table:table-cell>
          <table:table-cell office:value-type="float" office:value="135">
            <text:p>135</text:p>
          </table:table-cell>
          <table:table-cell office:value-type="float" office:value="128">
            <text:p>128</text:p>
          </table:table-cell>
          <table:table-cell office:value-type="float" office:value="92.1787164609971">
            <text:p>92,179</text:p>
          </table:table-cell>
          <table:table-cell table:style-name="ce84" office:value-type="string">
            <text:p>[</text:p>
          </table:table-cell>
          <table:table-cell table:style-name="ce78" office:value-type="float" office:value="-7">
            <text:p>-7</text:p>
          </table:table-cell>
          <table:table-cell table:style-name="ce78" office:value-type="float" office:value="3">
            <text:p>3</text:p>
          </table:table-cell>
          <table:table-cell table:style-name="ce78" office:value-type="float" office:value="1">
            <text:p>1</text:p>
          </table:table-cell>
          <table:table-cell table:number-columns-repeated="6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7" table:number-columns-repeated="2"/>
          <table:table-cell table:number-columns-repeated="226"/>
        </table:table-row>
        <table:table-row table:style-name="ro8">
          <table:table-cell table:style-name="ce10" office:value-type="string">
            <text:p>»</text:p>
          </table:table-cell>
          <table:table-cell table:style-name="ce33" office:value-type="float" office:value="187">
            <text:p>187</text:p>
          </table:table-cell>
          <table:table-cell office:value-type="string">
            <text:p>0xBB</text:p>
          </table:table-cell>
          <table:table-cell office:value-type="string">
            <text:p>leftarcdoubleup</text:p>
          </table:table-cell>
          <table:table-cell table:style-name="ce33" office:value-type="string">
            <text:p>(||</text:p>
          </table:table-cell>
          <table:table-cell office:value-type="string">
            <text:p>#÷</text:p>
          </table:table-cell>
          <table:table-cell office:value-type="string">
            <text:p>sharp 19-comma down</text:p>
          </table:table-cell>
          <table:table-cell table:number-columns-repeated="7"/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93.6030144015278">
            <text:p>93,603</text:p>
          </table:table-cell>
          <table:table-cell table:style-name="ce84" office:value-type="string">
            <text:p>[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-2">
            <text:p>-2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3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¼</text:p>
          </table:table-cell>
          <table:table-cell table:style-name="ce33" office:value-type="float" office:value="188">
            <text:p>188</text:p>
          </table:table-cell>
          <table:table-cell office:value-type="string">
            <text:p>0xBC</text:p>
          </table:table-cell>
          <table:table-cell office:value-type="string">
            <text:p>boathookandarcdoubleup</text:p>
          </table:table-cell>
          <table:table-cell table:style-name="ce33" office:value-type="string">
            <text:p>~||)</text:p>
          </table:table-cell>
          <table:table-cell office:value-type="string">
            <text:p>#§</text:p>
          </table:table-cell>
          <table:table-cell office:value-type="string">
            <text:p>sharp 11:49-comma down</text:p>
          </table:table-cell>
          <table:table-cell table:number-columns-repeated="7"/>
          <table:table-cell office:value-type="float" office:value="11907">
            <text:p>11907</text:p>
          </table:table-cell>
          <table:table-cell office:value-type="float" office:value="11264">
            <text:p>11264</text:p>
          </table:table-cell>
          <table:table-cell office:value-type="float" office:value="96.1088749004303">
            <text:p>96,109</text:p>
          </table:table-cell>
          <table:table-cell table:style-name="ce84" office:value-type="string">
            <text:p>[</text:p>
          </table:table-cell>
          <table:table-cell table:style-name="ce78" office:value-type="float" office:value="-10">
            <text:p>-10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2">
            <text:p>2</text:p>
          </table:table-cell>
          <table:table-cell table:style-name="ce78" office:value-type="float" office:value="-1">
            <text:p>-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8">
          <table:table-cell table:style-name="ce10" office:value-type="string">
            <text:p>½</text:p>
          </table:table-cell>
          <table:table-cell table:style-name="ce33" office:value-type="float" office:value="189">
            <text:p>189</text:p>
          </table:table-cell>
          <table:table-cell office:value-type="string">
            <text:p>0xBD</text:p>
          </table:table-cell>
          <table:table-cell office:value-type="string">
            <text:p>barbandboathookdoubleup</text:p>
          </table:table-cell>
          <table:table-cell table:style-name="ce33" office:value-type="string">
            <text:p>/||~</text:p>
          </table:table-cell>
          <table:table-cell office:value-type="string">
            <text:p>#z</text:p>
          </table:table-cell>
          <table:table-cell office:value-type="string">
            <text:p>sharp 23-comma down</text:p>
          </table:table-cell>
          <table:table-cell office:value-type="string">
            <text:p>3/8 tone up</text:p>
          </table:table-cell>
          <table:table-cell office:value-type="string">
            <text:p>3° up (48); 6° up (96)</text:p>
          </table:table-cell>
          <table:table-cell table:number-columns-repeated="3"/>
          <table:table-cell office:value-type="string">
            <text:p>Y</text:p>
          </table:table-cell>
          <table:table-cell office:value-type="string">
            <text:p>Hermes' winged caduceus double</text:p>
          </table:table-cell>
          <table:table-cell office:value-type="float" office:value="1594323">
            <text:p>1594323</text:p>
          </table:table-cell>
          <table:table-cell office:value-type="float" office:value="1507328">
            <text:p>1507328</text:p>
          </table:table-cell>
          <table:table-cell office:value-type="float" office:value="97.1406639816209">
            <text:p>97,141</text:p>
          </table:table-cell>
          <table:table-cell table:style-name="ce84" office:value-type="string">
            <text:p>[</text:p>
          </table:table-cell>
          <table:table-cell table:style-name="ce78" office:value-type="float" office:value="-16">
            <text:p>-16</text:p>
          </table:table-cell>
          <table:table-cell table:style-name="ce78" office:value-type="float" office:value="13">
            <text:p>13</text:p>
          </table:table-cell>
          <table:table-cell table:number-columns-repeated="6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string">
            <text:p>&gt;</text:p>
          </table:table-cell>
          <table:table-cell table:style-name="ce93" table:number-columns-repeated="2"/>
          <table:table-cell table:number-columns-repeated="226"/>
        </table:table-row>
        <table:table-row table:style-name="ro7">
          <table:table-cell table:style-name="ce12" office:value-type="string">
            <text:p>¾</text:p>
          </table:table-cell>
          <table:table-cell table:style-name="ce33" office:value-type="float" office:value="190">
            <text:p>190</text:p>
          </table:table-cell>
          <table:table-cell office:value-type="string">
            <text:p>0xBE</text:p>
          </table:table-cell>
          <table:table-cell office:value-type="string">
            <text:p>arcandscrolldoubleup</text:p>
          </table:table-cell>
          <table:table-cell table:style-name="ce33" office:value-type="string">
            <text:p>(||(</text:p>
          </table:table-cell>
          <table:table-cell office:value-type="string">
            <text:p>#a</text:p>
          </table:table-cell>
          <table:table-cell office:value-type="string">
            <text:p>sharp 17-comma down</text:p>
          </table:table-cell>
          <table:table-cell office:value-type="string">
            <text:p>11/24 tone up</text:p>
          </table:table-cell>
          <table:table-cell table:number-columns-repeated="3"/>
          <table:table-cell table:number-columns-repeated="2" office:value-type="string">
            <text:p>Y</text:p>
          </table:table-cell>
          <table:table-cell office:value-type="string">
            <text:p>Aphrodite's perfect curves double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98.9545922303676">
            <text:p>98,955</text:p>
          </table:table-cell>
          <table:table-cell table:style-name="ce84" office:value-type="string">
            <text:p>[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2">
            <text:p>2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2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¿</text:p>
          </table:table-cell>
          <table:table-cell table:style-name="ce33" office:value-type="float" office:value="191">
            <text:p>191</text:p>
          </table:table-cell>
          <table:table-cell office:value-type="string">
            <text:p>0xBF</text:p>
          </table:table-cell>
          <table:table-cell office:value-type="string">
            <text:p>boathookandbarbdoubleup</text:p>
          </table:table-cell>
          <table:table-cell table:style-name="ce33" office:value-type="string">
            <text:p>~||\</text:p>
          </table:table-cell>
          <table:table-cell office:value-type="string">
            <text:p>#¦</text:p>
          </table:table-cell>
          <table:table-cell office:value-type="string">
            <text:p>sharp 143-comma down</text:p>
          </table:table-cell>
          <table:table-cell table:number-columns-repeated="7"/>
          <table:table-cell office:value-type="float" office:value="34749">
            <text:p>34749</text:p>
          </table:table-cell>
          <table:table-cell office:value-type="float" office:value="32768">
            <text:p>32768</text:p>
          </table:table-cell>
          <table:table-cell office:value-type="float" office:value="101.620608461004">
            <text:p>101,621</text:p>
          </table:table-cell>
          <table:table-cell table:style-name="ce84" office:value-type="string">
            <text:p>[</text:p>
          </table:table-cell>
          <table:table-cell table:style-name="ce78" office:value-type="float" office:value="-15">
            <text:p>-15</text:p>
          </table:table-cell>
          <table:table-cell table:style-name="ce78" office:value-type="float" office:value="5">
            <text:p>5</text:p>
          </table:table-cell>
          <table:table-cell table:number-columns-repeated="2" table:style-name="ce78" office:value-type="float" office:value="0">
            <text:p>0</text:p>
          </table:table-cell>
          <table:table-cell table:number-columns-repeated="2" table:style-name="ce78" office:value-type="float" office:value="1">
            <text:p>1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7">
          <table:table-cell table:style-name="ce12" office:value-type="string">
            <text:p>À</text:p>
          </table:table-cell>
          <table:table-cell table:style-name="ce33" office:value-type="float" office:value="192">
            <text:p>192</text:p>
          </table:table-cell>
          <table:table-cell office:value-type="string">
            <text:p>0xC0</text:p>
          </table:table-cell>
          <table:table-cell office:value-type="string">
            <text:p>doubleleftbarbdoubleup</text:p>
          </table:table-cell>
          <table:table-cell table:style-name="ce33" office:value-type="string">
            <text:p>//||</text:p>
          </table:table-cell>
          <table:table-cell office:value-type="string">
            <text:p>#i</text:p>
          </table:table-cell>
          <table:table-cell office:value-type="string">
            <text:p>sharp 7:11-kleisma down</text:p>
          </table:table-cell>
          <table:table-cell/>
          <table:table-cell office:value-type="string">
            <text:p>3° up (55)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string">
            <text:p>Amphitrite's crab-claw hairclip double</text:p>
          </table:table-cell>
          <table:table-cell office:value-type="float" office:value="1948617">
            <text:p>1948617</text:p>
          </table:table-cell>
          <table:table-cell office:value-type="float" office:value="1835008">
            <text:p>1835008</text:p>
          </table:table-cell>
          <table:table-cell office:value-type="float" office:value="103.997045414893">
            <text:p>103,997</text:p>
          </table:table-cell>
          <table:table-cell table:style-name="ce84" office:value-type="string">
            <text:p>[</text:p>
          </table:table-cell>
          <table:table-cell table:style-name="ce78" office:value-type="float" office:value="-18">
            <text:p>-18</text:p>
          </table:table-cell>
          <table:table-cell table:style-name="ce78" office:value-type="float" office:value="11">
            <text:p>1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1"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2" table:number-columns-repeated="2"/>
          <table:table-cell table:number-columns-repeated="226"/>
        </table:table-row>
        <table:table-row table:style-name="ro3">
          <table:table-cell table:style-name="ce5" office:value-type="string">
            <text:p>Á</text:p>
          </table:table-cell>
          <table:table-cell table:style-name="ce33" office:value-type="float" office:value="193">
            <text:p>193</text:p>
          </table:table-cell>
          <table:table-cell office:value-type="string">
            <text:p>0xC1</text:p>
          </table:table-cell>
          <table:table-cell office:value-type="string">
            <text:p>leftscrolldblleftbarbdoubleup</text:p>
          </table:table-cell>
          <table:table-cell table:style-name="ce33" office:value-type="string">
            <text:p>)//||</text:p>
          </table:table-cell>
          <table:table-cell office:value-type="string">
            <text:p>#s</text:p>
          </table:table-cell>
          <table:table-cell office:value-type="string">
            <text:p>sharp 17-kleisma down</text:p>
          </table:table-cell>
          <table:table-cell table:number-columns-repeated="7"/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04.955409500407">
            <text:p>104,955</text:p>
          </table:table-cell>
          <table:table-cell table:style-name="ce84" office:value-type="string">
            <text:p>[</text:p>
          </table:table-cell>
          <table:table-cell table:style-name="ce78" office:value-type="float" office:value="-4">
            <text:p>-4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5">
          <table:table-cell table:style-name="ce9" office:value-type="string">
            <text:p>Â</text:p>
          </table:table-cell>
          <table:table-cell table:style-name="ce33" office:value-type="float" office:value="194">
            <text:p>194</text:p>
          </table:table-cell>
          <table:table-cell office:value-type="string">
            <text:p>0xC2</text:p>
          </table:table-cell>
          <table:table-cell office:value-type="string">
            <text:p>barbandarcdoubleup</text:p>
          </table:table-cell>
          <table:table-cell table:style-name="ce33" office:value-type="string">
            <text:p>/||)</text:p>
          </table:table-cell>
          <table:table-cell office:value-type="string">
            <text:p>#c</text:p>
          </table:table-cell>
          <table:table-cell office:value-type="string">
            <text:p>sharp 5:7-kleisma down</text:p>
          </table:table-cell>
          <table:table-cell table:number-columns-repeated="3"/>
          <table:table-cell table:number-columns-repeated="2" office:value-type="string">
            <text:p>Y</text:p>
          </table:table-cell>
          <table:table-cell/>
          <table:table-cell office:value-type="string">
            <text:p>Athene's helmet double</text:p>
          </table:table-cell>
          <table:table-cell office:value-type="float" office:value="11160261">
            <text:p>11160261</text:p>
          </table:table-cell>
          <table:table-cell office:value-type="float" office:value="10485760">
            <text:p>10485760</text:p>
          </table:table-cell>
          <table:table-cell office:value-type="float" office:value="107.927203854327">
            <text:p>107,927</text:p>
          </table:table-cell>
          <table:table-cell table:style-name="ce84" office:value-type="string">
            <text:p>[</text:p>
          </table:table-cell>
          <table:table-cell table:style-name="ce78" office:value-type="float" office:value="-21">
            <text:p>-21</text:p>
          </table:table-cell>
          <table:table-cell table:style-name="ce78" office:value-type="float" office:value="13">
            <text:p>13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1">
            <text:p>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0" table:number-columns-repeated="2"/>
          <table:table-cell table:number-columns-repeated="226"/>
        </table:table-row>
        <table:table-row table:style-name="ro3">
          <table:table-cell table:style-name="ce5" office:value-type="string">
            <text:p>Ã</text:p>
          </table:table-cell>
          <table:table-cell table:style-name="ce33" office:value-type="float" office:value="195">
            <text:p>195</text:p>
          </table:table-cell>
          <table:table-cell office:value-type="string">
            <text:p>0xC3</text:p>
          </table:table-cell>
          <table:table-cell office:value-type="string">
            <text:p>arcandboathookdoubleup</text:p>
          </table:table-cell>
          <table:table-cell table:style-name="ce33" office:value-type="string">
            <text:p>(||~</text:p>
          </table:table-cell>
          <table:table-cell office:value-type="string">
            <text:p>#;</text:p>
          </table:table-cell>
          <table:table-cell office:value-type="string">
            <text:p>sharp 19-schisma down</text:p>
          </table:table-cell>
          <table:table-cell table:number-columns-repeated="7"/>
          <table:table-cell office:value-type="float" office:value="81">
            <text:p>81</text:p>
          </table:table-cell>
          <table:table-cell office:value-type="float" office:value="76">
            <text:p>76</text:p>
          </table:table-cell>
          <table:table-cell office:value-type="float" office:value="110.306987329247">
            <text:p>110,307</text:p>
          </table:table-cell>
          <table:table-cell table:style-name="ce84" office:value-type="string">
            <text:p>[</text:p>
          </table:table-cell>
          <table:table-cell table:style-name="ce78" office:value-type="float" office:value="-2">
            <text:p>-2</text:p>
          </table:table-cell>
          <table:table-cell table:style-name="ce78" office:value-type="float" office:value="4">
            <text:p>4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9">
          <table:table-cell table:style-name="ce13" office:value-type="string">
            <text:p>Ä</text:p>
          </table:table-cell>
          <table:table-cell table:style-name="ce33" office:value-type="float" office:value="196">
            <text:p>196</text:p>
          </table:table-cell>
          <table:table-cell office:value-type="string">
            <text:p>0xC4</text:p>
          </table:table-cell>
          <table:table-cell office:value-type="string">
            <text:p>doublebarbdoubleup</text:p>
          </table:table-cell>
          <table:table-cell table:style-name="ce33" office:value-type="string">
            <text:p>/||\</text:p>
          </table:table-cell>
          <table:table-cell office:value-type="string">
            <text:p>#</text:p>
          </table:table-cell>
          <table:table-cell office:value-type="string">
            <text:p>sharp</text:p>
          </table:table-cell>
          <table:table-cell table:style-name="ce40" office:value-type="string">
            <text:p>1/2 tone up</text:p>
          </table:table-cell>
          <table:table-cell office:value-type="string">
            <text:p>1° up (12,19,26); 2° up (17,24,31,38); 3° up (22,29,36,43,50); 4° up (27,34,41,48,55,62); 5° up (39,46,53,60); 6° up (72); 8° up (96)</text:p>
          </table:table-cell>
          <table:table-cell table:number-columns-repeated="4" office:value-type="string">
            <text:p>Y</text:p>
          </table:table-cell>
          <table:table-cell office:value-type="string">
            <text:p>Zeus' lightning bolt</text:p>
          </table:table-cell>
          <table:table-cell office:value-type="float" office:value="2187">
            <text:p>2187</text:p>
          </table:table-cell>
          <table:table-cell office:value-type="float" office:value="2048">
            <text:p>2048</text:p>
          </table:table-cell>
          <table:table-cell office:value-type="float" office:value="113.685006057712">
            <text:p>113,685</text:p>
          </table:table-cell>
          <table:table-cell table:style-name="ce84" office:value-type="string">
            <text:p>[</text:p>
          </table:table-cell>
          <table:table-cell table:style-name="ce78" office:value-type="float" office:value="-11">
            <text:p>-11</text:p>
          </table:table-cell>
          <table:table-cell table:style-name="ce78" office:value-type="float" office:value="7">
            <text:p>7</text:p>
          </table:table-cell>
          <table:table-cell table:number-columns-repeated="7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4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Å</text:p>
          </table:table-cell>
          <table:table-cell table:style-name="ce33" office:value-type="float" office:value="197">
            <text:p>197</text:p>
          </table:table-cell>
          <table:table-cell office:value-type="string">
            <text:p>0xC5</text:p>
          </table:table-cell>
          <table:table-cell office:value-type="string">
            <text:p>leftscrolltripleup</text:p>
          </table:table-cell>
          <table:table-cell table:style-name="ce33" office:value-type="string">
            <text:p>)|||</text:p>
          </table:table-cell>
          <table:table-cell office:value-type="string">
            <text:p>#"</text:p>
          </table:table-cell>
          <table:table-cell office:value-type="string">
            <text:p>sharp 19-schisma up</text:p>
          </table:table-cell>
          <table:table-cell table:style-name="ce40"/>
          <table:table-cell table:number-columns-repeated="5"/>
          <table:table-cell office:value-type="string">
            <text:p>the key to the underworld triple</text:p>
          </table:table-cell>
          <table:table-cell office:value-type="float" office:value="1121931">
            <text:p>1121931</text:p>
          </table:table-cell>
          <table:table-cell office:value-type="float" office:value="1048576">
            <text:p>1048576</text:p>
          </table:table-cell>
          <table:table-cell office:value-type="float" office:value="117.063024786177">
            <text:p>117,063</text:p>
          </table:table-cell>
          <table:table-cell table:style-name="ce84" office:value-type="string">
            <text:p>[</text:p>
          </table:table-cell>
          <table:table-cell table:style-name="ce78" office:value-type="float" office:value="-20">
            <text:p>-20</text:p>
          </table:table-cell>
          <table:table-cell table:style-name="ce78" office:value-type="float" office:value="10">
            <text:p>10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8">
          <table:table-cell table:style-name="ce11" office:value-type="string">
            <text:p>Æ</text:p>
          </table:table-cell>
          <table:table-cell table:style-name="ce33" office:value-type="float" office:value="198">
            <text:p>198</text:p>
          </table:table-cell>
          <table:table-cell office:value-type="string">
            <text:p>0xC6</text:p>
          </table:table-cell>
          <table:table-cell office:value-type="string">
            <text:p>rightscrolltripleup</text:p>
          </table:table-cell>
          <table:table-cell table:style-name="ce33" office:value-type="string">
            <text:p>|||(</text:p>
          </table:table-cell>
          <table:table-cell office:value-type="string">
            <text:p>#r</text:p>
          </table:table-cell>
          <table:table-cell office:value-type="string">
            <text:p>sharp 5:7-kleisma up</text:p>
          </table:table-cell>
          <table:table-cell table:number-columns-repeated="3"/>
          <table:table-cell table:number-columns-repeated="2" office:value-type="string">
            <text:p>Y</text:p>
          </table:table-cell>
          <table:table-cell/>
          <table:table-cell office:value-type="string">
            <text:p>Hestia's hearth-fire poker triple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19.442808261097">
            <text:p>119,443</text:p>
          </table:table-cell>
          <table:table-cell table:style-name="ce84" office:value-type="string">
            <text:p>[</text:p>
          </table:table-cell>
          <table:table-cell table:style-name="ce78" office:value-type="float" office:value="-1">
            <text:p>-1</text:p>
          </table:table-cell>
          <table:table-cell table:number-columns-repeated="2" table:style-name="ce78" office:value-type="float" office:value="1">
            <text:p>1</text:p>
          </table:table-cell>
          <table:table-cell table:style-name="ce78" office:value-type="float" office:value="-1">
            <text:p>-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3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Ç</text:p>
          </table:table-cell>
          <table:table-cell table:style-name="ce33" office:value-type="float" office:value="199">
            <text:p>199</text:p>
          </table:table-cell>
          <table:table-cell office:value-type="string">
            <text:p>0xC7</text:p>
          </table:table-cell>
          <table:table-cell office:value-type="string">
            <text:p>leftboathooktripleup</text:p>
          </table:table-cell>
          <table:table-cell table:style-name="ce33" office:value-type="string">
            <text:p>~|||</text:p>
          </table:table-cell>
          <table:table-cell office:value-type="string">
            <text:p>#$</text:p>
          </table:table-cell>
          <table:table-cell office:value-type="string">
            <text:p>sharp 17-kleisma up</text:p>
          </table:table-cell>
          <table:table-cell table:number-columns-repeated="7"/>
          <table:table-cell office:value-type="float" office:value="4782969">
            <text:p>4782969</text:p>
          </table:table-cell>
          <table:table-cell office:value-type="float" office:value="4456448">
            <text:p>4456448</text:p>
          </table:table-cell>
          <table:table-cell office:value-type="float" office:value="122.414602615016">
            <text:p>122,415</text:p>
          </table:table-cell>
          <table:table-cell table:style-name="ce84" office:value-type="string">
            <text:p>[</text:p>
          </table:table-cell>
          <table:table-cell table:style-name="ce78" office:value-type="float" office:value="-18">
            <text:p>-18</text:p>
          </table:table-cell>
          <table:table-cell table:style-name="ce78" office:value-type="float" office:value="14">
            <text:p>14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1" office:value-type="string">
            <text:p>È</text:p>
          </table:table-cell>
          <table:table-cell table:style-name="ce33" office:value-type="float" office:value="200">
            <text:p>200</text:p>
          </table:table-cell>
          <table:table-cell office:value-type="string">
            <text:p>0xC8</text:p>
          </table:table-cell>
          <table:table-cell office:value-type="string">
            <text:p>doublescrolltripleup</text:p>
          </table:table-cell>
          <table:table-cell table:style-name="ce33" office:value-type="string">
            <text:p>)|||(</text:p>
          </table:table-cell>
          <table:table-cell office:value-type="string">
            <text:p>#*</text:p>
          </table:table-cell>
          <table:table-cell office:value-type="string">
            <text:p>sharp 7:11-kleisma up</text:p>
          </table:table-cell>
          <table:table-cell/>
          <table:table-cell office:value-type="string">
            <text:p>5° up (55)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string">
            <text:p>Poseidon's trident triple</text:p>
          </table:table-cell>
          <table:table-cell office:value-type="float" office:value="189">
            <text:p>189</text:p>
          </table:table-cell>
          <table:table-cell office:value-type="float" office:value="176">
            <text:p>176</text:p>
          </table:table-cell>
          <table:table-cell office:value-type="float" office:value="123.372966700531">
            <text:p>123,373</text:p>
          </table:table-cell>
          <table:table-cell table:style-name="ce84" office:value-type="string">
            <text:p>[</text:p>
          </table:table-cell>
          <table:table-cell table:style-name="ce78" office:value-type="float" office:value="-4">
            <text:p>-4</text:p>
          </table:table-cell>
          <table:table-cell table:style-name="ce78" office:value-type="float" office:value="3">
            <text:p>3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-1">
            <text:p>-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É</text:p>
          </table:table-cell>
          <table:table-cell table:style-name="ce33" office:value-type="float" office:value="201">
            <text:p>201</text:p>
          </table:table-cell>
          <table:table-cell office:value-type="string">
            <text:p>0xC9</text:p>
          </table:table-cell>
          <table:table-cell office:value-type="string">
            <text:p>leftscrollandboathooktripleup</text:p>
          </table:table-cell>
          <table:table-cell table:style-name="ce33" office:value-type="string">
            <text:p>)~|||</text:p>
          </table:table-cell>
          <table:table-cell office:value-type="string">
            <text:p>#¡</text:p>
          </table:table-cell>
          <table:table-cell office:value-type="string">
            <text:p>sharp 143-comma up</text:p>
          </table:table-cell>
          <table:table-cell table:number-columns-repeated="7"/>
          <table:table-cell office:value-type="float" office:value="19683">
            <text:p>19683</text:p>
          </table:table-cell>
          <table:table-cell office:value-type="float" office:value="18304">
            <text:p>18304</text:p>
          </table:table-cell>
          <table:table-cell office:value-type="float" office:value="125.749403654419">
            <text:p>125,749</text:p>
          </table:table-cell>
          <table:table-cell table:style-name="ce84" office:value-type="string">
            <text:p>[</text:p>
          </table:table-cell>
          <table:table-cell table:style-name="ce78" office:value-type="float" office:value="-7">
            <text:p>-7</text:p>
          </table:table-cell>
          <table:table-cell table:style-name="ce78" office:value-type="float" office:value="9">
            <text:p>9</text:p>
          </table:table-cell>
          <table:table-cell table:number-columns-repeated="2" table:style-name="ce78" office:value-type="float" office:value="0">
            <text:p>0</text:p>
          </table:table-cell>
          <table:table-cell table:number-columns-repeated="2" table:style-name="ce78" office:value-type="float" office:value="-1">
            <text:p>-1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1" office:value-type="string">
            <text:p>Ê</text:p>
          </table:table-cell>
          <table:table-cell table:style-name="ce33" office:value-type="float" office:value="202">
            <text:p>202</text:p>
          </table:table-cell>
          <table:table-cell office:value-type="string">
            <text:p>0xCA</text:p>
          </table:table-cell>
          <table:table-cell office:value-type="string">
            <text:p>boathookandscrolltripleup</text:p>
          </table:table-cell>
          <table:table-cell table:style-name="ce33" office:value-type="string">
            <text:p>~|||(</text:p>
          </table:table-cell>
          <table:table-cell office:value-type="string">
            <text:p>#g</text:p>
          </table:table-cell>
          <table:table-cell office:value-type="string">
            <text:p>sharp 17-comma up</text:p>
          </table:table-cell>
          <table:table-cell table:number-columns-repeated="4"/>
          <table:table-cell table:number-columns-repeated="2" office:value-type="string">
            <text:p>Y</text:p>
          </table:table-cell>
          <table:table-cell office:value-type="string">
            <text:p>Hephaestus' axe triple</text:p>
          </table:table-cell>
          <table:table-cell office:value-type="float" office:value="9034497">
            <text:p>9034497</text:p>
          </table:table-cell>
          <table:table-cell office:value-type="float" office:value="8388608">
            <text:p>8388608</text:p>
          </table:table-cell>
          <table:table-cell office:value-type="float" office:value="128.415419885056">
            <text:p>128,415</text:p>
          </table:table-cell>
          <table:table-cell table:style-name="ce84" office:value-type="string">
            <text:p>[</text:p>
          </table:table-cell>
          <table:table-cell table:style-name="ce78" office:value-type="float" office:value="-23">
            <text:p>-23</text:p>
          </table:table-cell>
          <table:table-cell table:style-name="ce78" office:value-type="float" office:value="12">
            <text:p>12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Ë</text:p>
          </table:table-cell>
          <table:table-cell table:style-name="ce33" office:value-type="float" office:value="203">
            <text:p>203</text:p>
          </table:table-cell>
          <table:table-cell office:value-type="string">
            <text:p>0xCB</text:p>
          </table:table-cell>
          <table:table-cell office:value-type="string">
            <text:p>rightboathooktripleup</text:p>
          </table:table-cell>
          <table:table-cell table:style-name="ce33" office:value-type="string">
            <text:p>|||~</text:p>
          </table:table-cell>
          <table:table-cell office:value-type="string">
            <text:p>#~</text:p>
          </table:table-cell>
          <table:table-cell office:value-type="string">
            <text:p>sharp 23-comma up</text:p>
          </table:table-cell>
          <table:table-cell office:value-type="string">
            <text:p>5/8 tone up</text:p>
          </table:table-cell>
          <table:table-cell office:value-type="string">
            <text:p>5° up (48); 10° up (96)</text:p>
          </table:table-cell>
          <table:table-cell table:number-columns-repeated="3"/>
          <table:table-cell office:value-type="string">
            <text:p>Y</text:p>
          </table:table-cell>
          <table:table-cell office:value-type="string">
            <text:p>Charon's boathook triple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130.229348133803">
            <text:p>130,229</text:p>
          </table:table-cell>
          <table:table-cell table:style-name="ce84" office:value-type="string">
            <text:p>[</text:p>
          </table:table-cell>
          <table:table-cell table:style-name="ce78" office:value-type="float" office:value="-6">
            <text:p>-6</text:p>
          </table:table-cell>
          <table:table-cell table:style-name="ce78" office:value-type="float" office:value="1">
            <text:p>1</text:p>
          </table:table-cell>
          <table:table-cell table:number-columns-repeated="6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Ì</text:p>
          </table:table-cell>
          <table:table-cell table:style-name="ce33" office:value-type="float" office:value="204">
            <text:p>204</text:p>
          </table:table-cell>
          <table:table-cell office:value-type="string">
            <text:p>0xCC</text:p>
          </table:table-cell>
          <table:table-cell office:value-type="string">
            <text:p>doubleleftboathooktripleup</text:p>
          </table:table-cell>
          <table:table-cell table:style-name="ce33" office:value-type="string">
            <text:p>~~|||</text:p>
          </table:table-cell>
          <table:table-cell office:value-type="string">
            <text:p>#¶</text:p>
          </table:table-cell>
          <table:table-cell office:value-type="string">
            <text:p>sharp 11:49-comma up</text:p>
          </table:table-cell>
          <table:table-cell table:number-columns-repeated="7"/>
          <table:table-cell office:value-type="float" office:value="216513">
            <text:p>216513</text:p>
          </table:table-cell>
          <table:table-cell office:value-type="float" office:value="200704">
            <text:p>200704</text:p>
          </table:table-cell>
          <table:table-cell office:value-type="float" office:value="131.261137214993">
            <text:p>131,261</text:p>
          </table:table-cell>
          <table:table-cell table:style-name="ce84" office:value-type="string">
            <text:p>[</text:p>
          </table:table-cell>
          <table:table-cell table:style-name="ce78" office:value-type="float" office:value="-12">
            <text:p>-12</text:p>
          </table:table-cell>
          <table:table-cell table:style-name="ce78" office:value-type="float" office:value="9">
            <text:p>9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2">
            <text:p>-2</text:p>
          </table:table-cell>
          <table:table-cell table:style-name="ce78" office:value-type="float" office:value="1"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Í</text:p>
          </table:table-cell>
          <table:table-cell table:style-name="ce33" office:value-type="float" office:value="205">
            <text:p>205</text:p>
          </table:table-cell>
          <table:table-cell office:value-type="string">
            <text:p>0xCD</text:p>
          </table:table-cell>
          <table:table-cell office:value-type="string">
            <text:p>scrollandboathooktripleup</text:p>
          </table:table-cell>
          <table:table-cell table:style-name="ce33" office:value-type="string">
            <text:p>)|||~</text:p>
          </table:table-cell>
          <table:table-cell office:value-type="string">
            <text:p>#¯</text:p>
          </table:table-cell>
          <table:table-cell office:value-type="string">
            <text:p>sharp 19-comma up</text:p>
          </table:table-cell>
          <table:table-cell table:number-columns-repeated="7"/>
          <table:table-cell office:value-type="float" office:value="43046721">
            <text:p>43046721</text:p>
          </table:table-cell>
          <table:table-cell office:value-type="float" office:value="39845888">
            <text:p>39845888</text:p>
          </table:table-cell>
          <table:table-cell office:value-type="float" office:value="133.766997713896">
            <text:p>133,767</text:p>
          </table:table-cell>
          <table:table-cell table:style-name="ce84" office:value-type="string">
            <text:p>[</text:p>
          </table:table-cell>
          <table:table-cell table:style-name="ce78" office:value-type="float" office:value="-21">
            <text:p>-21</text:p>
          </table:table-cell>
          <table:table-cell table:style-name="ce78" office:value-type="float" office:value="16">
            <text:p>16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5">
          <table:table-cell table:style-name="ce9" office:value-type="string">
            <text:p>Î</text:p>
          </table:table-cell>
          <table:table-cell table:style-name="ce33" office:value-type="float" office:value="206">
            <text:p>206</text:p>
          </table:table-cell>
          <table:table-cell office:value-type="string">
            <text:p>0xCE</text:p>
          </table:table-cell>
          <table:table-cell office:value-type="string">
            <text:p>leftbarbtripleup</text:p>
          </table:table-cell>
          <table:table-cell table:style-name="ce33" office:value-type="string">
            <text:p>/|||</text:p>
          </table:table-cell>
          <table:table-cell office:value-type="string">
            <text:p>#/</text:p>
          </table:table-cell>
          <table:table-cell office:value-type="string">
            <text:p>sharp 5-comma up</text:p>
          </table:table-cell>
          <table:table-cell office:value-type="string">
            <text:p>7/12 or 9/16 tone up</text:p>
          </table:table-cell>
          <table:table-cell office:value-type="string">
            <text:p>4° up (22,29); 5° up (27,34,41); 6° up (39,46,53); 7° up (72); 9° up (96)</text:p>
          </table:table-cell>
          <table:table-cell table:number-columns-repeated="4" office:value-type="string">
            <text:p>Y</text:p>
          </table:table-cell>
          <table:table-cell office:value-type="string">
            <text:p>Didymus' dibbler triple</text:p>
          </table:table-cell>
          <table:table-cell office:value-type="float" office:value="177147">
            <text:p>177147</text:p>
          </table:table-cell>
          <table:table-cell office:value-type="float" office:value="163840">
            <text:p>163840</text:p>
          </table:table-cell>
          <table:table-cell office:value-type="float" office:value="135.191295654427">
            <text:p>135,191</text:p>
          </table:table-cell>
          <table:table-cell table:style-name="ce84" office:value-type="string">
            <text:p>[</text:p>
          </table:table-cell>
          <table:table-cell table:style-name="ce78" office:value-type="float" office:value="-15">
            <text:p>-15</text:p>
          </table:table-cell>
          <table:table-cell table:style-name="ce78" office:value-type="float" office:value="11">
            <text:p>11</text:p>
          </table:table-cell>
          <table:table-cell table:style-name="ce78" office:value-type="float" office:value="-1">
            <text:p>-1</text:p>
          </table:table-cell>
          <table:table-cell table:number-columns-repeated="6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0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Ï</text:p>
          </table:table-cell>
          <table:table-cell table:style-name="ce33" office:value-type="float" office:value="207">
            <text:p>207</text:p>
          </table:table-cell>
          <table:table-cell office:value-type="string">
            <text:p>0xCF</text:p>
          </table:table-cell>
          <table:table-cell office:value-type="string">
            <text:p>leftscrollandbarbtripleup</text:p>
          </table:table-cell>
          <table:table-cell table:style-name="ce33" office:value-type="string">
            <text:p>)/|||</text:p>
          </table:table-cell>
          <table:table-cell office:value-type="string">
            <text:p>#¬</text:p>
          </table:table-cell>
          <table:table-cell office:value-type="string">
            <text:p>sharp 5:19-comma up</text:p>
          </table:table-cell>
          <table:table-cell office:value-type="string">
            <text:p>5/9 or 11/20 tone up</text:p>
          </table:table-cell>
          <table:table-cell table:number-columns-repeated="4"/>
          <table:table-cell office:value-type="string">
            <text:p>Y</text:p>
          </table:table-cell>
          <table:table-cell office:value-type="string">
            <text:p>Hades' cornucopia triple</text:p>
          </table:table-cell>
          <table:table-cell office:value-type="float" office:value="90876411">
            <text:p>90876411</text:p>
          </table:table-cell>
          <table:table-cell office:value-type="float" office:value="83886080">
            <text:p>83886080</text:p>
          </table:table-cell>
          <table:table-cell office:value-type="float" office:value="138.569314382892">
            <text:p>138,569</text:p>
          </table:table-cell>
          <table:table-cell table:style-name="ce84" office:value-type="string">
            <text:p>[</text:p>
          </table:table-cell>
          <table:table-cell table:style-name="ce78" office:value-type="float" office:value="-24">
            <text:p>-24</text:p>
          </table:table-cell>
          <table:table-cell table:style-name="ce78" office:value-type="float" office:value="14">
            <text:p>14</text:p>
          </table:table-cell>
          <table:table-cell table:style-name="ce78" office:value-type="float" office:value="-1">
            <text:p>-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7">
          <table:table-cell table:style-name="ce12" office:value-type="string">
            <text:p>Ð</text:p>
          </table:table-cell>
          <table:table-cell table:style-name="ce33" office:value-type="float" office:value="208">
            <text:p>208</text:p>
          </table:table-cell>
          <table:table-cell office:value-type="string">
            <text:p>0xD0</text:p>
          </table:table-cell>
          <table:table-cell office:value-type="string">
            <text:p>rightarctripleup</text:p>
          </table:table-cell>
          <table:table-cell table:style-name="ce33" office:value-type="string">
            <text:p>|||)</text:p>
          </table:table-cell>
          <table:table-cell office:value-type="string">
            <text:p>#f</text:p>
          </table:table-cell>
          <table:table-cell office:value-type="string">
            <text:p>sharp 7-comma up</text:p>
          </table:table-cell>
          <table:table-cell office:value-type="string">
            <text:p>2/3 tone up</text:p>
          </table:table-cell>
          <table:table-cell office:value-type="string">
            <text:p>4° up (36); 8° up (72)</text:p>
          </table:table-cell>
          <table:table-cell table:number-columns-repeated="4" office:value-type="string">
            <text:p>Y</text:p>
          </table:table-cell>
          <table:table-cell office:value-type="string">
            <text:p>Archytas' arc (or rainbow) triple</text:p>
          </table:table-cell>
          <table:table-cell office:value-type="float" office:value="243">
            <text:p>243</text:p>
          </table:table-cell>
          <table:table-cell office:value-type="float" office:value="224">
            <text:p>224</text:p>
          </table:table-cell>
          <table:table-cell office:value-type="float" office:value="140.949097857812">
            <text:p>140,949</text:p>
          </table:table-cell>
          <table:table-cell table:style-name="ce84" office:value-type="string">
            <text:p>[</text:p>
          </table:table-cell>
          <table:table-cell table:style-name="ce78" office:value-type="float" office:value="-5">
            <text:p>-5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2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Ñ</text:p>
          </table:table-cell>
          <table:table-cell table:style-name="ce33" office:value-type="float" office:value="209">
            <text:p>209</text:p>
          </table:table-cell>
          <table:table-cell office:value-type="string">
            <text:p>0xD1</text:p>
          </table:table-cell>
          <table:table-cell office:value-type="string">
            <text:p>scrollandarctripleup</text:p>
          </table:table-cell>
          <table:table-cell table:style-name="ce33" office:value-type="string">
            <text:p>)|||)</text:p>
          </table:table-cell>
          <table:table-cell office:value-type="string">
            <text:p>#þ</text:p>
          </table:table-cell>
          <table:table-cell office:value-type="string">
            <text:p>sharp 7:19-comma up</text:p>
          </table:table-cell>
          <table:table-cell table:number-columns-repeated="6"/>
          <table:table-cell office:value-type="string">
            <text:p>Persephone's curves triple</text:p>
          </table:table-cell>
          <table:table-cell office:value-type="float" office:value="124659">
            <text:p>124659</text:p>
          </table:table-cell>
          <table:table-cell office:value-type="float" office:value="114688">
            <text:p>114688</text:p>
          </table:table-cell>
          <table:table-cell office:value-type="float" office:value="144.327116586277">
            <text:p>144,327</text:p>
          </table:table-cell>
          <table:table-cell table:style-name="ce84" office:value-type="string">
            <text:p>[</text:p>
          </table:table-cell>
          <table:table-cell table:style-name="ce78" office:value-type="float" office:value="-14">
            <text:p>-14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1" office:value-type="string">
            <text:p>Ò</text:p>
          </table:table-cell>
          <table:table-cell table:style-name="ce33" office:value-type="float" office:value="210">
            <text:p>210</text:p>
          </table:table-cell>
          <table:table-cell office:value-type="string">
            <text:p>0xD2</text:p>
          </table:table-cell>
          <table:table-cell office:value-type="string">
            <text:p>rightbarbtripleup</text:p>
          </table:table-cell>
          <table:table-cell table:style-name="ce33" office:value-type="string">
            <text:p>|||\</text:p>
          </table:table-cell>
          <table:table-cell office:value-type="string">
            <text:p>#y</text:p>
          </table:table-cell>
          <table:table-cell office:value-type="string">
            <text:p>sharp 55-comma up</text:p>
          </table:table-cell>
          <table:table-cell/>
          <table:table-cell office:value-type="string">
            <text:p>7° up (60); 11° up (96)</text:p>
          </table:table-cell>
          <table:table-cell/>
          <table:table-cell table:number-columns-repeated="3" office:value-type="string">
            <text:p>Y</text:p>
          </table:table-cell>
          <table:table-cell office:value-type="string">
            <text:p>Artemis' half-arrow triple</text:p>
          </table:table-cell>
          <table:table-cell office:value-type="float" office:value="4455">
            <text:p>4455</text:p>
          </table:table-cell>
          <table:table-cell office:value-type="float" office:value="4096">
            <text:p>4096</text:p>
          </table:table-cell>
          <table:table-cell office:value-type="float" office:value="145.451659691141">
            <text:p>145,452</text:p>
          </table:table-cell>
          <table:table-cell table:style-name="ce84" office:value-type="string">
            <text:p>[</text:p>
          </table:table-cell>
          <table:table-cell table:style-name="ce78" office:value-type="float" office:value="-12">
            <text:p>-12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1" office:value-type="string">
            <text:p>Ó</text:p>
          </table:table-cell>
          <table:table-cell table:style-name="ce33" office:value-type="float" office:value="211">
            <text:p>211</text:p>
          </table:table-cell>
          <table:table-cell office:value-type="string">
            <text:p>0xD3</text:p>
          </table:table-cell>
          <table:table-cell office:value-type="string">
            <text:p>leftarctripleup</text:p>
          </table:table-cell>
          <table:table-cell table:style-name="ce33" office:value-type="string">
            <text:p>(|||</text:p>
          </table:table-cell>
          <table:table-cell office:value-type="string">
            <text:p>#?</text:p>
          </table:table-cell>
          <table:table-cell office:value-type="string">
            <text:p>sharp 7:11-comma up</text:p>
          </table:table-cell>
          <table:table-cell office:value-type="string">
            <text:p>3/5 tone up</text:p>
          </table:table-cell>
          <table:table-cell office:value-type="string">
            <text:p>6° up (60)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office:value-type="string">
            <text:p>Demeter's scythe triple</text:p>
          </table:table-cell>
          <table:table-cell office:value-type="float" office:value="100442349">
            <text:p>100442349</text:p>
          </table:table-cell>
          <table:table-cell office:value-type="float" office:value="92274688">
            <text:p>92274688</text:p>
          </table:table-cell>
          <table:table-cell office:value-type="float" office:value="146.83297708518">
            <text:p>146,833</text:p>
          </table:table-cell>
          <table:table-cell table:style-name="ce84" office:value-type="string">
            <text:p>[</text:p>
          </table:table-cell>
          <table:table-cell table:style-name="ce78" office:value-type="float" office:value="-23">
            <text:p>-23</text:p>
          </table:table-cell>
          <table:table-cell table:style-name="ce78" office:value-type="float" office:value="15">
            <text:p>1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-1">
            <text:p>-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Ô</text:p>
          </table:table-cell>
          <table:table-cell table:style-name="ce33" office:value-type="float" office:value="212">
            <text:p>212</text:p>
          </table:table-cell>
          <table:table-cell office:value-type="string">
            <text:p>0xD4</text:p>
          </table:table-cell>
          <table:table-cell office:value-type="string">
            <text:p>boathookandarctripleup</text:p>
          </table:table-cell>
          <table:table-cell table:style-name="ce33" office:value-type="string">
            <text:p>~|||)</text:p>
          </table:table-cell>
          <table:table-cell office:value-type="string">
            <text:p>#p</text:p>
          </table:table-cell>
          <table:table-cell office:value-type="string">
            <text:p>sharp 49-S-diesis up</text:p>
          </table:table-cell>
          <table:table-cell table:number-columns-repeated="7"/>
          <table:table-cell office:value-type="float" office:value="35721">
            <text:p>35721</text:p>
          </table:table-cell>
          <table:table-cell office:value-type="float" office:value="32768">
            <text:p>32768</text:p>
          </table:table-cell>
          <table:table-cell office:value-type="float" office:value="149.381818130574">
            <text:p>149,382</text:p>
          </table:table-cell>
          <table:table-cell table:style-name="ce84" office:value-type="string">
            <text:p>[</text:p>
          </table:table-cell>
          <table:table-cell table:style-name="ce78" office:value-type="float" office:value="-15">
            <text:p>-15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2">
            <text:p>2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Õ</text:p>
          </table:table-cell>
          <table:table-cell table:style-name="ce33" office:value-type="float" office:value="213">
            <text:p>213</text:p>
          </table:table-cell>
          <table:table-cell office:value-type="string">
            <text:p>0xD5</text:p>
          </table:table-cell>
          <table:table-cell office:value-type="string">
            <text:p>barbandboathooktripleup</text:p>
          </table:table-cell>
          <table:table-cell table:style-name="ce33" office:value-type="string">
            <text:p>/|||~</text:p>
          </table:table-cell>
          <table:table-cell office:value-type="string">
            <text:p>#ø</text:p>
          </table:table-cell>
          <table:table-cell office:value-type="string">
            <text:p>sharp 5:23-S-diesis up</text:p>
          </table:table-cell>
          <table:table-cell office:value-type="string">
            <text:p>17/24 tone up</text:p>
          </table:table-cell>
          <table:table-cell table:number-columns-repeated="4"/>
          <table:table-cell office:value-type="string">
            <text:p>Y</text:p>
          </table:table-cell>
          <table:table-cell office:value-type="string">
            <text:p>Hermes' winged caduceus triple</text:p>
          </table:table-cell>
          <table:table-cell office:value-type="float" office:value="5589">
            <text:p>5589</text:p>
          </table:table-cell>
          <table:table-cell office:value-type="float" office:value="5120">
            <text:p>5120</text:p>
          </table:table-cell>
          <table:table-cell office:value-type="float" office:value="151.735637730518">
            <text:p>151,736</text:p>
          </table:table-cell>
          <table:table-cell table:style-name="ce84" office:value-type="string">
            <text:p>[</text:p>
          </table:table-cell>
          <table:table-cell table:style-name="ce78" office:value-type="float" office:value="-10">
            <text:p>-10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-1">
            <text:p>-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1" office:value-type="string">
            <text:p>Ö</text:p>
          </table:table-cell>
          <table:table-cell table:style-name="ce33" office:value-type="float" office:value="214">
            <text:p>214</text:p>
          </table:table-cell>
          <table:table-cell office:value-type="string">
            <text:p>0xD6</text:p>
          </table:table-cell>
          <table:table-cell office:value-type="string">
            <text:p>arcandscrolltripleup</text:p>
          </table:table-cell>
          <table:table-cell table:style-name="ce33" office:value-type="string">
            <text:p>(|||(</text:p>
          </table:table-cell>
          <table:table-cell office:value-type="string">
            <text:p>#q</text:p>
          </table:table-cell>
          <table:table-cell office:value-type="string">
            <text:p>sharp 5:11-S-diesis up</text:p>
          </table:table-cell>
          <table:table-cell table:number-columns-repeated="4"/>
          <table:table-cell office:value-type="string">
            <text:p>Y</text:p>
          </table:table-cell>
          <table:table-cell/>
          <table:table-cell office:value-type="string">
            <text:p>Aphrodite's perfect curves triple</text:p>
          </table:table-cell>
          <table:table-cell office:value-type="float" office:value="98415">
            <text:p>98415</text:p>
          </table:table-cell>
          <table:table-cell office:value-type="float" office:value="90112">
            <text:p>90112</text:p>
          </table:table-cell>
          <table:table-cell office:value-type="float" office:value="152.590779288565">
            <text:p>152,591</text:p>
          </table:table-cell>
          <table:table-cell table:style-name="ce84" office:value-type="string">
            <text:p>[</text:p>
          </table:table-cell>
          <table:table-cell table:style-name="ce78" office:value-type="float" office:value="-13">
            <text:p>-13</text:p>
          </table:table-cell>
          <table:table-cell table:style-name="ce78" office:value-type="float" office:value="9">
            <text:p>9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×</text:p>
          </table:table-cell>
          <table:table-cell table:style-name="ce33" office:value-type="float" office:value="215">
            <text:p>215</text:p>
          </table:table-cell>
          <table:table-cell office:value-type="string">
            <text:p>0xD7</text:p>
          </table:table-cell>
          <table:table-cell office:value-type="string">
            <text:p>boathookandbarbtripleup</text:p>
          </table:table-cell>
          <table:table-cell table:style-name="ce33" office:value-type="string">
            <text:p>~|||\</text:p>
          </table:table-cell>
          <table:table-cell office:value-type="string">
            <text:p>#µ</text:p>
          </table:table-cell>
          <table:table-cell office:value-type="string">
            <text:p>sharp 23-S-diesis up</text:p>
          </table:table-cell>
          <table:table-cell table:number-columns-repeated="7"/>
          <table:table-cell office:value-type="float" office:value="1539">
            <text:p>1539</text:p>
          </table:table-cell>
          <table:table-cell office:value-type="float" office:value="1408">
            <text:p>1408</text:p>
          </table:table-cell>
          <table:table-cell office:value-type="float" office:value="154.015077229096">
            <text:p>154,015</text:p>
          </table:table-cell>
          <table:table-cell table:style-name="ce84" office:value-type="string">
            <text:p>[</text:p>
          </table:table-cell>
          <table:table-cell table:style-name="ce78" office:value-type="float" office:value="-7">
            <text:p>-7</text:p>
          </table:table-cell>
          <table:table-cell table:style-name="ce78" office:value-type="float" office:value="4">
            <text:p>4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3">
          <table:table-cell table:style-name="ce6" office:value-type="string">
            <text:p>Ø</text:p>
          </table:table-cell>
          <table:table-cell table:style-name="ce33" office:value-type="float" office:value="216">
            <text:p>216</text:p>
          </table:table-cell>
          <table:table-cell office:value-type="string">
            <text:p>0xD8</text:p>
          </table:table-cell>
          <table:table-cell office:value-type="string">
            <text:p>doubleleftbarbtripleup</text:p>
          </table:table-cell>
          <table:table-cell table:style-name="ce33" office:value-type="string">
            <text:p>//|||</text:p>
          </table:table-cell>
          <table:table-cell office:value-type="string">
            <text:p>#=</text:p>
          </table:table-cell>
          <table:table-cell office:value-type="string">
            <text:p>sharp 25-S-diesis up</text:p>
          </table:table-cell>
          <table:table-cell table:number-columns-repeated="4"/>
          <table:table-cell office:value-type="string">
            <text:p>Y</text:p>
          </table:table-cell>
          <table:table-cell/>
          <table:table-cell office:value-type="string">
            <text:p>Amphitrite's crab-claw hairclip triple</text:p>
          </table:table-cell>
          <table:table-cell office:value-type="float" office:value="14348907">
            <text:p>14348907</text:p>
          </table:table-cell>
          <table:table-cell office:value-type="float" office:value="13107200">
            <text:p>13107200</text:p>
          </table:table-cell>
          <table:table-cell office:value-type="float" office:value="156.697585251142">
            <text:p>156,698</text:p>
          </table:table-cell>
          <table:table-cell table:style-name="ce84" office:value-type="string">
            <text:p>[</text:p>
          </table:table-cell>
          <table:table-cell table:style-name="ce78" office:value-type="float" office:value="-19">
            <text:p>-19</text:p>
          </table:table-cell>
          <table:table-cell table:style-name="ce78" office:value-type="float" office:value="15">
            <text:p>15</text:p>
          </table:table-cell>
          <table:table-cell table:style-name="ce78" office:value-type="float" office:value="-2">
            <text:p>-2</text:p>
          </table:table-cell>
          <table:table-cell table:number-columns-repeated="6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6">
          <table:table-cell table:style-name="ce10" office:value-type="string">
            <text:p>Ù</text:p>
          </table:table-cell>
          <table:table-cell table:style-name="ce33" office:value-type="float" office:value="217">
            <text:p>217</text:p>
          </table:table-cell>
          <table:table-cell office:value-type="string">
            <text:p>0xD9</text:p>
          </table:table-cell>
          <table:table-cell office:value-type="string">
            <text:p>leftscrolldblleftbarbtripleup</text:p>
          </table:table-cell>
          <table:table-cell table:style-name="ce33" office:value-type="string">
            <text:p>)//|||</text:p>
          </table:table-cell>
          <table:table-cell office:value-type="string">
            <text:p>#¥</text:p>
          </table:table-cell>
          <table:table-cell office:value-type="string">
            <text:p>sharp 5:13-M-diesis up</text:p>
          </table:table-cell>
          <table:table-cell table:number-columns-repeated="7"/>
          <table:table-cell office:value-type="float" office:value="351">
            <text:p>351</text:p>
          </table:table-cell>
          <table:table-cell office:value-type="float" office:value="320">
            <text:p>320</text:p>
          </table:table-cell>
          <table:table-cell office:value-type="float" office:value="160.078950500638">
            <text:p>160,079</text:p>
          </table:table-cell>
          <table:table-cell table:style-name="ce84" office:value-type="string">
            <text:p>[</text:p>
          </table:table-cell>
          <table:table-cell table:style-name="ce78" office:value-type="float" office:value="-6">
            <text:p>-6</text:p>
          </table:table-cell>
          <table:table-cell table:style-name="ce78" office:value-type="float" office:value="3">
            <text:p>3</text:p>
          </table:table-cell>
          <table:table-cell table:style-name="ce78" office:value-type="float" office:value="-1">
            <text:p>-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3">
          <table:table-cell table:style-name="ce6" office:value-type="string">
            <text:p>Ú</text:p>
          </table:table-cell>
          <table:table-cell table:style-name="ce33" office:value-type="float" office:value="218">
            <text:p>218</text:p>
          </table:table-cell>
          <table:table-cell office:value-type="string">
            <text:p>0xDA</text:p>
          </table:table-cell>
          <table:table-cell office:value-type="string">
            <text:p>barbandarctripleup</text:p>
          </table:table-cell>
          <table:table-cell table:style-name="ce33" office:value-type="string">
            <text:p>/|||)</text:p>
          </table:table-cell>
          <table:table-cell office:value-type="string">
            <text:p>#n</text:p>
          </table:table-cell>
          <table:table-cell office:value-type="string">
            <text:p>sharp 35-M-diesis up</text:p>
          </table:table-cell>
          <table:table-cell/>
          <table:table-cell office:value-type="string">
            <text:p>4° up (43,50); 6° (27)</text:p>
          </table:table-cell>
          <table:table-cell/>
          <table:table-cell table:number-columns-repeated="3" office:value-type="string">
            <text:p>Y</text:p>
          </table:table-cell>
          <table:table-cell office:value-type="string">
            <text:p>Athene's helmet triple</text:p>
          </table:table-cell>
          <table:table-cell office:value-type="float" office:value="19683">
            <text:p>19683</text:p>
          </table:table-cell>
          <table:table-cell office:value-type="float" office:value="17920">
            <text:p>17920</text:p>
          </table:table-cell>
          <table:table-cell office:value-type="float" office:value="162.455387454527">
            <text:p>162,455</text:p>
          </table:table-cell>
          <table:table-cell table:style-name="ce84" office:value-type="string">
            <text:p>[</text:p>
          </table:table-cell>
          <table:table-cell table:style-name="ce78" office:value-type="float" office:value="-9">
            <text:p>-9</text:p>
          </table:table-cell>
          <table:table-cell table:style-name="ce78" office:value-type="float" office:value="9">
            <text:p>9</text:p>
          </table:table-cell>
          <table:table-cell table:number-columns-repeated="2" table:style-name="ce78" office:value-type="float" office:value="-1">
            <text:p>-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6">
          <table:table-cell table:style-name="ce10" office:value-type="string">
            <text:p>Û</text:p>
          </table:table-cell>
          <table:table-cell table:style-name="ce33" office:value-type="float" office:value="219">
            <text:p>219</text:p>
          </table:table-cell>
          <table:table-cell office:value-type="string">
            <text:p>0xDB</text:p>
          </table:table-cell>
          <table:table-cell office:value-type="string">
            <text:p>arcandboathooktripleup</text:p>
          </table:table-cell>
          <table:table-cell table:style-name="ce33" office:value-type="string">
            <text:p>(|||~</text:p>
          </table:table-cell>
          <table:table-cell office:value-type="string">
            <text:p>#ª</text:p>
          </table:table-cell>
          <table:table-cell office:value-type="string">
            <text:p>sharp 11:19-M-diesis up</text:p>
          </table:table-cell>
          <table:table-cell table:number-columns-repeated="7"/>
          <table:table-cell office:value-type="float" office:value="2673">
            <text:p>2673</text:p>
          </table:table-cell>
          <table:table-cell office:value-type="float" office:value="2432">
            <text:p>2432</text:p>
          </table:table-cell>
          <table:table-cell office:value-type="float" office:value="163.579930559391">
            <text:p>163,580</text:p>
          </table:table-cell>
          <table:table-cell table:style-name="ce84" office:value-type="string">
            <text:p>[</text:p>
          </table:table-cell>
          <table:table-cell table:style-name="ce78" office:value-type="float" office:value="-7">
            <text:p>-7</text:p>
          </table:table-cell>
          <table:table-cell table:style-name="ce78" office:value-type="float" office:value="5">
            <text:p>5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3">
          <table:table-cell table:style-name="ce6" office:value-type="string">
            <text:p>Ü</text:p>
          </table:table-cell>
          <table:table-cell table:style-name="ce33" office:value-type="float" office:value="220">
            <text:p>220</text:p>
          </table:table-cell>
          <table:table-cell office:value-type="string">
            <text:p>0xDC</text:p>
          </table:table-cell>
          <table:table-cell office:value-type="string">
            <text:p>doublebarbtripleup</text:p>
          </table:table-cell>
          <table:table-cell table:style-name="ce33" office:value-type="string">
            <text:p>/|||\</text:p>
          </table:table-cell>
          <table:table-cell office:value-type="string">
            <text:p>#^</text:p>
          </table:table-cell>
          <table:table-cell office:value-type="string">
            <text:p>sharp 11-M-diesis up</text:p>
          </table:table-cell>
          <table:table-cell office:value-type="string">
            <text:p>3/4 tone up</text:p>
          </table:table-cell>
          <table:table-cell office:value-type="string">
            <text:p>3° up (17,24,31,38); 6° up (34,41,48,55,62); 9° up (72); 12° up (96)</text:p>
          </table:table-cell>
          <table:table-cell table:number-columns-repeated="4" office:value-type="string">
            <text:p>Y</text:p>
          </table:table-cell>
          <table:table-cell office:value-type="string">
            <text:p>Apollo's arrow triple</text:p>
          </table:table-cell>
          <table:table-cell office:value-type="float" office:value="72171">
            <text:p>72171</text:p>
          </table:table-cell>
          <table:table-cell office:value-type="float" office:value="65536">
            <text:p>65536</text:p>
          </table:table-cell>
          <table:table-cell office:value-type="float" office:value="166.957949287856">
            <text:p>166,958</text:p>
          </table:table-cell>
          <table:table-cell table:style-name="ce84" office:value-type="string">
            <text:p>[</text:p>
          </table:table-cell>
          <table:table-cell table:style-name="ce78" office:value-type="float" office:value="-16">
            <text:p>-16</text:p>
          </table:table-cell>
          <table:table-cell table:style-name="ce78" office:value-type="float" office:value="8">
            <text:p>8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6">
          <table:table-cell table:style-name="ce10" office:value-type="string">
            <text:p>Ý</text:p>
          </table:table-cell>
          <table:table-cell table:style-name="ce33" office:value-type="float" office:value="221">
            <text:p>221</text:p>
          </table:table-cell>
          <table:table-cell office:value-type="string">
            <text:p>0xDD</text:p>
          </table:table-cell>
          <table:table-cell office:value-type="string">
            <text:p>leftarcandbarbtripleup</text:p>
          </table:table-cell>
          <table:table-cell table:style-name="ce33" office:value-type="string">
            <text:p>(/|||</text:p>
          </table:table-cell>
          <table:table-cell office:value-type="string">
            <text:p>#ç</text:p>
          </table:table-cell>
          <table:table-cell office:value-type="string">
            <text:p>sharp 49-M-diesis up</text:p>
          </table:table-cell>
          <table:table-cell table:number-columns-repeated="7"/>
          <table:table-cell office:value-type="float" office:value="54">
            <text:p>54</text:p>
          </table:table-cell>
          <table:table-cell office:value-type="float" office:value="49">
            <text:p>49</text:p>
          </table:table-cell>
          <table:table-cell office:value-type="float" office:value="168.213189657912">
            <text:p>168,213</text:p>
          </table:table-cell>
          <table:table-cell table:style-name="ce84" office:value-type="string">
            <text:p>[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3">
            <text:p>3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2">
            <text:p>-2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Þ</text:p>
          </table:table-cell>
          <table:table-cell table:style-name="ce33" office:value-type="float" office:value="222">
            <text:p>222</text:p>
          </table:table-cell>
          <table:table-cell office:value-type="string">
            <text:p>0xDE</text:p>
          </table:table-cell>
          <table:table-cell office:value-type="string">
            <text:p>leftscrolldoublebarbtripleup</text:p>
          </table:table-cell>
          <table:table-cell table:style-name="ce33" office:value-type="string">
            <text:p>)/|||\</text:p>
          </table:table-cell>
          <table:table-cell office:value-type="string">
            <text:p>#%</text:p>
          </table:table-cell>
          <table:table-cell office:value-type="string">
            <text:p>sharp 5:49-M-diesis up</text:p>
          </table:table-cell>
          <table:table-cell table:number-columns-repeated="7"/>
          <table:table-cell office:value-type="float" office:value="885735">
            <text:p>885735</text:p>
          </table:table-cell>
          <table:table-cell office:value-type="float" office:value="802816">
            <text:p>802816</text:p>
          </table:table-cell>
          <table:table-cell office:value-type="float" office:value="170.166910445846">
            <text:p>170,167</text:p>
          </table:table-cell>
          <table:table-cell table:style-name="ce84" office:value-type="string">
            <text:p>[</text:p>
          </table:table-cell>
          <table:table-cell table:style-name="ce78" office:value-type="float" office:value="-14">
            <text:p>-14</text:p>
          </table:table-cell>
          <table:table-cell table:style-name="ce78" office:value-type="float" office:value="11">
            <text:p>11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-2">
            <text:p>-2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ß</text:p>
          </table:table-cell>
          <table:table-cell table:style-name="ce33" office:value-type="float" office:value="223">
            <text:p>223</text:p>
          </table:table-cell>
          <table:table-cell office:value-type="string">
            <text:p>0xDF</text:p>
          </table:table-cell>
          <table:table-cell office:value-type="string">
            <text:p>rightbarbandarctripleup</text:p>
          </table:table-cell>
          <table:table-cell table:style-name="ce33" office:value-type="string">
            <text:p>|||\)</text:p>
          </table:table-cell>
          <table:table-cell office:value-type="string">
            <text:p>#°</text:p>
          </table:table-cell>
          <table:table-cell office:value-type="string">
            <text:p>sharp 49-L-diesis up</text:p>
          </table:table-cell>
          <table:table-cell table:number-columns-repeated="7"/>
          <table:table-cell office:value-type="float" office:value="18983603961">
            <text:p>18983603961</text:p>
          </table:table-cell>
          <table:table-cell office:value-type="float" office:value="17179869184">
            <text:p>17179869184</text:p>
          </table:table-cell>
          <table:table-cell office:value-type="float" office:value="172.841828515223">
            <text:p>172,842</text:p>
          </table:table-cell>
          <table:table-cell table:style-name="ce84" office:value-type="string">
            <text:p>[</text:p>
          </table:table-cell>
          <table:table-cell table:style-name="ce78" office:value-type="float" office:value="-34">
            <text:p>-34</text:p>
          </table:table-cell>
          <table:table-cell table:style-name="ce78" office:value-type="float" office:value="18">
            <text:p>18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2">
            <text:p>2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8">
          <table:table-cell table:style-name="ce11" office:value-type="string">
            <text:p>à</text:p>
          </table:table-cell>
          <table:table-cell table:style-name="ce33" office:value-type="float" office:value="224">
            <text:p>224</text:p>
          </table:table-cell>
          <table:table-cell office:value-type="string">
            <text:p>0xE0</text:p>
          </table:table-cell>
          <table:table-cell office:value-type="string">
            <text:p>doublearctripleup</text:p>
          </table:table-cell>
          <table:table-cell table:style-name="ce33" office:value-type="string">
            <text:p>(|||)</text:p>
          </table:table-cell>
          <table:table-cell office:value-type="string">
            <text:p>#@</text:p>
          </table:table-cell>
          <table:table-cell office:value-type="string">
            <text:p>sharp 11-L-diesis up</text:p>
          </table:table-cell>
          <table:table-cell/>
          <table:table-cell office:value-type="string">
            <text:p>8° up (39,46)</text:p>
          </table:table-cell>
          <table:table-cell/>
          <table:table-cell table:number-columns-repeated="2" office:value-type="string">
            <text:p>Y</text:p>
          </table:table-cell>
          <table:table-cell/>
          <table:table-cell office:value-type="string">
            <text:p>Dionysus' wine cup triple</text:p>
          </table:table-cell>
          <table:table-cell office:value-type="float" office:value="1594323">
            <text:p>1594323</text:p>
          </table:table-cell>
          <table:table-cell office:value-type="float" office:value="1441792">
            <text:p>1441792</text:p>
          </table:table-cell>
          <table:table-cell office:value-type="float" office:value="174.09706888528">
            <text:p>174,097</text:p>
          </table:table-cell>
          <table:table-cell table:style-name="ce84" office:value-type="string">
            <text:p>[</text:p>
          </table:table-cell>
          <table:table-cell table:style-name="ce78" office:value-type="float" office:value="-17">
            <text:p>-17</text:p>
          </table:table-cell>
          <table:table-cell table:style-name="ce78" office:value-type="float" office:value="13">
            <text:p>13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3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á</text:p>
          </table:table-cell>
          <table:table-cell table:style-name="ce33" office:value-type="float" office:value="225">
            <text:p>225</text:p>
          </table:table-cell>
          <table:table-cell office:value-type="string">
            <text:p>0xE1</text:p>
          </table:table-cell>
          <table:table-cell office:value-type="string">
            <text:p>doublerightbarbtripleup</text:p>
          </table:table-cell>
          <table:table-cell table:style-name="ce33" office:value-type="string">
            <text:p>|||\\</text:p>
          </table:table-cell>
          <table:table-cell office:value-type="string">
            <text:p>#»</text:p>
          </table:table-cell>
          <table:table-cell office:value-type="string">
            <text:p>sharp 11:19-L-diesis up</text:p>
          </table:table-cell>
          <table:table-cell table:number-columns-repeated="7"/>
          <table:table-cell office:value-type="float" office:value="817887699">
            <text:p>817887699</text:p>
          </table:table-cell>
          <table:table-cell office:value-type="float" office:value="738197504">
            <text:p>738197504</text:p>
          </table:table-cell>
          <table:table-cell office:value-type="float" office:value="177.475087613745">
            <text:p>177,475</text:p>
          </table:table-cell>
          <table:table-cell table:style-name="ce84" office:value-type="string">
            <text:p>[</text:p>
          </table:table-cell>
          <table:table-cell table:style-name="ce78" office:value-type="float" office:value="-26">
            <text:p>-26</text:p>
          </table:table-cell>
          <table:table-cell table:style-name="ce78" office:value-type="float" office:value="16">
            <text:p>16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8">
          <table:table-cell table:style-name="ce11" office:value-type="string">
            <text:p>â</text:p>
          </table:table-cell>
          <table:table-cell table:style-name="ce33" office:value-type="float" office:value="226">
            <text:p>226</text:p>
          </table:table-cell>
          <table:table-cell office:value-type="string">
            <text:p>0xE2</text:p>
          </table:table-cell>
          <table:table-cell office:value-type="string">
            <text:p>arcandbarbtripleup</text:p>
          </table:table-cell>
          <table:table-cell table:style-name="ce33" office:value-type="string">
            <text:p>(|||\</text:p>
          </table:table-cell>
          <table:table-cell office:value-type="string">
            <text:p>#m</text:p>
          </table:table-cell>
          <table:table-cell office:value-type="string">
            <text:p>sharp 35-L-diesis up</text:p>
          </table:table-cell>
          <table:table-cell/>
          <table:table-cell office:value-type="string">
            <text:p>5° up (43,50)</text:p>
          </table:table-cell>
          <table:table-cell/>
          <table:table-cell table:number-columns-repeated="3" office:value-type="string">
            <text:p>Y</text:p>
          </table:table-cell>
          <table:table-cell office:value-type="string">
            <text:p>Ares' large helmet triple</text:p>
          </table:table-cell>
          <table:table-cell office:value-type="float" office:value="18600435">
            <text:p>18600435</text:p>
          </table:table-cell>
          <table:table-cell office:value-type="float" office:value="16777216">
            <text:p>16777216</text:p>
          </table:table-cell>
          <table:table-cell office:value-type="float" office:value="178.599630718609">
            <text:p>178,600</text:p>
          </table:table-cell>
          <table:table-cell table:style-name="ce84" office:value-type="string">
            <text:p>[</text:p>
          </table:table-cell>
          <table:table-cell table:style-name="ce78" office:value-type="float" office:value="-24">
            <text:p>-24</text:p>
          </table:table-cell>
          <table:table-cell table:style-name="ce78" office:value-type="float" office:value="12">
            <text:p>12</text:p>
          </table:table-cell>
          <table:table-cell table:number-columns-repeated="2" table:style-name="ce78" office:value-type="float" office:value="1">
            <text:p>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3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ã</text:p>
          </table:table-cell>
          <table:table-cell table:style-name="ce33" office:value-type="float" office:value="227">
            <text:p>227</text:p>
          </table:table-cell>
          <table:table-cell office:value-type="string">
            <text:p>0xE3</text:p>
          </table:table-cell>
          <table:table-cell office:value-type="string">
            <text:p>leftscrolldblrightbarbtrplup</text:p>
          </table:table-cell>
          <table:table-cell table:style-name="ce33" office:value-type="string">
            <text:p>)|||\\</text:p>
          </table:table-cell>
          <table:table-cell office:value-type="string">
            <text:p>#®</text:p>
          </table:table-cell>
          <table:table-cell office:value-type="string">
            <text:p>sharp 5:13-L-diesis up</text:p>
          </table:table-cell>
          <table:table-cell table:number-columns-repeated="7"/>
          <table:table-cell office:value-type="float" office:value="1937102445">
            <text:p>1937102445</text:p>
          </table:table-cell>
          <table:table-cell office:value-type="float" office:value="1744830464">
            <text:p>1744830464</text:p>
          </table:table-cell>
          <table:table-cell office:value-type="float" office:value="180.976067672498">
            <text:p>180,976</text:p>
          </table:table-cell>
          <table:table-cell table:style-name="ce84" office:value-type="string">
            <text:p>[</text:p>
          </table:table-cell>
          <table:table-cell table:style-name="ce78" office:value-type="float" office:value="-27">
            <text:p>-27</text:p>
          </table:table-cell>
          <table:table-cell table:style-name="ce78" office:value-type="float" office:value="18">
            <text:p>18</text:p>
          </table:table-cell>
          <table:table-cell table:style-name="ce78" office:value-type="float" office:value="1"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8">
          <table:table-cell table:style-name="ce11" office:value-type="string">
            <text:p>ä</text:p>
          </table:table-cell>
          <table:table-cell table:style-name="ce33" office:value-type="float" office:value="228">
            <text:p>228</text:p>
          </table:table-cell>
          <table:table-cell office:value-type="string">
            <text:p>0xE4</text:p>
          </table:table-cell>
          <table:table-cell office:value-type="string">
            <text:p>doublescrollexup</text:p>
          </table:table-cell>
          <table:table-cell table:style-name="ce33" office:value-type="string">
            <text:p>)X(</text:p>
          </table:table-cell>
          <table:table-cell office:value-type="string">
            <text:p>x_</text:p>
          </table:table-cell>
          <table:table-cell office:value-type="string">
            <text:p>double sharp 25-S-diesis down</text:p>
          </table:table-cell>
          <table:table-cell/>
          <table:table-cell office:value-type="string">
            <text:p>8° up (53)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string">
            <text:p>Poseidon's trident crossed</text:p>
          </table:table-cell>
          <table:table-cell office:value-type="float" office:value="18225">
            <text:p>18225</text:p>
          </table:table-cell>
          <table:table-cell office:value-type="float" office:value="16384">
            <text:p>16384</text:p>
          </table:table-cell>
          <table:table-cell office:value-type="float" office:value="184.357432921994">
            <text:p>184,357</text:p>
          </table:table-cell>
          <table:table-cell table:style-name="ce84" office:value-type="string">
            <text:p>[</text:p>
          </table:table-cell>
          <table:table-cell table:style-name="ce78" office:value-type="float" office:value="-14">
            <text:p>-14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2">
            <text:p>2</text:p>
          </table:table-cell>
          <table:table-cell table:number-columns-repeated="6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3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å</text:p>
          </table:table-cell>
          <table:table-cell table:style-name="ce33" office:value-type="float" office:value="229">
            <text:p>229</text:p>
          </table:table-cell>
          <table:table-cell office:value-type="string">
            <text:p>0xE5</text:p>
          </table:table-cell>
          <table:table-cell office:value-type="string">
            <text:p>leftscrollandboathookexup</text:p>
          </table:table-cell>
          <table:table-cell table:style-name="ce33" office:value-type="string">
            <text:p>)~X</text:p>
          </table:table-cell>
          <table:table-cell office:value-type="string">
            <text:p>x£</text:p>
          </table:table-cell>
          <table:table-cell office:value-type="string">
            <text:p>double sharp 23-S-diesis down</text:p>
          </table:table-cell>
          <table:table-cell table:number-columns-repeated="7"/>
          <table:table-cell office:value-type="float" office:value="1420541793">
            <text:p>1420541793</text:p>
          </table:table-cell>
          <table:table-cell office:value-type="float" office:value="1275068416">
            <text:p>1275068416</text:p>
          </table:table-cell>
          <table:table-cell office:value-type="float" office:value="187.03994094404">
            <text:p>187,040</text:p>
          </table:table-cell>
          <table:table-cell table:style-name="ce84" office:value-type="string">
            <text:p>[</text:p>
          </table:table-cell>
          <table:table-cell table:style-name="ce78" office:value-type="float" office:value="-26">
            <text:p>-26</text:p>
          </table:table-cell>
          <table:table-cell table:style-name="ce78" office:value-type="float" office:value="17">
            <text:p>17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1" office:value-type="string">
            <text:p>æ</text:p>
          </table:table-cell>
          <table:table-cell table:style-name="ce33" office:value-type="float" office:value="230">
            <text:p>230</text:p>
          </table:table-cell>
          <table:table-cell office:value-type="string">
            <text:p>0xE6</text:p>
          </table:table-cell>
          <table:table-cell office:value-type="string">
            <text:p>boathookandscrollexup</text:p>
          </table:table-cell>
          <table:table-cell table:style-name="ce33" office:value-type="string">
            <text:p>~X(</text:p>
          </table:table-cell>
          <table:table-cell office:value-type="string">
            <text:p>xd</text:p>
          </table:table-cell>
          <table:table-cell office:value-type="string">
            <text:p>double sharp 5:11-S-diesis down</text:p>
          </table:table-cell>
          <table:table-cell table:number-columns-repeated="4"/>
          <table:table-cell office:value-type="string">
            <text:p>Y</text:p>
          </table:table-cell>
          <table:table-cell/>
          <table:table-cell office:value-type="string">
            <text:p>Hephaestus' axe crossed</text:p>
          </table:table-cell>
          <table:table-cell office:value-type="float" office:value="5845851">
            <text:p>5845851</text:p>
          </table:table-cell>
          <table:table-cell office:value-type="float" office:value="5242880">
            <text:p>5242880</text:p>
          </table:table-cell>
          <table:table-cell office:value-type="float" office:value="188.464238884571">
            <text:p>188,464</text:p>
          </table:table-cell>
          <table:table-cell table:style-name="ce84" office:value-type="string">
            <text:p>[</text:p>
          </table:table-cell>
          <table:table-cell table:style-name="ce78" office:value-type="float" office:value="-20">
            <text:p>-20</text:p>
          </table:table-cell>
          <table:table-cell table:style-name="ce78" office:value-type="float" office:value="12">
            <text:p>12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ç</text:p>
          </table:table-cell>
          <table:table-cell table:style-name="ce33" office:value-type="float" office:value="231">
            <text:p>231</text:p>
          </table:table-cell>
          <table:table-cell office:value-type="string">
            <text:p>0xE7</text:p>
          </table:table-cell>
          <table:table-cell office:value-type="string">
            <text:p>rightboathookexup</text:p>
          </table:table-cell>
          <table:table-cell table:style-name="ce33" office:value-type="string">
            <text:p>X~</text:p>
          </table:table-cell>
          <table:table-cell office:value-type="string">
            <text:p>xð</text:p>
          </table:table-cell>
          <table:table-cell office:value-type="string">
            <text:p>double sharp 5:23-S-diesis down</text:p>
          </table:table-cell>
          <table:table-cell office:value-type="string">
            <text:p>19/24 tone up</text:p>
          </table:table-cell>
          <table:table-cell table:number-columns-repeated="4"/>
          <table:table-cell office:value-type="string">
            <text:p>Y</text:p>
          </table:table-cell>
          <table:table-cell office:value-type="string">
            <text:p>Charon's boathook crossed</text:p>
          </table:table-cell>
          <table:table-cell office:value-type="float" office:value="215233605">
            <text:p>215233605</text:p>
          </table:table-cell>
          <table:table-cell office:value-type="float" office:value="192937984">
            <text:p>192937984</text:p>
          </table:table-cell>
          <table:table-cell office:value-type="float" office:value="189.319380442618">
            <text:p>189,319</text:p>
          </table:table-cell>
          <table:table-cell table:style-name="ce84" office:value-type="string">
            <text:p>[</text:p>
          </table:table-cell>
          <table:table-cell table:style-name="ce78" office:value-type="float" office:value="-23">
            <text:p>-23</text:p>
          </table:table-cell>
          <table:table-cell table:style-name="ce78" office:value-type="float" office:value="16">
            <text:p>16</text:p>
          </table:table-cell>
          <table:table-cell table:style-name="ce78" office:value-type="float" office:value="1">
            <text:p>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è</text:p>
          </table:table-cell>
          <table:table-cell table:style-name="ce33" office:value-type="float" office:value="232">
            <text:p>232</text:p>
          </table:table-cell>
          <table:table-cell office:value-type="string">
            <text:p>0xE8</text:p>
          </table:table-cell>
          <table:table-cell office:value-type="string">
            <text:p>doubleleftboathookexup</text:p>
          </table:table-cell>
          <table:table-cell table:style-name="ce33" office:value-type="string">
            <text:p>~~X</text:p>
          </table:table-cell>
          <table:table-cell office:value-type="string">
            <text:p>xh</text:p>
          </table:table-cell>
          <table:table-cell office:value-type="string">
            <text:p>double sharp 49-S-diesis down</text:p>
          </table:table-cell>
          <table:table-cell table:number-columns-repeated="7"/>
          <table:table-cell office:value-type="float" office:value="14348907">
            <text:p>14348907</text:p>
          </table:table-cell>
          <table:table-cell office:value-type="float" office:value="12845056">
            <text:p>12845056</text:p>
          </table:table-cell>
          <table:table-cell office:value-type="float" office:value="191.673200042562">
            <text:p>191,673</text:p>
          </table:table-cell>
          <table:table-cell table:style-name="ce84" office:value-type="string">
            <text:p>[</text:p>
          </table:table-cell>
          <table:table-cell table:style-name="ce78" office:value-type="float" office:value="-18">
            <text:p>-18</text:p>
          </table:table-cell>
          <table:table-cell table:style-name="ce78" office:value-type="float" office:value="15">
            <text:p>1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2">
            <text:p>-2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1" office:value-type="string">
            <text:p>é</text:p>
          </table:table-cell>
          <table:table-cell table:style-name="ce33" office:value-type="float" office:value="233">
            <text:p>233</text:p>
          </table:table-cell>
          <table:table-cell office:value-type="string">
            <text:p>0xE9</text:p>
          </table:table-cell>
          <table:table-cell office:value-type="string">
            <text:p>scrollandboathookexup</text:p>
          </table:table-cell>
          <table:table-cell table:style-name="ce33" office:value-type="string">
            <text:p>)X~</text:p>
          </table:table-cell>
          <table:table-cell office:value-type="string">
            <text:p>xj</text:p>
          </table:table-cell>
          <table:table-cell office:value-type="string">
            <text:p>double sharp 7:11-comma down</text:p>
          </table:table-cell>
          <table:table-cell office:value-type="string">
            <text:p>9/10 tone up</text:p>
          </table:table-cell>
          <table:table-cell office:value-type="string">
            <text:p>9° up (60)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office:value-type="string">
            <text:p>Hecate's torch crossed</text:p>
          </table:table-cell>
          <table:table-cell office:value-type="float" office:value="8019">
            <text:p>8019</text:p>
          </table:table-cell>
          <table:table-cell office:value-type="float" office:value="7168">
            <text:p>7168</text:p>
          </table:table-cell>
          <table:table-cell office:value-type="float" office:value="194.222041087956">
            <text:p>194,222</text:p>
          </table:table-cell>
          <table:table-cell table:style-name="ce84" office:value-type="string">
            <text:p>[</text:p>
          </table:table-cell>
          <table:table-cell table:style-name="ce78" office:value-type="float" office:value="-10">
            <text:p>-10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1"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1" office:value-type="string">
            <text:p>ê</text:p>
          </table:table-cell>
          <table:table-cell table:style-name="ce33" office:value-type="float" office:value="234">
            <text:p>234</text:p>
          </table:table-cell>
          <table:table-cell office:value-type="string">
            <text:p>0xEA</text:p>
          </table:table-cell>
          <table:table-cell office:value-type="string">
            <text:p>leftbarbexup</text:p>
          </table:table-cell>
          <table:table-cell table:style-name="ce33" office:value-type="string">
            <text:p>/X</text:p>
          </table:table-cell>
          <table:table-cell office:value-type="string">
            <text:p>xk</text:p>
          </table:table-cell>
          <table:table-cell office:value-type="string">
            <text:p>double sharp 55-comma down</text:p>
          </table:table-cell>
          <table:table-cell office:value-type="string">
            <text:p>4/5 or 13/16 tone up</text:p>
          </table:table-cell>
          <table:table-cell office:value-type="string">
            <text:p>8° up (60); 13° up (96)</text:p>
          </table:table-cell>
          <table:table-cell/>
          <table:table-cell table:number-columns-repeated="3" office:value-type="string">
            <text:p>Y</text:p>
          </table:table-cell>
          <table:table-cell office:value-type="string">
            <text:p>Didymus' dibbler crossed</text:p>
          </table:table-cell>
          <table:table-cell office:value-type="float" office:value="129140163">
            <text:p>129140163</text:p>
          </table:table-cell>
          <table:table-cell office:value-type="float" office:value="115343360">
            <text:p>115343360</text:p>
          </table:table-cell>
          <table:table-cell office:value-type="float" office:value="195.603358481995">
            <text:p>195,603</text:p>
          </table:table-cell>
          <table:table-cell table:style-name="ce84" office:value-type="string">
            <text:p>[</text:p>
          </table:table-cell>
          <table:table-cell table:style-name="ce78" office:value-type="float" office:value="-21">
            <text:p>-21</text:p>
          </table:table-cell>
          <table:table-cell table:style-name="ce78" office:value-type="float" office:value="17">
            <text:p>17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ë</text:p>
          </table:table-cell>
          <table:table-cell table:style-name="ce33" office:value-type="float" office:value="235">
            <text:p>235</text:p>
          </table:table-cell>
          <table:table-cell office:value-type="string">
            <text:p>0xEB</text:p>
          </table:table-cell>
          <table:table-cell office:value-type="string">
            <text:p>leftscrollandbarbexup</text:p>
          </table:table-cell>
          <table:table-cell table:style-name="ce33" office:value-type="string">
            <text:p>)/X</text:p>
          </table:table-cell>
          <table:table-cell office:value-type="string">
            <text:p>xß</text:p>
          </table:table-cell>
          <table:table-cell office:value-type="string">
            <text:p>double sharp 7:19-comma down</text:p>
          </table:table-cell>
          <table:table-cell table:number-columns-repeated="7"/>
          <table:table-cell office:value-type="float" office:value="11160261">
            <text:p>11160261</text:p>
          </table:table-cell>
          <table:table-cell office:value-type="float" office:value="9961472">
            <text:p>9961472</text:p>
          </table:table-cell>
          <table:table-cell office:value-type="float" office:value="196.727901586859">
            <text:p>196,728</text:p>
          </table:table-cell>
          <table:table-cell table:style-name="ce84" office:value-type="string">
            <text:p>[</text:p>
          </table:table-cell>
          <table:table-cell table:style-name="ce78" office:value-type="float" office:value="-19">
            <text:p>-19</text:p>
          </table:table-cell>
          <table:table-cell table:style-name="ce78" office:value-type="float" office:value="13">
            <text:p>13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3">
          <table:table-cell table:style-name="ce6" office:value-type="string">
            <text:p>ì</text:p>
          </table:table-cell>
          <table:table-cell table:style-name="ce33" office:value-type="float" office:value="236">
            <text:p>236</text:p>
          </table:table-cell>
          <table:table-cell office:value-type="string">
            <text:p>0xEC</text:p>
          </table:table-cell>
          <table:table-cell office:value-type="string">
            <text:p>rightarcexup</text:p>
          </table:table-cell>
          <table:table-cell table:style-name="ce33" office:value-type="string">
            <text:p>X)</text:p>
          </table:table-cell>
          <table:table-cell office:value-type="string">
            <text:p>xt</text:p>
          </table:table-cell>
          <table:table-cell office:value-type="string">
            <text:p>double sharp 7-comma down</text:p>
          </table:table-cell>
          <table:table-cell office:value-type="string">
            <text:p>5/6 tone up</text:p>
          </table:table-cell>
          <table:table-cell office:value-type="string">
            <text:p>5° up (36); 10° up (72)</text:p>
          </table:table-cell>
          <table:table-cell table:number-columns-repeated="4" office:value-type="string">
            <text:p>Y</text:p>
          </table:table-cell>
          <table:table-cell office:value-type="string">
            <text:p>Archytas' arc (or rainbow) crossed</text:p>
          </table:table-cell>
          <table:table-cell office:value-type="float" office:value="301327047">
            <text:p>301327047</text:p>
          </table:table-cell>
          <table:table-cell office:value-type="float" office:value="268435456">
            <text:p>268435456</text:p>
          </table:table-cell>
          <table:table-cell office:value-type="float" office:value="200.105920315324">
            <text:p>200,106</text:p>
          </table:table-cell>
          <table:table-cell table:style-name="ce84" office:value-type="string">
            <text:p>[</text:p>
          </table:table-cell>
          <table:table-cell table:style-name="ce78" office:value-type="float" office:value="-28">
            <text:p>-28</text:p>
          </table:table-cell>
          <table:table-cell table:style-name="ce78" office:value-type="float" office:value="16">
            <text:p>16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6">
          <table:table-cell table:style-name="ce10" office:value-type="string">
            <text:p>í</text:p>
          </table:table-cell>
          <table:table-cell table:style-name="ce33" office:value-type="float" office:value="237">
            <text:p>237</text:p>
          </table:table-cell>
          <table:table-cell office:value-type="string">
            <text:p>0xED</text:p>
          </table:table-cell>
          <table:table-cell office:value-type="string">
            <text:p>scrollandarcexup</text:p>
          </table:table-cell>
          <table:table-cell table:style-name="ce33" office:value-type="string">
            <text:p>)X)</text:p>
          </table:table-cell>
          <table:table-cell office:value-type="string">
            <text:p>x¢</text:p>
          </table:table-cell>
          <table:table-cell office:value-type="string">
            <text:p>double sharp 5:19-comma down</text:p>
          </table:table-cell>
          <table:table-cell office:value-type="string">
            <text:p>17/18 or 19/20 tone up</text:p>
          </table:table-cell>
          <table:table-cell table:number-columns-repeated="4"/>
          <table:table-cell office:value-type="string">
            <text:p>Y</text:p>
          </table:table-cell>
          <table:table-cell office:value-type="string">
            <text:p>Persephone's curves crossed</text:p>
          </table:table-cell>
          <table:table-cell office:value-type="float" office:value="10935">
            <text:p>10935</text:p>
          </table:table-cell>
          <table:table-cell office:value-type="float" office:value="9728">
            <text:p>9728</text:p>
          </table:table-cell>
          <table:table-cell office:value-type="float" office:value="202.485703790244">
            <text:p>202,486</text:p>
          </table:table-cell>
          <table:table-cell table:style-name="ce84" office:value-type="string">
            <text:p>[</text:p>
          </table:table-cell>
          <table:table-cell table:style-name="ce78" office:value-type="float" office:value="-9">
            <text:p>-9</text:p>
          </table:table-cell>
          <table:table-cell table:style-name="ce78" office:value-type="float" office:value="7">
            <text:p>7</text:p>
          </table:table-cell>
          <table:table-cell table:style-name="ce78" office:value-type="float" office:value="1"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7">
          <table:table-cell table:style-name="ce12" office:value-type="string">
            <text:p>î</text:p>
          </table:table-cell>
          <table:table-cell table:style-name="ce33" office:value-type="float" office:value="238">
            <text:p>238</text:p>
          </table:table-cell>
          <table:table-cell office:value-type="string">
            <text:p>0xEE</text:p>
          </table:table-cell>
          <table:table-cell office:value-type="string">
            <text:p>rightbarbexup</text:p>
          </table:table-cell>
          <table:table-cell table:style-name="ce33" office:value-type="string">
            <text:p>X\</text:p>
          </table:table-cell>
          <table:table-cell office:value-type="string">
            <text:p>x\</text:p>
          </table:table-cell>
          <table:table-cell office:value-type="string">
            <text:p>double sharp 5-comma down</text:p>
          </table:table-cell>
          <table:table-cell office:value-type="string">
            <text:p>11/12 or 15/16 tone up</text:p>
          </table:table-cell>
          <table:table-cell office:value-type="string">
            <text:p>5° up (22,29); 7° up (34,41); 9° up (53); 11° up (72); 15° up (96)</text:p>
          </table:table-cell>
          <table:table-cell table:number-columns-repeated="4" office:value-type="string">
            <text:p>Y</text:p>
          </table:table-cell>
          <table:table-cell office:value-type="string">
            <text:p>Artemis' half-arrow crossed</text:p>
          </table:table-cell>
          <table:table-cell office:value-type="float" office:value="295245">
            <text:p>295245</text:p>
          </table:table-cell>
          <table:table-cell office:value-type="float" office:value="262144">
            <text:p>262144</text:p>
          </table:table-cell>
          <table:table-cell office:value-type="float" office:value="205.863722518709">
            <text:p>205,864</text:p>
          </table:table-cell>
          <table:table-cell table:style-name="ce84" office:value-type="string">
            <text:p>[</text:p>
          </table:table-cell>
          <table:table-cell table:style-name="ce78" office:value-type="float" office:value="-18">
            <text:p>-18</text:p>
          </table:table-cell>
          <table:table-cell table:style-name="ce78" office:value-type="float" office:value="10">
            <text:p>10</text:p>
          </table:table-cell>
          <table:table-cell table:style-name="ce78" office:value-type="float" office:value="1">
            <text:p>1</text:p>
          </table:table-cell>
          <table:table-cell table:number-columns-repeated="6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2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ï</text:p>
          </table:table-cell>
          <table:table-cell table:style-name="ce33" office:value-type="float" office:value="239">
            <text:p>239</text:p>
          </table:table-cell>
          <table:table-cell office:value-type="string">
            <text:p>0xEF</text:p>
          </table:table-cell>
          <table:table-cell office:value-type="string">
            <text:p>leftarcexup</text:p>
          </table:table-cell>
          <table:table-cell table:style-name="ce33" office:value-type="string">
            <text:p>(X</text:p>
          </table:table-cell>
          <table:table-cell office:value-type="string">
            <text:p>x÷</text:p>
          </table:table-cell>
          <table:table-cell office:value-type="string">
            <text:p>double sharp 19-comma down</text:p>
          </table:table-cell>
          <table:table-cell table:number-columns-repeated="7"/>
          <table:table-cell office:value-type="float" office:value="4617">
            <text:p>4617</text:p>
          </table:table-cell>
          <table:table-cell office:value-type="float" office:value="4096">
            <text:p>4096</text:p>
          </table:table-cell>
          <table:table-cell office:value-type="float" office:value="207.28802045924">
            <text:p>207,288</text:p>
          </table:table-cell>
          <table:table-cell table:style-name="ce84" office:value-type="string">
            <text:p>[</text:p>
          </table:table-cell>
          <table:table-cell table:style-name="ce78" office:value-type="float" office:value="-12">
            <text:p>-12</text:p>
          </table:table-cell>
          <table:table-cell table:style-name="ce78" office:value-type="float" office:value="5">
            <text:p>5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ð</text:p>
          </table:table-cell>
          <table:table-cell table:style-name="ce33" office:value-type="float" office:value="240">
            <text:p>240</text:p>
          </table:table-cell>
          <table:table-cell office:value-type="string">
            <text:p>0xF0</text:p>
          </table:table-cell>
          <table:table-cell office:value-type="string">
            <text:p>boathookandarcexup</text:p>
          </table:table-cell>
          <table:table-cell table:style-name="ce33" office:value-type="string">
            <text:p>~X)</text:p>
          </table:table-cell>
          <table:table-cell office:value-type="string">
            <text:p>x§</text:p>
          </table:table-cell>
          <table:table-cell office:value-type="string">
            <text:p>double sharp 11:49-comma down</text:p>
          </table:table-cell>
          <table:table-cell table:number-columns-repeated="7"/>
          <table:table-cell office:value-type="float" office:value="26040609">
            <text:p>26040609</text:p>
          </table:table-cell>
          <table:table-cell office:value-type="float" office:value="23068672">
            <text:p>23068672</text:p>
          </table:table-cell>
          <table:table-cell office:value-type="float" office:value="209.793880958142">
            <text:p>209,794</text:p>
          </table:table-cell>
          <table:table-cell table:style-name="ce84" office:value-type="string">
            <text:p>[</text:p>
          </table:table-cell>
          <table:table-cell table:style-name="ce78" office:value-type="float" office:value="-21">
            <text:p>-21</text:p>
          </table:table-cell>
          <table:table-cell table:style-name="ce78" office:value-type="float" office:value="12">
            <text:p>12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2">
            <text:p>2</text:p>
          </table:table-cell>
          <table:table-cell table:style-name="ce78" office:value-type="float" office:value="-1">
            <text:p>-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ñ</text:p>
          </table:table-cell>
          <table:table-cell table:style-name="ce33" office:value-type="float" office:value="241">
            <text:p>241</text:p>
          </table:table-cell>
          <table:table-cell office:value-type="string">
            <text:p>0xF1</text:p>
          </table:table-cell>
          <table:table-cell office:value-type="string">
            <text:p>barbandboathookexup</text:p>
          </table:table-cell>
          <table:table-cell table:style-name="ce33" office:value-type="string">
            <text:p>/X~</text:p>
          </table:table-cell>
          <table:table-cell office:value-type="string">
            <text:p>xz</text:p>
          </table:table-cell>
          <table:table-cell office:value-type="string">
            <text:p>double sharp 23-comma down</text:p>
          </table:table-cell>
          <table:table-cell office:value-type="string">
            <text:p>7/8 tone up</text:p>
          </table:table-cell>
          <table:table-cell office:value-type="string">
            <text:p>7° up (48); 14° up (96)</text:p>
          </table:table-cell>
          <table:table-cell table:number-columns-repeated="3"/>
          <table:table-cell office:value-type="string">
            <text:p>Y</text:p>
          </table:table-cell>
          <table:table-cell office:value-type="string">
            <text:p>Hermes' winged caduceus crossed</text:p>
          </table:table-cell>
          <table:table-cell office:value-type="float" office:value="3486784401">
            <text:p>3486784401</text:p>
          </table:table-cell>
          <table:table-cell office:value-type="float" office:value="3087007744">
            <text:p>3087007744</text:p>
          </table:table-cell>
          <table:table-cell office:value-type="float" office:value="210.825670039333">
            <text:p>210,826</text:p>
          </table:table-cell>
          <table:table-cell table:style-name="ce84" office:value-type="string">
            <text:p>[</text:p>
          </table:table-cell>
          <table:table-cell table:style-name="ce78" office:value-type="float" office:value="-27">
            <text:p>-27</text:p>
          </table:table-cell>
          <table:table-cell table:style-name="ce78" office:value-type="float" office:value="20">
            <text:p>20</text:p>
          </table:table-cell>
          <table:table-cell table:number-columns-repeated="6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1" office:value-type="string">
            <text:p>ò</text:p>
          </table:table-cell>
          <table:table-cell table:style-name="ce33" office:value-type="float" office:value="242">
            <text:p>242</text:p>
          </table:table-cell>
          <table:table-cell office:value-type="string">
            <text:p>0xF2</text:p>
          </table:table-cell>
          <table:table-cell office:value-type="string">
            <text:p>arcandscrollexup</text:p>
          </table:table-cell>
          <table:table-cell table:style-name="ce33" office:value-type="string">
            <text:p>(X(</text:p>
          </table:table-cell>
          <table:table-cell office:value-type="string">
            <text:p>xa</text:p>
          </table:table-cell>
          <table:table-cell office:value-type="string">
            <text:p>double sharp 17-comma down</text:p>
          </table:table-cell>
          <table:table-cell office:value-type="string">
            <text:p>23/24 tone up</text:p>
          </table:table-cell>
          <table:table-cell table:number-columns-repeated="3"/>
          <table:table-cell table:number-columns-repeated="2" office:value-type="string">
            <text:p>Y</text:p>
          </table:table-cell>
          <table:table-cell office:value-type="string">
            <text:p>Aphrodite's perfect curves crossed</text:p>
          </table:table-cell>
          <table:table-cell office:value-type="float" office:value="19683">
            <text:p>19683</text:p>
          </table:table-cell>
          <table:table-cell office:value-type="float" office:value="17408">
            <text:p>17408</text:p>
          </table:table-cell>
          <table:table-cell office:value-type="float" office:value="212.639598288079">
            <text:p>212,640</text:p>
          </table:table-cell>
          <table:table-cell table:style-name="ce84" office:value-type="string">
            <text:p>[</text:p>
          </table:table-cell>
          <table:table-cell table:style-name="ce78" office:value-type="float" office:value="-10">
            <text:p>-10</text:p>
          </table:table-cell>
          <table:table-cell table:style-name="ce78" office:value-type="float" office:value="9">
            <text:p>9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ó</text:p>
          </table:table-cell>
          <table:table-cell table:style-name="ce33" office:value-type="float" office:value="243">
            <text:p>243</text:p>
          </table:table-cell>
          <table:table-cell office:value-type="string">
            <text:p>0xF3</text:p>
          </table:table-cell>
          <table:table-cell office:value-type="string">
            <text:p>boathookandbarbexup</text:p>
          </table:table-cell>
          <table:table-cell table:style-name="ce33" office:value-type="string">
            <text:p>~X\</text:p>
          </table:table-cell>
          <table:table-cell office:value-type="string">
            <text:p>x¦</text:p>
          </table:table-cell>
          <table:table-cell office:value-type="string">
            <text:p>double sharp 143-comma down</text:p>
          </table:table-cell>
          <table:table-cell table:number-columns-repeated="7"/>
          <table:table-cell office:value-type="float" office:value="75996063">
            <text:p>75996063</text:p>
          </table:table-cell>
          <table:table-cell office:value-type="float" office:value="67108864">
            <text:p>67108864</text:p>
          </table:table-cell>
          <table:table-cell office:value-type="float" office:value="215.305614518716">
            <text:p>215,306</text:p>
          </table:table-cell>
          <table:table-cell table:style-name="ce84" office:value-type="string">
            <text:p>[</text:p>
          </table:table-cell>
          <table:table-cell table:style-name="ce78" office:value-type="float" office:value="-26">
            <text:p>-26</text:p>
          </table:table-cell>
          <table:table-cell table:style-name="ce78" office:value-type="float" office:value="12">
            <text:p>12</text:p>
          </table:table-cell>
          <table:table-cell table:number-columns-repeated="2" table:style-name="ce78" office:value-type="float" office:value="0">
            <text:p>0</text:p>
          </table:table-cell>
          <table:table-cell table:number-columns-repeated="2" table:style-name="ce78" office:value-type="float" office:value="1">
            <text:p>1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1" office:value-type="string">
            <text:p>ô</text:p>
          </table:table-cell>
          <table:table-cell table:style-name="ce33" office:value-type="float" office:value="244">
            <text:p>244</text:p>
          </table:table-cell>
          <table:table-cell office:value-type="string">
            <text:p>0xF4</text:p>
          </table:table-cell>
          <table:table-cell office:value-type="string">
            <text:p>doubleleftbarbexup</text:p>
          </table:table-cell>
          <table:table-cell table:style-name="ce33" office:value-type="string">
            <text:p>//X</text:p>
          </table:table-cell>
          <table:table-cell office:value-type="string">
            <text:p>xi</text:p>
          </table:table-cell>
          <table:table-cell office:value-type="string">
            <text:p>double sharp 7:11-kleisma down</text:p>
          </table:table-cell>
          <table:table-cell/>
          <table:table-cell office:value-type="string">
            <text:p>7° up (55)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string">
            <text:p>Amphitrite's crab-claw hairclip crossed</text:p>
          </table:table-cell>
          <table:table-cell office:value-type="float" office:value="4261625379">
            <text:p>4261625379</text:p>
          </table:table-cell>
          <table:table-cell office:value-type="float" office:value="3758096384">
            <text:p>3758096384</text:p>
          </table:table-cell>
          <table:table-cell office:value-type="float" office:value="217.682051472605">
            <text:p>217,682</text:p>
          </table:table-cell>
          <table:table-cell table:style-name="ce84" office:value-type="string">
            <text:p>[</text:p>
          </table:table-cell>
          <table:table-cell table:style-name="ce78" office:value-type="float" office:value="-29">
            <text:p>-29</text:p>
          </table:table-cell>
          <table:table-cell table:style-name="ce78" office:value-type="float" office:value="18">
            <text:p>18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1"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õ</text:p>
          </table:table-cell>
          <table:table-cell table:style-name="ce33" office:value-type="float" office:value="245">
            <text:p>245</text:p>
          </table:table-cell>
          <table:table-cell office:value-type="string">
            <text:p>0xF5</text:p>
          </table:table-cell>
          <table:table-cell office:value-type="string">
            <text:p>leftscrolldoubleleftbarbexup</text:p>
          </table:table-cell>
          <table:table-cell table:style-name="ce33" office:value-type="string">
            <text:p>)//X</text:p>
          </table:table-cell>
          <table:table-cell office:value-type="string">
            <text:p>xs</text:p>
          </table:table-cell>
          <table:table-cell office:value-type="string">
            <text:p>double sharp 17-kleisma down</text:p>
          </table:table-cell>
          <table:table-cell table:number-columns-repeated="7"/>
          <table:table-cell office:value-type="float" office:value="37179">
            <text:p>37179</text:p>
          </table:table-cell>
          <table:table-cell office:value-type="float" office:value="32768">
            <text:p>32768</text:p>
          </table:table-cell>
          <table:table-cell office:value-type="float" office:value="218.640415558119">
            <text:p>218,640</text:p>
          </table:table-cell>
          <table:table-cell table:style-name="ce84" office:value-type="string">
            <text:p>[</text:p>
          </table:table-cell>
          <table:table-cell table:style-name="ce78" office:value-type="float" office:value="-15">
            <text:p>-15</text:p>
          </table:table-cell>
          <table:table-cell table:style-name="ce78" office:value-type="float" office:value="7">
            <text:p>7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1" office:value-type="string">
            <text:p>ö</text:p>
          </table:table-cell>
          <table:table-cell table:style-name="ce33" office:value-type="float" office:value="246">
            <text:p>246</text:p>
          </table:table-cell>
          <table:table-cell office:value-type="string">
            <text:p>0xF6</text:p>
          </table:table-cell>
          <table:table-cell office:value-type="string">
            <text:p>barbandarcexup</text:p>
          </table:table-cell>
          <table:table-cell table:style-name="ce33" office:value-type="string">
            <text:p>/X)</text:p>
          </table:table-cell>
          <table:table-cell office:value-type="string">
            <text:p>xc</text:p>
          </table:table-cell>
          <table:table-cell office:value-type="string">
            <text:p>double sharp 5:7-kleisma down</text:p>
          </table:table-cell>
          <table:table-cell table:number-columns-repeated="3"/>
          <table:table-cell table:number-columns-repeated="2" office:value-type="string">
            <text:p>Y</text:p>
          </table:table-cell>
          <table:table-cell/>
          <table:table-cell office:value-type="string">
            <text:p>Athene's helmet crossed</text:p>
          </table:table-cell>
          <table:table-cell office:value-type="float" office:value="24407490807">
            <text:p>24407490807</text:p>
          </table:table-cell>
          <table:table-cell office:value-type="float" office:value="21474836480">
            <text:p>21474836480</text:p>
          </table:table-cell>
          <table:table-cell office:value-type="float" office:value="221.612209912038">
            <text:p>221,612</text:p>
          </table:table-cell>
          <table:table-cell table:style-name="ce84" office:value-type="string">
            <text:p>[</text:p>
          </table:table-cell>
          <table:table-cell table:style-name="ce78" office:value-type="float" office:value="-32">
            <text:p>-32</text:p>
          </table:table-cell>
          <table:table-cell table:style-name="ce78" office:value-type="float" office:value="20">
            <text:p>2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1">
            <text:p>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6">
          <table:table-cell table:style-name="ce10" office:value-type="string">
            <text:p>÷</text:p>
          </table:table-cell>
          <table:table-cell table:style-name="ce33" office:value-type="float" office:value="247">
            <text:p>247</text:p>
          </table:table-cell>
          <table:table-cell office:value-type="string">
            <text:p>0xF7</text:p>
          </table:table-cell>
          <table:table-cell office:value-type="string">
            <text:p>arcandboathookexup</text:p>
          </table:table-cell>
          <table:table-cell table:style-name="ce33" office:value-type="string">
            <text:p>(X~</text:p>
          </table:table-cell>
          <table:table-cell office:value-type="string">
            <text:p>x;</text:p>
          </table:table-cell>
          <table:table-cell office:value-type="string">
            <text:p>double sharp 19-schisma down</text:p>
          </table:table-cell>
          <table:table-cell table:number-columns-repeated="7"/>
          <table:table-cell office:value-type="float" office:value="177147">
            <text:p>177147</text:p>
          </table:table-cell>
          <table:table-cell office:value-type="float" office:value="155648">
            <text:p>155648</text:p>
          </table:table-cell>
          <table:table-cell office:value-type="float" office:value="223.991993386959">
            <text:p>223,992</text:p>
          </table:table-cell>
          <table:table-cell table:style-name="ce84" office:value-type="string">
            <text:p>[</text:p>
          </table:table-cell>
          <table:table-cell table:style-name="ce78" office:value-type="float" office:value="-13">
            <text:p>-13</text:p>
          </table:table-cell>
          <table:table-cell table:style-name="ce78" office:value-type="float" office:value="11">
            <text:p>11</text:p>
          </table:table-cell>
          <table:table-cell table:number-columns-repeated="5"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1" table:number-columns-repeated="2"/>
          <table:table-cell table:number-columns-repeated="226"/>
        </table:table-row>
        <table:table-row table:style-name="ro5">
          <table:table-cell table:style-name="ce9" office:value-type="string">
            <text:p>ø</text:p>
          </table:table-cell>
          <table:table-cell table:style-name="ce33" office:value-type="float" office:value="248">
            <text:p>248</text:p>
          </table:table-cell>
          <table:table-cell office:value-type="string">
            <text:p>0xF8</text:p>
          </table:table-cell>
          <table:table-cell office:value-type="string">
            <text:p>doublebarbexup</text:p>
          </table:table-cell>
          <table:table-cell table:style-name="ce33" office:value-type="string">
            <text:p>/X\</text:p>
          </table:table-cell>
          <table:table-cell office:value-type="string">
            <text:p>x</text:p>
          </table:table-cell>
          <table:table-cell office:value-type="string">
            <text:p>double sharp</text:p>
          </table:table-cell>
          <table:table-cell table:style-name="ce40" office:value-type="string">
            <text:p>1 tone up</text:p>
          </table:table-cell>
          <table:table-cell office:value-type="string">
            <text:p>2° up (12,19,26); 4° up (17,24,31,38); 6° up (22,29,36,43,50); 8° up (27,34,41,48,55,62); 10° up (39,46,53); 12° up (72); 16° up (96)</text:p>
          </table:table-cell>
          <table:table-cell table:number-columns-repeated="4" office:value-type="string">
            <text:p>Y</text:p>
          </table:table-cell>
          <table:table-cell office:value-type="string">
            <text:p>Zeus' lightning bolt crossed</text:p>
          </table:table-cell>
          <table:table-cell office:value-type="float" office:value="4782969">
            <text:p>4782969</text:p>
          </table:table-cell>
          <table:table-cell office:value-type="float" office:value="4194304">
            <text:p>4194304</text:p>
          </table:table-cell>
          <table:table-cell office:value-type="float" office:value="227.370012115424">
            <text:p>227,370</text:p>
          </table:table-cell>
          <table:table-cell table:style-name="ce84" office:value-type="string">
            <text:p>[</text:p>
          </table:table-cell>
          <table:table-cell table:style-name="ce78" office:value-type="float" office:value="-22">
            <text:p>-22</text:p>
          </table:table-cell>
          <table:table-cell table:style-name="ce78" office:value-type="float" office:value="14">
            <text:p>14</text:p>
          </table:table-cell>
          <table:table-cell table:number-columns-repeated="7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90" table:number-columns-repeated="2"/>
          <table:table-cell table:number-columns-repeated="226"/>
        </table:table-row>
        <table:table-row table:style-name="ro3">
          <table:table-cell table:style-name="ce5" office:value-type="string">
            <text:p>ù</text:p>
          </table:table-cell>
          <table:table-cell office:value-type="float" office:value="249">
            <text:p>249</text:p>
          </table:table-cell>
          <table:table-cell office:value-type="string">
            <text:p>0xF9</text:p>
          </table:table-cell>
          <table:table-cell office:value-type="string">
            <text:p>shaftup</text:p>
          </table:table-cell>
          <table:table-cell office:value-type="string">
            <text:p>|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office:value-type="float" office:value="0">
            <text:p>0,000</text:p>
          </table:table-cell>
          <table:table-cell table:style-name="ce84" office:value-type="string">
            <text:p>[</text:p>
          </table:table-cell>
          <table:table-cell table:number-columns-repeated="9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4">
          <table:table-cell table:style-name="ce7" office:value-type="string" table:number-columns-spanned="1" table:number-rows-spanned="3">
            <text:p>ú</text:p>
          </table:table-cell>
          <table:table-cell table:style-name="ce34" office:value-type="float" office:value="250" table:number-columns-spanned="1" table:number-rows-spanned="3">
            <text:p>250</text:p>
          </table:table-cell>
          <table:table-cell table:style-name="ce34" office:value-type="string" table:number-columns-spanned="1" table:number-rows-spanned="3">
            <text:p>0xFA</text:p>
          </table:table-cell>
          <table:table-cell table:style-name="ce42" office:value-type="string" table:number-columns-spanned="1" table:number-rows-spanned="3">
            <text:p>sagittalacute</text:p>
          </table:table-cell>
          <table:table-cell table:style-name="ce34" office:value-type="string" table:number-columns-spanned="1" table:number-rows-spanned="3">
            <text:p>'</text:p>
          </table:table-cell>
          <table:table-cell table:style-name="ce45" office:value-type="string" table:number-columns-spanned="1" table:number-rows-spanned="3">
            <text:p>'</text:p>
          </table:table-cell>
          <table:table-cell office:value-type="string">
            <text:p>455-schismina up</text:p>
          </table:table-cell>
          <table:table-cell table:number-columns-repeated="6"/>
          <table:table-cell office:value-type="string">
            <text:p>right acute</text:p>
          </table:table-cell>
          <table:table-cell office:value-type="float" office:value="4096">
            <text:p>4096</text:p>
          </table:table-cell>
          <table:table-cell office:value-type="float" office:value="4095">
            <text:p>4095</text:p>
          </table:table-cell>
          <table:table-cell office:value-type="float" office:value="0.422716165954824">
            <text:p>0,423</text:p>
          </table:table-cell>
          <table:table-cell table:style-name="ce84" office:value-type="string">
            <text:p>[</text:p>
          </table:table-cell>
          <table:table-cell table:style-name="ce78" office:value-type="float" office:value="12">
            <text:p>12</text:p>
          </table:table-cell>
          <table:table-cell table:style-name="ce78" office:value-type="float" office:value="-2">
            <text:p>-2</text:p>
          </table:table-cell>
          <table:table-cell table:number-columns-repeated="2" table:style-name="ce78" office:value-type="float" office:value="-1">
            <text:p>-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style-name="ce88" table:number-columns-spanned="1" table:number-rows-spanned="3"/>
          <table:table-cell table:style-name="ce99"/>
          <table:table-cell table:number-columns-repeated="226"/>
        </table:table-row>
        <table:table-row table:style-name="ro4">
          <table:covered-table-cell table:style-name="ce8"/>
          <table:covered-table-cell table:number-columns-repeated="2" table:style-name="ce36"/>
          <table:covered-table-cell table:style-name="ce43"/>
          <table:covered-table-cell table:style-name="ce36"/>
          <table:covered-table-cell table:style-name="ce46"/>
          <table:table-cell office:value-type="string">
            <text:p>65:77-schismina up</text:p>
          </table:table-cell>
          <table:table-cell table:number-columns-repeated="6"/>
          <table:table-cell office:value-type="string">
            <text:p>double right acute</text:p>
          </table:table-cell>
          <table:table-cell office:value-type="float" office:value="2080">
            <text:p>2080</text:p>
          </table:table-cell>
          <table:table-cell office:value-type="float" office:value="2079">
            <text:p>2079</text:p>
          </table:table-cell>
          <table:table-cell office:value-type="float" office:value="0.832524204101599">
            <text:p>0,833</text:p>
          </table:table-cell>
          <table:table-cell table:style-name="ce84" office:value-type="string">
            <text:p>[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-3">
            <text:p>-3</text:p>
          </table:table-cell>
          <table:table-cell table:style-name="ce78" office:value-type="float" office:value="1">
            <text:p>1</text:p>
          </table:table-cell>
          <table:table-cell table:number-columns-repeated="2" table:style-name="ce78" office:value-type="float" office:value="-1">
            <text:p>-1</text:p>
          </table:table-cell>
          <table:table-cell table:style-name="ce78" office:value-type="float" office:value="1">
            <text:p>1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covered-table-cell table:style-name="ce89"/>
          <table:table-cell table:style-name="ce99"/>
          <table:table-cell table:number-columns-repeated="226"/>
        </table:table-row>
        <table:table-row table:style-name="ro4">
          <table:covered-table-cell table:style-name="ce8"/>
          <table:covered-table-cell table:number-columns-repeated="2" table:style-name="ce36"/>
          <table:covered-table-cell table:style-name="ce43"/>
          <table:covered-table-cell table:style-name="ce36"/>
          <table:covered-table-cell table:style-name="ce46"/>
          <table:table-cell office:value-type="string">
            <text:p>5-schisma up</text:p>
          </table:table-cell>
          <table:table-cell table:number-columns-repeated="6"/>
          <table:table-cell office:value-type="string">
            <text:p>left acute</text:p>
          </table:table-cell>
          <table:table-cell office:value-type="float" office:value="32805">
            <text:p>32805</text:p>
          </table:table-cell>
          <table:table-cell office:value-type="float" office:value="32768">
            <text:p>32768</text:p>
          </table:table-cell>
          <table:table-cell office:value-type="float" office:value="1.95372078793416">
            <text:p>1,954</text:p>
          </table:table-cell>
          <table:table-cell table:style-name="ce84" office:value-type="string">
            <text:p>[</text:p>
          </table:table-cell>
          <table:table-cell table:style-name="ce78" office:value-type="float" office:value="-15">
            <text:p>-15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1">
            <text:p>1</text:p>
          </table:table-cell>
          <table:table-cell table:number-columns-repeated="6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covered-table-cell table:style-name="ce89"/>
          <table:table-cell table:style-name="ce99"/>
          <table:table-cell table:number-columns-repeated="226"/>
        </table:table-row>
        <table:table-row table:style-name="ro3">
          <table:table-cell table:style-name="ce5" office:value-type="string">
            <text:p>û</text:p>
          </table:table-cell>
          <table:table-cell office:value-type="float" office:value="251">
            <text:p>251</text:p>
          </table:table-cell>
          <table:table-cell office:value-type="string">
            <text:p>0xFB</text:p>
          </table:table-cell>
          <table:table-cell office:value-type="string">
            <text:p>wilsonplus</text:p>
          </table:table-cell>
          <table:table-cell/>
          <table:table-cell office:value-type="string">
            <text:p>+</text:p>
          </table:table-cell>
          <table:table-cell office:value-type="string">
            <text:p>5-comma up</text:p>
          </table:table-cell>
          <table:table-cell table:number-columns-repeated="6"/>
          <table:table-cell office:value-type="string">
            <text:p>(not sagittal)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21.5062895967148">
            <text:p>21,506</text:p>
          </table:table-cell>
          <table:table-cell table:style-name="ce84" office:value-type="string">
            <text:p>[</text:p>
          </table:table-cell>
          <table:table-cell table:style-name="ce78" office:value-type="float" office:value="-4">
            <text:p>-4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-1">
            <text:p>-1</text:p>
          </table:table-cell>
          <table:table-cell table:number-columns-repeated="6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3">
          <table:table-cell table:style-name="ce5" office:value-type="string">
            <text:p>ü</text:p>
          </table:table-cell>
          <table:table-cell office:value-type="float" office:value="252">
            <text:p>252</text:p>
          </table:table-cell>
          <table:table-cell office:value-type="string">
            <text:p>0xFC</text:p>
          </table:table-cell>
          <table:table-cell office:value-type="string">
            <text:p>tartinisemisharp</text:p>
          </table:table-cell>
          <table:table-cell/>
          <table:table-cell office:value-type="string">
            <text:p>&gt;</text:p>
          </table:table-cell>
          <table:table-cell office:value-type="string">
            <text:p>semisharp</text:p>
          </table:table-cell>
          <table:table-cell table:number-columns-repeated="6"/>
          <table:table-cell office:value-type="string">
            <text:p>(not sagittal)</text:p>
          </table:table-cell>
          <table:table-cell table:number-columns-repeated="3"/>
          <table:table-cell table:style-name="ce84"/>
          <table:table-cell table:style-name="ce78" table:number-columns-repeated="10"/>
          <table:table-cell table:number-columns-repeated="228"/>
        </table:table-row>
        <table:table-row table:style-name="ro3">
          <table:table-cell table:style-name="ce6" office:value-type="string">
            <text:p>ý</text:p>
          </table:table-cell>
          <table:table-cell table:style-name="ce33" office:value-type="float" office:value="253">
            <text:p>253</text:p>
          </table:table-cell>
          <table:table-cell office:value-type="string">
            <text:p>0xFD</text:p>
          </table:table-cell>
          <table:table-cell office:value-type="string">
            <text:p>sharp</text:p>
          </table:table-cell>
          <table:table-cell table:style-name="ce33"/>
          <table:table-cell office:value-type="string">
            <text:p>#</text:p>
          </table:table-cell>
          <table:table-cell office:value-type="string">
            <text:p>sharp</text:p>
          </table:table-cell>
          <table:table-cell table:number-columns-repeated="2"/>
          <table:table-cell table:number-columns-repeated="4" office:value-type="string">
            <text:p>Y</text:p>
          </table:table-cell>
          <table:table-cell/>
          <table:table-cell office:value-type="float" office:value="2187">
            <text:p>2187</text:p>
          </table:table-cell>
          <table:table-cell office:value-type="float" office:value="2048">
            <text:p>2048</text:p>
          </table:table-cell>
          <table:table-cell office:value-type="float" office:value="113.685006057712">
            <text:p>113,685</text:p>
          </table:table-cell>
          <table:table-cell table:style-name="ce84" office:value-type="string">
            <text:p>[</text:p>
          </table:table-cell>
          <table:table-cell table:style-name="ce78" office:value-type="float" office:value="-11">
            <text:p>-11</text:p>
          </table:table-cell>
          <table:table-cell table:style-name="ce78" office:value-type="float" office:value="7">
            <text:p>7</text:p>
          </table:table-cell>
          <table:table-cell table:number-columns-repeated="7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3">
          <table:table-cell table:style-name="ce5" office:value-type="string">
            <text:p>þ</text:p>
          </table:table-cell>
          <table:table-cell office:value-type="float" office:value="254">
            <text:p>254</text:p>
          </table:table-cell>
          <table:table-cell office:value-type="string">
            <text:p>0xFE</text:p>
          </table:table-cell>
          <table:table-cell office:value-type="string">
            <text:p>tartinisesquisharp</text:p>
          </table:table-cell>
          <table:table-cell/>
          <table:table-cell office:value-type="string">
            <text:p>&gt;#</text:p>
          </table:table-cell>
          <table:table-cell office:value-type="string">
            <text:p>sesquisharp</text:p>
          </table:table-cell>
          <table:table-cell table:number-columns-repeated="6"/>
          <table:table-cell office:value-type="string">
            <text:p>(not sagittal)</text:p>
          </table:table-cell>
          <table:table-cell table:number-columns-repeated="3"/>
          <table:table-cell table:style-name="ce84"/>
          <table:table-cell table:style-name="ce78" table:number-columns-repeated="10"/>
          <table:table-cell table:number-columns-repeated="228"/>
        </table:table-row>
        <table:table-row table:style-name="ro3">
          <table:table-cell table:style-name="ce6" office:value-type="string">
            <text:p>ÿ</text:p>
          </table:table-cell>
          <table:table-cell table:style-name="ce33" office:value-type="float" office:value="255">
            <text:p>255</text:p>
          </table:table-cell>
          <table:table-cell office:value-type="string">
            <text:p>0xFF</text:p>
          </table:table-cell>
          <table:table-cell office:value-type="string">
            <text:p>doublesharp</text:p>
          </table:table-cell>
          <table:table-cell table:style-name="ce33"/>
          <table:table-cell office:value-type="string">
            <text:p>x</text:p>
          </table:table-cell>
          <table:table-cell office:value-type="string">
            <text:p>double sharp</text:p>
          </table:table-cell>
          <table:table-cell table:number-columns-repeated="2"/>
          <table:table-cell table:number-columns-repeated="4" office:value-type="string">
            <text:p>Y</text:p>
          </table:table-cell>
          <table:table-cell/>
          <table:table-cell office:value-type="float" office:value="4782969">
            <text:p>4782969</text:p>
          </table:table-cell>
          <table:table-cell office:value-type="float" office:value="4194304">
            <text:p>4194304</text:p>
          </table:table-cell>
          <table:table-cell office:value-type="float" office:value="227.370012115424">
            <text:p>227,370</text:p>
          </table:table-cell>
          <table:table-cell table:style-name="ce84" office:value-type="string">
            <text:p>[</text:p>
          </table:table-cell>
          <table:table-cell table:style-name="ce78" office:value-type="float" office:value="-22">
            <text:p>-22</text:p>
          </table:table-cell>
          <table:table-cell table:style-name="ce78" office:value-type="float" office:value="14">
            <text:p>14</text:p>
          </table:table-cell>
          <table:table-cell table:number-columns-repeated="7" table:style-name="ce78" office:value-type="float" office:value="0">
            <text:p>0</text:p>
          </table:table-cell>
          <table:table-cell table:style-name="ce78" office:value-type="string">
            <text:p>&gt;</text:p>
          </table:table-cell>
          <table:table-cell table:number-columns-repeated="228"/>
        </table:table-row>
        <table:table-row table:style-name="ro10" table:number-rows-repeated="8">
          <table:table-cell/>
          <table:table-cell table:style-name="ce37"/>
          <table:table-cell table:number-columns-repeated="254"/>
        </table:table-row>
        <table:table-row table:style-name="ro15" table:number-rows-repeated="65294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Sheet2" table:style-name="ta2">
        <office:forms form:automatic-focus="false" form:apply-design-mode="false"/>
        <table:table-column table:style-name="co19" table:number-columns-repeated="256" table:default-cell-style-name="Default"/>
        <table:table-row table:style-name="ro16">
          <table:table-cell table:number-columns-repeated="256"/>
        </table:table-row>
      </table:table>
      <table:table table:name="Sheet3" table:style-name="ta3">
        <office:forms form:automatic-focus="false" form:apply-design-mode="false"/>
        <table:table-column table:style-name="co19" table:number-columns-repeated="256" table:default-cell-style-name="Default"/>
        <table:table-row table:style-name="ro16">
          <table:table-cell table:number-columns-repeated="256"/>
        </table:table-row>
      </table:table>
      <table:named-expressions>
        <table:named-range table:name="Excel_BuiltIn_Print_Area_1" table:base-cell-address="$Sheet1.$A$1" table:cell-range-address="$Sheet1.$A$2:.$I$22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gittal" svg:font-family="Sagittal" style:font-charset="x-symbol"/>
    <style:font-face style:name="Sagittal1" svg:font-family="Sagittal" style:font-adornments="Regular" style:font-pitch="variable" style:font-charset="x-symbol"/>
    <style:font-face style:name="Arial1" svg:font-family="Arial"/>
    <style:font-face style:name="Courier New" svg:font-family="'Courier New'"/>
    <style:font-face style:name="Courier New1" svg:font-family="'Courier New'" style:font-family-generic="moder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5P0"/>
    </number:currency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style:text-properties fo:color="#ff0000"/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10P0" style:volatile="true">
      <number:text>$</number:text>
      <number:number number:decimal-places="2" number:min-integer-digits="1" number:grouping="true"/>
    </number:number-style>
    <number:number-style style:name="N110">
      <number:text>-$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style:text-properties fo:color="#ff0000"/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-</number:text>
      <number:number number:decimal-places="0" number:min-integer-digits="1" number:grouping="true"/>
      <number:text> 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text> $</number:text>
      <number:number number:decimal-places="0" number:min-integer-digits="1" number:grouping="true"/>
      <number:text> </number:text>
    </number:number-style>
    <number:number-style style:name="N119P1" style:volatile="true">
      <number:text>-$</number:text>
      <number:number number:decimal-places="0" number:min-integer-digits="1" number:grouping="true"/>
      <number:text> </number:text>
    </number:number-style>
    <number:number-style style:name="N119P2" style:volatile="true">
      <number:text> $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-$</number:text>
      <number:number number:decimal-places="2" number:min-integer-digits="1" number:grouping="true"/>
      <number:text> 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67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1">11/03/2009</text:date>, <text:time>19.3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Dave Keenan</meta:initial-creator>
    <meta:creation-date>2003-07-18T17:54:51</meta:creation-date>
    <dc:creator>David Keenan</dc:creator>
    <dc:date>2007-03-06T12:47:43</dc:date>
    <meta:print-date>2007-03-01T20:52:54</meta:print-date>
    <dc:language>en-US</dc:language>
    <meta:editing-cycles>5</meta:editing-cycles>
    <meta:editing-duration>PT58M59S</meta:editing-duration>
    <meta:document-statistic meta:table-count="3" meta:cell-count="5291" meta:object-count="0"/>
    <meta:user-defined meta:name="Info 1"/>
    <meta:user-defined meta:name="Info 2"/>
    <meta:user-defined meta:name="Info 3"/>
    <meta:user-defined meta:name="Info 4"/>
  </office:meta>
</office:document-meta>
</file>